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Menlo" svg:font-family="Menlo, Monaco, 'Courier New', monospace"/>
    <style:font-face style:name="MicrosoftSansSerif" svg:font-family="MicrosoftSansSerif"/>
    <style:font-face style:name="Montserrat" svg:font-family="Montserrat, Verdana, sans-serif"/>
    <style:font-face style:name="Montserrat1" svg:font-family="Montserrat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style:line-height-at-least="0.512cm" fo:text-align="start" style:justify-single-word="false"/>
      <style:text-properties fo:color="#cccccc" loext:opacity="100%" style:font-name="Times New Roman" fo:font-size="12pt" fo:font-weight="normal" fo:background-color="#1f1f1f" style:font-size-asian="12pt" style:font-size-complex="12pt"/>
    </style:style>
    <style:style style:name="P2" style:family="paragraph" style:parent-style-name="Standard">
      <style:paragraph-properties style:line-height-at-least="0.512cm" fo:text-align="start" style:justify-single-word="false"/>
      <style:text-properties fo:color="#000000" loext:opacity="100%" style:font-name="Times New Roman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style:line-height-at-least="0.512cm" fo:text-align="start" style:justify-single-word="false"/>
      <style:text-properties fo:color="#000000" loext:opacity="100%" style:font-name="Times New Roman" fo:font-size="12pt" fo:font-weight="normal" fo:background-color="transparent" style:font-size-asian="12pt" style:font-size-complex="12pt"/>
    </style:style>
    <style:style style:name="P4" style:family="paragraph" style:parent-style-name="Standard">
      <style:paragraph-properties fo:margin-top="0cm" fo:margin-bottom="0.499cm" style:contextual-spacing="false" style:line-height-at-least="0.512cm" fo:text-align="start" style:justify-single-word="false"/>
      <style:text-properties fo:color="#000000" loext:opacity="100%" style:font-name="Times New Roman" fo:font-size="12pt" fo:background-color="transparent" style:font-size-asian="12pt" style:font-size-complex="12pt"/>
    </style:style>
    <style:style style:name="P5" style:family="paragraph" style:parent-style-name="Standard">
      <style:paragraph-properties style:line-height-at-least="0.512cm" fo:text-align="start" style:justify-single-word="false"/>
      <style:text-properties fo:color="#000000" loext:opacity="100%" style:font-name="Times New Roman" fo:font-size="12pt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Times New Roman" fo:font-size="18pt" fo:font-weight="normal" officeooo:rsid="00151676" officeooo:paragraph-rsid="00151676" fo:background-color="transparent" style:font-size-asian="18pt" style:font-weight-asian="normal" style:font-size-complex="18pt" style:font-weight-complex="normal"/>
    </style:style>
    <style:style style:name="P7" style:family="paragraph" style:parent-style-name="Standard">
      <style:text-properties fo:color="#000000" loext:opacity="100%" style:font-name="Times New Roman" fo:font-size="15pt" fo:font-weight="normal" officeooo:rsid="00151676" officeooo:paragraph-rsid="00151676" fo:background-color="transparent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style:font-name="Times New Roman" fo:font-size="12pt" officeooo:rsid="00151676" officeooo:paragraph-rsid="00151676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151676" officeooo:paragraph-rsid="00151676" style:font-size-asian="12pt" style:font-size-complex="12pt"/>
    </style:style>
    <style:style style:name="P10" style:family="paragraph" style:parent-style-name="Standard">
      <style:text-properties style:font-name="Times New Roman" fo:font-size="12pt" style:text-underline-style="solid" style:text-underline-type="double" style:text-underline-width="auto" style:text-underline-color="font-color" fo:font-weight="bold" officeooo:rsid="00151676" officeooo:paragraph-rsid="0015167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style:text-underline-style="none" fo:font-weight="normal" officeooo:rsid="00151676" officeooo:paragraph-rsid="0015167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5pt" fo:font-weight="normal" officeooo:rsid="00151676" officeooo:paragraph-rsid="00151676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color="#ed4c05" loext:opacity="100%" style:font-name="Times New Roman" fo:font-size="15pt" fo:font-weight="bold" officeooo:rsid="00151676" officeooo:paragraph-rsid="00151676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ed4c05" loext:opacity="100%" style:font-name="Times New Roman" fo:font-size="15pt" fo:font-weight="bold" officeooo:rsid="00151676" officeooo:paragraph-rsid="00151676" fo:background-color="transparent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color="#ed4c05" loext:opacity="100%" style:font-name="Times New Roman" fo:font-size="12pt" fo:font-weight="bold" officeooo:rsid="00151676" officeooo:paragraph-rsid="0015167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ed4c05" loext:opacity="100%" style:font-name="Times New Roman" fo:font-size="12pt" fo:font-weight="bold" officeooo:rsid="00151676" officeooo:paragraph-rsid="00151676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512cm"/>
      <style:text-properties fo:color="#ed4c05" loext:opacity="100%" style:font-name="Liberation Sans" fo:font-size="12pt" fo:font-weight="bold" officeooo:rsid="00151676" officeooo:paragraph-rsid="00151676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loext:opacity="0%" style:font-name="Menlo" fo:font-size="9.64999961853027pt" fo:font-weight="normal" officeooo:rsid="00151676" officeooo:paragraph-rsid="00151676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fo:font-weight="normal" officeooo:rsid="00151676" officeooo:paragraph-rsid="00151676" fo:background-color="transparent" style:font-size-asian="12pt" style:font-size-complex="12pt"/>
    </style:style>
    <style:style style:name="P20" style:family="paragraph" style:parent-style-name="Standard">
      <style:text-properties style:use-window-font-color="true" loext:opacity="0%" style:font-name="Menlo" fo:font-size="9.64999961853027pt" fo:font-weight="normal" officeooo:rsid="00151676" officeooo:paragraph-rsid="00151676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fo:font-weight="normal" officeooo:rsid="00151676" officeooo:paragraph-rsid="00151676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23" style:family="paragraph" style:parent-style-name="Standard">
      <style:paragraph-properties style:line-height-at-least="0.512cm" fo:text-align="start" style:justify-single-word="false"/>
      <style:text-properties style:use-window-font-color="true" loext:opacity="0%" style:font-name="Menlo" fo:font-size="9.64999961853027pt" fo:font-weight="normal" fo:background-color="transparent"/>
    </style:style>
    <style:style style:name="P24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25" style:family="paragraph" style:parent-style-name="Standard">
      <style:text-properties style:use-window-font-color="true" loext:opacity="0%" style:font-name="Menlo" fo:font-size="9.64999961853027pt" fo:font-weight="normal" officeooo:rsid="00151676" officeooo:paragraph-rsid="00151676" fo:background-color="transparent" style:font-size-asian="15pt" style:font-weight-asian="bold" style:font-size-complex="15pt" style:font-weight-complex="bold"/>
    </style:style>
    <style:style style:name="P26" style:family="paragraph" style:parent-style-name="Standard">
      <style:text-properties style:use-window-font-color="true" loext:opacity="0%" style:font-name="Menlo" fo:font-size="9.64999961853027pt" fo:font-weight="normal" officeooo:rsid="001a8007" officeooo:paragraph-rsid="001a8007" fo:background-color="transparent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use-window-font-color="true" loext:opacity="0%" style:font-name="Menlo" fo:font-size="9.64999961853027pt" fo:font-style="normal" fo:font-weight="normal" officeooo:rsid="00151676" officeooo:paragraph-rsid="00151676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text-properties style:use-window-font-color="true" loext:opacity="0%" style:font-name="Menlo" fo:font-size="9.64999961853027pt" fo:font-style="italic" fo:font-weight="normal" officeooo:rsid="00151676" officeooo:paragraph-rsid="00151676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9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30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fo:background-color="transparent"/>
    </style:style>
    <style:style style:name="P31" style:family="paragraph" style:parent-style-name="Standard">
      <style:paragraph-properties style:line-height-at-least="0.512cm" fo:text-align="start" style:justify-single-word="false"/>
      <style:text-properties style:use-window-font-color="true" loext:opacity="0%" fo:background-color="transparent"/>
    </style:style>
    <style:style style:name="P32" style:family="paragraph" style:parent-style-name="Standard">
      <style:paragraph-properties fo:margin-top="0cm" fo:margin-bottom="0.499cm" style:contextual-spacing="false" style:line-height-at-least="0.512cm" fo:text-align="start" style:justify-single-word="false"/>
      <style:text-properties style:use-window-font-color="true" loext:opacity="0%" fo:background-color="transparent"/>
    </style:style>
    <style:style style:name="P33" style:family="paragraph" style:parent-style-name="Standard">
      <style:text-properties style:use-window-font-color="true" loext:opacity="0%" style:font-name="Times New Roman" fo:font-size="12pt" officeooo:rsid="00151676" officeooo:paragraph-rsid="00151676" fo:background-color="transparent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officeooo:rsid="00151676" officeooo:paragraph-rsid="00151676" fo:background-color="transparent" style:font-size-asian="12pt" style:font-size-complex="12pt"/>
    </style:style>
    <style:style style:name="P35" style:family="paragraph" style:parent-style-name="Standard">
      <style:text-properties style:use-window-font-color="true" loext:opacity="0%" style:font-name="Times New Roman" fo:font-size="12pt" fo:font-weight="normal" officeooo:rsid="00151676" officeooo:paragraph-rsid="00151676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loext:opacity="0%" style:font-name="Times New Roman" fo:font-size="18pt" fo:font-weight="normal" officeooo:rsid="00151676" officeooo:paragraph-rsid="00151676" fo:background-color="transparent" style:font-size-asian="18pt" style:font-weight-asian="normal" style:font-size-complex="18pt" style:font-weight-complex="normal"/>
    </style:style>
    <style:style style:name="P37" style:family="paragraph" style:parent-style-name="Standard">
      <style:text-properties style:use-window-font-color="true" loext:opacity="0%" style:font-name="Times New Roman" fo:font-size="15pt" fo:font-weight="normal" officeooo:rsid="00151676" officeooo:paragraph-rsid="00151676" fo:background-color="transparent" style:font-size-asian="15pt" style:font-weight-asian="normal" style:font-size-complex="15pt" style:font-weight-complex="normal"/>
    </style:style>
    <style:style style:name="P38" style:family="paragraph" style:parent-style-name="Standard">
      <style:text-properties style:use-window-font-color="true" loext:opacity="0%" style:font-name="Times New Roman" fo:font-size="15pt" fo:font-weight="normal" officeooo:rsid="001a8007" officeooo:paragraph-rsid="001a8007" fo:background-color="transparent" style:font-size-asian="15pt" style:font-weight-asian="normal" style:font-size-complex="15pt" style:font-weight-complex="normal"/>
    </style:style>
    <style:style style:name="P39" style:family="paragraph" style:parent-style-name="Standard">
      <style:text-properties style:use-window-font-color="true" loext:opacity="0%" style:font-name="Times New Roman" fo:font-size="15pt" fo:font-weight="bold" officeooo:rsid="00151676" officeooo:paragraph-rsid="00151676" fo:background-color="transparent" style:font-size-asian="15pt" style:font-weight-asian="bold" style:font-size-complex="15pt" style:font-weight-complex="bold"/>
    </style:style>
    <style:style style:name="P40" style:family="paragraph" style:parent-style-name="Standard">
      <style:paragraph-properties style:line-height-at-least="0.512cm"/>
      <style:text-properties style:use-window-font-color="true" loext:opacity="0%" style:font-name="Times New Roman" fo:font-size="15pt" fo:font-weight="bold" officeooo:rsid="00151676" fo:background-color="transparent" style:font-size-asian="15pt" style:font-weight-asian="bold" style:font-size-complex="15pt" style:font-weight-complex="bold"/>
    </style:style>
    <style:style style:name="P41" style:family="paragraph" style:parent-style-name="Standard">
      <style:text-properties style:use-window-font-color="true" loext:opacity="0%" style:font-name="Times New Roman" fo:font-size="15pt" fo:font-weight="bold" officeooo:rsid="001a8007" officeooo:paragraph-rsid="001a8007" fo:background-color="transparent" style:font-size-asian="15pt" style:font-weight-asian="bold" style:font-size-complex="15pt" style:font-weight-complex="bold"/>
    </style:style>
    <style:style style:name="P42" style:family="paragraph" style:parent-style-name="Standard">
      <style:text-properties style:use-window-font-color="true" loext:opacity="0%" style:font-name="Times New Roman" fo:font-size="15pt" fo:font-style="normal" fo:font-weight="bold" officeooo:rsid="00151676" officeooo:paragraph-rsid="00151676" fo:background-color="transparent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text-properties style:use-window-font-color="true" loext:opacity="0%" style:font-name="Times New Roman" fo:font-size="15pt" fo:font-style="normal" fo:font-weight="normal" officeooo:rsid="00151676" officeooo:paragraph-rsid="00151676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text-properties style:use-window-font-color="true" loext:opacity="0%" style:font-name="Times New Roman" fo:font-size="20pt" fo:font-style="normal" fo:font-weight="bold" officeooo:rsid="00151676" officeooo:paragraph-rsid="00151676" fo:background-color="transparent" style:font-size-asian="20pt" style:font-style-asian="normal" style:font-weight-asian="bold" style:font-size-complex="20pt" style:font-style-complex="normal" style:font-weight-complex="bold"/>
    </style:style>
    <style:style style:name="P45" style:family="paragraph" style:parent-style-name="Text_20_body">
      <style:text-properties style:use-window-font-color="true" loext:opacity="0%" style:font-name="LiberationSerif" fo:font-size="15pt" fo:font-weight="normal" officeooo:rsid="00151676" officeooo:paragraph-rsid="00151676" fo:background-color="transparent" style:font-size-asian="15pt" style:font-weight-asian="normal" style:font-size-complex="15pt" style:font-weight-complex="normal"/>
    </style:style>
    <style:style style:name="P46" style:family="paragraph" style:parent-style-name="Standard">
      <style:text-properties fo:color="#650953" loext:opacity="100%" style:font-name="Times New Roman" fo:font-size="20pt" fo:font-style="normal" fo:font-weight="bold" officeooo:rsid="00151676" officeooo:paragraph-rsid="00151676" fo:background-color="transparent" style:font-size-asian="20pt" style:font-style-asian="normal" style:font-weight-asian="bold" style:font-size-complex="20pt" style:font-style-complex="normal" style:font-weight-complex="bold"/>
    </style:style>
    <style:style style:name="P47" style:family="paragraph" style:parent-style-name="Text_20_body">
      <style:text-properties style:font-name="LiberationSerif" fo:font-size="15pt"/>
    </style:style>
    <style:style style:name="P48" style:family="paragraph" style:parent-style-name="Text_20_body">
      <style:text-properties style:font-name="LiberationSerif" fo:font-size="15pt" officeooo:rsid="00151676" officeooo:paragraph-rsid="00151676"/>
    </style:style>
    <style:style style:name="P49" style:family="paragraph" style:parent-style-name="Text_20_body">
      <style:text-properties style:font-name="LiberationSerif" fo:font-size="15pt" fo:font-weight="bold" officeooo:rsid="00151676" officeooo:paragraph-rsid="00151676" style:font-weight-asian="bold" style:font-weight-complex="bold"/>
    </style:style>
    <style:style style:name="P50" style:family="paragraph" style:parent-style-name="Text_20_body">
      <style:text-properties style:font-name="MicrosoftSansSerif" fo:font-size="13pt"/>
    </style:style>
    <style:style style:name="P51" style:family="paragraph" style:parent-style-name="Text_20_body">
      <style:text-properties fo:color="#00007f" loext:opacity="100%" style:font-name="LiberationSerif" fo:font-size="12pt"/>
    </style:style>
    <style:style style:name="P52" style:family="paragraph" style:parent-style-name="Standard">
      <style:text-properties fo:font-size="2pt" officeooo:paragraph-rsid="001c8e13" style:font-size-asian="2pt" style:font-size-complex="2pt"/>
    </style:style>
    <style:style style:name="P53" style:family="paragraph" style:parent-style-name="Heading_20_3">
      <style:paragraph-properties fo:margin-left="0cm" fo:margin-right="0cm" fo:margin-top="0cm" fo:margin-bottom="0.409cm" style:contextual-spacing="false" fo:text-align="start" style:justify-single-word="false" fo:orphans="2" fo:widows="2" fo:text-indent="0cm" style:auto-text-indent="false"/>
      <style:text-properties fo:text-transform="uppercase" fo:color="#04003f" loext:opacity="100%" style:font-name="Montserrat" fo:font-size="11.6000003814697pt" fo:letter-spacing="normal" fo:font-style="normal" fo:font-weight="bold"/>
    </style:style>
    <style:style style:name="P54" style:family="paragraph" style:parent-style-name="Heading_20_3">
      <style:text-properties fo:text-transform="uppercase" fo:color="#04003f" loext:opacity="100%" style:font-name="Montserrat" fo:font-size="11.6000003814697pt" fo:letter-spacing="normal" fo:font-style="normal" fo:font-weight="bold" officeooo:rsid="00151676" officeooo:paragraph-rsid="00151676" fo:background-color="transparent" style:font-size-asian="15pt" style:font-weight-asian="normal" style:font-size-complex="15pt" style:font-weight-complex="normal"/>
    </style:style>
    <style:style style:name="P55" style:family="paragraph" style:parent-style-name="Heading_20_3">
      <style:text-properties style:use-window-font-color="true" loext:opacity="0%" style:font-name="Times New Roman" fo:font-size="15pt" fo:font-weight="normal" officeooo:rsid="00151676" officeooo:paragraph-rsid="00151676" fo:background-color="transparent" style:font-size-asian="15pt" style:font-weight-asian="normal" style:font-size-complex="15pt" style:font-weight-complex="normal"/>
    </style:style>
    <style:style style:name="P56" style:family="paragraph" style:parent-style-name="Standard" style:list-style-name="L1">
      <style:text-properties style:font-name="Times New Roman" fo:font-size="12pt" officeooo:rsid="00151676" officeooo:paragraph-rsid="00151676" style:font-size-asian="12pt" style:font-size-complex="12pt"/>
    </style:style>
    <style:style style:name="P57" style:family="paragraph" style:parent-style-name="Standard" style:list-style-name="L2">
      <style:text-properties style:font-name="Times New Roman" fo:font-size="12pt" officeooo:rsid="00151676" officeooo:paragraph-rsid="00151676" style:font-size-asian="12pt" style:font-size-complex="12pt"/>
    </style:style>
    <style:style style:name="P58" style:family="paragraph" style:parent-style-name="Standard" style:list-style-name="L3">
      <style:text-properties style:font-name="Times New Roman" fo:font-size="12pt" officeooo:rsid="00151676" officeooo:paragraph-rsid="00151676" style:font-size-asian="12pt" style:font-size-complex="12pt"/>
    </style:style>
    <style:style style:name="P59" style:family="paragraph" style:parent-style-name="Standard" style:list-style-name="L4">
      <style:text-properties style:font-name="Times New Roman" fo:font-size="15pt" officeooo:paragraph-rsid="0019f5b6" style:font-size-asian="15pt" style:font-size-complex="15pt"/>
    </style:style>
    <style:style style:name="P60" style:family="paragraph" style:parent-style-name="Standard">
      <style:text-properties style:font-name="Times New Roman" fo:font-size="15pt" officeooo:paragraph-rsid="0019f5b6" style:font-size-asian="15pt" style:font-size-complex="15pt"/>
    </style:style>
    <style:style style:name="P61" style:family="paragraph" style:parent-style-name="Standard">
      <style:text-properties style:font-name="Times New Roman" fo:font-size="15pt" officeooo:rsid="001c8e13" officeooo:paragraph-rsid="001c8e13" style:font-size-asian="15pt" style:font-size-complex="15pt"/>
    </style:style>
    <style:style style:name="P62" style:family="paragraph" style:parent-style-name="Standard" style:list-style-name="L3">
      <style:text-properties fo:color="#000000" loext:opacity="100%" style:font-name="Times New Roman" fo:font-size="12pt" fo:font-weight="normal" officeooo:rsid="00151676" officeooo:paragraph-rsid="00151676" fo:background-color="transparent" style:font-size-asian="12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 fo:font-size="12pt" fo:font-weight="normal" officeooo:rsid="00151676" officeooo:paragraph-rsid="00151676" fo:background-color="transparent" style:font-size-asian="12pt" style:font-weight-asian="normal" style:font-size-complex="12pt" style:font-weight-complex="normal"/>
    </style:style>
    <style:style style:name="P64" style:family="paragraph" style:parent-style-name="Standard" style:list-style-name="L4">
      <style:text-properties style:use-window-font-color="true" loext:opacity="0%" style:font-name="Times New Roman" fo:font-size="15pt" fo:font-style="normal" fo:font-weight="normal" officeooo:rsid="00151676" officeooo:paragraph-rsid="00151676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5" style:family="paragraph" style:parent-style-name="Standard" style:list-style-name="L4">
      <style:text-properties style:use-window-font-color="true" loext:opacity="0%" style:font-name="Times New Roman" fo:font-size="15pt" fo:font-style="normal" fo:font-weight="normal" officeooo:rsid="001843b6" officeooo:paragraph-rsid="0019f5b6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 style:list-style-name="L4">
      <style:text-properties style:use-window-font-color="true" loext:opacity="0%" style:font-name="Times New Roman" fo:font-size="15pt" fo:font-weight="bold" officeooo:rsid="00151676" officeooo:paragraph-rsid="001843b6" fo:background-color="transparent" style:font-size-asian="15pt" style:font-weight-asian="bold" style:font-size-complex="15pt" style:font-weight-complex="bold"/>
    </style:style>
    <style:style style:name="P67" style:family="paragraph" style:parent-style-name="Standard">
      <style:text-properties style:use-window-font-color="true" loext:opacity="0%" style:font-name="Times New Roman" fo:font-size="15pt" fo:font-weight="normal" officeooo:rsid="00151676" officeooo:paragraph-rsid="00151676" fo:background-color="transparent" style:font-size-asian="15pt" style:font-weight-asian="normal" style:font-size-complex="15pt" style:font-weight-complex="normal"/>
    </style:style>
    <style:style style:name="P68" style:family="paragraph" style:parent-style-name="Standard">
      <style:text-properties style:use-window-font-color="true" loext:opacity="0%" style:font-name="Times New Roman" fo:font-size="15pt" fo:font-weight="normal" officeooo:rsid="001cea2c" officeooo:paragraph-rsid="001cea2c" fo:background-color="transparent" style:font-size-asian="15pt" style:font-weight-asian="normal" style:font-size-complex="15pt" style:font-weight-complex="normal"/>
    </style:style>
    <style:style style:name="P69" style:family="paragraph" style:parent-style-name="Standard">
      <style:text-properties style:use-window-font-color="true" loext:opacity="0%" fo:font-size="2pt" fo:font-style="normal" fo:font-weight="normal" officeooo:paragraph-rsid="001c8e1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0" style:family="paragraph" style:parent-style-name="Text_20_body">
      <style:paragraph-properties fo:margin-left="0cm" fo:margin-right="0cm" fo:margin-top="0cm" fo:margin-bottom="0.409cm" style:contextual-spacing="false" style:line-height-at-least="0.512cm" fo:orphans="2" fo:widows="2" fo:text-indent="0cm" style:auto-text-indent="false"/>
      <style:text-properties fo:font-variant="normal" fo:text-transform="none" fo:color="#3a3b41" loext:opacity="100%" style:font-name="Georgia" fo:font-size="8.69999980926514pt" fo:letter-spacing="normal" fo:font-style="normal" fo:font-weight="normal"/>
    </style:style>
    <style:style style:name="P71" style:family="paragraph" style:parent-style-name="Text_20_body">
      <style:paragraph-properties fo:margin-left="0cm" fo:margin-right="0cm" fo:margin-top="0cm" fo:margin-bottom="0.409cm" style:contextual-spacing="false" style:line-height-at-least="0.512cm" fo:orphans="2" fo:widows="2" fo:text-indent="0cm" style:auto-text-indent="false"/>
      <style:text-properties fo:font-variant="normal" fo:text-transform="none" fo:color="#3a3b41" loext:opacity="100%" fo:letter-spacing="normal"/>
    </style:style>
    <style:style style:name="P72" style:family="paragraph" style:parent-style-name="Text_20_body">
      <style:paragraph-properties fo:margin-left="0cm" fo:margin-right="0cm" fo:margin-top="0cm" fo:margin-bottom="0.409cm" style:contextual-spacing="false" style:line-height-at-least="0.512cm" fo:orphans="2" fo:widows="2" fo:text-indent="0cm" style:auto-text-indent="false"/>
    </style:style>
    <style:style style:name="P73" style:family="paragraph" style:parent-style-name="Text_20_body" style:list-style-name="L5">
      <loext:graphic-properties draw:fill="solid" draw:fill-color="#f9faff" draw:opacity="100%"/>
      <style:paragraph-properties fo:margin-left="0cm" fo:margin-right="0cm" fo:margin-top="0cm" fo:margin-bottom="0.12cm" style:contextual-spacing="false" fo:line-height="144%" fo:orphans="2" fo:widows="2" fo:text-indent="0cm" style:auto-text-indent="false" fo:background-color="#f9faff" fo:padding-left="0cm" fo:padding-right="0cm" fo:padding-top="0.512cm" fo:padding-bottom="0cm" fo:border-left="none" fo:border-right="none" fo:border-top="1.96pt solid #b7bac9" fo:border-bottom="none"/>
    </style:style>
    <style:style style:name="P74" style:family="paragraph" style:parent-style-name="Text_20_body" style:list-style-name="L5">
      <loext:graphic-properties draw:fill="solid" draw:fill-color="#f9faff" draw:opacity="100%"/>
      <style:paragraph-properties fo:margin-top="0cm" fo:margin-bottom="0.12cm" style:contextual-spacing="false" fo:line-height="144%" fo:orphans="2" fo:widows="2" fo:background-color="#f9faff" fo:padding-left="0cm" fo:padding-right="0cm" fo:padding-top="0.512cm" fo:padding-bottom="0cm" fo:border-left="none" fo:border-right="none" fo:border-top="1.96pt solid #b7bac9" fo:border-bottom="none"/>
    </style:style>
    <style:style style:name="T1" style:family="text">
      <style:text-properties officeooo:rsid="00151676"/>
    </style:style>
    <style:style style:name="T2" style:family="text">
      <style:text-properties fo:color="#ed4c05" loext:opacity="100%" fo:font-weight="bold" style:font-weight-asian="bold" style:font-weight-complex="bold"/>
    </style:style>
    <style:style style:name="T3" style:family="text">
      <style:text-properties fo:color="#ed4c05" loext:opacity="100%" fo:font-weight="bold" fo:background-color="transparent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use-window-font-color="true" loext:opacity="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style:use-window-font-color="true" loext:opacity="0%" fo:font-style="normal" fo:font-weight="normal" officeooo:rsid="0019f5b6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style:use-window-font-color="true" loext:opacity="0%" fo:font-style="normal" fo:font-weight="normal" officeooo:rsid="00151676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51aa" style:font-style-asian="normal" style:font-weight-asian="normal" style:font-style-complex="normal" style:font-weight-complex="normal"/>
    </style:style>
    <style:style style:name="T15" style:family="text">
      <style:text-properties fo:color="#41190d" loext:opacity="100%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text-transform="uppercase" fo:color="#04003f" loext:opacity="100%" style:font-name="Montserrat" fo:font-size="11.6000003814697pt" fo:letter-spacing="normal" fo:font-style="normal" fo:font-weight="bold"/>
    </style:style>
    <style:style style:name="T18" style:family="text">
      <style:text-properties fo:font-variant="normal" fo:text-transform="none" fo:color="#e72d00" loext:opacity="100%" style:font-name="monospace" fo:font-size="7.25pt" fo:letter-spacing="normal" fo:font-style="normal" fo:font-weight="normal" fo:background-color="#f0f2fa" loext:char-shading-value="0" loext:padding="0cm" loext:border="none"/>
    </style:style>
    <style:style style:name="T19" style:family="text">
      <style:text-properties fo:font-variant="normal" fo:text-transform="none" fo:color="#e72d00" loext:opacity="100%" style:font-name="monospace" fo:font-size="7.2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3a3b41" loext:opacity="100%" style:font-name="Montserrat1" fo:font-size="7.75pt" fo:letter-spacing="normal" fo:font-style="normal" fo:font-weight="normal"/>
    </style:style>
    <style:style style:name="T21" style:family="text">
      <style:text-properties fo:font-variant="normal" fo:text-transform="none" fo:color="#3a3b41" loext:opacity="100%" style:font-name="Georgia" fo:font-size="8.69999980926514pt" fo:letter-spacing="normal" fo:font-style="normal" fo:font-weight="normal"/>
    </style:style>
    <style:style style:name="T22" style:family="text">
      <style:text-properties fo:font-variant="normal" fo:text-transform="none" fo:color="#3a3b41" loext:opacity="100%" style:text-line-through-style="none" style:text-line-through-type="none" style:font-name="Georgia" fo:font-size="8.69999980926514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4fe2c1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ULLSTACK DOTNET TUTORIAL</text:p>
      <text:p text:style-name="P11">In this tutorial, we are going to build a full stack dotnet project, which is connected to a database and an HTML frontend </text:p>
      <text:p text:style-name="P11"/>
      <text:p text:style-name="P11">Let Start With The BACKEND</text:p>
      <text:p text:style-name="P8"/>
      <text:p text:style-name="P8">STEP 1</text:p>
      <text:list text:style-name="L1">
        <text:list-item>
          <text:p text:style-name="P56">Create the project by using the visual studio code application </text:p>
        </text:list-item>
        <text:list-item>
          <text:p text:style-name="P56">Click on the [project&gt;Manage nugget packages] to install the following packages</text:p>
        </text:list-item>
      </text:list>
      <text:list text:style-name="L2">
        <text:list-item>
          <text:p text:style-name="P57">Microsoft.EntityFrameworkCore</text:p>
        </text:list-item>
        <text:list-item>
          <text:p text:style-name="P57">Microsoft.EntityFrameworkCore.SqlServer</text:p>
        </text:list-item>
        <text:list-item>
          <text:p text:style-name="P57">Microsoft.EntityFrameworkCore.Design</text:p>
        </text:list-item>
        <text:list-item>
          <text:p text:style-name="P57">Microsoft.identity.Client</text:p>
        </text:list-item>
        <text:list-item>
          <text:p text:style-name="P57">Microsoft.Data.SqlClient</text:p>
        </text:list-item>
        <text:list-item>
          <text:p text:style-name="P57">Microsoft.SqlServer.Server</text:p>
        </text:list-item>
      </text:list>
      <text:list xml:id="list3207753026" text:style-name="L3">
        <text:list-item>
          <text:p text:style-name="P58">To add CORS to your application, create a folder in the project root and name it Extensions</text:p>
        </text:list-item>
        <text:list-item>
          <text:p text:style-name="P58"><text:s/>Inside the Extensions folder, create a file and name it <text:span text:style-name="T2">ServiceExtensions.cs </text:span><text:span text:style-name="T6">and paste this code</text:span></text:p>
          <text:p text:style-name="P58"/>
          <text:p text:style-name="P62">using System;</text:p>
        </text:list-item>
      </text:list>
      <text:p text:style-name="P2">using System.Collections.Generic;</text:p>
      <text:p text:style-name="P2">using System.Linq;</text:p>
      <text:p text:style-name="P2">using System.Threading.Tasks;</text:p>
      <text:p text:style-name="P5"/>
      <text:p text:style-name="P2">namespace ProjectManager.Extensions</text:p>
      <text:p text:style-name="P2">{</text:p>
      <text:p text:style-name="P2">public static class ServiceExtensions</text:p>
      <text:p text:style-name="P2">{</text:p>
      <text:p text:style-name="P2">public static void ConfigureCors(this IServiceCollection services) =&gt;</text:p>
      <text:p text:style-name="P2">services.AddCors(options =&gt;</text:p>
      <text:p text:style-name="P2">{</text:p>
      <text:p text:style-name="P2">options.AddPolicy("CorsPolicy", builder =&gt;</text:p>
      <text:p text:style-name="P2">builder.AllowAnyOrigin()</text:p>
      <text:p text:style-name="P2">.AllowAnyMethod()</text:p>
      <text:p text:style-name="P2">.AllowAnyHeader());</text:p>
      <text:p text:style-name="P2">});</text:p>
      <text:p text:style-name="P4"/>
      <text:p text:style-name="P2">public static void ConfigureIISIntegration(this IServiceCollection services) =&gt;</text:p>
      <text:p text:style-name="P2">services.Configure&lt;IISOptions&gt;(options =&gt;</text:p>
      <text:p text:style-name="P2">{</text:p>
      <text:p text:style-name="P2">});</text:p>
      <text:p text:style-name="P3"><text:line-break/></text:p>
      <text:p text:style-name="P2">}</text:p>
      <text:p text:style-name="P2">}</text:p>
      <text:list xml:id="list221059716223018" text:continue-numbering="true" text:style-name="L3">
        <text:list-item>
          <text:p text:style-name="P58"><text:span text:style-name="T6">In the Program.cs, add </text:span><text:span text:style-name="T10">ConfigureCors and ConfigureIISIntegration as a service and also register the CORS in the Program.cs file. In the Program.cs, we need to call the DataContext in it too like this [builder.Services.AddDbContext&lt;DataContext&gt;();] </text:span></text:p>
          <text:p text:style-name="P58"/>
          <text:p text:style-name="P58"><text:soft-page-break/></text:p>
          <text:p text:style-name="P58"/>
          <text:p text:style-name="P58"><text:span text:style-name="T10">The entire </text:span><text:span text:style-name="T3">Program.cs </text:span><text:span text:style-name="T10">should look like this </text:span></text:p>
          <text:p text:style-name="P58"/>
          <text:p text:style-name="P63">using Microsoft.AspNetCore.HttpOverrides;</text:p>
        </text:list-item>
      </text:list>
      <text:p text:style-name="P2">using ProjectManager.Data;</text:p>
      <text:p text:style-name="P2">using ProjectManager.Extensions;</text:p>
      <text:p text:style-name="P4"/>
      <text:p text:style-name="P2">var builder = WebApplication.CreateBuilder(args);</text:p>
      <text:p text:style-name="P5"/>
      <text:p text:style-name="P2">// Add services to the container.</text:p>
      <text:p text:style-name="P5"/>
      <text:p text:style-name="P2">builder.Services.ConfigureCors();</text:p>
      <text:p text:style-name="P2">builder.Services.ConfigureIISIntegration();</text:p>
      <text:p text:style-name="P5"/>
      <text:p text:style-name="P2">builder.Services.AddControllers();</text:p>
      <text:p text:style-name="P2">// Learn more about configuring Swagger/OpenAPI at https://aka.ms/aspnetcore/swashbuckle</text:p>
      <text:p text:style-name="P2">builder.Services.AddEndpointsApiExplorer();</text:p>
      <text:p text:style-name="P2">builder.Services.AddSwaggerGen();</text:p>
      <text:p text:style-name="P2">builder.Services.AddDbContext&lt;DataContext&gt;();</text:p>
      <text:p text:style-name="P5"/>
      <text:p text:style-name="P2">var app = builder.Build();</text:p>
      <text:p text:style-name="P5"/>
      <text:p text:style-name="P2">if (app.Environment.IsDevelopment())</text:p>
      <text:p text:style-name="P2">app.UseDeveloperExceptionPage();</text:p>
      <text:p text:style-name="P2">else</text:p>
      <text:p text:style-name="P2">app.UseHsts();</text:p>
      <text:p text:style-name="P4"/>
      <text:p text:style-name="P2">// Configure the HTTP request pipeline.</text:p>
      <text:p text:style-name="P2">if (app.Environment.IsDevelopment())</text:p>
      <text:p text:style-name="P2">{</text:p>
      <text:p text:style-name="P2">app.UseSwagger();</text:p>
      <text:p text:style-name="P2">app.UseSwaggerUI();</text:p>
      <text:p text:style-name="P2">}</text:p>
      <text:p text:style-name="P5"/>
      <text:p text:style-name="P2">app.UseDefaultFiles();</text:p>
      <text:p text:style-name="P2">app.UseStaticFiles();</text:p>
      <text:p text:style-name="P2">app.UseForwardedHeaders(new ForwardedHeadersOptions</text:p>
      <text:p text:style-name="P2">{</text:p>
      <text:p text:style-name="P2">ForwardedHeaders = ForwardedHeaders.All</text:p>
      <text:p text:style-name="P2">});</text:p>
      <text:p text:style-name="P2">app.UseCors("CorsPolicy");</text:p>
      <text:p text:style-name="P5"/>
      <text:p text:style-name="P2">app.UseHttpsRedirection();</text:p>
      <text:p text:style-name="P5"/>
      <text:p text:style-name="P2">app.UseAuthorization();</text:p>
      <text:p text:style-name="P5"/>
      <text:p text:style-name="P2">app.MapControllers();</text:p>
      <text:p text:style-name="P5"><text:soft-page-break/></text:p>
      <text:p text:style-name="P2">app.Run();</text:p>
      <text:p text:style-name="P1"/>
      <text:p text:style-name="P8"/>
      <text:p text:style-name="P6">Step 2 </text:p>
      <text:p text:style-name="P7">In the Root folder, create 2 folders, Models and Data </text:p>
      <text:p text:style-name="P7">In the Models folder create this Four Models</text:p>
      <text:p text:style-name="P12"/>
      <text:p text:style-name="P14">Project.cs</text:p>
      <text:p text:style-name="P21">using System;</text:p>
      <text:p text:style-name="P23">using System.Collections.Generic;</text:p>
      <text:p text:style-name="P23">using System.Linq;</text:p>
      <text:p text:style-name="P23">using System.Threading.Tasks;</text:p>
      <text:p text:style-name="P31"/>
      <text:p text:style-name="P23">namespace ProjectManager.Models</text:p>
      <text:p text:style-name="P23">{</text:p>
      <text:p text:style-name="P23">public class Project</text:p>
      <text:p text:style-name="P23">{</text:p>
      <text:p text:style-name="P23">public int Id {get; set;}</text:p>
      <text:p text:style-name="P23">public string name {get;set;}</text:p>
      <text:p text:style-name="P23">public string description {get;set;}</text:p>
      <text:p text:style-name="P23">public DateTime dueDate {get;set;}</text:p>
      <text:p text:style-name="P23">public double cost {get;set;}</text:p>
      <text:p text:style-name="P23">public string developer {get;set;}</text:p>
      <text:p text:style-name="P23">public string customer {get;set;}</text:p>
      <text:p text:style-name="P23">public string status {get;set;}</text:p>
      <text:p text:style-name="P23">}</text:p>
      <text:p text:style-name="P23">}</text:p>
      <text:p text:style-name="P9"/>
      <text:p text:style-name="P15"/>
      <text:p text:style-name="P16">User.cs</text:p>
      <text:p text:style-name="P16"/>
      <text:p text:style-name="P19">using System;</text:p>
      <text:p text:style-name="P23">using System.Collections.Generic;</text:p>
      <text:p text:style-name="P23">using System.Linq;</text:p>
      <text:p text:style-name="P23">using System.Threading.Tasks;</text:p>
      <text:p text:style-name="P31"/>
      <text:p text:style-name="P23">namespace FlexiSecure.Models</text:p>
      <text:p text:style-name="P23">{</text:p>
      <text:p text:style-name="P23">public class User</text:p>
      <text:p text:style-name="P23">{</text:p>
      <text:p text:style-name="P23">public int Id { get; set; }</text:p>
      <text:p text:style-name="P31"/>
      <text:p text:style-name="P23">public string Name { get; set; } = string.Empty;</text:p>
      <text:p text:style-name="P23">public string Email { get; set; } = string.Empty;</text:p>
      <text:p text:style-name="P23">public byte[] PasswordHash { get; set; } = new byte[32];</text:p>
      <text:p text:style-name="P23">public byte[] PasswordSalt { get; set; } = new byte[32];</text:p>
      <text:p text:style-name="P23">public string? VerificationToken{get; set; }</text:p>
      <text:p text:style-name="P23">public DateTime? VerifiedAt { get; set; }</text:p>
      <text:p text:style-name="P23"><text:soft-page-break/>public string? PasswordResetToken { get; set; }</text:p>
      <text:p text:style-name="P23">public DateTime? ResetTokenExpires{get; set; }</text:p>
      <text:p text:style-name="P31"/>
      <text:p text:style-name="P23">}</text:p>
      <text:p text:style-name="P23">}</text:p>
      <text:p text:style-name="P17">UserRegisterRequest.cs</text:p>
      <text:p text:style-name="P34"/>
      <text:p text:style-name="P19">using System;</text:p>
      <text:p text:style-name="P23">using System.Collections.Generic;</text:p>
      <text:p text:style-name="P23">using System.ComponentModel.DataAnnotations;</text:p>
      <text:p text:style-name="P23">using System.Linq;</text:p>
      <text:p text:style-name="P23">using System.Threading.Tasks;</text:p>
      <text:p text:style-name="P31"/>
      <text:p text:style-name="P23">namespace FlexiSecure.Models</text:p>
      <text:p text:style-name="P23">{</text:p>
      <text:p text:style-name="P23">public class UserRegisterRequest</text:p>
      <text:p text:style-name="P23">{</text:p>
      <text:p text:style-name="P23">[Required,MinLength(3, ErrorMessage ="Enter a valid name")]</text:p>
      <text:p text:style-name="P23">public string Name { get; set; } = string.Empty;</text:p>
      <text:p text:style-name="P23">[Required, EmailAddress]</text:p>
      <text:p text:style-name="P23">public string Email { get; set; } = string.Empty;</text:p>
      <text:p text:style-name="P23">[Required, MinLength(6,ErrorMessage ="Please enter at least 6 characters ")]</text:p>
      <text:p text:style-name="P23">public string Password { get; set; } = string.Empty;</text:p>
      <text:p text:style-name="P23">[Required, Compare("Password")]</text:p>
      <text:p text:style-name="P23">public string ConfirmPassword{get; set; } = string.Empty;</text:p>
      <text:p text:style-name="P32"/>
      <text:p text:style-name="P23">}</text:p>
      <text:p text:style-name="P23">}</text:p>
      <text:p text:style-name="P34"/>
      <text:p text:style-name="P8"/>
      <text:p text:style-name="P15">UserLoginRequest.cs</text:p>
      <text:p text:style-name="P8"/>
      <text:p text:style-name="P19">using System;</text:p>
      <text:p text:style-name="P23">using System.Collections.Generic;</text:p>
      <text:p text:style-name="P23">using System.ComponentModel.DataAnnotations;</text:p>
      <text:p text:style-name="P23">using System.Linq;</text:p>
      <text:p text:style-name="P23">using System.Threading.Tasks;</text:p>
      <text:p text:style-name="P31"/>
      <text:p text:style-name="P23">namespace FlexiSecure.Models</text:p>
      <text:p text:style-name="P23">{</text:p>
      <text:p text:style-name="P23">public class UserLoginRequest</text:p>
      <text:p text:style-name="P23">{</text:p>
      <text:p text:style-name="P31"/>
      <text:p text:style-name="P23">[Required, EmailAddress]</text:p>
      <text:p text:style-name="P23">public string Email { get; set; } = string.Empty;</text:p>
      <text:p text:style-name="P23">[Required]</text:p>
      <text:p text:style-name="P23">public string Password { get; set; } = string.Empty;</text:p>
      <text:p text:style-name="P31"/>
      <text:p text:style-name="P23">}</text:p>
      <text:p text:style-name="P23"><text:soft-page-break/>}</text:p>
      <text:p text:style-name="P34"/>
      <text:p text:style-name="P8"/>
      <text:p text:style-name="P8"/>
      <text:p text:style-name="P8"/>
      <text:p text:style-name="P8"/>
      <text:p text:style-name="P8">In the Data folder, Create a <text:span text:style-name="T2">DataContext.cs</text:span> file and paste this content</text:p>
      <text:p text:style-name="P8"/>
      <text:p text:style-name="P18">using System;</text:p>
      <text:p text:style-name="P22">using System.Collections.Generic;</text:p>
      <text:p text:style-name="P22">using System.Linq;</text:p>
      <text:p text:style-name="P22">using System.Threading.Tasks;</text:p>
      <text:p text:style-name="P22">using FlexiSecure.Models;</text:p>
      <text:p text:style-name="P22">using Microsoft.EntityFrameworkCore;</text:p>
      <text:p text:style-name="P22">using ProjectManager.Models;</text:p>
      <text:p text:style-name="P29"/>
      <text:p text:style-name="P22">namespace ProjectManager.Data</text:p>
      <text:p text:style-name="P22">{</text:p>
      <text:p text:style-name="P22">public class DataContext : DbContext</text:p>
      <text:p text:style-name="P22">{</text:p>
      <text:p text:style-name="P22">//<text:span text:style-name="T1">Empty constructor </text:span></text:p>
      <text:p text:style-name="P22">public DataContext(): base(){</text:p>
      <text:p text:style-name="P22">}</text:p>
      <text:p text:style-name="P29"/>
      <text:p text:style-name="P29"/>
      <text:p text:style-name="P29">//<text:span text:style-name="T1">Database Connection String </text:span></text:p>
      <text:p text:style-name="P22">protected override void OnConfiguring(DbContextOptionsBuilder optionsBuilder)</text:p>
      <text:p text:style-name="P22">{</text:p>
      <text:p text:style-name="P22">base.OnConfiguring(optionsBuilder);</text:p>
      <text:p text:style-name="P22">optionsBuilder.UseSqlServer("Server=localhost,1433;Database=Projects;User=sa;Password=HydotTech;TrustServerCertificate=true;");</text:p>
      <text:p text:style-name="P22">}</text:p>
      <text:p text:style-name="P29"/>
      <text:p text:style-name="P29"/>
      <text:p text:style-name="P29">//<text:span text:style-name="T1">Data Set, where Project and User are models in the Model folder</text:span></text:p>
      <text:p text:style-name="P22">public DbSet&lt;Project&gt; Projects =&gt; Set&lt;Project&gt;();</text:p>
      <text:p text:style-name="P22">public DbSet&lt;User&gt; Users =&gt; Set&lt;User&gt;();</text:p>
      <text:p text:style-name="P30"/>
      <text:p text:style-name="P22">}</text:p>
      <text:p text:style-name="P22">}</text:p>
      <text:p text:style-name="P33"/>
      <text:p text:style-name="P36">Step 3</text:p>
      <text:p text:style-name="P8">Open the Controller Folder and Create 2 Controllers, 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5">ProjectController.cs</text:p>
      <text:p text:style-name="P20">using System;</text:p>
      <text:p text:style-name="P22">using System.Collections.Generic;</text:p>
      <text:p text:style-name="P22">using System.Linq;</text:p>
      <text:p text:style-name="P22">using System.Threading.Tasks;</text:p>
      <text:p text:style-name="P22">using Microsoft.AspNetCore.Mvc;</text:p>
      <text:p text:style-name="P22">using Microsoft.EntityFrameworkCore;</text:p>
      <text:p text:style-name="P22">using ProjectManager.Data;</text:p>
      <text:p text:style-name="P22">using ProjectManager.Models;</text:p>
      <text:p text:style-name="P29"/>
      <text:p text:style-name="P22">namespace ProjectManager.Controllers</text:p>
      <text:p text:style-name="P22">{</text:p>
      <text:p text:style-name="P22">[ApiController]</text:p>
      <text:p text:style-name="P22">[Route("api/Projects")]</text:p>
      <text:p text:style-name="P22">public class ProjectController : ControllerBase</text:p>
      <text:p text:style-name="P22">{</text:p>
      <text:p text:style-name="P22">private readonly DataContext _context;</text:p>
      <text:p text:style-name="P22">public ProjectController(DataContext context){</text:p>
      <text:p text:style-name="P22">_context = context;</text:p>
      <text:p text:style-name="P22">}</text:p>
      <text:p text:style-name="P22">[HttpPost()]</text:p>
      <text:p text:style-name="P22">public async Task&lt;IActionResult&gt; AddProject(Project project){</text:p>
      <text:p text:style-name="P22">//Call the Project.cs model to create a skeleton </text:p>
      <text:p text:style-name="P22">var my_project = new Project{</text:p>
      <text:p text:style-name="P22">name = project.name,</text:p>
      <text:p text:style-name="P22">description = project.description,</text:p>
      <text:p text:style-name="P22">dueDate = project.dueDate,</text:p>
      <text:p text:style-name="P22">cost = project.cost,</text:p>
      <text:p text:style-name="P22">developer = project.developer,</text:p>
      <text:p text:style-name="P22">customer = project.customer,</text:p>
      <text:p text:style-name="P22">status = project.status</text:p>
      <text:p text:style-name="P22">};</text:p>
      <text:p text:style-name="P22">_context.Projects.Add(my_project);</text:p>
      <text:p text:style-name="P22">await _context.SaveChangesAsync();</text:p>
      <text:p text:style-name="P22">return Ok("Projects Created Successfully");</text:p>
      <text:p text:style-name="P29"/>
      <text:p text:style-name="P22">}</text:p>
      <text:p text:style-name="P22">[HttpGet()]</text:p>
      <text:p text:style-name="P22">public async Task&lt;ActionResult&lt;IEnumerable&lt;Project&gt;&gt;&gt; GetItems()</text:p>
      <text:p text:style-name="P22">{</text:p>
      <text:p text:style-name="P22">var items = await _context.Projects.ToListAsync(); // Replace "YourModels" with your actual DbSet name</text:p>
      <text:p text:style-name="P29"/>
      <text:p text:style-name="P22">return Ok(items);</text:p>
      <text:p text:style-name="P22">}</text:p>
      <text:p text:style-name="P29"/>
      <text:p text:style-name="P22">[HttpGet("{Id}")]</text:p>
      <text:p text:style-name="P22">public async Task&lt;ActionResult&lt;Project&gt;&gt; GetItem(int Id){</text:p>
      <text:p text:style-name="P22"><text:soft-page-break/>var item = await _context.Projects.FindAsync(Id);</text:p>
      <text:p text:style-name="P22">if (item == null){</text:p>
      <text:p text:style-name="P22">return NotFound();</text:p>
      <text:p text:style-name="P22">}</text:p>
      <text:p text:style-name="P22">return Ok(item);</text:p>
      <text:p text:style-name="P30"/>
      <text:p text:style-name="P22">}</text:p>
      <text:p text:style-name="P24"><text:line-break/><text:line-break/><text:line-break/><text:line-break/><text:line-break/></text:p>
      <text:p text:style-name="P22">[HttpPut("{id}")]</text:p>
      <text:p text:style-name="P22">public async Task&lt;IActionResult&gt; UpdateItem(int id, Project updatedItem){</text:p>
      <text:p text:style-name="P22">if (id != updatedItem.Id)</text:p>
      <text:p text:style-name="P22">{</text:p>
      <text:p text:style-name="P22">return BadRequest("The IDS DONT MATCH"); // Returns HTTP 400 if the ID in the route does not match the ID in the updated item</text:p>
      <text:p text:style-name="P22">}</text:p>
      <text:p text:style-name="P29"/>
      <text:p text:style-name="P22">_context.Entry(updatedItem).State = EntityState.Modified;</text:p>
      <text:p text:style-name="P29"/>
      <text:p text:style-name="P22">try</text:p>
      <text:p text:style-name="P22">{</text:p>
      <text:p text:style-name="P22">await _context.SaveChangesAsync();</text:p>
      <text:p text:style-name="P22">}</text:p>
      <text:p text:style-name="P22">catch(DbUpdateConcurrencyException){</text:p>
      <text:p text:style-name="P22">if (!ItemExists(id))</text:p>
      <text:p text:style-name="P22">{</text:p>
      <text:p text:style-name="P22">return NotFound(); // Returns HTTP 404 if the item with the specified ID is not found</text:p>
      <text:p text:style-name="P22">}</text:p>
      <text:p text:style-name="P22">else</text:p>
      <text:p text:style-name="P22">{</text:p>
      <text:p text:style-name="P22">throw;</text:p>
      <text:p text:style-name="P22">}</text:p>
      <text:p text:style-name="P22">}</text:p>
      <text:p text:style-name="P22">return NoContent();</text:p>
      <text:p text:style-name="P22">}</text:p>
      <text:p text:style-name="P22">private bool ItemExists(int id)</text:p>
      <text:p text:style-name="P22">{</text:p>
      <text:p text:style-name="P22">return _context.Projects.Any(e =&gt; e.Id == id); </text:p>
      <text:p text:style-name="P22">}</text:p>
      <text:p text:style-name="P29"/>
      <text:p text:style-name="P22">[HttpDelete("{id}")]</text:p>
      <text:p text:style-name="P22">public async Task&lt;IActionResult&gt; DeleteItem(int id)</text:p>
      <text:p text:style-name="P22">{</text:p>
      <text:p text:style-name="P22"><text:soft-page-break/>var item = await _context.Projects.FindAsync(id); </text:p>
      <text:p text:style-name="P29"/>
      <text:p text:style-name="P22">if (item == null)</text:p>
      <text:p text:style-name="P22">{</text:p>
      <text:p text:style-name="P22">return NotFound("Item not found");</text:p>
      <text:p text:style-name="P22">}</text:p>
      <text:p text:style-name="P29"/>
      <text:p text:style-name="P22">_context.Projects.Remove(item); </text:p>
      <text:p text:style-name="P22">await _context.SaveChangesAsync();</text:p>
      <text:p text:style-name="P29"/>
      <text:p text:style-name="P22">return NoContent(); </text:p>
      <text:p text:style-name="P22">}</text:p>
      <text:p text:style-name="P24"><text:line-break/><text:line-break/><text:line-break/><text:line-break/><text:line-break/></text:p>
      <text:p text:style-name="P22">}</text:p>
      <text:p text:style-name="P24"><text:line-break/><text:line-break/><text:line-break/></text:p>
      <text:p text:style-name="P22"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13">UserController.cs </text:p>
      <text:p text:style-name="P25">using System;</text:p>
      <text:p text:style-name="P22">using System.Collections.Generic;</text:p>
      <text:p text:style-name="P22">using System.Linq;</text:p>
      <text:p text:style-name="P22">using System.Security.Cryptography;</text:p>
      <text:p text:style-name="P22">using System.Threading.Tasks;</text:p>
      <text:p text:style-name="P22">using FlexiSecure.Models;</text:p>
      <text:p text:style-name="P22">using Microsoft.AspNetCore.Mvc;</text:p>
      <text:p text:style-name="P22">using Microsoft.EntityFrameworkCore;</text:p>
      <text:p text:style-name="P22">using ProjectManager.Data;</text:p>
      <text:p text:style-name="P29"/>
      <text:p text:style-name="P22">namespace FlexiSecure.Controllers</text:p>
      <text:p text:style-name="P22">{</text:p>
      <text:p text:style-name="P22">[ApiController]</text:p>
      <text:p text:style-name="P22">[Route("api/Auth")]</text:p>
      <text:p text:style-name="P22">public class UserController : ControllerBase</text:p>
      <text:p text:style-name="P22">{</text:p>
      <text:p text:style-name="P22">private readonly DataContext _context;</text:p>
      <text:p text:style-name="P22">public UserController(DataContext context)</text:p>
      <text:p text:style-name="P22">{</text:p>
      <text:p text:style-name="P22">_context = context;</text:p>
      <text:p text:style-name="P22">}</text:p>
      <text:p text:style-name="P29"/>
      <text:p text:style-name="P22">[HttpPost("register")]</text:p>
      <text:p text:style-name="P22">public async Task&lt;IActionResult&gt;Register(UserRegisterRequest request)</text:p>
      <text:p text:style-name="P22">{</text:p>
      <text:p text:style-name="P29"/>
      <text:p text:style-name="P22">//Check if Email is already registered</text:p>
      <text:p text:style-name="P22">if(_context.Users.Any(u=&gt; u.Email == request.Email)){</text:p>
      <text:p text:style-name="P22">return BadRequest("The user account is already registered");</text:p>
      <text:p text:style-name="P22">};</text:p>
      <text:p text:style-name="P29"/>
      <text:p text:style-name="P22">//Create a Password Harsh </text:p>
      <text:p text:style-name="P22">CreatePasswordHash(request.Password, out byte[]passwordHash,out byte[]passwordSalt);</text:p>
      <text:p text:style-name="P29"/>
      <text:p text:style-name="P22">//Call the user model from User.cs, create a new objects </text:p>
      <text:p text:style-name="P22">var user = new User{</text:p>
      <text:p text:style-name="P22">Name = request.Name,</text:p>
      <text:p text:style-name="P22">Email = request.Email,</text:p>
      <text:p text:style-name="P22">PasswordHash=passwordHash,</text:p>
      <text:p text:style-name="P22">PasswordSalt = passwordSalt,</text:p>
      <text:p text:style-name="P22">VerificationToken = CreateRandomToken(),</text:p>
      <text:p text:style-name="P22">};</text:p>
      <text:p text:style-name="P29"/>
      <text:p text:style-name="P22">// The _context is called from the DataContext file and insiidde that file, we have the Users data set</text:p>
      <text:p text:style-name="P22">//The Users dataset is using the User model</text:p>
      <text:p text:style-name="P22"><text:soft-page-break/>//We will the add the user object we created to the Users dataset</text:p>
      <text:p text:style-name="P22">_context.Users.Add(user);</text:p>
      <text:p text:style-name="P22">await _context.SaveChangesAsync();</text:p>
      <text:p text:style-name="P29"/>
      <text:p text:style-name="P22">return Ok("Hello "+request.Name+", your account has successfully been created");</text:p>
      <text:p text:style-name="P24"><text:line-break/></text:p>
      <text:p text:style-name="P22">}</text:p>
      <text:p text:style-name="P24"><text:line-break/><text:line-break/><text:line-break/></text:p>
      <text:p text:style-name="P22">[HttpPost("login")]</text:p>
      <text:p text:style-name="P22">public async Task&lt;IActionResult&gt;Login(UserLoginRequest request)</text:p>
      <text:p text:style-name="P22">{</text:p>
      <text:p text:style-name="P29"/>
      <text:p text:style-name="P22">var user = await _context.Users.FirstOrDefaultAsync(u =&gt; u.Email == request.Email);</text:p>
      <text:p text:style-name="P22">if(user==null){</text:p>
      <text:p text:style-name="P22">return BadRequest("User not found");</text:p>
      <text:p text:style-name="P22">}</text:p>
      <text:p text:style-name="P29"/>
      <text:p text:style-name="P22">if(!VerifyPasswordHash(request.Password, user.PasswordHash, user.PasswordSalt))</text:p>
      <text:p text:style-name="P22">{</text:p>
      <text:p text:style-name="P22">return BadRequest("Password is incorrect");</text:p>
      <text:p text:style-name="P22">}</text:p>
      <text:p text:style-name="P29"/>
      <text:p text:style-name="P22">if(user.VerifiedAt == null){</text:p>
      <text:p text:style-name="P22">return BadRequest("User is not verified");</text:p>
      <text:p text:style-name="P22">}</text:p>
      <text:p text:style-name="P29"/>
      <text:p text:style-name="P22">return Ok($"Welcome Back, {user.Name}! ");</text:p>
      <text:p text:style-name="P29"/>
      <text:p text:style-name="P22">}</text:p>
      <text:p text:style-name="P24"><text:line-break/></text:p>
      <text:p text:style-name="P22">[HttpPost("verify")]</text:p>
      <text:p text:style-name="P22">public async Task&lt;IActionResult&gt;Verify(string token)</text:p>
      <text:p text:style-name="P22">{</text:p>
      <text:p text:style-name="P29"/>
      <text:p text:style-name="P22">var user = await _context.Users.FirstOrDefaultAsync(u =&gt; u.VerificationToken == token);</text:p>
      <text:p text:style-name="P22">if(user==null){</text:p>
      <text:p text:style-name="P22">return BadRequest("Invalid token");</text:p>
      <text:p text:style-name="P22">}</text:p>
      <text:p text:style-name="P29"/>
      <text:p text:style-name="P22">user.VerifiedAt = DateTime.Now;</text:p>
      <text:p text:style-name="P22"><text:soft-page-break/>await _context.SaveChangesAsync();</text:p>
      <text:p text:style-name="P30"/>
      <text:p text:style-name="P22">return Ok("Congratulations! You have been verified");</text:p>
      <text:p text:style-name="P24"><text:line-break/><text:line-break/></text:p>
      <text:p text:style-name="P22">}</text:p>
      <text:p text:style-name="P24"><text:line-break/><text:line-break/><text:line-break/><text:line-break/><text:line-break/></text:p>
      <text:p text:style-name="P22">private static bool VerifyPasswordHash(string password, byte[] passwordHash, byte[] passwordSalt)</text:p>
      <text:p text:style-name="P22">{</text:p>
      <text:p text:style-name="P22">using (var hmac = new HMACSHA512(passwordSalt))</text:p>
      <text:p text:style-name="P22">{</text:p>
      <text:p text:style-name="P29"/>
      <text:p text:style-name="P22">var computedHash = hmac.ComputeHash(System.Text.Encoding.UTF8.GetBytes(password));</text:p>
      <text:p text:style-name="P22">return computedHash.SequenceEqual(passwordHash);</text:p>
      <text:p text:style-name="P30"/>
      <text:p text:style-name="P22">}</text:p>
      <text:p text:style-name="P29"/>
      <text:p text:style-name="P22">}</text:p>
      <text:p text:style-name="P24"><text:line-break/><text:line-break/><text:line-break/><text:line-break/><text:line-break/><text:line-break/><text:line-break/><text:line-break/><text:line-break/></text:p>
      <text:p text:style-name="P22">private static void CreatePasswordHash(string password, out byte[] passwordHash, out byte[] passwordSalt)</text:p>
      <text:p text:style-name="P22">{</text:p>
      <text:p text:style-name="P22">using (var hmac = new HMACSHA512())</text:p>
      <text:p text:style-name="P22">{</text:p>
      <text:p text:style-name="P22">passwordSalt = hmac.Key;</text:p>
      <text:p text:style-name="P22">passwordHash = hmac.ComputeHash(System.Text.Encoding.UTF8.GetBytes(password));</text:p>
      <text:p text:style-name="P30"/>
      <text:p text:style-name="P22">}</text:p>
      <text:p text:style-name="P29"><text:soft-page-break/></text:p>
      <text:p text:style-name="P22">}</text:p>
      <text:p text:style-name="P29"/>
      <text:p text:style-name="P22">private string CreateRandomToken(){</text:p>
      <text:p text:style-name="P22">return Convert.ToHexString(RandomNumberGenerator.GetBytes(64));</text:p>
      <text:p text:style-name="P22">}</text:p>
      <text:p text:style-name="P29"/>
      <text:p text:style-name="P22">}</text:p>
      <text:p text:style-name="P22">}</text:p>
      <text:p text:style-name="P41">Bonus Feature </text:p>
      <text:p text:style-name="P38">If you want to add forgot password and reset password feature, </text:p>
      <text:p text:style-name="P38">1. Create a <text:span text:style-name="T16">ResetPasswordRequest.cs</text:span> model and add the following code</text:p>
      <text:p text:style-name="P26">using System;</text:p>
      <text:p text:style-name="P22">using System.Collections.Generic;</text:p>
      <text:p text:style-name="P22">using System.ComponentModel.DataAnnotations;</text:p>
      <text:p text:style-name="P22">using System.Linq;</text:p>
      <text:p text:style-name="P22">using System.Threading.Tasks;</text:p>
      <text:p text:style-name="P29"/>
      <text:p text:style-name="P22">namespace FlexiSecure.Models</text:p>
      <text:p text:style-name="P22">{</text:p>
      <text:p text:style-name="P22">public class ResetPasswordRequest</text:p>
      <text:p text:style-name="P22">{ </text:p>
      <text:p text:style-name="P22">[Required]</text:p>
      <text:p text:style-name="P22">public string Token { get; set; } = string.Empty;</text:p>
      <text:p text:style-name="P22">[Required, MinLength(6,ErrorMessage ="Please enter at least 6 characters ")]</text:p>
      <text:p text:style-name="P22">public string Password { get; set; } = string.Empty;</text:p>
      <text:p text:style-name="P22">[Required, Compare("Password")]</text:p>
      <text:p text:style-name="P22">public string ConfirmPassword{get; set; } = string.Empty;</text:p>
      <text:p text:style-name="P30"/>
      <text:p text:style-name="P22">}</text:p>
      <text:p text:style-name="P22">}</text:p>
      <text:p text:style-name="P38"/>
      <text:p text:style-name="P38">Inside the <text:span text:style-name="T16">UserController.cs</text:span>, add the following code </text:p>
      <text:p text:style-name="P26"/>
      <text:p text:style-name="P26"/>
      <text:p text:style-name="P26">[HttpPost("forgot-password")]</text:p>
      <text:p text:style-name="P22">public async Task&lt;IActionResult&gt;ForgotPassword(string email)</text:p>
      <text:p text:style-name="P22">{</text:p>
      <text:p text:style-name="P29"/>
      <text:p text:style-name="P22">var user = await _context.Users.FirstOrDefaultAsync(u =&gt; u.Email == email);</text:p>
      <text:p text:style-name="P22">if(user==null){</text:p>
      <text:p text:style-name="P22">return BadRequest("User " + email + " does not exist");</text:p>
      <text:p text:style-name="P22">}</text:p>
      <text:p text:style-name="P29"/>
      <text:p text:style-name="P22">user.PasswordResetToken = CreateRandomToken();</text:p>
      <text:p text:style-name="P22">user.ResetTokenExpires = DateTime.Now.AddDays(1);</text:p>
      <text:p text:style-name="P22">await _context.SaveChangesAsync();</text:p>
      <text:p text:style-name="P29"/>
      <text:p text:style-name="P22">return Ok("You may now reset your password");</text:p>
      <text:p text:style-name="P29"><text:soft-page-break/></text:p>
      <text:p text:style-name="P22">}</text:p>
      <text:p text:style-name="P30"/>
      <text:p text:style-name="P22">[HttpPost("reset-password")]</text:p>
      <text:p text:style-name="P22">public async Task&lt;IActionResult&gt;ResetPassword(ResetPasswordRequest request)</text:p>
      <text:p text:style-name="P22">{</text:p>
      <text:p text:style-name="P30"/>
      <text:p text:style-name="P22">//The PasswordResetToken which i declared in the User.cs model and it is made availabe in the</text:p>
      <text:p text:style-name="P22">//DataContext.cs through the DbSet shouuld be equal to the Token the user will declare in the ResetPasswordRequest model</text:p>
      <text:p text:style-name="P22">var user = await _context.Users.FirstOrDefaultAsync(u =&gt; u.PasswordResetToken == request.Token);</text:p>
      <text:p text:style-name="P22">if(user==null || user.ResetTokenExpires&lt;DateTime.Now ){</text:p>
      <text:p text:style-name="P22">return BadRequest("Invalid Token");</text:p>
      <text:p text:style-name="P22">}</text:p>
      <text:p text:style-name="P29"/>
      <text:p text:style-name="P22">CreatePasswordHash(request.Password, out byte[] passwordHash, out byte[] passwordSalt);</text:p>
      <text:p text:style-name="P22">user.PasswordHash = passwordHash;</text:p>
      <text:p text:style-name="P22">user.PasswordSalt = passwordSalt;</text:p>
      <text:p text:style-name="P22">user.PasswordResetToken = null;</text:p>
      <text:p text:style-name="P22">user.ResetTokenExpires = null;</text:p>
      <text:p text:style-name="P29"/>
      <text:p text:style-name="P22">await _context.SaveChangesAsync();</text:p>
      <text:p text:style-name="P29"/>
      <text:p text:style-name="P22">return Ok("Password successfully reset.");</text:p>
      <text:p text:style-name="P29"/>
      <text:p text:style-name="P22">}</text:p>
      <text:p text:style-name="P40"/>
      <text:p text:style-name="P40"/>
      <text:p text:style-name="P39"/>
      <text:p text:style-name="P37">Step 4</text:p>
      <text:p text:style-name="P37">Ensure that the Database is running in Docker or any place. To create a Database in Docker, follow this tutorial </text:p>
      <text:p text:style-name="P37"><text:s/></text:p>
      <text:p text:style-name="P37"/>
      <text:p text:style-name="P45">Adding Database </text:p>
      <text:p text:style-name="P50">Follow this link to create a database sql server using docker in Mac Os </text:p>
      <text:p text:style-name="P51">https://builtin.com/software-engineering-perspectives/sql-server-management-studio-mac </text:p>
      <text:p text:style-name="P68">Follow the Steps Below</text:p>
      <text:p text:style-name="P68"/>
      <text:h text:style-name="P54" text:outline-level="3"><text:soft-page-break/>STEP 1: DOWNLOAD AND INSTALL DOCKER</text:h>
      <text:h text:style-name="P55" text:outline-level="3"><text:span text:style-name="Strong_20_Emphasis"><text:span text:style-name="T17">STEP 2: DOWNLOAD THE MS SQL SERVER IMAGE TO DOCKER</text:span></text:span></text:h>
      <text:p text:style-name="P70">Open the terminal in the Mac and run the following code. This will install the 2022 MS SQL Server image on your device.</text:p>
      <text:p text:style-name="P72"><text:span text:style-name="Source_20_Text"><text:span text:style-name="T18">sudo docker pull mcr.microsoft.com/mssql/server:2022-latest</text:span></text:span></text:p>
      <text:p text:style-name="P37"/>
      <text:h text:style-name="P54" text:outline-level="3">STEP 3: LAUNCH THE SQL SERVER IMAGE IN DOCKER</text:h>
      <text:p text:style-name="P70">Run the following command in the terminal again to launch the image that was downloaded in Docker:</text:p>
      <text:p text:style-name="P72"><text:span text:style-name="Source_20_Text"><text:span text:style-name="T18">docker run -d --name sql_server_test -e 'ACCEPT_EULA=Y' -e 'SA_PASSWORD=reallyStrongPwd123' -p 1433:1433 mcr.microsoft.com/mssql/server:2022-latest</text:span></text:span></text:p>
      <text:list text:style-name="L5">
        <text:list-item>
          <text:p text:style-name="P73"><text:span text:style-name="Source_20_Text"><text:span text:style-name="T19">-d</text:span></text:span><text:span text:style-name="T20">: Launches the docker container in daemon mode, allowing it to run in the background without a terminal window open.</text:span></text:p>
        </text:list-item>
        <text:list-item>
          <text:p text:style-name="P74"><text:span text:style-name="Source_20_Text"><text:span text:style-name="T19">--name</text:span></text:span><text:span text:style-name="T20">: Sets a name for the Docker container. In this example, we are using </text:span><text:span text:style-name="Emphasis"><text:span text:style-name="T20">sql_server_test.</text:span></text:span></text:p>
        </text:list-item>
        <text:list-item>
          <text:p text:style-name="P74"><text:span text:style-name="Source_20_Text"><text:span text:style-name="T19">-e 'ACCEPT_EULA=Y'</text:span></text:span><text:span text:style-name="T20">: Confirms by agreeing with end user license agreement (EULA) for Docker.</text:span></text:p>
        </text:list-item>
        <text:list-item>
          <text:p text:style-name="P74"><text:span text:style-name="Source_20_Text"><text:span text:style-name="T19">-e 'SA_PASSWORD=dockerStrongPwd123'</text:span></text:span><text:span text:style-name="T20">: Sets the database password. In this example, we are using </text:span><text:span text:style-name="Emphasis"><text:span text:style-name="T20">"</text:span></text:span><text:span text:style-name="T20">dockerStrongPwd123</text:span><text:span text:style-name="Emphasis"><text:span text:style-name="T20">'' as</text:span></text:span><text:span text:style-name="T20"> the password. In general, I recommend using a strong password</text:span></text:p>
        </text:list-item>
        <text:list-item>
          <text:p text:style-name="P74"><text:span text:style-name="Source_20_Text"><text:span text:style-name="T19">-p 1433:1433</text:span></text:span><text:span text:style-name="T20">: Maps the container to the local port 1433. Default TCP port that SQL Server uses to listen for connections.</text:span></text:p>
        </text:list-item>
        <text:list-item>
          <text:p text:style-name="P74"><text:span text:style-name="Source_20_Text"><text:span text:style-name="T19">mcr.microsoft.com/mssql/server:2022-latest</text:span></text:span><text:span text:style-name="T20">: Selects an image file for Docker to use.</text:span></text:p>
        </text:list-item>
      </text:list>
      <text:h text:style-name="P54" text:outline-level="3">STEP 4: INSTALL THE MS SQL CLI</text:h>
      <text:p text:style-name="P72"><text:span text:style-name="T21">We need to install sql-cli via npm.</text:span><text:span text:style-name="Strong_20_Emphasis"><text:span text:style-name="T21"> </text:span></text:span><text:span text:style-name="T21">Before proceeding, npm</text:span><text:span text:style-name="Strong_20_Emphasis"><text:span text:style-name="T21"> </text:span></text:span><text:span text:style-name="T21">should be installed on the Mac. If not, </text:span><text:a xlink:type="simple" xlink:href="https://nodejs.org/en/download/" office:target-frame-name="_blank" xlink:show="new" text:style-name="Internet_20_link" text:visited-style-name="Visited_20_Internet_20_Link"><text:span text:style-name="T22">download npm</text:span></text:a><text:span text:style-name="T21"> now.</text:span></text:p>
      <text:p text:style-name="P70">Run the below command on your terminal. </text:p>
      <text:p text:style-name="P72"><text:span text:style-name="Source_20_Text"><text:span text:style-name="T18">$ npm install -g sql-cli    </text:span></text:span></text:p>
      <text:p text:style-name="P70">If you get permission error, use the  command below:</text:p>
      <text:p text:style-name="P72"><text:span text:style-name="Source_20_Text"><text:span text:style-name="T18">$ sudo npm install -g sql-cli</text:span></text:span></text:p>
      <text:p text:style-name="P71"> </text:p>
      <text:h text:style-name="P53" text:outline-level="3">STEP 5: TEST THE INSTALLATION</text:h>
      <text:p text:style-name="P70">Once you’ve installed the sql-cli, test it by logging in using the command below:</text:p>
      <text:p text:style-name="P72"><text:span text:style-name="Source_20_Text"><text:span text:style-name="T18">$ mssql -u sa -p</text:span></text:span></text:p>
      <text:p text:style-name="P70">After giving my password, here is the command:</text:p>
      <text:p text:style-name="P72"><text:span text:style-name="Source_20_Text"><text:span text:style-name="T18">$ mssql -u sa - p dockerStrongPwd123</text:span></text:span></text:p>
      <text:p text:style-name="P72"><text:span text:style-name="T21">Then run </text:span><text:span text:style-name="Source_20_Text"><text:span text:style-name="T18">select @@version</text:span></text:span><text:span text:style-name="T21"> to verify the connectivity in the terminal</text:span></text:p>
      <text:p text:style-name="P37"/>
      <text:p text:style-name="P37"><text:soft-page-break/></text:p>
      <text:p text:style-name="P37"/>
      <text:p text:style-name="P45">In the terminal, install dotnet-ef tool by running this command [dotnet tool install --global dotnet-ef] </text:p>
      <text:p text:style-name="P37"/>
      <text:p text:style-name="P45">Migrate the DbContext by running the command [dotnet ef migrations add Initial ]<text:line-break/>This will create a migration folder in the root folder </text:p>
      <text:p text:style-name="P47">Also run the command to push the migration to the database [dotnet ef database update ] </text:p>
      <text:p text:style-name="P47"/>
      <text:p text:style-name="P48">Install Azure Data Studio and Connect it to the Database you have created </text:p>
      <text:p text:style-name="P49">server: <text:span text:style-name="T11">localhost</text:span></text:p>
      <text:p text:style-name="P39">Username: <text:span text:style-name="T11">sa</text:span></text:p>
      <text:p text:style-name="P42">Password: <text:span text:style-name="T11">YourPassword</text:span></text:p>
      <text:p text:style-name="P39"/>
      <text:p text:style-name="P39"/>
      <text:p text:style-name="P43">Run The Application By Typing [dotnet watch run]</text:p>
      <text:p text:style-name="P42"/>
      <text:p text:style-name="P46"/>
      <text:p text:style-name="P46">LET DIVE INTO THE FRONTEND</text:p>
      <text:p text:style-name="P42">Step 1</text:p>
      <text:p text:style-name="P42"><text:span text:style-name="T5">Open the launchSettings.json file from the Properties folder in the root folder and delete the </text:span><text:span text:style-name="T15">"launchUrl":"Swagger"</text:span><text:span text:style-name="T5"> line so that the application will open the default index.html file.</text:span></text:p>
      <text:p text:style-name="P43">The launchSettings.json file should look like this </text:p>
      <text:p text:style-name="P27">{</text:p>
      <text:p text:style-name="P22">"$schema": "https://json.schemastore.org/launchsettings.json",</text:p>
      <text:p text:style-name="P22">"iisSettings": {</text:p>
      <text:p text:style-name="P22">"windowsAuthentication": false,</text:p>
      <text:p text:style-name="P22">"anonymousAuthentication": true,</text:p>
      <text:p text:style-name="P22">"iisExpress": {</text:p>
      <text:p text:style-name="P22">"applicationUrl": "http://localhost:29732",</text:p>
      <text:p text:style-name="P22">"sslPort": 44348</text:p>
      <text:p text:style-name="P22">}</text:p>
      <text:p text:style-name="P22">},</text:p>
      <text:p text:style-name="P22">"profiles": {</text:p>
      <text:p text:style-name="P22">"http": {</text:p>
      <text:p text:style-name="P22">"commandName": "Project",</text:p>
      <text:p text:style-name="P22">"launchBrowser": true,</text:p>
      <text:p text:style-name="P22"><text:soft-page-break/>"applicationUrl": "http://localhost:5217",</text:p>
      <text:p text:style-name="P22">"environmentVariables": {</text:p>
      <text:p text:style-name="P22">"ASPNETCORE_ENVIRONMENT": "Development"</text:p>
      <text:p text:style-name="P22">},</text:p>
      <text:p text:style-name="P22">"dotnetRunMessages": true</text:p>
      <text:p text:style-name="P22">},</text:p>
      <text:p text:style-name="P22">"https": {</text:p>
      <text:p text:style-name="P22">"commandName": "Project",</text:p>
      <text:p text:style-name="P22">"launchBrowser": true,</text:p>
      <text:p text:style-name="P22">"applicationUrl": "https://localhost:7273;http://localhost:5217",</text:p>
      <text:p text:style-name="P22">"environmentVariables": {</text:p>
      <text:p text:style-name="P22">"ASPNETCORE_ENVIRONMENT": "Development"</text:p>
      <text:p text:style-name="P22">},</text:p>
      <text:p text:style-name="P22">"dotnetRunMessages": true</text:p>
      <text:p text:style-name="P22">},</text:p>
      <text:p text:style-name="P22">"IIS Express": {</text:p>
      <text:p text:style-name="P22">"commandName": "IISExpress",</text:p>
      <text:p text:style-name="P22">"launchBrowser": true,</text:p>
      <text:p text:style-name="P22">"environmentVariables": {</text:p>
      <text:p text:style-name="P22">"ASPNETCORE_ENVIRONMENT": "Development"</text:p>
      <text:p text:style-name="P22">}</text:p>
      <text:p text:style-name="P22">}</text:p>
      <text:p text:style-name="P22">}</text:p>
      <text:p text:style-name="P22">}</text:p>
      <text:p text:style-name="P42"/>
      <text:p text:style-name="P43">Create a folder called <text:span text:style-name="T4">wwwroot, </text:span>inside this folder, create the css, image and js folders</text:p>
      <text:p text:style-name="P43">Outside the wwwroot folder, which is the root of the application, create the index.html </text:p>
      <text:p text:style-name="P43"/>
      <text:p text:style-name="P43">inside the index.html file, paste this code</text:p>
      <text:p text:style-name="P43"/>
      <text:p text:style-name="P28">&lt;!DOCTYPE html&gt;</text:p>
      <text:p text:style-name="P22">&lt;html lang="en"&gt;</text:p>
      <text:p text:style-name="P22">&lt;head&gt;</text:p>
      <text:p text:style-name="P22">&lt;meta charset="UTF-8"&gt;</text:p>
      <text:p text:style-name="P22">&lt;meta http-equiv="X-UA-Compatible" content="IE=edge"&gt;</text:p>
      <text:p text:style-name="P22">&lt;meta name="viewport" content="width=device-width, initial-scale=p"&gt;</text:p>
      <text:p text:style-name="P22">&lt;title&gt;Projects Manager&lt;/title&gt;</text:p>
      <text:p text:style-name="P29"/>
      <text:p text:style-name="P22">&lt;link rel="stylesheet" href="./css/styles.css"&gt;</text:p>
      <text:p text:style-name="P22">&lt;/head&gt;</text:p>
      <text:p text:style-name="P22">&lt;body&gt;</text:p>
      <text:p text:style-name="P22">&lt;div class="header"&gt;</text:p>
      <text:p text:style-name="P22">&lt;div class="header-name"&gt;HyProject Manager&lt;/div&gt;</text:p>
      <text:p text:style-name="P22">&lt;/div&gt;</text:p>
      <text:p text:style-name="P29"/>
      <text:p text:style-name="P22">&lt;div id="loginContainer" class="sign-in"&gt;</text:p>
      <text:p text:style-name="P22"><text:soft-page-break/>&lt;form action="javascript:void(0);" method="POST" onsubmit="authenticateUser()"&gt; </text:p>
      <text:p text:style-name="P22">&lt;h1&gt;Sign In&lt;/h1&gt; </text:p>
      <text:p text:style-name="P22">&lt;div class="empty"&gt;&lt;/div&gt;</text:p>
      <text:p text:style-name="P22">&lt;input type="email" id="username" placeholder="&amp;#9993&amp;nbsp;&amp;nbsp;Username"/&gt;</text:p>
      <text:p text:style-name="P29"/>
      <text:p text:style-name="P22">&lt;input type="password" id="password" placeholder="&amp;#128272&amp;nbsp;&amp;nbsp;*************"/&gt;</text:p>
      <text:p text:style-name="P22">&lt;input type="submit" value="Sign in"&gt;</text:p>
      <text:p text:style-name="P22">&lt;a onclick="hysignup()"&gt;&amp;nbsp;Not Registered? Sign Up&lt;/a&gt;</text:p>
      <text:p text:style-name="P22">&lt;/form&gt;</text:p>
      <text:p text:style-name="P29"/>
      <text:p text:style-name="P22">&lt;/div&gt;</text:p>
      <text:p text:style-name="P22">&lt;br/&gt;&lt;br/&gt;</text:p>
      <text:p text:style-name="P22">&lt;div class="signup" id="signup"&gt;</text:p>
      <text:p text:style-name="P22">&lt;form action="javascript:void(0);" method="POST" onsubmit="signUP()"&gt; </text:p>
      <text:p text:style-name="P22">&lt;h1&gt;Sign Up&lt;/h1&gt;</text:p>
      <text:p text:style-name="P22">&lt;input type="text" name="name" id="name" placeholder="&amp;#128100&amp;nbsp;&amp;nbsp;Full Name"&gt;</text:p>
      <text:p text:style-name="P22">&lt;input type="email" name="email" id="email" placeholder="&amp;#9993&amp;nbsp;&amp;nbsp;user@example.com"&gt;</text:p>
      <text:p text:style-name="P22">&lt;input type="password" name="password" id="password1" placeholder="&amp;#128274&amp;nbsp;&amp;nbsp;Password"&gt;</text:p>
      <text:p text:style-name="P22">&lt;input type="password" name="password" id="password2" placeholder="&amp;#128272&amp;nbsp;&amp;nbsp;Confirm Password"&gt;</text:p>
      <text:p text:style-name="P22">&lt;a onclick="hyverify()"&gt;&amp;nbsp;Already Registered? Verify&lt;/a&gt;</text:p>
      <text:p text:style-name="P29"/>
      <text:p text:style-name="P22">&lt;input type="submit" value="Sign Up"&gt; </text:p>
      <text:p text:style-name="P22">&lt;/form&gt; </text:p>
      <text:p text:style-name="P29"/>
      <text:p text:style-name="P22">&lt;/div&gt;</text:p>
      <text:p text:style-name="P22">&lt;div class="veriToken" id="veriToken"&gt;</text:p>
      <text:p text:style-name="P22">&lt;form action="javascript:void(0);" method="POST" onsubmit="verifyUser()"&gt;</text:p>
      <text:p text:style-name="P22">&lt;h1&gt;Verify Account&lt;/h1&gt;</text:p>
      <text:p text:style-name="P22">&lt;input type="text" name="verificationToken " id="token" placeholder="&amp;#128477&amp;nbsp;&amp;nbsp;Enter the verification token"&gt;</text:p>
      <text:p text:style-name="P22">&lt;input type="submit" value="Verify"&gt;</text:p>
      <text:p text:style-name="P22">&lt;/form&gt;</text:p>
      <text:p text:style-name="P29"/>
      <text:p text:style-name="P22">&lt;/div&gt;</text:p>
      <text:p text:style-name="P30"/>
      <text:p text:style-name="P22">&lt;div id="dashboardContainer" class="hidden"&gt;</text:p>
      <text:p text:style-name="P29"/>
      <text:p text:style-name="P22">&lt;div class="sidebar" id="sidebar"&gt;</text:p>
      <text:p text:style-name="P22">&lt;div class="sideproject" id="hyaddnew"&gt;</text:p>
      <text:p text:style-name="P29"/>
      <text:p text:style-name="P22">&lt;form action="javascript:void(0);" method="POST" onsubmit="addProject()" class="addProject"&gt;</text:p>
      <text:p text:style-name="P22">&lt;fieldset&gt;</text:p>
      <text:p text:style-name="P22">&lt;legend&gt;Add Project&lt;/legend&gt;</text:p>
      <text:p text:style-name="P22"><text:soft-page-break/>&lt;input type="text" name="customer" id="customer" placeholder="Customer Name "&gt;</text:p>
      <text:p text:style-name="P22">&lt;input type="text" id="project-name" placeholder="Name of project"&gt;</text:p>
      <text:p text:style-name="P22">&lt;textarea name="description" id="description" cols="30" rows="10" placeholder="Description of project"&gt;&lt;/textarea&gt;</text:p>
      <text:p text:style-name="P22">&lt;input type="date" name="duedate" id="duedate" &gt;</text:p>
      <text:p text:style-name="P22">&lt;input type="number" name="cost" id="cost" placeholder="Project Cost"&gt;</text:p>
      <text:p text:style-name="P22">&lt;input type="text" name="developer" id="developer" placeholder="Developer Name "&gt;</text:p>
      <text:p text:style-name="P22">&lt;input type="text" name="status" id="status" placeholder="Project status"&gt;</text:p>
      <text:p text:style-name="P22">&lt;input type="submit" value="Add"&gt;</text:p>
      <text:p text:style-name="P22">&lt;a onclick="hyupdate()"&gt;&amp;nbsp;Want to Update? Update&lt;/a&gt;</text:p>
      <text:p text:style-name="P22">&lt;a onclick="hydelete()"&gt;&amp;nbsp;Want to Delete? Delete&lt;/a&gt;</text:p>
      <text:p text:style-name="P22">&lt;/fieldset&gt;</text:p>
      <text:p text:style-name="P22">&lt;/form&gt;</text:p>
      <text:p text:style-name="P29"/>
      <text:p text:style-name="P22">&lt;/div&gt;</text:p>
      <text:p text:style-name="P29"/>
      <text:p text:style-name="P22">&lt;div class="sideproject" id="hyupdate"&gt;</text:p>
      <text:p text:style-name="P22">&lt;form action="javascript:void(0);" onsubmit="updateProject()"&gt;</text:p>
      <text:p text:style-name="P22">&lt;fieldset&gt;</text:p>
      <text:p text:style-name="P22">&lt;legend&gt;Update Project&lt;/legend&gt;</text:p>
      <text:p text:style-name="P22">&lt;input type="number" id="edit-id" placeholder="Project ID"&gt;</text:p>
      <text:p text:style-name="P22">&lt;input type="text" name="customer" id="edit-customer" placeholder="Customer Name "&gt;</text:p>
      <text:p text:style-name="P22">&lt;input type="text" id="edit-name" placeholder="Name of project"&gt;</text:p>
      <text:p text:style-name="P22">&lt;textarea name="description" id="edit-description" cols="30" rows="10" placeholder="Description of project"&gt;&lt;/textarea&gt;</text:p>
      <text:p text:style-name="P22">&lt;input type="date" name="edit-duedate" id="edit-duedate" &gt;</text:p>
      <text:p text:style-name="P22">&lt;input type="number" name="edit-cost" id="edit-cost" placeholder="Project Cost"&gt;</text:p>
      <text:p text:style-name="P22">&lt;input type="text" name="edit-developer" id="edit-developer" placeholder="Developer Name "&gt;</text:p>
      <text:p text:style-name="P22">&lt;input type="text" name="edit-status" id="edit-status" placeholder="Project status"&gt;</text:p>
      <text:p text:style-name="P22">&lt;input type="submit" value="Save"&gt;</text:p>
      <text:p text:style-name="P22">&lt;a onclick="hyaddnew()"&gt;&amp;nbsp;Want to Add New? Add&lt;/a&gt;</text:p>
      <text:p text:style-name="P22">&lt;a onclick="hydelete()"&gt;&amp;nbsp;Want to Delete? Delete&lt;/a&gt;</text:p>
      <text:p text:style-name="P22">&lt;/fieldset&gt;</text:p>
      <text:p text:style-name="P22">&lt;/form&gt;</text:p>
      <text:p text:style-name="P22">&lt;/div&gt;</text:p>
      <text:p text:style-name="P29"/>
      <text:p text:style-name="P22">&lt;div class="sideproject" id="hydelete"&gt;</text:p>
      <text:p text:style-name="P29"/>
      <text:p text:style-name="P22">&lt;form action="javascript:void(0);" onsubmit="deleteProject()"&gt;</text:p>
      <text:p text:style-name="P22">&lt;fieldset&gt;</text:p>
      <text:p text:style-name="P22">&lt;legend&gt;Delete Project&lt;/legend&gt;</text:p>
      <text:p text:style-name="P22">&lt;input type="number" id="delete-id" placeholder="Project ID"&gt;</text:p>
      <text:p text:style-name="P22">&lt;input type="submit" value="Delete"&gt;</text:p>
      <text:p text:style-name="P22">&lt;a onclick="hyaddnew()"&gt;&amp;nbsp;Want to Add New? Add&lt;/a&gt;</text:p>
      <text:p text:style-name="P22">&lt;a onclick="hyupdate()"&gt;&amp;nbsp;Want to Update? Update&lt;/a&gt;</text:p>
      <text:p text:style-name="P22">&lt;/fieldset&gt;</text:p>
      <text:p text:style-name="P22">&lt;/form&gt;</text:p>
      <text:p text:style-name="P29"><text:soft-page-break/></text:p>
      <text:p text:style-name="P22">&lt;/div&gt;</text:p>
      <text:p text:style-name="P29"/>
      <text:p text:style-name="P22">&lt;br/&gt;&lt;br/&gt;&lt;br/&gt;</text:p>
      <text:p text:style-name="P22">&lt;/div&gt;</text:p>
      <text:p text:style-name="P29"/>
      <text:p text:style-name="P22">&lt;div class="display_projects" id="display_projects"&gt;</text:p>
      <text:p text:style-name="P22">&lt;div class="organizer"&gt;</text:p>
      <text:p text:style-name="P29"/>
      <text:p text:style-name="P22">&lt;h2 id="welcomeMessage" class="welcome"&gt;&lt;/h2&gt;</text:p>
      <text:p text:style-name="P29"/>
      <text:p text:style-name="P22">&lt;div class="open" id="opener" onclick="opener()"&gt;Click to Add, Edit or Delete Project&lt;/div&gt;</text:p>
      <text:p text:style-name="P29"/>
      <text:p text:style-name="P22">&lt;/div&gt;</text:p>
      <text:p text:style-name="P22">&lt;div class="container" id="container"&gt;&lt;/div&gt;</text:p>
      <text:p text:style-name="P30"/>
      <text:p text:style-name="P22">&lt;/div&gt;</text:p>
      <text:p text:style-name="P29"/>
      <text:p text:style-name="P22">&lt;/div&gt;</text:p>
      <text:p text:style-name="P24"><text:line-break/><text:line-break/><text:line-break/><text:line-break/><text:line-break/><text:line-break/><text:line-break/><text:line-break/><text:line-break/><text:line-break/><text:line-break/></text:p>
      <text:p text:style-name="P22">&lt;script src="js/script.js" asp-append-version="true"&gt;&lt;/script&gt;</text:p>
      <text:p text:style-name="P22">&lt;script type="text/javascript"&gt;</text:p>
      <text:p text:style-name="P22">getProject();</text:p>
      <text:p text:style-name="P22">&lt;/script&gt;</text:p>
      <text:p text:style-name="P30"/>
      <text:p text:style-name="P22">&lt;/body&gt;</text:p>
      <text:p text:style-name="P22">&lt;/html&gt;</text:p>
      <text:p text:style-name="P39"/>
      <text:p text:style-name="P43">Inside the css folder, create the <text:span text:style-name="T4">styles.css </text:span>add the following code</text:p>
      <text:p text:style-name="P39"/>
      <text:p text:style-name="P39"/>
      <text:p text:style-name="P22">.header{</text:p>
      <text:p text:style-name="P22">height: 10vh;</text:p>
      <text:p text:style-name="P22">display: flex;</text:p>
      <text:p text:style-name="P22"><text:soft-page-break/>justify-content: center;</text:p>
      <text:p text:style-name="P22">background: rgba(47, 45, 45,1);</text:p>
      <text:p text:style-name="P29"/>
      <text:p text:style-name="P22">border-radius: 16px;</text:p>
      <text:p text:style-name="P22">box-shadow: 0 4px 30px rgba(0, 0, 0, 0.1);</text:p>
      <text:p text:style-name="P22">backdrop-filter: blur(19.9px);</text:p>
      <text:p text:style-name="P22">-webkit-backdrop-filter: blur(19.9px);</text:p>
      <text:p text:style-name="P22">border: 1px solid rgba(255, 255, 255, 0.65);</text:p>
      <text:p text:style-name="P30"/>
      <text:p text:style-name="P22">}</text:p>
      <text:p text:style-name="P29"/>
      <text:p text:style-name="P22">.header-name{</text:p>
      <text:p text:style-name="P22">font-size: 2rem;</text:p>
      <text:p text:style-name="P22">padding-top: 1rem;</text:p>
      <text:p text:style-name="P22">padding-bottom: 1rem;</text:p>
      <text:p text:style-name="P22">color: rgba(255, 255, 255, 0.9);</text:p>
      <text:p text:style-name="P22">font-family: 'Times New Roman', Times, serif;</text:p>
      <text:p text:style-name="P22">}</text:p>
      <text:p text:style-name="P29"/>
      <text:p text:style-name="P22">.hidden {</text:p>
      <text:p text:style-name="P22">display: none;</text:p>
      <text:p text:style-name="P22">}</text:p>
      <text:p text:style-name="P30"/>
      <text:p text:style-name="P22">.card{</text:p>
      <text:p text:style-name="P22">width:25rem;</text:p>
      <text:p text:style-name="P22">word-wrap: break-word;</text:p>
      <text:p text:style-name="P22">/* From https://css.glass */</text:p>
      <text:p text:style-name="P22">background: rgba(47, 45, 45,1);</text:p>
      <text:p text:style-name="P22">border-radius: 16px;</text:p>
      <text:p text:style-name="P22">box-shadow: 0 4px 30px rgba(0, 0, 0, 0.1);</text:p>
      <text:p text:style-name="P22">backdrop-filter: blur(13.1px);</text:p>
      <text:p text:style-name="P22">-webkit-backdrop-filter: blur(13.1px);</text:p>
      <text:p text:style-name="P22">border: 1px solid rgba(255, 255, 255, 0.65);</text:p>
      <text:p text:style-name="P22">font-size: 2rem;</text:p>
      <text:p text:style-name="P22">font-family: 'Times New Roman', Times, serif;</text:p>
      <text:p text:style-name="P22">display: flex;</text:p>
      <text:p text:style-name="P22">flex-direction: column;</text:p>
      <text:p text:style-name="P22">gap: 1rem;</text:p>
      <text:p text:style-name="P22">word-wrap: break-word;</text:p>
      <text:p text:style-name="P29"/>
      <text:p text:style-name="P22">}</text:p>
      <text:p text:style-name="P22">.card-1&gt;span{</text:p>
      <text:p text:style-name="P29"/>
      <text:p text:style-name="P22">color:#f06040</text:p>
      <text:p text:style-name="P22">}</text:p>
      <text:p text:style-name="P22">.card-1{</text:p>
      <text:p text:style-name="P22">color: grey;</text:p>
      <text:p text:style-name="P22">}</text:p>
      <text:p text:style-name="P30"><text:soft-page-break/></text:p>
      <text:p text:style-name="P22">.container{</text:p>
      <text:p text:style-name="P22">display: flex;</text:p>
      <text:p text:style-name="P22">flex-direction: row;</text:p>
      <text:p text:style-name="P22">gap: 2rem;</text:p>
      <text:p text:style-name="P22">flex-wrap: wrap;</text:p>
      <text:p text:style-name="P22">}</text:p>
      <text:p text:style-name="P29"/>
      <text:p text:style-name="P22">.card-2{</text:p>
      <text:p text:style-name="P22">font-size: 2rem;</text:p>
      <text:p text:style-name="P22">font-weight:700;</text:p>
      <text:p text:style-name="P29"/>
      <text:p text:style-name="P22">background: rgba(240, 96, 64, 0.55);</text:p>
      <text:p text:style-name="P22">border-radius: 16px;</text:p>
      <text:p text:style-name="P22">box-shadow: 0 4px 30px rgba(0, 0, 0, 0.1);</text:p>
      <text:p text:style-name="P22">backdrop-filter: blur(15.7px);</text:p>
      <text:p text:style-name="P22">-webkit-backdrop-filter: blur(15.7px);</text:p>
      <text:p text:style-name="P22">border: 1px solid rgba(240, 96, 64, 1);</text:p>
      <text:p text:style-name="P22">justify-content: center;</text:p>
      <text:p text:style-name="P22">display: flex;</text:p>
      <text:p text:style-name="P22">}</text:p>
      <text:p text:style-name="P30"/>
      <text:p text:style-name="P22">.sign-in{</text:p>
      <text:p text:style-name="P22">display: flex;</text:p>
      <text:p text:style-name="P22">justify-content: center;</text:p>
      <text:p text:style-name="P22">margin-top: 10rem;</text:p>
      <text:p text:style-name="P22">}</text:p>
      <text:p text:style-name="P29"/>
      <text:p text:style-name="P22">.sign-in&gt;form{</text:p>
      <text:p text:style-name="P22">display: flex;</text:p>
      <text:p text:style-name="P22">flex-direction: column;</text:p>
      <text:p text:style-name="P22">gap: 1rem;</text:p>
      <text:p text:style-name="P22">width: 40rem;</text:p>
      <text:p text:style-name="P22">height: 30rem;</text:p>
      <text:p text:style-name="P22">background: rgba(255, 255, 255, 0.2);</text:p>
      <text:p text:style-name="P22">/* From https://css.glass */</text:p>
      <text:p text:style-name="P22">background: rgba(255, 255, 255, 0.74);</text:p>
      <text:p text:style-name="P22">border-radius: 16px;</text:p>
      <text:p text:style-name="P22">box-shadow: 0 4px 30px rgba(0, 0, 0, 0.1);</text:p>
      <text:p text:style-name="P22">backdrop-filter: blur(16.8px);</text:p>
      <text:p text:style-name="P22">-webkit-backdrop-filter: blur(16.8px);</text:p>
      <text:p text:style-name="P22">border: 1px solid rgba(255, 255, 255, 0.79);</text:p>
      <text:p text:style-name="P30"/>
      <text:p text:style-name="P22">}</text:p>
      <text:p text:style-name="P29"/>
      <text:p text:style-name="P22">.sign-in&gt;form&gt;input{</text:p>
      <text:p text:style-name="P22">border-radius: 2rem;</text:p>
      <text:p text:style-name="P22"><text:soft-page-break/>width: 35rem;</text:p>
      <text:p text:style-name="P22">margin-left: 2rem;</text:p>
      <text:p text:style-name="P22">margin-right: 2rem;</text:p>
      <text:p text:style-name="P22">height: 3rem;</text:p>
      <text:p text:style-name="P22">font-size: 2rem;</text:p>
      <text:p text:style-name="P22">border-radius: 16px;</text:p>
      <text:p text:style-name="P22">/* From https://css.glass */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2">cursor:pointer;</text:p>
      <text:p text:style-name="P22">}</text:p>
      <text:p text:style-name="P22">.sign-in&gt;form&gt;a{</text:p>
      <text:p text:style-name="P22">border-radius: 2rem;</text:p>
      <text:p text:style-name="P22">width: 35rem;</text:p>
      <text:p text:style-name="P22">margin-left: 2rem;</text:p>
      <text:p text:style-name="P22">margin-right: 2rem;</text:p>
      <text:p text:style-name="P22">margin-top: 2rem;</text:p>
      <text:p text:style-name="P22">height: 3rem;</text:p>
      <text:p text:style-name="P22">font-size: 2rem;</text:p>
      <text:p text:style-name="P22">border-radius: 16px;</text:p>
      <text:p text:style-name="P22">cursor:pointer;</text:p>
      <text:p text:style-name="P22">/* From https://css.glass */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9"/>
      <text:p text:style-name="P22">}</text:p>
      <text:p text:style-name="P30"/>
      <text:p text:style-name="P22">.sign-in&gt;form&gt;h1{</text:p>
      <text:p text:style-name="P22">text-align: center;</text:p>
      <text:p text:style-name="P22">font-size: 3rem;</text:p>
      <text:p text:style-name="P22">margin-top: 2rem;</text:p>
      <text:p text:style-name="P22">margin-bottom: 2rem;</text:p>
      <text:p text:style-name="P22">}</text:p>
      <text:p text:style-name="P24"><text:line-break/></text:p>
      <text:p text:style-name="P22">body{</text:p>
      <text:p text:style-name="P22">background-image: url("../image/2.jpeg");</text:p>
      <text:p text:style-name="P22">background-size: cover;</text:p>
      <text:p text:style-name="P22">background-repeat: no-repeat;</text:p>
      <text:p text:style-name="P22">background-position: center center;</text:p>
      <text:p text:style-name="P22"><text:soft-page-break/>background-attachment: fixed;</text:p>
      <text:p text:style-name="P29"/>
      <text:p text:style-name="P22">}</text:p>
      <text:p text:style-name="P30"/>
      <text:p text:style-name="P22">.signup{</text:p>
      <text:p text:style-name="P22">display: none;</text:p>
      <text:p text:style-name="P22">justify-content: center;</text:p>
      <text:p text:style-name="P22">margin-top: 10rem;</text:p>
      <text:p text:style-name="P22">}</text:p>
      <text:p text:style-name="P29"/>
      <text:p text:style-name="P22">.signup&gt;form{</text:p>
      <text:p text:style-name="P22">display: flex;</text:p>
      <text:p text:style-name="P22">flex-direction: column;</text:p>
      <text:p text:style-name="P22">gap: 1rem;</text:p>
      <text:p text:style-name="P22">width: 40rem;</text:p>
      <text:p text:style-name="P22">height: 40rem;</text:p>
      <text:p text:style-name="P22">background: rgba(255, 255, 255, 0.2);</text:p>
      <text:p text:style-name="P22">/* From https://css.glass */</text:p>
      <text:p text:style-name="P22">background: rgba(255, 255, 255, 0.74);</text:p>
      <text:p text:style-name="P22">border-radius: 16px;</text:p>
      <text:p text:style-name="P22">box-shadow: 0 4px 30px rgba(0, 0, 0, 0.1);</text:p>
      <text:p text:style-name="P22">backdrop-filter: blur(16.8px);</text:p>
      <text:p text:style-name="P22">-webkit-backdrop-filter: blur(16.8px);</text:p>
      <text:p text:style-name="P22">border: 1px solid rgba(255, 255, 255, 0.79);</text:p>
      <text:p text:style-name="P22">}</text:p>
      <text:p text:style-name="P29"/>
      <text:p text:style-name="P22">.signup&gt;form&gt;input{</text:p>
      <text:p text:style-name="P22">border-radius: 2rem;</text:p>
      <text:p text:style-name="P22">width: 35rem;</text:p>
      <text:p text:style-name="P22">margin-left: 2rem;</text:p>
      <text:p text:style-name="P22">margin-right: 2rem;</text:p>
      <text:p text:style-name="P22">height: 3rem;</text:p>
      <text:p text:style-name="P22">font-size: 2rem;</text:p>
      <text:p text:style-name="P22">border-radius: 16px;</text:p>
      <text:p text:style-name="P22">/* From https://css.glass */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2">cursor:pointer;</text:p>
      <text:p text:style-name="P22">}</text:p>
      <text:p text:style-name="P29"/>
      <text:p text:style-name="P22">.signup&gt;form&gt;a{</text:p>
      <text:p text:style-name="P22">border-radius: 2rem;</text:p>
      <text:p text:style-name="P22">width: 35rem;</text:p>
      <text:p text:style-name="P22">margin-left: 2rem;</text:p>
      <text:p text:style-name="P22">margin-right: 2rem;</text:p>
      <text:p text:style-name="P22"><text:soft-page-break/>margin-top: 2rem;</text:p>
      <text:p text:style-name="P22">height: 3rem;</text:p>
      <text:p text:style-name="P22">font-size: 2rem;</text:p>
      <text:p text:style-name="P22">border-radius: 16px;</text:p>
      <text:p text:style-name="P22">cursor:pointer;</text:p>
      <text:p text:style-name="P22">/* From https://css.glass */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9"/>
      <text:p text:style-name="P22">}</text:p>
      <text:p text:style-name="P30"/>
      <text:p text:style-name="P22">.signup&gt;form&gt;h1{</text:p>
      <text:p text:style-name="P22">text-align: center;</text:p>
      <text:p text:style-name="P22">font-size: 3rem;</text:p>
      <text:p text:style-name="P22">margin-top: 2rem;</text:p>
      <text:p text:style-name="P22">margin-bottom: 2rem;</text:p>
      <text:p text:style-name="P22">}</text:p>
      <text:p text:style-name="P29"/>
      <text:p text:style-name="P22">.veriToken{</text:p>
      <text:p text:style-name="P22">display: none;</text:p>
      <text:p text:style-name="P22">justify-content: center;</text:p>
      <text:p text:style-name="P22">margin-top: 10rem;</text:p>
      <text:p text:style-name="P29"/>
      <text:p text:style-name="P22">}</text:p>
      <text:p text:style-name="P30"/>
      <text:p text:style-name="P22">.veriToken&gt;form{</text:p>
      <text:p text:style-name="P22">display: flex;</text:p>
      <text:p text:style-name="P22">flex-direction: column;</text:p>
      <text:p text:style-name="P22">gap: 1rem;</text:p>
      <text:p text:style-name="P22">width: 40rem;</text:p>
      <text:p text:style-name="P22">height: 20rem;</text:p>
      <text:p text:style-name="P22">background: rgba(255, 255, 255, 0.2);</text:p>
      <text:p text:style-name="P22">/* From https://css.glass */</text:p>
      <text:p text:style-name="P22">background: rgba(255, 255, 255, 0.74);</text:p>
      <text:p text:style-name="P22">border-radius: 16px;</text:p>
      <text:p text:style-name="P22">box-shadow: 0 4px 30px rgba(0, 0, 0, 0.1);</text:p>
      <text:p text:style-name="P22">backdrop-filter: blur(16.8px);</text:p>
      <text:p text:style-name="P22">-webkit-backdrop-filter: blur(16.8px);</text:p>
      <text:p text:style-name="P22">border: 1px solid rgba(255, 255, 255, 0.79);</text:p>
      <text:p text:style-name="P22">}</text:p>
      <text:p text:style-name="P29"/>
      <text:p text:style-name="P22">.veriToken&gt;form&gt;input{</text:p>
      <text:p text:style-name="P22">border-radius: 2rem;</text:p>
      <text:p text:style-name="P22">width: 35rem;</text:p>
      <text:p text:style-name="P22"><text:soft-page-break/>margin-left: 2rem;</text:p>
      <text:p text:style-name="P22">margin-right: 2rem;</text:p>
      <text:p text:style-name="P22">height: 3rem;</text:p>
      <text:p text:style-name="P22">font-size: 2rem;</text:p>
      <text:p text:style-name="P22">border-radius: 16px;</text:p>
      <text:p text:style-name="P22">/* From https://css.glass */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2">cursor:pointer;</text:p>
      <text:p text:style-name="P22">}</text:p>
      <text:p text:style-name="P29"/>
      <text:p text:style-name="P22">.veriToken&gt;form&gt;h1{</text:p>
      <text:p text:style-name="P22">text-align: center;</text:p>
      <text:p text:style-name="P22">font-size: 3rem;</text:p>
      <text:p text:style-name="P22">margin-top: 2rem;</text:p>
      <text:p text:style-name="P22">margin-bottom: 2rem;</text:p>
      <text:p text:style-name="P22">}</text:p>
      <text:p text:style-name="P29"/>
      <text:p text:style-name="P22">.sidebar{</text:p>
      <text:p text:style-name="P22">display: none;</text:p>
      <text:p text:style-name="P22">flex-direction: column;</text:p>
      <text:p text:style-name="P22">}</text:p>
      <text:p text:style-name="P24"><text:line-break/></text:p>
      <text:p text:style-name="P22">.sideproject&gt;form&gt;fieldset{</text:p>
      <text:p text:style-name="P22">display: flex;</text:p>
      <text:p text:style-name="P22">flex-direction: column;</text:p>
      <text:p text:style-name="P22">gap:2rem;</text:p>
      <text:p text:style-name="P22">width: 40rem;</text:p>
      <text:p text:style-name="P22">background: rgba(255, 255, 255, 0.74);</text:p>
      <text:p text:style-name="P22">border-radius: 16px;</text:p>
      <text:p text:style-name="P22">box-shadow: 0 4px 30px rgba(0, 0, 0, 0.1);</text:p>
      <text:p text:style-name="P22">backdrop-filter: blur(16.8px);</text:p>
      <text:p text:style-name="P22">-webkit-backdrop-filter: blur(16.8px);</text:p>
      <text:p text:style-name="P22">border: 1px solid rgba(255, 255, 255, 0.79);</text:p>
      <text:p text:style-name="P29"/>
      <text:p text:style-name="P22">}</text:p>
      <text:p text:style-name="P30"/>
      <text:p text:style-name="P22">.sideproject&gt;form&gt;fieldset&gt;input{</text:p>
      <text:p text:style-name="P22">border-radius: 2rem;</text:p>
      <text:p text:style-name="P22">width: 35rem;</text:p>
      <text:p text:style-name="P22">margin-left: 2rem;</text:p>
      <text:p text:style-name="P22">margin-right: 2rem;</text:p>
      <text:p text:style-name="P22">height: 3rem;</text:p>
      <text:p text:style-name="P22"><text:soft-page-break/>font-size: 2rem;</text:p>
      <text:p text:style-name="P22">border-radius: 16px;</text:p>
      <text:p text:style-name="P22">/* From https://css.glass */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2">cursor:pointer;</text:p>
      <text:p text:style-name="P22">}</text:p>
      <text:p text:style-name="P29"/>
      <text:p text:style-name="P22">.sideproject&gt;form&gt;fieldset&gt;a{</text:p>
      <text:p text:style-name="P22">border-radius: 2rem;</text:p>
      <text:p text:style-name="P22">width: 35rem;</text:p>
      <text:p text:style-name="P22">margin-left: 2rem;</text:p>
      <text:p text:style-name="P22">margin-right: 2rem;</text:p>
      <text:p text:style-name="P22">height: 3rem;</text:p>
      <text:p text:style-name="P22">font-size: 2rem;</text:p>
      <text:p text:style-name="P22">border-radius: 16px;</text:p>
      <text:p text:style-name="P22">/* From https://css.glass */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2">cursor:pointer;</text:p>
      <text:p text:style-name="P22">}</text:p>
      <text:p text:style-name="P29"/>
      <text:p text:style-name="P22">.sideproject&gt;form&gt;fieldset&gt;textarea{</text:p>
      <text:p text:style-name="P22">font-size: 2rem; </text:p>
      <text:p text:style-name="P22">background: rgba(255, 255, 255, 0.32);</text:p>
      <text:p text:style-name="P22">border-radius: 16px;</text:p>
      <text:p text:style-name="P22">box-shadow: 0 4px 30px rgba(0, 0, 0, 0.1);</text:p>
      <text:p text:style-name="P22">backdrop-filter: blur(3.9px);</text:p>
      <text:p text:style-name="P22">-webkit-backdrop-filter: blur(3.9px);</text:p>
      <text:p text:style-name="P22">border: 1px solid rgba(255, 255, 255, 0.68);</text:p>
      <text:p text:style-name="P22">cursor:pointer;</text:p>
      <text:p text:style-name="P22">width: 35rem;</text:p>
      <text:p text:style-name="P22">margin-left: 2rem;</text:p>
      <text:p text:style-name="P22">margin-right: 2rem;</text:p>
      <text:p text:style-name="P22">}</text:p>
      <text:p text:style-name="P22">.sideproject&gt;form&gt;fieldset&gt;legend{</text:p>
      <text:p text:style-name="P22">font-size: 2.5rem;</text:p>
      <text:p text:style-name="P22">font-weight: bold;</text:p>
      <text:p text:style-name="P22">}</text:p>
      <text:p text:style-name="P24"><text:line-break/></text:p>
      <text:p text:style-name="P22"><text:soft-page-break/>#hyupdate{</text:p>
      <text:p text:style-name="P22">display: none;</text:p>
      <text:p text:style-name="P22">}</text:p>
      <text:p text:style-name="P29"/>
      <text:p text:style-name="P22">#hydelete{</text:p>
      <text:p text:style-name="P22">display:none;</text:p>
      <text:p text:style-name="P22">}</text:p>
      <text:p text:style-name="P30"/>
      <text:p text:style-name="P22">.welcome,.open{</text:p>
      <text:p text:style-name="P22">font-size: 2rem;</text:p>
      <text:p text:style-name="P22">font-weight:700;</text:p>
      <text:p text:style-name="P22">height: 2rem;</text:p>
      <text:p text:style-name="P22">background: rgba(240, 96, 64, 0.55);</text:p>
      <text:p text:style-name="P22">border-radius: 16px;</text:p>
      <text:p text:style-name="P22">box-shadow: 0 4px 30px rgba(0, 0, 0, 0.1);</text:p>
      <text:p text:style-name="P22">backdrop-filter: blur(15.7px);</text:p>
      <text:p text:style-name="P22">-webkit-backdrop-filter: blur(15.7px);</text:p>
      <text:p text:style-name="P22">border: 1px solid rgba(240, 96, 64, 1);</text:p>
      <text:p text:style-name="P22">justify-content: center;</text:p>
      <text:p text:style-name="P22">display: flex; </text:p>
      <text:p text:style-name="P22">}</text:p>
      <text:p text:style-name="P22">.sideproject {</text:p>
      <text:p text:style-name="P22">position: absolute;</text:p>
      <text:p text:style-name="P22">top: 100%;</text:p>
      <text:p text:style-name="P22">left: 50%;</text:p>
      <text:p text:style-name="P29"/>
      <text:p text:style-name="P22">transform: translate(-50%, -50%);</text:p>
      <text:p text:style-name="P22">}</text:p>
      <text:p text:style-name="P29"/>
      <text:p text:style-name="P22">.organizer{</text:p>
      <text:p text:style-name="P22">display: flex;</text:p>
      <text:p text:style-name="P22">flex-direction: row;</text:p>
      <text:p text:style-name="P22">justify-content: space-evenly;</text:p>
      <text:p text:style-name="P22">flex-wrap: wrap;</text:p>
      <text:p text:style-name="P22">margin-bottom: 2rem;</text:p>
      <text:p text:style-name="P22">}</text:p>
      <text:p text:style-name="P24"/>
      <text:p text:style-name="P39"><text:span text:style-name="T11">Inside the js folder, create a </text:span><text:span text:style-name="T12">script.js</text:span><text:span text:style-name="T11"> and add the following code</text:span></text:p>
      <text:p text:style-name="P39"/>
      <text:p text:style-name="P28">window.onload = function(){</text:p>
      <text:p text:style-name="P22">Projects()</text:p>
      <text:p text:style-name="P22">}</text:p>
      <text:p text:style-name="P22">const uri = 'api/Projects';</text:p>
      <text:p text:style-name="P22">const auth = "api/Auth";</text:p>
      <text:p text:style-name="P22">let projects = [];</text:p>
      <text:p text:style-name="P22">function getProject(){</text:p>
      <text:p text:style-name="P22">fetch(uri)</text:p>
      <text:p text:style-name="P22">.then(response =&gt; response.json())</text:p>
      <text:p text:style-name="P22"><text:soft-page-break/>.catch(error=&gt; console.error('Unable to get items.', error))</text:p>
      <text:p text:style-name="P22">}</text:p>
      <text:p text:style-name="P22">/*</text:p>
      <text:p text:style-name="P22">Create a Project</text:p>
      <text:p text:style-name="P22">*/</text:p>
      <text:p text:style-name="P22">function addProject(){</text:p>
      <text:p text:style-name="P22">const addCustomer = document.getElementById("customer");</text:p>
      <text:p text:style-name="P22">const addName = document.getElementById("project-name");</text:p>
      <text:p text:style-name="P22">const addDescription = document.getElementById("description");</text:p>
      <text:p text:style-name="P22">const addDuedate = document.getElementById("duedate");</text:p>
      <text:p text:style-name="P22">const addCost = document.getElementById("cost");</text:p>
      <text:p text:style-name="P22">const addDeveloper = document.getElementById("developer");</text:p>
      <text:p text:style-name="P22">const addStatus = document.getElementById("status");</text:p>
      <text:p text:style-name="P22">const projectItem = {</text:p>
      <text:p text:style-name="P22">customer: addCustomer.value.trim(),</text:p>
      <text:p text:style-name="P22">name: addName.value.trim(),</text:p>
      <text:p text:style-name="P22">description: addDescription.value.trim(),</text:p>
      <text:p text:style-name="P22">dueDate: addDuedate.value.trim(),</text:p>
      <text:p text:style-name="P22">cost : addCost.value.trim(),</text:p>
      <text:p text:style-name="P22">developer : addDeveloper.value.trim(),</text:p>
      <text:p text:style-name="P22">status: addStatus.value.trim(),</text:p>
      <text:p text:style-name="P22">};</text:p>
      <text:p text:style-name="P22">fetch(uri, {</text:p>
      <text:p text:style-name="P22">method: 'POST',</text:p>
      <text:p text:style-name="P22">headers: {</text:p>
      <text:p text:style-name="P22">'Accept': 'application/json',</text:p>
      <text:p text:style-name="P22">'Content-Type': 'application/json'</text:p>
      <text:p text:style-name="P22">},</text:p>
      <text:p text:style-name="P22">body: JSON.stringify(projectItem)</text:p>
      <text:p text:style-name="P22">})</text:p>
      <text:p text:style-name="P22">.then(response =&gt; response.json)</text:p>
      <text:p text:style-name="P22">.then(()=&gt;{</text:p>
      <text:p text:style-name="P22">getProject();</text:p>
      <text:p text:style-name="P22">addCustomer.value = "";</text:p>
      <text:p text:style-name="P22">addStatus.value = "";</text:p>
      <text:p text:style-name="P22">addDescription.value = "";</text:p>
      <text:p text:style-name="P22">addDuedate.value = "";</text:p>
      <text:p text:style-name="P22">addCost.value = "";</text:p>
      <text:p text:style-name="P22">addDeveloper.value = "";</text:p>
      <text:p text:style-name="P22">addName.value = "";</text:p>
      <text:p text:style-name="P22">})</text:p>
      <text:p text:style-name="P22">.catch(error =&gt; console.error('Unable to add Project.', error)); </text:p>
      <text:p text:style-name="P22">}</text:p>
      <text:p text:style-name="P22">/*</text:p>
      <text:p text:style-name="P22">Update a Project</text:p>
      <text:p text:style-name="P22">*/</text:p>
      <text:p text:style-name="P22">function updateProject(){</text:p>
      <text:p text:style-name="P22">projectId = document.getElementById('edit-id').value.trim();</text:p>
      <text:p text:style-name="P22">const projectItem = {</text:p>
      <text:p text:style-name="P22">Id : document.getElementById('edit-id').value.trim(),</text:p>
      <text:p text:style-name="P22"><text:soft-page-break/>customer: document.getElementById('edit-customer').value.trim(),</text:p>
      <text:p text:style-name="P22">name: document.getElementById('edit-name').value.trim(),</text:p>
      <text:p text:style-name="P22">description: document.getElementById('edit-description').value.trim(),</text:p>
      <text:p text:style-name="P22">dueDate: document.getElementById('edit-duedate').value.trim(),</text:p>
      <text:p text:style-name="P22">cost: document.getElementById('edit-cost').value.trim(),</text:p>
      <text:p text:style-name="P22">developer: document.getElementById('edit-developer').value.trim(),</text:p>
      <text:p text:style-name="P22">status:document.getElementById('edit-status').value.trim(),</text:p>
      <text:p text:style-name="P22">};</text:p>
      <text:p text:style-name="P22">fetch(`${uri}/${projectId}`,{</text:p>
      <text:p text:style-name="P22">method: 'PUT',</text:p>
      <text:p text:style-name="P22">headers: {</text:p>
      <text:p text:style-name="P22">'Accept': 'application/json',</text:p>
      <text:p text:style-name="P22">'Content-Type': 'application/json'</text:p>
      <text:p text:style-name="P22">},</text:p>
      <text:p text:style-name="P22">body: JSON.stringify(projectItem) </text:p>
      <text:p text:style-name="P22">})</text:p>
      <text:p text:style-name="P22">.then(response =&gt; response.json) </text:p>
      <text:p text:style-name="P22">.then(() =&gt;{</text:p>
      <text:p text:style-name="P22">getProject();</text:p>
      <text:p text:style-name="P22">document.getElementById('edit-id').value = "";</text:p>
      <text:p text:style-name="P22">document.getElementById('edit-customer').value = "";</text:p>
      <text:p text:style-name="P22">document.getElementById('edit-name').value = ""; </text:p>
      <text:p text:style-name="P22">document.getElementById('edit-description').value = ""; </text:p>
      <text:p text:style-name="P22">document.getElementById('edit-duedate').value = ""; </text:p>
      <text:p text:style-name="P22">document.getElementById('edit-cost').value = ""; </text:p>
      <text:p text:style-name="P22">document.getElementById('edit-developer').value = "";</text:p>
      <text:p text:style-name="P22">document.getElementById('edit-status').value = "";</text:p>
      <text:p text:style-name="P22">})</text:p>
      <text:p text:style-name="P22">.catch(error =&gt; console.error('Unable to update projects.', error));</text:p>
      <text:p text:style-name="P22">return false;</text:p>
      <text:p text:style-name="P22">}</text:p>
      <text:p text:style-name="P22">/*</text:p>
      <text:p text:style-name="P22">DELETE PROJECT </text:p>
      <text:p text:style-name="P22">*/</text:p>
      <text:p text:style-name="P22">function deleteProject() {</text:p>
      <text:p text:style-name="P22">projectId = document.getElementById("delete-id").value.trim();</text:p>
      <text:p text:style-name="P22">fetch(`${uri}/${projectId}`, {</text:p>
      <text:p text:style-name="P22">method: 'DELETE'</text:p>
      <text:p text:style-name="P22">})</text:p>
      <text:p text:style-name="P22">.then(() =&gt; {</text:p>
      <text:p text:style-name="P22">getProject();</text:p>
      <text:p text:style-name="P22">document.getElementById("delete-id").value = "";</text:p>
      <text:p text:style-name="P22">})</text:p>
      <text:p text:style-name="P22">.catch(error =&gt; console.error('Unable to delete item.', error));</text:p>
      <text:p text:style-name="P22">}</text:p>
      <text:p text:style-name="P22">async function Projects(){</text:p>
      <text:p text:style-name="P22">try{</text:p>
      <text:p text:style-name="P22">const response = await fetch(uri);</text:p>
      <text:p text:style-name="P22">const items = await response.json();</text:p>
      <text:p text:style-name="P22">const container = document.getElementById("container");</text:p>
      <text:p text:style-name="P29"><text:soft-page-break/></text:p>
      <text:p text:style-name="P22">items.forEach(function(item){</text:p>
      <text:p text:style-name="P22">const Card = document.createElement("div");</text:p>
      <text:p text:style-name="P22">Card.className = "card"</text:p>
      <text:p text:style-name="P22">const customer = document.createElement("div");</text:p>
      <text:p text:style-name="P22">customer.className = "card-2";</text:p>
      <text:p text:style-name="P22">customer.innerHTML = `&amp;#128188;&amp;nbsp; ${item.customer}`;</text:p>
      <text:p text:style-name="P22">Card.appendChild(customer);</text:p>
      <text:p text:style-name="P22">const Id = document.createElement("div");</text:p>
      <text:p text:style-name="P22">Id.className = "card-1";</text:p>
      <text:p text:style-name="P22">Id.innerHTML = `&lt;span &gt;&amp;#128273 ID:&lt;/span&gt; ${item.id}`;</text:p>
      <text:p text:style-name="P22">Card.appendChild(Id);</text:p>
      <text:p text:style-name="P22">const name = document.createElement("div");</text:p>
      <text:p text:style-name="P22">name.className = "card-1";</text:p>
      <text:p text:style-name="P22">name.innerHTML = `&lt;span &gt;&amp;#128450 Name:&lt;/span&gt; ${item.name}`;</text:p>
      <text:p text:style-name="P22">Card.appendChild(name);</text:p>
      <text:p text:style-name="P22">const description = document.createElement("div");</text:p>
      <text:p text:style-name="P22">description.className = "card-1";</text:p>
      <text:p text:style-name="P22">description.innerHTML = `&lt;span &gt;&amp;#128452 Description:&lt;/span&gt; ${item.description}`;</text:p>
      <text:p text:style-name="P22">Card.appendChild(description);</text:p>
      <text:p text:style-name="P22">const cost = document.createElement("div");</text:p>
      <text:p text:style-name="P22">cost.className = "card-1";</text:p>
      <text:p text:style-name="P22">cost.innerHTML = `&lt;span &gt;&amp;#128181 Cost:&lt;/span&gt; GHS ${item.cost}`;</text:p>
      <text:p text:style-name="P22">Card.appendChild(cost);</text:p>
      <text:p text:style-name="P22">const duedate = document.createElement("div");</text:p>
      <text:p text:style-name="P22">duedate.className = "card-1";</text:p>
      <text:p text:style-name="P22">duedate.innerHTML = `&lt;span &gt;&amp;#128198 Duedate:&lt;/span&gt; ${item.dueDate}`;</text:p>
      <text:p text:style-name="P22">Card.appendChild(duedate);</text:p>
      <text:p text:style-name="P22">const developer = document.createElement("div");</text:p>
      <text:p text:style-name="P22">developer.className = "card-1";</text:p>
      <text:p text:style-name="P22">developer.innerHTML = `&lt;span &gt;&amp;#128100 Developer:&lt;/span&gt; ${item.developer}`;</text:p>
      <text:p text:style-name="P22">Card.appendChild(developer);</text:p>
      <text:p text:style-name="P29"/>
      <text:p text:style-name="P22">const status = document.createElement("div");</text:p>
      <text:p text:style-name="P22">status.className = "card-1";</text:p>
      <text:p text:style-name="P22">status.innerHTML = `&lt;span &gt;&amp;#128640 Status:&lt;/span&gt;${item.status}`;</text:p>
      <text:p text:style-name="P22">Card.appendChild(status);</text:p>
      <text:p text:style-name="P22">container.appendChild(Card)</text:p>
      <text:p text:style-name="P22">})</text:p>
      <text:p text:style-name="P22">}</text:p>
      <text:p text:style-name="P22">catch(error){</text:p>
      <text:p text:style-name="P22">console.error("Error fetching Items",error);</text:p>
      <text:p text:style-name="P22">}</text:p>
      <text:p text:style-name="P22">}</text:p>
      <text:p text:style-name="P22">async function verifyUser() {</text:p>
      <text:p text:style-name="P22">const token = document.getElementById("token").value.trim();</text:p>
      <text:p text:style-name="P22">try {</text:p>
      <text:p text:style-name="P22">const response = await fetch(auth+"/verify?token=" + token, {</text:p>
      <text:p text:style-name="P22">method: "POST"</text:p>
      <text:p text:style-name="P22">});</text:p>
      <text:p text:style-name="P22"><text:soft-page-break/>const data = await response.text();</text:p>
      <text:p text:style-name="P22">if (response.ok) {</text:p>
      <text:p text:style-name="P22">// Verification successful</text:p>
      <text:p text:style-name="P22">alert("Verification successful! " + data);</text:p>
      <text:p text:style-name="P22">document.getElementById("signup").style.display = "none";</text:p>
      <text:p text:style-name="P22">document.getElementById("veriToken").style.display = "none";</text:p>
      <text:p text:style-name="P22">document.getElementById("loginContainer").style.display="flex"</text:p>
      <text:p text:style-name="P22">} else {</text:p>
      <text:p text:style-name="P22">// Verification failed</text:p>
      <text:p text:style-name="P22">alert("Verification failed: " + data);</text:p>
      <text:p text:style-name="P22">}</text:p>
      <text:p text:style-name="P22">} catch (error) {</text:p>
      <text:p text:style-name="P22">console.error("Error verifying user:", error);</text:p>
      <text:p text:style-name="P22">}</text:p>
      <text:p text:style-name="P22">}</text:p>
      <text:p text:style-name="P22">//Signup</text:p>
      <text:p text:style-name="P22">async function signUP(){</text:p>
      <text:p text:style-name="P22">const name = document.getElementById("name").value;</text:p>
      <text:p text:style-name="P22">const email = document.getElementById("email").value;</text:p>
      <text:p text:style-name="P22">const password1 = document.getElementById("password1").value;</text:p>
      <text:p text:style-name="P22">const password2 = document.getElementById("password2").value;</text:p>
      <text:p text:style-name="P22">const register = {</text:p>
      <text:p text:style-name="P22">Name: name.trim(),</text:p>
      <text:p text:style-name="P22">Email: email.trim(),</text:p>
      <text:p text:style-name="P22">Password: password1.trim(),</text:p>
      <text:p text:style-name="P22">ConfirmPassword: password2.trim()</text:p>
      <text:p text:style-name="P22">}</text:p>
      <text:p text:style-name="P22">try{</text:p>
      <text:p text:style-name="P22">const response = await fetch(auth+"/register",{</text:p>
      <text:p text:style-name="P22">method: "POST",</text:p>
      <text:p text:style-name="P22">headers: {</text:p>
      <text:p text:style-name="P22">'Accept': 'application/json',</text:p>
      <text:p text:style-name="P22">'Content-Type': 'application/json'</text:p>
      <text:p text:style-name="P22">},</text:p>
      <text:p text:style-name="P22">body: JSON.stringify(register),</text:p>
      <text:p text:style-name="P22">})</text:p>
      <text:p text:style-name="P22">const data = await response.json();</text:p>
      <text:p text:style-name="P22">if (response.ok){</text:p>
      <text:p text:style-name="P22">alert(data);</text:p>
      <text:p text:style-name="P22">document.getElementById("signup").style.display = "none";</text:p>
      <text:p text:style-name="P22">document.getElementById("veriToken").style.display="flex";</text:p>
      <text:p text:style-name="P22">}</text:p>
      <text:p text:style-name="P22">else{</text:p>
      <text:p text:style-name="P22">alert(data)</text:p>
      <text:p text:style-name="P22">}</text:p>
      <text:p text:style-name="P22">}</text:p>
      <text:p text:style-name="P22">catch(error){</text:p>
      <text:p text:style-name="P22">console.error("Error registering user:", error);</text:p>
      <text:p text:style-name="P22">}</text:p>
      <text:p text:style-name="P22">}</text:p>
      <text:p text:style-name="P22"><text:soft-page-break/>//Login Function</text:p>
      <text:p text:style-name="P22">async function authenticateUser() {</text:p>
      <text:p text:style-name="P22">const username = document.getElementById("username").value.trim();</text:p>
      <text:p text:style-name="P22">const password = document.getElementById("password").value.trim();</text:p>
      <text:p text:style-name="P22">const login = {</text:p>
      <text:p text:style-name="P22">Email:username,</text:p>
      <text:p text:style-name="P22">Password:password</text:p>
      <text:p text:style-name="P22">}</text:p>
      <text:p text:style-name="P22">try {</text:p>
      <text:p text:style-name="P22">const response = await fetch(auth+'/login', {</text:p>
      <text:p text:style-name="P22">method: "POST",</text:p>
      <text:p text:style-name="P22">headers: {</text:p>
      <text:p text:style-name="P22">'Accept': 'application/json',</text:p>
      <text:p text:style-name="P22">'Content-Type': 'application/json'</text:p>
      <text:p text:style-name="P22">},</text:p>
      <text:p text:style-name="P22">body: JSON.stringify(login)</text:p>
      <text:p text:style-name="P22">});</text:p>
      <text:p text:style-name="P22">const data = await response.json();</text:p>
      <text:p text:style-name="P22">if (response.ok) {</text:p>
      <text:p text:style-name="P22">// Authentication successful</text:p>
      <text:p text:style-name="P22">showDashboard(data);</text:p>
      <text:p text:style-name="P22">document.getElementById("loginContainer").style.display = "none";</text:p>
      <text:p text:style-name="P22">} else {</text:p>
      <text:p text:style-name="P22">// Authentication failed</text:p>
      <text:p text:style-name="P22">alert("Authentication failed: " + data);</text:p>
      <text:p text:style-name="P22">}</text:p>
      <text:p text:style-name="P22">} catch (error) {</text:p>
      <text:p text:style-name="P22">console.error("Error authenticating user:", error);</text:p>
      <text:p text:style-name="P22">}</text:p>
      <text:p text:style-name="P22">}</text:p>
      <text:p text:style-name="P22">function showDashboard(data) {</text:p>
      <text:p text:style-name="P22">const welcomeMessage = document.getElementById("welcomeMessage");</text:p>
      <text:p text:style-name="P22">document.getElementById("signup").style.display = "none";</text:p>
      <text:p text:style-name="P22">document.getElementById("veriToken").style.display = "none";</text:p>
      <text:p text:style-name="P22">document.getElementById("loginContainer").style.display = "none";</text:p>
      <text:p text:style-name="P22">document.getElementById("dashboardContainer").style.display="flex";</text:p>
      <text:p text:style-name="P22">;</text:p>
      <text:p text:style-name="P22">// Display the username in the welcome message</text:p>
      <text:p text:style-name="P22">welcomeMessage.textContent = data;</text:p>
      <text:p text:style-name="P22">}</text:p>
      <text:p text:style-name="P22">function hysignup(){</text:p>
      <text:p text:style-name="P22">document.getElementById("signup").style.display = "flex";</text:p>
      <text:p text:style-name="P22">document.getElementById("loginContainer").style.display = "none";</text:p>
      <text:p text:style-name="P22">}</text:p>
      <text:p text:style-name="P29"/>
      <text:p text:style-name="P22">function hyverify(){</text:p>
      <text:p text:style-name="P22">document.getElementById("veriToken").style.display = "flex";</text:p>
      <text:p text:style-name="P22">document.getElementById("signup").style.display = "none";</text:p>
      <text:p text:style-name="P22">}</text:p>
      <text:p text:style-name="P29"/>
      <text:p text:style-name="P22"><text:soft-page-break/>function opener(){</text:p>
      <text:p text:style-name="P22">document.getElementById("sidebar").style.display = "flex";</text:p>
      <text:p text:style-name="P22">document.getElementById("display_projects").style.display = "none";</text:p>
      <text:p text:style-name="P22">document.getElementById("opener").style.display ='none';</text:p>
      <text:p text:style-name="P29"/>
      <text:p text:style-name="P22">}</text:p>
      <text:p text:style-name="P22">function hyupdate(){</text:p>
      <text:p text:style-name="P22">document.getElementById("hyupdate").style.display = "flex"</text:p>
      <text:p text:style-name="P22">document.getElementById("hydelete").style.display = "none"</text:p>
      <text:p text:style-name="P22">document.getElementById("hyaddnew").style.display = "none"</text:p>
      <text:p text:style-name="P22">}</text:p>
      <text:p text:style-name="P29"/>
      <text:p text:style-name="P22">function hydelete(){</text:p>
      <text:p text:style-name="P22">document.getElementById("hydelete").style.display = "flex"</text:p>
      <text:p text:style-name="P22">document.getElementById("hyaddnew").style.display = "none"</text:p>
      <text:p text:style-name="P22">document.getElementById("hyupdate").style.display = "none"</text:p>
      <text:p text:style-name="P22">}</text:p>
      <text:p text:style-name="P29"/>
      <text:p text:style-name="P22">function hyaddnew(){</text:p>
      <text:p text:style-name="P22">document.getElementById("hyaddnew").style.display = "flex"</text:p>
      <text:p text:style-name="P22">document.getElementById("hyupdate").style.display = "none"</text:p>
      <text:p text:style-name="P22">document.getElementById("hydelete").style.display = "none"</text:p>
      <text:p text:style-name="P29"/>
      <text:p text:style-name="P22">}</text:p>
      <text:p text:style-name="P29"/>
      <text:p text:style-name="P39"/>
      <text:p text:style-name="P39"/>
      <text:p text:style-name="P39"/>
      <text:p text:style-name="P44">SECURITY</text:p>
      <text:p text:style-name="P43">The script.js file can be visible to the hacker and the hacker can manipulate the code for illegal means but this is how you can beat the system </text:p>
      <text:list text:style-name="L4">
        <text:list-item>
          <text:p text:style-name="P64">Make a copy of your code and store it internally now the production code, you can change all the variable to a single letter </text:p>
        </text:list-item>
        <text:list-item>
          <text:p text:style-name="P64">You can copy other ruubbish code and add it to your code for it to look bulky and meaningless </text:p>
        </text:list-item>
        <text:list-item>
          <text:p text:style-name="P64">500 lines of code can be changed to 18000 lines by adding additional ruubbish code</text:p>
        </text:list-item>
        <text:list-item>
          <text:p text:style-name="P66"><text:span text:style-name="T13">Remove all comment in production code and use uglifyjs.</text:span><text:span text:style-name="T14">net</text:span><text:span text:style-name="T13"> to compress it by removing all spaces in the code </text:span></text:p>
        </text:list-item>
        <text:list-item>
          <text:p text:style-name="P65">Rename all your functions to be a nonsense one </text:p>
        </text:list-item>
        <text:list-item>
          <text:p text:style-name="P59"><text:span text:style-name="T8">We can also minify the html with this website</text:span><text:span text:style-name="T9"/></text:p>
        </text:list-item>
      </text:list>
      <text:p text:style-name="P60"/>
      <text:p text:style-name="P61"><text:span text:style-name="T8">E</text:span><text:span text:style-name="T7">xample of a dummy code we can add to confuse hackers </text:span><text:span text:style-name="T9"/></text:p>
      <text:p text:style-name="P52">( () =&gt;</text:p>
      <text:p text:style-name="P52">{</text:p>
      <text:p text:style-name="P52"><text:s text:c="2"/>var e, t, r, n, o, i = {</text:p>
      <text:p text:style-name="P52"><text:s text:c="6"/>7720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X: () =&gt; ce</text:p>
      <text:p text:style-name="P52"><text:s text:c="8"/>} );</text:p>
      <text:p text:style-name="P52"><text:s text:c="8"/>var n = ( e, t ) =&gt; /^(#[\w-.]+)$/.test( e ) &amp;&amp; "#" === e.charAt( 0 ) &amp;&amp; t.getElementById ? t.getElementById( e.slice( 1 ) ) : t.querySelector( e );</text:p>
      <text:p text:style-name="P52"><text:s text:c="8"/>class o</text:p>
      <text:p text:style-name="P52"><text:s text:c="8"/>{</text:p>
      <text:p text:style-name="P52"><text:s text:c="10"/>constructor( e, t )</text:p>
      <text:p text:style-name="P52"><text:s text:c="10"/>{</text:p>
      <text:p text:style-name="P52"><text:s text:c="12"/>this.el = "string" == typeof e ? n( e, t ) : e || this.el || t || document</text:p>
      <text:p text:style-name="P52"><text:s text:c="10"/>}</text:p>
      <text:p text:style-name="P52"><text:s text:c="10"/>append( e )</text:p>
      <text:p text:style-name="P52"><text:s text:c="10"/>{</text:p>
      <text:p text:style-name="P52"><text:s text:c="12"/>return this.el.appendChild( e )</text:p>
      <text:p text:style-name="P52"><text:s text:c="10"/>}</text:p>
      <text:p text:style-name="P52"><text:soft-page-break/><text:s text:c="10"/>chainAppend()</text:p>
      <text:p text:style-name="P52"><text:s text:c="10"/>{</text:p>
      <text:p text:style-name="P52"><text:s text:c="12"/>for ( var e = arguments.length, t = new Array( e ), r = 0; r &lt; e; r++ ) t[ r ] = arguments[ r ];</text:p>
      <text:p text:style-name="P52"><text:s text:c="12"/>return t.reduce( ( ( e, t ) =&gt; e.appendChild( t ) ), this.el )</text:p>
      <text:p text:style-name="P52"><text:s text:c="10"/>}</text:p>
      <text:p text:style-name="P52"><text:s text:c="10"/>appendMulti()</text:p>
      <text:p text:style-name="P52"><text:s text:c="10"/>{</text:p>
      <text:p text:style-name="P52"><text:s text:c="12"/>for ( var e = arguments.length, t = new Array( e ), r = 0; r &lt; e; r++ ) t[ r ] = arguments[ r ];</text:p>
      <text:p text:style-name="P52"><text:s text:c="12"/>t.forEach( ( e =&gt; this.el.appendChild( e ) ) )</text:p>
      <text:p text:style-name="P52"><text:s text:c="10"/>}</text:p>
      <text:p text:style-name="P52"><text:s text:c="10"/>attr( e, t )</text:p>
      <text:p text:style-name="P52"><text:s text:c="10"/>{</text:p>
      <text:p text:style-name="P52"><text:s text:c="12"/>return void 0 !== t ? ( this.el.setAttribute( e, t ), this ) : this.el.getAttribute( e )</text:p>
      <text:p text:style-name="P52"><text:s text:c="10"/>}</text:p>
      <text:p text:style-name="P52"><text:s text:c="10"/>class()</text:p>
      <text:p text:style-name="P52"><text:s text:c="10"/>{</text:p>
      <text:p text:style-name="P52"><text:s text:c="12"/>return this.el.classList</text:p>
      <text:p text:style-name="P52"><text:s text:c="10"/>}</text:p>
      <text:p text:style-name="P52"><text:s text:c="10"/>closest( e )</text:p>
      <text:p text:style-name="P52"><text:s text:c="10"/>{</text:p>
      <text:p text:style-name="P52"><text:s text:c="12"/>var t = this.el.closest( e );</text:p>
      <text:p text:style-name="P52"><text:s text:c="12"/>return t ? new o( t ) : null</text:p>
      <text:p text:style-name="P52"><text:s text:c="10"/>}</text:p>
      <text:p text:style-name="P52"><text:s text:c="10"/>createElement( e, t )</text:p>
      <text:p text:style-name="P52"><text:s text:c="10"/>{</text:p>
      <text:p text:style-name="P52"><text:s text:c="12"/>return document.createElement( e, t )</text:p>
      <text:p text:style-name="P52"><text:s text:c="10"/>}</text:p>
      <text:p text:style-name="P52"><text:s text:c="10"/>createTextNode( e )</text:p>
      <text:p text:style-name="P52"><text:s text:c="10"/>{</text:p>
      <text:p text:style-name="P52"><text:s text:c="12"/>return document.createTextNode( e )</text:p>
      <text:p text:style-name="P52"><text:s text:c="10"/>}</text:p>
      <text:p text:style-name="P52"><text:s text:c="10"/>data( e, t )</text:p>
      <text:p text:style-name="P52"><text:s text:c="10"/>{</text:p>
      <text:p text:style-name="P52"><text:s text:c="12"/>if ( !e || void 0 === t ) return e ? this.el.dataset[ e ] : this.el.dataset;</text:p>
      <text:p text:style-name="P52"><text:s text:c="12"/>this.el.dataset[ e ] = t</text:p>
      <text:p text:style-name="P52"><text:s text:c="10"/>}</text:p>
      <text:p text:style-name="P52"><text:s text:c="10"/>dispatch( e )</text:p>
      <text:p text:style-name="P52"><text:s text:c="10"/>{</text:p>
      <text:p text:style-name="P52"><text:s text:c="12"/>return this.el.dispatchEvent( e )</text:p>
      <text:p text:style-name="P52"><text:s text:c="10"/>}</text:p>
      <text:p text:style-name="P52"><text:s text:c="10"/>find( e )</text:p>
      <text:p text:style-name="P52"><text:s text:c="10"/>{</text:p>
      <text:p text:style-name="P52"><text:s text:c="12"/>var t = n( e, this.el );</text:p>
      <text:p text:style-name="P52"><text:s text:c="12"/>return t ? new o( t ) : null</text:p>
      <text:p text:style-name="P52"><text:s text:c="10"/>}</text:p>
      <text:p text:style-name="P52"><text:s text:c="10"/>findAll( e )</text:p>
      <text:p text:style-name="P52"><text:s text:c="10"/>{</text:p>
      <text:p text:style-name="P52"><text:s text:c="12"/>return /^([\w-]+|\.[\w-.]+)$/.test( e ) ? this.toArray( "." === e.charAt( 0 ) ? this.el.getElementsByClassName( e.slice( 1 ) ) : this.el.getElementsByTagName( e ) ) : this.toArray( this.el.querySelectorAll( e ) )</text:p>
      <text:p text:style-name="P52"><text:s text:c="10"/>}</text:p>
      <text:p text:style-name="P52"><text:s text:c="10"/>get()</text:p>
      <text:p text:style-name="P52"><text:s text:c="10"/>{</text:p>
      <text:p text:style-name="P52"><text:s text:c="12"/>var e = arguments.length &gt; 0 &amp;&amp; void 0 !== arguments[ 0 ] ? arguments[ 0 ] : "";</text:p>
      <text:p text:style-name="P52"><text:s text:c="12"/>return e ? this.el[ e ] : this.el</text:p>
      <text:p text:style-name="P52"><text:s text:c="10"/>}</text:p>
      <text:p text:style-name="P52"><text:s text:c="10"/>innerHTML( e )</text:p>
      <text:p text:style-name="P52"><text:s text:c="10"/>{</text:p>
      <text:p text:style-name="P52"><text:s text:c="12"/>return void 0 !== e ? ( this.el.innerHTML = e, this ) : this.el.innerHTML</text:p>
      <text:p text:style-name="P52"><text:s text:c="10"/>}</text:p>
      <text:p text:style-name="P52"><text:s text:c="10"/>insertBefore( e, t )</text:p>
      <text:p text:style-name="P52"><text:s text:c="10"/>{</text:p>
      <text:p text:style-name="P52"><text:s text:c="12"/>return this.el.insertBefore( e, t )</text:p>
      <text:p text:style-name="P52"><text:s text:c="10"/>}</text:p>
      <text:p text:style-name="P52"><text:s text:c="10"/>on( e, t, r )</text:p>
      <text:p text:style-name="P52"><text:s text:c="10"/>{</text:p>
      <text:p text:style-name="P52"><text:s text:c="12"/>return this.el.addEventListener( e, t, r ), this</text:p>
      <text:p text:style-name="P52"><text:s text:c="10"/>}</text:p>
      <text:p text:style-name="P52"><text:s text:c="10"/>onAny( e, t, r )</text:p>
      <text:p text:style-name="P52"><text:s text:c="10"/>{</text:p>
      <text:p text:style-name="P52"><text:s text:c="12"/>return e.split( " " ).forEach( ( e =&gt;</text:p>
      <text:p text:style-name="P52"><text:s text:c="12"/>{</text:p>
      <text:p text:style-name="P52"><text:s text:c="14"/>this.el.addEventListener( e, t, r )</text:p>
      <text:p text:style-name="P52"><text:s text:c="12"/>} ) ), this</text:p>
      <text:p text:style-name="P52"><text:s text:c="10"/>}</text:p>
      <text:p text:style-name="P52"><text:s text:c="10"/>off( e, t, r )</text:p>
      <text:p text:style-name="P52"><text:s text:c="10"/>{</text:p>
      <text:p text:style-name="P52"><text:s text:c="12"/>return this.el.removeEventListener( e, t, r ), this</text:p>
      <text:p text:style-name="P52"><text:s text:c="10"/>}</text:p>
      <text:p text:style-name="P52"><text:s text:c="10"/>outerHTML( e )</text:p>
      <text:p text:style-name="P52"><text:s text:c="10"/>{</text:p>
      <text:p text:style-name="P52"><text:s text:c="12"/>return void 0 !== e ? ( this.el.outerHTML = e, this ) : this.el.outerHTML</text:p>
      <text:p text:style-name="P52"><text:s text:c="10"/>}</text:p>
      <text:p text:style-name="P52"><text:s text:c="10"/>parent()</text:p>
      <text:p text:style-name="P52"><text:s text:c="10"/>{</text:p>
      <text:p text:style-name="P52"><text:s text:c="12"/>var e = this.el.parentNode;</text:p>
      <text:p text:style-name="P52"><text:s text:c="12"/>return e ? new o( e ) : null</text:p>
      <text:p text:style-name="P52"><text:s text:c="10"/>}</text:p>
      <text:p text:style-name="P52"><text:s text:c="10"/>removeAttr( e )</text:p>
      <text:p text:style-name="P52"><text:s text:c="10"/>{</text:p>
      <text:p text:style-name="P52"><text:s text:c="12"/>return this.el.removeAttribute( e ), this</text:p>
      <text:p text:style-name="P52"><text:s text:c="10"/>}</text:p>
      <text:p text:style-name="P52"><text:s text:c="10"/>set()</text:p>
      <text:p text:style-name="P52"><text:s text:c="10"/>{</text:p>
      <text:p text:style-name="P52"><text:s text:c="12"/>var e = arguments.length &gt; 0 &amp;&amp; void 0 !== arguments[ 0 ] ? arguments[ 0 ] : "",</text:p>
      <text:p text:style-name="P52"><text:s text:c="14"/>t = arguments.length &gt; 1 ? arguments[ 1 ] : void 0;</text:p>
      <text:p text:style-name="P52"><text:s text:c="12"/>return this.el[ e ] = t, this</text:p>
      <text:p text:style-name="P52"><text:s text:c="10"/>}</text:p>
      <text:p text:style-name="P52"><text:s text:c="10"/>text( e )</text:p>
      <text:p text:style-name="P52"><text:s text:c="10"/>{</text:p>
      <text:p text:style-name="P52"><text:s text:c="12"/>return "string" == typeof e ? ( this.el.textContent = e, this ) : this.el.textContent</text:p>
      <text:p text:style-name="P52"><text:s text:c="10"/>}</text:p>
      <text:p text:style-name="P52"><text:s text:c="10"/>toArray( e )</text:p>
      <text:p text:style-name="P52"><text:s text:c="10"/>{</text:p>
      <text:p text:style-name="P52"><text:s text:c="12"/>return [].slice.call( e )</text:p>
      <text:p text:style-name="P52"><text:s text:c="10"/>}</text:p>
      <text:p text:style-name="P52"><text:s text:c="10"/>val()</text:p>
      <text:p text:style-name="P52"><text:s text:c="10"/>{</text:p>
      <text:p text:style-name="P52"><text:s text:c="12"/>return this.el.value</text:p>
      <text:p text:style-name="P52"><text:s text:c="10"/>}</text:p>
      <text:p text:style-name="P52"><text:s text:c="8"/>}</text:p>
      <text:p text:style-name="P52"><text:s text:c="8"/>var i = function ( e )</text:p>
      <text:p text:style-name="P52"><text:s text:c="8"/>{</text:p>
      <text:p text:style-name="P52"><text:s text:c="10"/>var t = arguments.length &gt; 1 &amp;&amp; void 0 !== arguments[ 1 ] ? arguments[ 1 ] : document;</text:p>
      <text:p text:style-name="P52"><text:s text:c="10"/>return new o( e, t )</text:p>
      <text:p text:style-name="P52"><text:s text:c="8"/>};</text:p>
      <text:p text:style-name="P52"><text:s text:c="8"/>const a = {</text:p>
      <text:p text:style-name="P52"><text:s text:c="10"/>get: function ( e )</text:p>
      <text:p text:style-name="P52"><text:s text:c="10"/>{</text:p>
      <text:p text:style-name="P52"><text:s text:c="12"/>var t = arguments.length &gt; 1 &amp;&amp; void 0 !== arguments[ 1 ] ? arguments[ 1 ] : "";</text:p>
      <text:p text:style-name="P52"><text:s text:c="12"/>return e ? e.split( "." ).reduce( ( ( e, r ) =&gt; e[ r ] || t ), window.__STORE__ ) : window.__STORE__</text:p>
      <text:p text:style-name="P52"><text:s text:c="10"/>},</text:p>
      <text:p text:style-name="P52"><text:s text:c="10"/>set: ( e, t ) =&gt;</text:p>
      <text:p text:style-name="P52"><text:s text:c="10"/>{</text:p>
      <text:p text:style-name="P52"><text:s text:c="12"/>var r, n, o;</text:p>
      <text:p text:style-name="P52"><text:s text:c="12"/>e.indexOf( "." ) &gt; -1 ? ( r = t, o = ( n = e.split( "." ) ).pop(), n.reduce( ( ( e, t ) =&gt; ( e[ t ] = e[ t ] ||</text:p>
      <text:p text:style-name="P52"><text:s text:c="12"/>{}, e[ t ] ) ), window.__STORE__ )[ o ] = r ) : window.__STORE__[ e ] = t</text:p>
      <text:p text:style-name="P52"><text:s text:c="10"/>}</text:p>
      <text:p text:style-name="P52"><text:s text:c="8"/>};</text:p>
      <text:p text:style-name="P52"><text:s text:c="8"/>var c = r( 3481 );</text:p>
      <text:p text:style-name="P52"><text:s text:c="8"/>window.localCache = c.Z.local, window.fetchWithCache = c.Z.fetchWithCache, window.$h = i, window.$doc = i(), window.store = a;</text:p>
      <text:p text:style-name="P52"><text:s text:c="8"/>var s = r( 5885 ),</text:p>
      <text:p text:style-name="P52"><text:s text:c="10"/>l = ( e, t, r, n, o ) =&gt;</text:p>
      <text:p text:style-name="P52"><text:s text:c="10"/>{</text:p>
      <text:p text:style-name="P52"><text:s text:c="12"/>if ( !( e =&gt; e &amp;&amp; e.toLowerCase().indexOf( "script error" ) &gt; -1 )( e ) )</text:p>
      <text:p text:style-name="P52"><text:s text:c="12"/>{</text:p>
      <text:p text:style-name="P52"><text:s text:c="14"/>var i = o ? o.stack ? o.stack.slice( 0, 450 ) : "" : "".concat( t, " at line " ).concat( r, " column " ).concat( n ),</text:p>
      <text:p text:style-name="P52"><text:s text:c="16"/>a = i.indexOf( "/assets_he" ) &gt; -1 ? "JavaScript Error" : "Other JavaScript Error";</text:p>
      <text:p text:style-name="P52"><text:s text:c="14"/>( 0, s._H )(</text:p>
      <text:p text:style-name="P52"><text:s text:c="14"/>{</text:p>
      <text:p text:style-name="P52"><text:s text:c="16"/>eventCategory: a,</text:p>
      <text:p text:style-name="P52"><text:s text:c="16"/>eventAction: e ? e.slice( 0, 450 ) : "Message not defined",</text:p>
      <text:p text:style-name="P52"><text:s text:c="16"/>eventLabel: i</text:p>
      <text:p text:style-name="P52"><text:s text:c="14"/>} )</text:p>
      <text:p text:style-name="P52"><text:s text:c="12"/>}</text:p>
      <text:p text:style-name="P52"><text:s text:c="10"/>};</text:p>
      <text:p text:style-name="P52"><text:s text:c="8"/>window.onerror = l, window.onunhandledrejection = e =&gt;</text:p>
      <text:p text:style-name="P52"><text:s text:c="8"/>{</text:p>
      <text:p text:style-name="P52"><text:s text:c="10"/>var</text:p>
      <text:p text:style-name="P52"><text:s text:c="10"/>{</text:p>
      <text:p text:style-name="P52"><text:s text:c="12"/>reason: t = {}</text:p>
      <text:p text:style-name="P52"><text:s text:c="10"/>} = e;</text:p>
      <text:p text:style-name="P52"><text:s text:c="10"/>l( t.message, null, null, null, t )</text:p>
      <text:p text:style-name="P52"><text:s text:c="8"/>}, r( 9473 );</text:p>
      <text:p text:style-name="P52"><text:s text:c="8"/>var u = r( 3423 ),</text:p>
      <text:p text:style-name="P52"><text:s text:c="10"/>p = r( 4952 ),</text:p>
      <text:p text:style-name="P52"><text:s text:c="10"/>f = r( 7997 ),</text:p>
      <text:p text:style-name="P52"><text:s text:c="10"/>d = r( 5750 ),</text:p>
      <text:p text:style-name="P52"><text:s text:c="10"/>h = function ()</text:p>
      <text:p text:style-name="P52"><text:s text:c="10"/>{</text:p>
      <text:p text:style-name="P52"><text:s text:c="12"/>var</text:p>
      <text:p text:style-name="P52"><text:s text:c="12"/>{</text:p>
      <text:p text:style-name="P52"><text:s text:c="14"/>useCache: e = !0</text:p>
      <text:p text:style-name="P52"><text:s text:c="12"/>} = arguments.length &gt; 0 &amp;&amp; void 0 !== arguments[ 0 ] ? arguments[ 0 ] :</text:p>
      <text:p text:style-name="P52"><text:s text:c="12"/>{};</text:p>
      <text:p text:style-name="P52"><text:s text:c="12"/>return {</text:p>
      <text:p text:style-name="P52"><text:s text:c="14"/>activeLanguage: f.wp,</text:p>
      <text:p text:style-name="P52"><text:s text:c="14"/>supportsSVGFragmentIdOnly: ( 0, d.d )(),</text:p>
      <text:p text:style-name="P52"><text:s text:c="14"/>useFetchWithCache: e,</text:p>
      <text:p text:style-name="P52"><text:s text:c="14"/>hoursTTL: .2,</text:p>
      <text:p text:style-name="P52"><text:s text:c="14"/>params:</text:p>
      <text:p text:style-name="P52"><text:s text:c="14"/>{</text:p>
      <text:p text:style-name="P52"><text:s text:c="16"/>redirect: "error"</text:p>
      <text:p text:style-name="P52"><text:s text:c="14"/>}</text:p>
      <text:p text:style-name="P52"><text:s text:c="12"/>}</text:p>
      <text:p text:style-name="P52"><text:s text:c="10"/>},</text:p>
      <text:p text:style-name="P52"><text:s text:c="10"/>v = r( 4649 ),</text:p>
      <text:p text:style-name="P52"><text:s text:c="10"/>b = r( 5258 ),</text:p>
      <text:p text:style-name="P52"><text:s text:c="10"/>y = r( 5627 ),</text:p>
      <text:p text:style-name="P52"><text:s text:c="10"/>m = [ "type", "response" ];</text:p>
      <text:p text:style-name="P52"><text:s text:c="8"/>var g = e =&gt;</text:p>
      <text:p text:style-name="P52"><text:s text:c="10"/>{</text:p>
      <text:p text:style-name="P52"><text:s text:c="12"/>e &amp;&amp; e.get().remove()</text:p>
      <text:p text:style-name="P52"><text:s text:c="10"/>},</text:p>
      <text:p text:style-name="P52"><text:s text:c="10"/>O = r( 6733 ),</text:p>
      <text:p text:style-name="P52"><text:s text:c="10"/>_ = r( 8765 ),</text:p>
      <text:p text:style-name="P52"><text:s text:c="10"/>w = r( 2383 ),</text:p>
      <text:p text:style-name="P52"><text:s text:c="10"/>j = {</text:p>
      <text:p text:style-name="P52"><text:s text:c="12"/>lazy: _.Z,</text:p>
      <text:p text:style-name="P52"><text:s text:c="12"/>trackOnview: w.U,</text:p>
      <text:p text:style-name="P52"><text:s text:c="12"/>recoOnview: e =&gt;</text:p>
      <text:p text:style-name="P52"><text:s text:c="12"/>{</text:p>
      <text:p text:style-name="P52"><text:s text:c="14"/>var t = $h( e );</text:p>
      <text:p text:style-name="P52"><text:s text:c="14"/>t.get() &amp;&amp; ( e =&gt;</text:p>
      <text:p text:style-name="P52"><text:s text:c="14"/>{</text:p>
      <text:p text:style-name="P52"><text:s text:c="16"/>var t = ( 0, y.y )( e.data( "recoOnview" ), e );</text:p>
      <text:p text:style-name="P52"><text:s text:c="16"/>if ( Object.keys( t ).length )</text:p>
      <text:p text:style-name="P52"><text:s text:c="16"/>{</text:p>
      <text:p text:style-name="P52"><text:s text:c="18"/>var r = ( 0, p.N )();</text:p>
      <text:p text:style-name="P52"><text:s text:c="18"/>r.onmessage = r =&gt;</text:p>
      <text:p text:style-name="P52"><text:s text:c="18"/>{</text:p>
      <text:p text:style-name="P52"><text:s text:c="20"/>var</text:p>
      <text:p text:style-name="P52"><text:s text:c="20"/>{</text:p>
      <text:p text:style-name="P52"><text:s text:c="22"/>data:</text:p>
      <text:p text:style-name="P52"><text:s text:c="22"/>{</text:p>
      <text:p text:style-name="P52"><text:s text:c="24"/>type: n,</text:p>
      <text:p text:style-name="P52"><text:s text:c="24"/>response: o</text:p>
      <text:p text:style-name="P52"><text:s text:c="22"/>}</text:p>
      <text:p text:style-name="P52"><text:s text:c="20"/>} = r, i = function ( e, t )</text:p>
      <text:p text:style-name="P52"><text:s text:c="20"/>{</text:p>
      <text:p text:style-name="P52"><text:s text:c="22"/>if ( null == e ) return {};</text:p>
      <text:p text:style-name="P52"><text:s text:c="22"/>var r, n, o = function ( e, t )</text:p>
      <text:p text:style-name="P52"><text:s text:c="22"/>{</text:p>
      <text:p text:style-name="P52"><text:s text:c="24"/>if ( null == e ) return {};</text:p>
      <text:p text:style-name="P52"><text:s text:c="24"/>var r, n, o = {},</text:p>
      <text:p text:style-name="P52"><text:s text:c="26"/>i = Object.keys( e );</text:p>
      <text:p text:style-name="P52"><text:s text:c="24"/>for ( n = 0; n &lt; i.length; n++ ) r = i[ n ], t.indexOf( r ) &gt;= 0 || ( o[ r ] = e[ r ] );</text:p>
      <text:p text:style-name="P52"><text:s text:c="24"/>return o</text:p>
      <text:p text:style-name="P52"><text:s text:c="22"/>}( e, t );</text:p>
      <text:p text:style-name="P52"><text:s text:c="22"/>if ( Object.getOwnPropertySymbols )</text:p>
      <text:p text:style-name="P52"><text:s text:c="22"/>{</text:p>
      <text:p text:style-name="P52"><text:s text:c="24"/>var i = Object.getOwnPropertySymbols( e );</text:p>
      <text:p text:style-name="P52"><text:s text:c="24"/>for ( n = 0; n &lt; i.length; n++ ) r = i[ n ], t.indexOf( r ) &gt;= 0 || Object.prototype.propertyIsEnumerable.call( e, r ) &amp;&amp; ( o[ r ] = e[ r ] )</text:p>
      <text:p text:style-name="P52"><text:s text:c="22"/>}</text:p>
      <text:p text:style-name="P52"><text:s text:c="22"/>return o</text:p>
      <text:p text:style-name="P52"><text:s text:c="20"/>}( r.data, m );</text:p>
      <text:p text:style-name="P52"><text:s text:c="20"/>"worker" === n &amp;&amp; ( i.error ? g( e ) : ( ( e, t, r ) =&gt;</text:p>
      <text:p text:style-name="P52"><text:s text:c="20"/>{</text:p>
      <text:p text:style-name="P52"><text:s text:c="22"/>var n = ( e =&gt; e.get().hasAttribute( "data-plc" ) ? e : e.find( "[data-plc]" ) )( e );</text:p>
      <text:p text:style-name="P52"><text:s text:c="22"/>t &amp;&amp; n ? ( n.innerHTML( t ), ( ( e, t ) =&gt;</text:p>
      <text:p text:style-name="P52"><text:s text:c="22"/>{</text:p>
      <text:p text:style-name="P52"><text:s text:c="24"/>var</text:p>
      <text:p text:style-name="P52"><text:s text:c="24"/>{</text:p>
      <text:p text:style-name="P52"><text:s text:c="26"/>subTitle: r,</text:p>
      <text:p text:style-name="P52"><text:s text:c="26"/>seeAllUrl: n</text:p>
      <text:p text:style-name="P52"><text:s text:c="24"/>} = t;</text:p>
      <text:p text:style-name="P52"><text:s text:c="24"/>if ( r )</text:p>
      <text:p text:style-name="P52"><text:s text:c="24"/>{</text:p>
      <text:p text:style-name="P52"><text:s text:c="26"/>var o = e.find( "[data-plc-subtitle]" );</text:p>
      <text:p text:style-name="P52"><text:s text:c="26"/>o &amp;&amp; o.text( " | ".concat( r ) )</text:p>
      <text:p text:style-name="P52"><text:s text:c="24"/>}</text:p>
      <text:p text:style-name="P52"><text:s text:c="24"/>if ( n )</text:p>
      <text:p text:style-name="P52"><text:s text:c="24"/>{</text:p>
      <text:p text:style-name="P52"><text:s text:c="26"/>var i = e.find( "[data-plc-href]" );</text:p>
      <text:p text:style-name="P52"><text:s text:c="26"/>i &amp;&amp; i.attr( "href", n )</text:p>
      <text:p text:style-name="P52"><text:s text:c="24"/>}</text:p>
      <text:p text:style-name="P52"><text:s text:c="22"/>} )( e, r ), e.removeAttr( "data-reco-onview" ).class().remove( "_hid" ), ( e =&gt;</text:p>
      <text:p text:style-name="P52"><text:s text:c="22"/>{</text:p>
      <text:p text:style-name="P52"><text:s text:c="24"/>var t = e.findAll( "img[data-lazy],[data-track-onview]" );</text:p>
      <text:p text:style-name="P52"><text:s text:c="24"/>t.length &gt; 0 &amp;&amp; scrollProvider( t ), ( 0, v.g )( e )</text:p>
      <text:p text:style-name="P52"><text:s text:c="22"/>} )( n ), ( 0, b.Z )( ".crs-w", n ) ) : g( e )</text:p>
      <text:p text:style-name="P52"><text:s text:c="20"/>} )( e, o, t ) )</text:p>
      <text:p text:style-name="P52"><text:s text:c="18"/>}, r.postMessage(</text:p>
      <text:p text:style-name="P52"><text:s text:c="18"/>{</text:p>
      <text:p text:style-name="P52"><text:s text:c="20"/>fetchParams: [ t.url, h(</text:p>
      <text:p text:style-name="P52"><text:s text:c="20"/>{</text:p>
      <text:p text:style-name="P52"><text:s text:c="22"/>useCache: t.useCache</text:p>
      <text:p text:style-name="P52"><text:s text:c="20"/>} ) ]</text:p>
      <text:p text:style-name="P52"><text:s text:c="18"/>} )</text:p>
      <text:p text:style-name="P52"><text:s text:c="16"/>}</text:p>
      <text:p text:style-name="P52"><text:s text:c="16"/>else g( e )</text:p>
      <text:p text:style-name="P52"><text:s text:c="14"/>} )( t )</text:p>
      <text:p text:style-name="P52"><text:s text:c="12"/>}</text:p>
      <text:p text:style-name="P52"><text:s text:c="10"/>},</text:p>
      <text:p text:style-name="P52"><text:s text:c="10"/>P = Object.keys( j ),</text:p>
      <text:p text:style-name="P52"><text:s text:c="10"/>k = {</text:p>
      <text:p text:style-name="P52"><text:s text:c="12"/>lazyAttribute: "data-lazy",</text:p>
      <text:p text:style-name="P52"><text:s text:c="12"/>removeFlagAttr: "data-remove-scroll",</text:p>
      <text:p text:style-name="P52"><text:s text:c="12"/>selector: "img[data-lazy],[data-track-onView],[data-reco-onView]"</text:p>
      <text:p text:style-name="P52"><text:s text:c="10"/>},</text:p>
      <text:p text:style-name="P52"><text:s text:c="10"/>S = function ()</text:p>
      <text:p text:style-name="P52"><text:s text:c="10"/>{</text:p>
      <text:p text:style-name="P52"><text:s text:c="12"/>var e = arguments.length &gt; 0 &amp;&amp; void 0 !== arguments[ 0 ] ? arguments[ 0 ] : "";</text:p>
      <text:p text:style-name="P52"><text:s text:c="12"/>return [].slice.call( document.querySelectorAll( e || k.selector ) ) || []</text:p>
      <text:p text:style-name="P52"><text:s text:c="10"/>};</text:p>
      <text:p text:style-name="P52"/>
      <text:p text:style-name="P52"><text:s text:c="8"/>function C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E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C( Object( r ), !0 ).forEach( ( function ( t )</text:p>
      <text:p text:style-name="P52"><text:s text:c="12"/>{</text:p>
      <text:p text:style-name="P52"><text:s text:c="14"/>x( e, t, r[ t ] )</text:p>
      <text:p text:style-name="P52"><text:s text:c="12"/>} ) ) : Object.getOwnPropertyDescriptors ? Object.defineProperties( e, Object.getOwnPropertyDescriptors( r ) ) : C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x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oft-page-break/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T = {</text:p>
      <text:p text:style-name="P52"><text:s text:c="12"/>rootMargin: "50px 0px",</text:p>
      <text:p text:style-name="P52"><text:s text:c="12"/>threshold: .01</text:p>
      <text:p text:style-name="P52"><text:s text:c="10"/>},</text:p>
      <text:p text:style-name="P52"><text:s text:c="10"/>A = function ( e )</text:p>
      <text:p text:style-name="P52"><text:s text:c="10"/>{</text:p>
      <text:p text:style-name="P52"><text:s text:c="12"/>var t = arguments.length &gt; 1 &amp;&amp; void 0 !== arguments[ 1 ] ? arguments[ 1 ] : [];</text:p>
      <text:p text:style-name="P52"><text:s text:c="12"/>e &amp;&amp; t.length &amp;&amp; t.forEach( ( t =&gt;</text:p>
      <text:p text:style-name="P52"><text:s text:c="12"/>{</text:p>
      <text:p text:style-name="P52"><text:s text:c="14"/>t &amp;&amp; e.observe( t )</text:p>
      <text:p text:style-name="P52"><text:s text:c="12"/>} ) )</text:p>
      <text:p text:style-name="P52"><text:s text:c="10"/>};</text:p>
      <text:p text:style-name="P52"><text:s text:c="8"/>const D = function ()</text:p>
      <text:p text:style-name="P52"><text:s text:c="8"/>{</text:p>
      <text:p text:style-name="P52"><text:s text:c="10"/>var e = arguments.length &gt; 0 &amp;&amp; void 0 !== arguments[ 0 ] ? arguments[ 0 ] :</text:p>
      <text:p text:style-name="P52"><text:s text:c="12"/>{},</text:p>
      <text:p text:style-name="P52"><text:s text:c="12"/>t = E( E(</text:p>
      <text:p text:style-name="P52"><text:s text:c="12"/>{}, k ), e ),</text:p>
      <text:p text:style-name="P52"><text:s text:c="12"/>r = ( e =&gt;</text:p>
      <text:p text:style-name="P52"><text:s text:c="12"/>{</text:p>
      <text:p text:style-name="P52"><text:s text:c="14"/>var t = new O.Z( ( r =&gt;</text:p>
      <text:p text:style-name="P52"><text:s text:c="14"/>{</text:p>
      <text:p text:style-name="P52"><text:s text:c="16"/>r.forEach( ( r =&gt;</text:p>
      <text:p text:style-name="P52"><text:s text:c="16"/>{</text:p>
      <text:p text:style-name="P52"><text:s text:c="18"/>if ( r.intersectionRatio &gt; 0 )</text:p>
      <text:p text:style-name="P52"><text:s text:c="18"/>{</text:p>
      <text:p text:style-name="P52"><text:s text:c="20"/>var n = r.target;</text:p>
      <text:p text:style-name="P52"><text:s text:c="20"/>t.unobserve( n ),</text:p>
      <text:p text:style-name="P52"><text:s text:c="22"/>function ( e )</text:p>
      <text:p text:style-name="P52"><text:s text:c="22"/>{</text:p>
      <text:p text:style-name="P52"><text:s text:c="24"/>var t = arguments.length &gt; 1 &amp;&amp; void 0 !== arguments[ 1 ] ? arguments[ 1 ] :</text:p>
      <text:p text:style-name="P52"><text:s text:c="24"/>{};</text:p>
      <text:p text:style-name="P52"><text:s text:c="24"/>P.forEach( ( r =&gt;</text:p>
      <text:p text:style-name="P52"><text:s text:c="24"/>{</text:p>
      <text:p text:style-name="P52"><text:s text:c="26"/>void 0 !== e.dataset[ r ] &amp;&amp; j[ r ]( e, t )</text:p>
      <text:p text:style-name="P52"><text:s text:c="24"/>} ) )</text:p>
      <text:p text:style-name="P52"><text:s text:c="22"/>}( n, e )</text:p>
      <text:p text:style-name="P52"><text:s text:c="18"/>}</text:p>
      <text:p text:style-name="P52"><text:s text:c="16"/>} ) )</text:p>
      <text:p text:style-name="P52"><text:s text:c="14"/>} ), T );</text:p>
      <text:p text:style-name="P52"><text:s text:c="14"/>return t</text:p>
      <text:p text:style-name="P52"><text:s text:c="12"/>} )( t );</text:p>
      <text:p text:style-name="P52"><text:s text:c="10"/>return A( r, S( t.selector ) ), ( ( e, t ) =&gt; function ()</text:p>
      <text:p text:style-name="P52"><text:s text:c="10"/>{</text:p>
      <text:p text:style-name="P52"><text:s text:c="12"/>var r = arguments.length &gt; 0 &amp;&amp; void 0 !== arguments[ 0 ] ? arguments[ 0 ] : S( t.selector );</text:p>
      <text:p text:style-name="P52"><text:s text:c="12"/>A( e, r )</text:p>
      <text:p text:style-name="P52"><text:s text:c="10"/>} )( r, t )</text:p>
      <text:p text:style-name="P52"><text:s text:c="8"/>};</text:p>
      <text:p text:style-name="P52"/>
      <text:p text:style-name="P52"><text:s text:c="8"/>function $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Z = {</text:p>
      <text:p text:style-name="P52"><text:s text:c="12"/>13: "enter",</text:p>
      <text:p text:style-name="P52"><text:s text:c="12"/>27: "esc",</text:p>
      <text:p text:style-name="P52"><text:s text:c="12"/>38: "up",</text:p>
      <text:p text:style-name="P52"><text:s text:c="12"/>40: "down"</text:p>
      <text:p text:style-name="P52"><text:s text:c="10"/>},</text:p>
      <text:p text:style-name="P52"><text:s text:c="10"/>I = Object.keys( Z );</text:p>
      <text:p text:style-name="P52"><text:s text:c="8"/>class L</text:p>
      <text:p text:style-name="P52"><text:s text:c="8"/>{</text:p>
      <text:p text:style-name="P52"><text:s text:c="10"/>constructor( e )</text:p>
      <text:p text:style-name="P52"><text:s text:c="10"/>{</text:p>
      <text:p text:style-name="P52"><text:s text:c="12"/>$( this, "handleKeyup", ( e =&gt;</text:p>
      <text:p text:style-name="P52"><text:s text:c="12"/>{</text:p>
      <text:p text:style-name="P52"><text:s text:c="14"/>var t = e.keyCode;</text:p>
      <text:p text:style-name="P52"><text:s text:c="14"/>if ( !( I.indexOf( "".concat( t ) ) &lt; 0 ) )</text:p>
      <text:p text:style-name="P52"><text:s text:c="14"/>{</text:p>
      <text:p text:style-name="P52"><text:s text:c="16"/>if ( "esc" === Z[ t ] ) return this.esc &amp;&amp; this.esc( this );</text:p>
      <text:p text:style-name="P52"><text:s text:c="16"/>if ( "enter" === Z[ t ] ) return e.preventDefault(), this.enter &amp;&amp; this.enter( this );</text:p>
      <text:p text:style-name="P52"><text:s text:c="16"/>if ( this.onBeforeNav &amp;&amp; this.onBeforeNav( this ), "up" === Z[ t ] )</text:p>
      <text:p text:style-name="P52"><text:s text:c="18"/>if ( this.currentFocusedRow &gt; 0 ) this.currentFocusedRow--;</text:p>
      <text:p text:style-name="P52"><text:s text:c="18"/>else</text:p>
      <text:p text:style-name="P52"><text:s text:c="18"/>{</text:p>
      <text:p text:style-name="P52"><text:s text:c="20"/>if ( -1 !== this.currentFocusedRow ) return this.resetCurrentPos();</text:p>
      <text:p text:style-name="P52"><text:s text:c="20"/>this.currentFocusedRow = this.maxRowIndex</text:p>
      <text:p text:style-name="P52"><text:s text:c="18"/>} if ( "down" === Z[ t ] )</text:p>
      <text:p text:style-name="P52"><text:s text:c="16"/>{</text:p>
      <text:p text:style-name="P52"><text:s text:c="18"/>if ( !( this.currentFocusedRow &lt; this.maxRowIndex ) ) return this.resetCurrentPos();</text:p>
      <text:p text:style-name="P52"><text:s text:c="18"/>this.currentFocusedRow++</text:p>
      <text:p text:style-name="P52"><text:s text:c="16"/>}</text:p>
      <text:p text:style-name="P52"><text:s text:c="16"/>this.focus &amp;&amp; this.focus( this )</text:p>
      <text:p text:style-name="P52"><text:s text:c="14"/>}</text:p>
      <text:p text:style-name="P52"><text:s text:c="12"/>} ) ), $( this, "resetCurrentPos", ( () =&gt;</text:p>
      <text:p text:style-name="P52"><text:s text:c="12"/>{</text:p>
      <text:p text:style-name="P52"><text:s text:c="14"/>this.currentFocusedRow = -1, this.reset &amp;&amp; this.reset( this )</text:p>
      <text:p text:style-name="P52"><text:s text:c="12"/>} ) ), $( this, "updateMaxIndex", ( e =&gt;</text:p>
      <text:p text:style-name="P52"><text:s text:c="12"/>{</text:p>
      <text:p text:style-name="P52"><text:s text:c="14"/>this.maxRowIndex = e</text:p>
      <text:p text:style-name="P52"><text:s text:c="12"/>} ) ), $( this, "onEsc", ( e =&gt; ( this.esc = e, this ) ) ), $( this, "onEnter", ( e =&gt; ( this.enter = e, this ) ) ), $( this, "beforeNav", ( e =&gt; ( this.onBeforeNav = e, this ) ) ), $( this, "afterNav", ( e =&gt; ( this.focus = e, this ) ) ), $( this, "onReset", ( e =&gt; ( this.reset = e, this ) ) ), this.currentFocusedRow = -1, e.on( "keyup", this.handleKeyup )</text:p>
      <text:p text:style-name="P52"><text:s text:c="10"/>}</text:p>
      <text:p text:style-name="P52"><text:s text:c="8"/>}</text:p>
      <text:p text:style-name="P52"><text:s text:c="8"/>var N = r( 6139 ),</text:p>
      <text:p text:style-name="P52"><text:s text:c="10"/>F = r( 4687 );</text:p>
      <text:p text:style-name="P52"/>
      <text:p text:style-name="P52"><text:s text:c="8"/>function V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H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V( Object( r ), !0 ).forEach( ( function ( t )</text:p>
      <text:p text:style-name="P52"><text:s text:c="12"/>{</text:p>
      <text:p text:style-name="P52"><text:s text:c="14"/>R( e, t, r[ t ] )</text:p>
      <text:p text:style-name="P52"><text:s text:c="12"/>} ) ) : Object.getOwnPropertyDescriptors ? Object.defineProperties( e, Object.getOwnPropertyDescriptors( r ) ) : V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R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M, B, U = H( H(</text:p>
      <text:p text:style-name="P52"><text:s text:c="10"/>{}, h() ),</text:p>
      <text:p text:style-name="P52"><text:s text:c="10"/>{},</text:p>
      <text:p text:style-name="P52"><text:s text:c="10"/>{</text:p>
      <text:p text:style-name="P52"><text:s text:c="12"/>useFetchWithCache: !1</text:p>
      <text:p text:style-name="P52"><text:s text:c="10"/>} ),</text:p>
      <text:p text:style-name="P52"><text:s text:c="10"/>W = ".itm",</text:p>
      <text:p text:style-name="P52"><text:s text:c="10"/>z = null,</text:p>
      <text:p text:style-name="P52"><text:s text:c="10"/>G = () =&gt; z.find( "".concat( W, "._foc" ) ),</text:p>
      <text:p text:style-name="P52"><text:s text:c="10"/>q = () =&gt;</text:p>
      <text:p text:style-name="P52"><text:s text:c="10"/>{</text:p>
      <text:p text:style-name="P52"><text:s text:c="12"/>var e = G();</text:p>
      <text:p text:style-name="P52"><text:s text:c="12"/>e &amp;&amp; e.class().remove( "_foc" )</text:p>
      <text:p text:style-name="P52"><text:s text:c="10"/>},</text:p>
      <text:p text:style-name="P52"><text:s text:c="10"/>X = () =&gt;</text:p>
      <text:p text:style-name="P52"><text:s text:c="10"/>{</text:p>
      <text:p text:style-name="P52"><text:s text:c="12"/>z &amp;&amp; z.class().remove( "_open" )</text:p>
      <text:p text:style-name="P52"><text:s text:c="10"/>};</text:p>
      <text:p text:style-name="P52"><text:s text:c="8"/>var J = r( 5792 ),</text:p>
      <text:p text:style-name="P52"><text:s text:c="10"/>K = r( 7615 );</text:p>
      <text:p text:style-name="P52"><text:s text:c="8"/>var Q = r( 8571 ),</text:p>
      <text:p text:style-name="P52"><text:s text:c="10"/>Y = r( 2724 ),</text:p>
      <text:p text:style-name="P52"><text:s text:c="10"/>ee = r( 5958 ),</text:p>
      <text:p text:style-name="P52"><text:s text:c="10"/>te = r( 2641 ),</text:p>
      <text:p text:style-name="P52"><text:s text:c="10"/>re = "closedBanners",</text:p>
      <text:p text:style-name="P52"><text:s text:c="10"/>ne = "bnrid",</text:p>
      <text:p text:style-name="P52"><text:s text:c="10"/>oe = e =&gt;</text:p>
      <text:p text:style-name="P52"><text:s text:c="10"/>{</text:p>
      <text:p text:style-name="P52"><text:s text:c="12"/>var t = ( 0, te.e )( re ),</text:p>
      <text:p text:style-name="P52"><text:s text:c="14"/>r = t ? t.split( "," ) : [];</text:p>
      <text:p text:style-name="P52"><text:s text:c="12"/>r.length &gt;= 10 &amp;&amp; ( r = r.slice( -9 ) ), -1 === r.indexOf( "".concat( e ) ) &amp;&amp; r.push( e ), ( 0, te.d )( re, r.join( "," ), 2678400 )</text:p>
      <text:p text:style-name="P52"><text:s text:c="10"/>},</text:p>
      <text:p text:style-name="P52"><text:s text:c="10"/>ie = e =&gt;</text:p>
      <text:p text:style-name="P52"><text:s text:c="10"/>{</text:p>
      <text:p text:style-name="P52"><text:s text:c="12"/>e.parent().get().removeChild( e.get() )</text:p>
      <text:p text:style-name="P52"><text:s text:c="10"/>},</text:p>
      <text:p text:style-name="P52"><text:s text:c="10"/>ae = r( 7217 ),</text:p>
      <text:p text:style-name="P52"><text:s text:c="10"/>ce = e =&gt;</text:p>
      <text:p text:style-name="P52"><text:s text:c="10"/>{</text:p>
      <text:p text:style-name="P52"><text:s text:c="12"/>var t;</text:p>
      <text:p text:style-name="P52"><text:s text:c="12"/>t = () =&gt;</text:p>
      <text:p text:style-name="P52"><text:s text:c="12"/>{</text:p>
      <text:p text:style-name="P52"><text:s text:c="14"/>( 0, Q.L1 )(), ( 0, Q.dl )(), ( 0, Y.GN )(), setTimeout( ( () =&gt;</text:p>
      <text:p text:style-name="P52"><text:s text:c="14"/>{</text:p>
      <text:p text:style-name="P52"><text:s text:c="16"/>var e, t;</text:p>
      <text:p text:style-name="P52"><text:s text:c="16"/>( 0, K.Z )(), ( 0, ee.y )(), ( 0, ee.L )(),</text:p>
      <text:p text:style-name="P52"><text:s text:c="16"/>function ()</text:p>
      <text:p text:style-name="P52"><text:s text:c="16"/>{</text:p>
      <text:p text:style-name="P52"><text:s text:c="18"/>var e = arguments.length &gt; 0 &amp;&amp; void 0 !== arguments[ 0 ] ? arguments[ 0 ] : "#fi-q",</text:p>
      <text:p text:style-name="P52"><text:s text:c="20"/>t = $h( e );</text:p>
      <text:p text:style-name="P52"><text:s text:c="18"/>if ( t.get() )</text:p>
      <text:p text:style-name="P52"><text:s text:c="18"/>{</text:p>
      <text:p text:style-name="P52"><text:s text:c="20"/>( 0, F.$ )( t.closest( "form" ).get(),</text:p>
      <text:p text:style-name="P52"><text:s text:c="20"/>{</text:p>
      <text:p text:style-name="P52"><text:s text:c="22"/>shouldPreventDefault: !0,</text:p>
      <text:p text:style-name="P52"><text:s text:c="22"/>beforeSubmitCbx: () =&gt;</text:p>
      <text:p text:style-name="P52"><text:s text:c="22"/>{</text:p>
      <text:p text:style-name="P52"><text:s text:c="24"/>t.set( "value", t.val().trim() )</text:p>
      <text:p text:style-name="P52"><text:s text:c="22"/>}</text:p>
      <text:p text:style-name="P52"><text:s text:c="20"/>} ), z = t.parent().find( ".sug" );</text:p>
      <text:p text:style-name="P52"><text:s text:c="20"/>var r = null,</text:p>
      <text:p text:style-name="P52"><text:s text:c="22"/>n = null,</text:p>
      <text:p text:style-name="P52"><text:s text:c="22"/>o = [],</text:p>
      <text:p text:style-name="P52"><text:s text:c="22"/>i = () =&gt;</text:p>
      <text:p text:style-name="P52"><text:s text:c="22"/>{</text:p>
      <text:p text:style-name="P52"><text:s text:c="24"/>r = ( 0, p.N )(), N.Z.subscribe( ( e =&gt; !( t.get().contains( e ) || z.get().contains( e ) ) ), X ), n = new L( t ).onEsc( ( e =&gt;</text:p>
      <text:p text:style-name="P52"><text:s text:c="24"/>{</text:p>
      <text:p text:style-name="P52"><text:s text:c="26"/>var</text:p>
      <text:p text:style-name="P52"><text:s text:c="26"/>{</text:p>
      <text:p text:style-name="P52"><text:s text:c="28"/>resetCurrentPos: t</text:p>
      <text:p text:style-name="P52"><text:s text:c="26"/>} = e;</text:p>
      <text:p text:style-name="P52"><text:s text:c="26"/>t(), X()</text:p>
      <text:p text:style-name="P52"><text:s text:c="24"/>} ) ).onEnter( ( () =&gt;</text:p>
      <text:p text:style-name="P52"><text:s text:c="24"/>{</text:p>
      <text:p text:style-name="P52"><text:s text:c="26"/>var e = G();</text:p>
      <text:p text:style-name="P52"><text:s text:c="26"/>e &amp;&amp; e.get().click()</text:p>
      <text:p text:style-name="P52"><text:s text:c="24"/>} ) ).afterNav( ( e =&gt;</text:p>
      <text:p text:style-name="P52"><text:s text:c="24"/>{</text:p>
      <text:p text:style-name="P52"><text:s text:c="26"/>var</text:p>
      <text:p text:style-name="P52"><text:s text:c="26"/>{</text:p>
      <text:p text:style-name="P52"><text:s text:c="28"/>currentFocusedRow: t</text:p>
      <text:p text:style-name="P52"><text:s text:c="26"/>} = e;</text:p>
      <text:p text:style-name="P52"><text:s text:c="26"/>q();</text:p>
      <text:p text:style-name="P52"><text:s text:c="26"/>var r = o[ t ];</text:p>
      <text:p text:style-name="P52"><text:s text:c="26"/>r &amp;&amp; $h( r ).class().add( "_foc" )</text:p>
      <text:p text:style-name="P52"><text:s text:c="24"/>} ) ).onReset( q ), t.off( "focus", i )</text:p>
      <text:p text:style-name="P52"><text:s text:c="22"/>},</text:p>
      <text:p text:style-name="P52"><text:s text:c="22"/>a = () =&gt;</text:p>
      <text:p text:style-name="P52"><text:s text:c="22"/>{</text:p>
      <text:p text:style-name="P52"><text:s text:c="24"/>var e = t.val();</text:p>
      <text:p text:style-name="P52"><text:s text:c="24"/>t.attr( "value", e ), B = e, e.length &lt; 2 ? X() : ( M &amp;&amp; clearTimeout( M ), M = setTimeout( ( () =&gt;</text:p>
      <text:p text:style-name="P52"><text:s text:c="24"/>{</text:p>
      <text:p text:style-name="P52"><text:s text:c="26"/>r &amp;&amp; ( r.onmessage = t =&gt;</text:p>
      <text:p text:style-name="P52"><text:s text:c="26"/>{</text:p>
      <text:p text:style-name="P52"><text:s text:c="28"/>var</text:p>
      <text:p text:style-name="P52"><text:s text:c="28"/>{</text:p>
      <text:p text:style-name="P52"><text:s text:c="30"/>data:</text:p>
      <text:p text:style-name="P52"><text:s text:c="30"/>{</text:p>
      <text:p text:style-name="P52"><text:s text:c="32"/>type: r,</text:p>
      <text:p text:style-name="P52"><text:s text:c="32"/>response: i,</text:p>
      <text:p text:style-name="P52"><text:s text:c="32"/>error: a</text:p>
      <text:p text:style-name="P52"><text:s text:c="30"/>}</text:p>
      <text:p text:style-name="P52"><text:s text:c="28"/>} = t;</text:p>
      <text:p text:style-name="P52"><text:s text:c="28"/>"worker" === r &amp;&amp; ( a || e !== B || ( z.innerHTML( i ), z.class().add( "_open" ), ( 0, v.g )( $h( "#search .sug" ) ), scrollProvider( z.findAll( "[data-lazy]" ) ), n &amp;&amp; ( o = z.findAll( W ), n.resetCurrentPos(), n.updateMaxIndex( o.length - 1 ) ) ) )</text:p>
      <text:p text:style-name="P52"><text:s text:c="26"/>}, r.postMessage(</text:p>
      <text:p text:style-name="P52"><text:s text:c="26"/>{</text:p>
      <text:p text:style-name="P52"><text:s text:c="28"/>fetchParams: [ "/fragment/suggestions/?query=".concat( encodeURIComponent( e.trim() ) ), U ]</text:p>
      <text:p text:style-name="P52"><text:s text:c="26"/>} ) )</text:p>
      <text:p text:style-name="P52"><text:s text:c="24"/>} ), 200 ) )</text:p>
      <text:p text:style-name="P52"><text:s text:c="22"/>};</text:p>
      <text:p text:style-name="P52"><text:s text:c="20"/>t.on( "focus", i ).on( "focus", ( () =&gt;</text:p>
      <text:p text:style-name="P52"><text:s text:c="20"/>{</text:p>
      <text:p text:style-name="P52"><text:s text:c="22"/>t.val().length &gt; 1 &amp;&amp; a()</text:p>
      <text:p text:style-name="P52"><text:s text:c="20"/>} ) ).on( "input", a ).on( "invalid", ( e =&gt;</text:p>
      <text:p text:style-name="P52"><text:s text:c="20"/>{</text:p>
      <text:p text:style-name="P52"><text:s text:c="22"/>e.preventDefault()</text:p>
      <text:p text:style-name="P52"><text:s text:c="20"/>} ) ), $h( "".concat( e, " + .rst" ) ).on( "click", ( () =&gt;</text:p>
      <text:p text:style-name="P52"><text:s text:c="20"/>{</text:p>
      <text:p text:style-name="P52"><text:s text:c="22"/>t.get().value = "", t.attr( "value", "" ), X()</text:p>
      <text:p text:style-name="P52"><text:s text:c="20"/>} ) )</text:p>
      <text:p text:style-name="P52"><text:s text:c="18"/>}</text:p>
      <text:p text:style-name="P52"><text:s text:c="16"/>}(),</text:p>
      <text:p text:style-name="P52"><text:s text:c="16"/>function ()</text:p>
      <text:p text:style-name="P52"><text:s text:c="16"/>{</text:p>
      <text:p text:style-name="P52"><text:s text:c="18"/>var e = arguments.length &gt; 0 &amp;&amp; void 0 !== arguments[ 0 ] ? arguments[ 0 ] : "[data-".concat( ne, "]" ),</text:p>
      <text:p text:style-name="P52"><text:s text:c="20"/>t = $doc.findAll( e );</text:p>
      <text:p text:style-name="P52"><text:s text:c="18"/>t.length &amp;&amp; t.forEach( ( e =&gt;</text:p>
      <text:p text:style-name="P52"><text:s text:c="18"/>{</text:p>
      <text:p text:style-name="P52"><text:s text:c="20"/>var t = $h( e ),</text:p>
      <text:p text:style-name="P52"><text:soft-page-break/><text:s text:c="22"/>r = t.find( ".cls" ),</text:p>
      <text:p text:style-name="P52"><text:s text:c="22"/>n = t.find( "[data-set-cookie]" );</text:p>
      <text:p text:style-name="P52"><text:s text:c="20"/>r &amp;&amp; r.on( "click", ( () =&gt;</text:p>
      <text:p text:style-name="P52"><text:s text:c="20"/>{</text:p>
      <text:p text:style-name="P52"><text:s text:c="22"/>( e =&gt;</text:p>
      <text:p text:style-name="P52"><text:s text:c="22"/>{</text:p>
      <text:p text:style-name="P52"><text:s text:c="24"/>var t, r, n, o, i = e.data( ne );</text:p>
      <text:p text:style-name="P52"><text:s text:c="24"/>ie( e ), oe( i ), t = i, r = e.data( "end" ), ( o = ( n = localCache( "closedBanners" ) ).get() ||</text:p>
      <text:p text:style-name="P52"><text:s text:c="24"/>{} )[ t ] = r, n.set( o ).save()</text:p>
      <text:p text:style-name="P52"><text:s text:c="22"/>} )( t )</text:p>
      <text:p text:style-name="P52"><text:s text:c="20"/>} ) ), n &amp;&amp; n.on( "click", ( () =&gt;</text:p>
      <text:p text:style-name="P52"><text:s text:c="20"/>{</text:p>
      <text:p text:style-name="P52"><text:s text:c="22"/>oe( t.data( ne ) )</text:p>
      <text:p text:style-name="P52"><text:s text:c="20"/>} ) )</text:p>
      <text:p text:style-name="P52"><text:s text:c="18"/>} ) )</text:p>
      <text:p text:style-name="P52"><text:s text:c="16"/>}(), ( e = $h( "[data-ppb-rev]" ) ).get() &amp;&amp; e.find( ".cls" ).on( "click", ( () =&gt;</text:p>
      <text:p text:style-name="P52"><text:s text:c="16"/>{</text:p>
      <text:p text:style-name="P52"><text:s text:c="18"/>( 0, te.d )( "policy", e.data( "ppbRev" ), 315569520 ), ie( e )</text:p>
      <text:p text:style-name="P52"><text:s text:c="16"/>} ) ), ( 0, s.kP )(), ( t = $h( ".flyout" ) ).get() &amp;&amp; ( 0, J.Z )( "/fragment/fly-out/", ( e =&gt;</text:p>
      <text:p text:style-name="P52"><text:s text:c="16"/>{</text:p>
      <text:p text:style-name="P52"><text:s text:c="18"/>t.outerHTML( e );</text:p>
      <text:p text:style-name="P52"><text:s text:c="18"/>var r = $h( ".flyout" );</text:p>
      <text:p text:style-name="P52"><text:s text:c="18"/>scrollProvider( r.findAll( "[data-lazy]" ) ), $h( ".flyout" ).on( "mouseenter", ( () =&gt;</text:p>
      <text:p text:style-name="P52"><text:s text:c="18"/>{</text:p>
      <text:p text:style-name="P52"><text:s text:c="20"/>( 0, K.X )(), X()</text:p>
      <text:p text:style-name="P52"><text:s text:c="18"/>} ) )</text:p>
      <text:p text:style-name="P52"><text:s text:c="16"/>} ) ), ( 0, u.Z )( "#nl-ft-f" ), "serviceWorker" in navigator &amp;&amp; navigator.serviceWorker.getRegistrations &amp;&amp; navigator.serviceWorker.getRegistrations().then( ( e =&gt;</text:p>
      <text:p text:style-name="P52"><text:s text:c="16"/>{</text:p>
      <text:p text:style-name="P52"><text:s text:c="18"/>e.forEach( ( e =&gt;</text:p>
      <text:p text:style-name="P52"><text:s text:c="18"/>{</text:p>
      <text:p text:style-name="P52"><text:s text:c="20"/>e.unregister()</text:p>
      <text:p text:style-name="P52"><text:s text:c="18"/>} ) )</text:p>
      <text:p text:style-name="P52"><text:s text:c="16"/>} ) ).catch( ( e =&gt;</text:p>
      <text:p text:style-name="P52"><text:s text:c="16"/>{} ) ), $doc.findAll( "[data-recocrs]" ).forEach( ( e =&gt;</text:p>
      <text:p text:style-name="P52"><text:s text:c="16"/>{</text:p>
      <text:p text:style-name="P52"><text:s text:c="18"/>( 0, b.Z )( ".crs-w", $h( e ) )</text:p>
      <text:p text:style-name="P52"><text:s text:c="16"/>} ) ), ( 0, ae.Z )()</text:p>
      <text:p text:style-name="P52"><text:s text:c="14"/>} ), 50 ), window.scrollProvider = D(), "function" == typeof e &amp;&amp; e()</text:p>
      <text:p text:style-name="P52"><text:s text:c="12"/>}, $h( window ).on( "load", t )</text:p>
      <text:p text:style-name="P52"><text:s text:c="10"/>}</text:p>
      <text:p text:style-name="P52"><text:s text:c="6"/>},</text:p>
      <text:p text:style-name="P52"><text:s text:c="6"/>5258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s</text:p>
      <text:p text:style-name="P52"><text:s text:c="8"/>} );</text:p>
      <text:p text:style-name="P52"><text:s text:c="8"/>var n, o = r( 7997 ),</text:p>
      <text:p text:style-name="P52"><text:s text:c="10"/>i = null,</text:p>
      <text:p text:style-name="P52"><text:s text:c="10"/>a = e =&gt;</text:p>
      <text:p text:style-name="P52"><text:s text:c="10"/>{</text:p>
      <text:p text:style-name="P52"><text:s text:c="12"/>e.class().add( "_dis" ), clearTimeout( n ), n = setTimeout( ( () =&gt;</text:p>
      <text:p text:style-name="P52"><text:s text:c="12"/>{</text:p>
      <text:p text:style-name="P52"><text:s text:c="14"/>e.class().add( "_hid" )</text:p>
      <text:p text:style-name="P52"><text:s text:c="12"/>} ), 500 )</text:p>
      <text:p text:style-name="P52"><text:s text:c="10"/>},</text:p>
      <text:p text:style-name="P52"><text:s text:c="10"/>c = ( e, t ) =&gt;</text:p>
      <text:p text:style-name="P52"><text:s text:c="10"/>{</text:p>
      <text:p text:style-name="P52"><text:s text:c="12"/>t &amp;&amp; t.class().remove( "_on" ), e.class().add( "_on" )</text:p>
      <text:p text:style-name="P52"><text:s text:c="10"/>};</text:p>
      <text:p text:style-name="P52"><text:s text:c="8"/>const s = function ( e )</text:p>
      <text:p text:style-name="P52"><text:s text:c="8"/>{</text:p>
      <text:p text:style-name="P52"><text:s text:c="10"/>var t = arguments.length &gt; 1 &amp;&amp; void 0 !== arguments[ 1 ] ? arguments[ 1 ] : $doc,</text:p>
      <text:p text:style-name="P52"><text:s text:c="12"/>r = arguments.length &gt; 2 &amp;&amp; void 0 !== arguments[ 2 ] ? arguments[ 2 ] : 4,</text:p>
      <text:p text:style-name="P52"><text:s text:c="12"/>s = t.findAll( e );</text:p>
      <text:p text:style-name="P52"><text:s text:c="10"/>if ( s.length ) return s.forEach( ( e =&gt;</text:p>
      <text:p text:style-name="P52"><text:s text:c="10"/>{</text:p>
      <text:p text:style-name="P52"><text:s text:c="12"/>var t = $h( e ),</text:p>
      <text:p text:style-name="P52"><text:s text:c="14"/>s = t.findAll( ".c-btn" ),</text:p>
      <text:p text:style-name="P52"><text:s text:c="14"/>l = t.find( ".crs" ),</text:p>
      <text:p text:style-name="P52"><text:s text:c="14"/>u = t.find( ".c-btn._prev" ),</text:p>
      <text:p text:style-name="P52"><text:s text:c="14"/>p = l.get(),</text:p>
      <text:p text:style-name="P52"><text:s text:c="14"/>f = t.find( ".crs &gt; .itm" );</text:p>
      <text:p text:style-name="P52"><text:s text:c="12"/>if ( ( e =&gt;</text:p>
      <text:p text:style-name="P52"><text:s text:c="14"/>{</text:p>
      <text:p text:style-name="P52"><text:s text:c="16"/>e.findAll( ".itm-sel" ).forEach( ( t =&gt;</text:p>
      <text:p text:style-name="P52"><text:s text:c="16"/>{</text:p>
      <text:p text:style-name="P52"><text:s text:c="18"/>var r = $h( t );</text:p>
      <text:p text:style-name="P52"><text:s text:c="18"/>r.on( "click", ( t =&gt;</text:p>
      <text:p text:style-name="P52"><text:s text:c="18"/>{</text:p>
      <text:p text:style-name="P52"><text:s text:c="20"/>var n = e.find( ".itm-sel._on" );</text:p>
      <text:p text:style-name="P52"><text:s text:c="20"/>c( r, n )</text:p>
      <text:p text:style-name="P52"><text:s text:c="18"/>} ) )</text:p>
      <text:p text:style-name="P52"><text:s text:c="16"/>} ) )</text:p>
      <text:p text:style-name="P52"><text:s text:c="14"/>} )( t ), f &amp;&amp; s.length )</text:p>
      <text:p text:style-name="P52"><text:s text:c="12"/>{</text:p>
      <text:p text:style-name="P52"><text:s text:c="14"/>if ( l.on( "scroll", ( () =&gt;</text:p>
      <text:p text:style-name="P52"><text:s text:c="16"/>{</text:p>
      <text:p text:style-name="P52"><text:s text:c="18"/>0 === l.get().scrollLeft &amp;&amp; a( u )</text:p>
      <text:p text:style-name="P52"><text:s text:c="16"/>} ) ), p.scrollWidth &lt;= p.offsetWidth ) return a( t.find( ".c-btn._next" ) ), void a( u );</text:p>
      <text:p text:style-name="P52"><text:s text:c="14"/>null === i &amp;&amp; ( i = o.dZ &amp;&amp; 0 === p.scrollLeft );</text:p>
      <text:p text:style-name="P52"><text:s text:c="14"/>var d = f.get().getBoundingClientRect().width,</text:p>
      <text:p text:style-name="P52"><text:s text:c="16"/>h = Math.ceil( d * r ),</text:p>
      <text:p text:style-name="P52"><text:s text:c="16"/>v = p.scrollWidth - p.offsetWidth;</text:p>
      <text:p text:style-name="P52"><text:s text:c="14"/>p.scrollLeft &amp;&amp; ( p.scrollLeft = o.dZ ? v : 0 );</text:p>
      <text:p text:style-name="P52"><text:s text:c="14"/>var b = ( ( e, t, r, c ) =&gt; s =&gt;</text:p>
      <text:p text:style-name="P52"><text:s text:c="14"/>{</text:p>
      <text:p text:style-name="P52"><text:s text:c="16"/>var l, u, p, f = Math.ceil( e.scrollLeft );</text:p>
      <text:p text:style-name="P52"><text:s text:c="16"/>s.class().contains( "_next" ) ? ( p = f + ( u = o.dZ ? -r : r ), l = i ? Math.abs( p ) &gt;= c : o.dZ ? p &lt;= 0 : p &gt;= c ) : ( p = f + ( u = o.dZ ? r : -r ), l = i ? p &gt;= 0 : o.dZ ? p + 5 &gt;= c : p &lt;= 0 ), ( e =&gt;</text:p>
      <text:p text:style-name="P52"><text:s text:c="16"/>{</text:p>
      <text:p text:style-name="P52"><text:s text:c="18"/>clearTimeout( n ), e.forEach( ( e =&gt;</text:p>
      <text:p text:style-name="P52"><text:s text:c="18"/>{</text:p>
      <text:p text:style-name="P52"><text:s text:c="20"/>$h( e ).class().remove( "_dis", "_hid" )</text:p>
      <text:p text:style-name="P52"><text:s text:c="18"/>} ) )</text:p>
      <text:p text:style-name="P52"><text:s text:c="16"/>} )( t ), e.scrollBy ? e.scrollBy( u, 0 ) : e.scrollLeft = p, l &amp;&amp; a( s )</text:p>
      <text:p text:style-name="P52"><text:s text:c="14"/>} )( p, s, h, v );</text:p>
      <text:p text:style-name="P52"><text:s text:c="14"/>s.forEach( ( e =&gt;</text:p>
      <text:p text:style-name="P52"><text:s text:c="14"/>{</text:p>
      <text:p text:style-name="P52"><text:s text:c="16"/>var t = $h( e );</text:p>
      <text:p text:style-name="P52"><text:s text:c="16"/>t.on( "click", ( () =&gt;</text:p>
      <text:p text:style-name="P52"><text:s text:c="16"/>{</text:p>
      <text:p text:style-name="P52"><text:s text:c="18"/>b( t )</text:p>
      <text:p text:style-name="P52"><text:s text:c="16"/>} ) )</text:p>
      <text:p text:style-name="P52"><text:s text:c="14"/>} ) )</text:p>
      <text:p text:style-name="P52"><text:s text:c="12"/>}</text:p>
      <text:p text:style-name="P52"><text:s text:c="10"/>} ) ),</text:p>
      <text:p text:style-name="P52"><text:s text:c="10"/>{</text:p>
      <text:p text:style-name="P52"><text:s text:c="12"/>slideTo: e =&gt;</text:p>
      <text:p text:style-name="P52"><text:s text:c="12"/>{</text:p>
      <text:p text:style-name="P52"><text:s text:c="14"/>s.forEach( ( t =&gt;</text:p>
      <text:p text:style-name="P52"><text:s text:c="14"/>{</text:p>
      <text:p text:style-name="P52"><text:s text:c="16"/>var r = $h( t ),</text:p>
      <text:p text:style-name="P52"><text:s text:c="18"/>n = r.find( ".itm:nth-of-type(".concat( e, ")" ) );</text:p>
      <text:p text:style-name="P52"><text:s text:c="16"/>if ( n )</text:p>
      <text:p text:style-name="P52"><text:s text:c="16"/>{</text:p>
      <text:p text:style-name="P52"><text:s text:c="18"/>n.el.scrollIntoView();</text:p>
      <text:p text:style-name="P52"><text:s text:c="18"/>var o = n.find( ".itm-sel" ),</text:p>
      <text:p text:style-name="P52"><text:s text:c="20"/>i = r.find( ".itm-sel._on" );</text:p>
      <text:p text:style-name="P52"><text:s text:c="18"/>c( o, i )</text:p>
      <text:p text:style-name="P52"><text:s text:c="16"/>}</text:p>
      <text:p text:style-name="P52"><text:s text:c="14"/>} ) )</text:p>
      <text:p text:style-name="P52"><text:s text:c="12"/>}</text:p>
      <text:p text:style-name="P52"><text:s text:c="10"/>}</text:p>
      <text:p text:style-name="P52"><text:s text:c="8"/>}</text:p>
      <text:p text:style-name="P52"><text:s text:c="6"/>},</text:p>
      <text:p text:style-name="P52"><text:s text:c="6"/>7615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X: () =&gt; s,</text:p>
      <text:p text:style-name="P52"><text:s text:c="10"/>Z: () =&gt; l</text:p>
      <text:p text:style-name="P52"><text:s text:c="8"/>} );</text:p>
      <text:p text:style-name="P52"><text:s text:c="8"/>var n, o = r( 6139 ),</text:p>
      <text:p text:style-name="P52"><text:s text:c="10"/>i = {</text:p>
      <text:p text:style-name="P52"><text:s text:c="12"/>el: null,</text:p>
      <text:p text:style-name="P52"><text:s text:c="12"/>input: null</text:p>
      <text:p text:style-name="P52"><text:s text:c="10"/>},</text:p>
      <text:p text:style-name="P52"><text:s text:c="10"/>a = e =&gt; i.el &amp;&amp; !i.el.contains( e ),</text:p>
      <text:p text:style-name="P52"><text:s text:c="10"/>c = ( e, t ) =&gt;</text:p>
      <text:p text:style-name="P52"><text:s text:c="10"/>{</text:p>
      <text:p text:style-name="P52"><text:s text:c="12"/>i.input &amp;&amp; !e.get().contains( i.input ) &amp;&amp; ( i.input.checked = !1, i.input.blur() ), n = o.Z.subscribe( a, s ), i.el = e.get(), i.input = t.get()</text:p>
      <text:p text:style-name="P52"><text:s text:c="10"/>},</text:p>
      <text:p text:style-name="P52"><text:s text:c="10"/>s = () =&gt;</text:p>
      <text:p text:style-name="P52"><text:s text:c="10"/>{</text:p>
      <text:p text:style-name="P52"><text:s text:c="12"/>i.input &amp;&amp; ( i.input.checked = !1 ), i.el = null, o.Z.unsubscribe( n )</text:p>
      <text:p text:style-name="P52"><text:s text:c="10"/>};</text:p>
      <text:p text:style-name="P52"><text:s text:c="8"/>const l = () =&gt;</text:p>
      <text:p text:style-name="P52"><text:s text:c="8"/>{</text:p>
      <text:p text:style-name="P52"><text:s text:c="10"/>$doc.findAll( ".dpdw" ).forEach( ( e =&gt;</text:p>
      <text:p text:style-name="P52"><text:s text:c="10"/>{</text:p>
      <text:p text:style-name="P52"><text:s text:c="12"/>var t = $h( e ),</text:p>
      <text:p text:style-name="P52"><text:s text:c="14"/>r = t.find( ".tgl" );</text:p>
      <text:p text:style-name="P52"><text:s text:c="12"/>!i.el &amp;&amp; r.get().checked &amp;&amp; c( t, r ), r.on( "change", ( () =&gt; c( t, r ) ), !1 ), t.class().contains( "_hov" ) &amp;&amp; t.on( "mouseover", ( () =&gt; c( t, r ) ), !1 ).on( "mouseout", s, !1 )</text:p>
      <text:p text:style-name="P52"><text:s text:c="10"/>} ) )</text:p>
      <text:p text:style-name="P52"><text:s text:c="8"/>}</text:p>
      <text:p text:style-name="P52"><text:s text:c="6"/>},</text:p>
      <text:p text:style-name="P52"><text:s text:c="6"/>4687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$: () =&gt; s</text:p>
      <text:p text:style-name="P52"><text:s text:c="8"/>} );</text:p>
      <text:p text:style-name="P52"><text:s text:c="8"/>var n = r( 2073 ),</text:p>
      <text:p text:style-name="P52"><text:s text:c="10"/>o = [ "shouldPreventDefault", "shouldBindTrackingOnSubmit", "beforeSubmitCbx", "cbx" ];</text:p>
      <text:p text:style-name="P52"/>
      <text:p text:style-name="P52"><text:s text:c="8"/>function i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a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i( Object( r ), !0 ).forEach( ( function ( t )</text:p>
      <text:p text:style-name="P52"><text:s text:c="12"/>{</text:p>
      <text:p text:style-name="P52"><text:s text:c="14"/>c( e, t, r[ t ] )</text:p>
      <text:p text:style-name="P52"><text:s text:c="12"/>} ) ) : Object.getOwnPropertyDescriptors ? Object.defineProperties( e, Object.getOwnPropertyDescriptors( r ) ) : i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c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s = function ( e )</text:p>
      <text:p text:style-name="P52"><text:s text:c="8"/>{</text:p>
      <text:p text:style-name="P52"><text:s text:c="10"/>var t = arguments.length &gt; 1 &amp;&amp; void 0 !== arguments[ 1 ] ? arguments[ 1 ] :</text:p>
      <text:p text:style-name="P52"><text:s text:c="12"/>{},</text:p>
      <text:p text:style-name="P52"><text:s text:c="12"/>{</text:p>
      <text:p text:style-name="P52"><text:s text:c="14"/>shouldPreventDefault: r,</text:p>
      <text:p text:style-name="P52"><text:s text:c="14"/>shouldBindTrackingOnSubmit: i,</text:p>
      <text:p text:style-name="P52"><text:s text:c="14"/>beforeSubmitCbx: c,</text:p>
      <text:p text:style-name="P52"><text:s text:c="14"/>cbx: s</text:p>
      <text:p text:style-name="P52"><text:s text:c="12"/>} = t,</text:p>
      <text:p text:style-name="P52"><text:s text:c="12"/>l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t, o ),</text:p>
      <text:p text:style-name="P52"><text:s text:c="12"/>u = $h( e );</text:p>
      <text:p text:style-name="P52"><text:s text:c="10"/>u.get() &amp;&amp; ( i &amp;&amp; ( 0, n.xV )( e ), u.on( "submit", ( e =&gt;</text:p>
      <text:p text:style-name="P52"><text:s text:c="10"/>{</text:p>
      <text:p text:style-name="P52"><text:s text:c="12"/>if ( r &amp;&amp; e.preventDefault(), "function" == typeof c &amp;&amp; c( e, u ), u.get().hasAttribute( "data-track-onsubmit" ) ) u.dispatch( new CustomEvent( "trackingSubmit",</text:p>
      <text:p text:style-name="P52"><text:s text:c="12"/>{</text:p>
      <text:p text:style-name="P52"><text:s text:c="14"/>detail: a( a(</text:p>
      <text:p text:style-name="P52"><text:s text:c="14"/>{</text:p>
      <text:p text:style-name="P52"><text:s text:c="16"/>event: e</text:p>
      <text:p text:style-name="P52"><text:s text:c="14"/>}, "function" == typeof s ?</text:p>
      <text:p text:style-name="P52"><text:s text:c="14"/>{</text:p>
      <text:p text:style-name="P52"><text:s text:c="16"/>cbx: () =&gt; s( e, u )</text:p>
      <text:p text:style-name="P52"><text:s text:c="14"/>} :</text:p>
      <text:p text:style-name="P52"><text:s text:c="14"/>{} ), l )</text:p>
      <text:p text:style-name="P52"><text:s text:c="12"/>} ) );</text:p>
      <text:p text:style-name="P52"><text:s text:c="12"/>else</text:p>
      <text:p text:style-name="P52"><text:s text:c="12"/>{</text:p>
      <text:p text:style-name="P52"><text:s text:c="14"/>var t = a(</text:p>
      <text:p text:style-name="P52"><text:s text:c="14"/>{</text:p>
      <text:p text:style-name="P52"><text:s text:c="16"/>shouldSubmit: !0,</text:p>
      <text:p text:style-name="P52"><text:s text:c="16"/>customValidation: null</text:p>
      <text:p text:style-name="P52"><text:s text:c="14"/>}, l );</text:p>
      <text:p text:style-name="P52"><text:s text:c="14"/>( !t.customValidation || "function" == typeof t.customValidation &amp;&amp; t.customValidation( u ) ) &amp;&amp; ( "function" == typeof s &amp;&amp; s( e, u ), t.shouldSubmit &amp;&amp; u.get().submit() )</text:p>
      <text:p text:style-name="P52"><text:s text:c="12"/>}</text:p>
      <text:p text:style-name="P52"><text:s text:c="10"/>} ) ) )</text:p>
      <text:p text:style-name="P52"><text:s text:c="8"/>}</text:p>
      <text:p text:style-name="P52"><text:s text:c="6"/>},</text:p>
      <text:p text:style-name="P52"><text:s text:c="6"/>3060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S: () =&gt; n</text:p>
      <text:p text:style-name="P52"><text:s text:c="8"/>} );</text:p>
      <text:p text:style-name="P52"><text:s text:c="8"/>var n = function ( e )</text:p>
      <text:p text:style-name="P52"><text:s text:c="8"/>{</text:p>
      <text:p text:style-name="P52"><text:s text:c="10"/>var</text:p>
      <text:p text:style-name="P52"><text:s text:c="10"/>{</text:p>
      <text:p text:style-name="P52"><text:s text:c="12"/>buttonSelector: t = "button",</text:p>
      <text:p text:style-name="P52"><text:s text:c="12"/>buttons: r</text:p>
      <text:p text:style-name="P52"><text:s text:c="10"/>} = arguments.length &gt; 1 &amp;&amp; void 0 !== arguments[ 1 ] ? arguments[ 1 ] :</text:p>
      <text:p text:style-name="P52"><text:s text:c="10"/>{}, n = $h( e );</text:p>
      <text:p text:style-name="P52"><text:s text:c="10"/>( r = r || n.findAll( t ) ).forEach( ( e =&gt;</text:p>
      <text:p text:style-name="P52"><text:s text:c="10"/>{</text:p>
      <text:p text:style-name="P52"><text:s text:c="12"/>$h( e ).on( "click", (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name: t,</text:p>
      <text:p text:style-name="P52"><text:s text:c="16"/>value: r</text:p>
      <text:p text:style-name="P52"><text:s text:c="14"/>} = e.currentTarget, o = n.find( "input[name=".concat( t, "]" ) );</text:p>
      <text:p text:style-name="P52"><text:s text:c="14"/>o ? o.attr( "value", r ) : n.append( $h( $doc.createElement( "input" ) ).attr( "name", t ).attr( "value", r ).attr( "type", "hidden" ).get() )</text:p>
      <text:p text:style-name="P52"><text:s text:c="12"/>} ), !0 )</text:p>
      <text:p text:style-name="P52"><text:s text:c="10"/>} ) )</text:p>
      <text:p text:style-name="P52"><text:s text:c="8"/>}</text:p>
      <text:p text:style-name="P52"><text:soft-page-break/><text:s text:c="6"/>},</text:p>
      <text:p text:style-name="P52"><text:s text:c="6"/>1086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hd: () =&gt; i,</text:p>
      <text:p text:style-name="P52"><text:s text:c="10"/>iO: () =&gt; n,</text:p>
      <text:p text:style-name="P52"><text:s text:c="10"/>vB: () =&gt; o</text:p>
      <text:p text:style-name="P52"><text:s text:c="8"/>} );</text:p>
      <text:p text:style-name="P52"><text:s text:c="8"/>var n = function ( e )</text:p>
      <text:p text:style-name="P52"><text:s text:c="10"/>{</text:p>
      <text:p text:style-name="P52"><text:s text:c="12"/>var t = arguments.length &gt; 1 &amp;&amp; void 0 !== arguments[ 1 ] ? arguments[ 1 ] : $doc;</text:p>
      <text:p text:style-name="P52"><text:s text:c="12"/>e &amp;&amp; t.findAll( '[name="csrfToken"]' ).forEach( ( t =&gt;</text:p>
      <text:p text:style-name="P52"><text:s text:c="12"/>{</text:p>
      <text:p text:style-name="P52"><text:s text:c="14"/>$h( t ).attr( "value", e )</text:p>
      <text:p text:style-name="P52"><text:s text:c="12"/>} ) )</text:p>
      <text:p text:style-name="P52"><text:s text:c="10"/>},</text:p>
      <text:p text:style-name="P52"><text:s text:c="10"/>o = e =&gt;</text:p>
      <text:p text:style-name="P52"><text:s text:c="10"/>{</text:p>
      <text:p text:style-name="P52"><text:s text:c="12"/>var</text:p>
      <text:p text:style-name="P52"><text:s text:c="12"/>{</text:p>
      <text:p text:style-name="P52"><text:s text:c="14"/>csrfToken: t</text:p>
      <text:p text:style-name="P52"><text:s text:c="12"/>} = e;</text:p>
      <text:p text:style-name="P52"><text:s text:c="12"/>t &amp;&amp; store.set( "csrfToken", t ), n( t )</text:p>
      <text:p text:style-name="P52"><text:s text:c="10"/>},</text:p>
      <text:p text:style-name="P52"><text:s text:c="10"/>i = () =&gt; store.get( "csrfToken" )</text:p>
      <text:p text:style-name="P52"><text:s text:c="6"/>},</text:p>
      <text:p text:style-name="P52"><text:s text:c="6"/>8355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O</text:p>
      <text:p text:style-name="P52"><text:s text:c="8"/>} );</text:p>
      <text:p text:style-name="P52"><text:s text:c="8"/>var n = r( 6711 ),</text:p>
      <text:p text:style-name="P52"><text:s text:c="10"/>o = r( 2699 );</text:p>
      <text:p text:style-name="P52"/>
      <text:p text:style-name="P52"><text:s text:c="8"/>function i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a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i( Object( r ), !0 ).forEach( ( function ( t )</text:p>
      <text:p text:style-name="P52"><text:s text:c="12"/>{</text:p>
      <text:p text:style-name="P52"><text:s text:c="14"/>c( e, t, r[ t ] )</text:p>
      <text:p text:style-name="P52"><text:s text:c="12"/>} ) ) : Object.getOwnPropertyDescriptors ? Object.defineProperties( e, Object.getOwnPropertyDescriptors( r ) ) : i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c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s = {</text:p>
      <text:p text:style-name="P52"><text:s text:c="12"/>wrapperSelector: "[data-fi-w]",</text:p>
      <text:p text:style-name="P52"><text:s text:c="12"/>fieldClass: ".fi",</text:p>
      <text:p text:style-name="P52"><text:s text:c="12"/>errorClass: ".fi-er",</text:p>
      <text:p text:style-name="P52"><text:s text:c="12"/>errorModifier: "",</text:p>
      <text:p text:style-name="P52"><text:s text:c="12"/>showErrors: !0,</text:p>
      <text:p text:style-name="P52"><text:s text:c="12"/>showErrorOnTop: !0,</text:p>
      <text:p text:style-name="P52"><text:s text:c="12"/>scrollToError: !0,</text:p>
      <text:p text:style-name="P52"><text:s text:c="12"/>onInit: null,</text:p>
      <text:p text:style-name="P52"><text:s text:c="12"/>onSubmit: null,</text:p>
      <text:p text:style-name="P52"><text:s text:c="12"/>customValidation: null,</text:p>
      <text:p text:style-name="P52"><text:s text:c="12"/>onInvalidCustomValidation: null</text:p>
      <text:p text:style-name="P52"><text:s text:c="10"/>},</text:p>
      <text:p text:style-name="P52"><text:s text:c="10"/>l = store.get( "htmlErrors" ) ||</text:p>
      <text:p text:style-name="P52"><text:s text:c="10"/>{},</text:p>
      <text:p text:style-name="P52"><text:s text:c="10"/>u = !1,</text:p>
      <text:p text:style-name="P52"><text:s text:c="10"/>p = ( e, t ) =&gt;</text:p>
      <text:p text:style-name="P52"><text:s text:c="10"/>{</text:p>
      <text:p text:style-name="P52"><text:s text:c="12"/>var</text:p>
      <text:p text:style-name="P52"><text:s text:c="12"/>{</text:p>
      <text:p text:style-name="P52"><text:s text:c="14"/>wrapperSelector: r,</text:p>
      <text:p text:style-name="P52"><text:s text:c="14"/>fieldClass: n</text:p>
      <text:p text:style-name="P52"><text:s text:c="12"/>} = t;</text:p>
      <text:p text:style-name="P52"><text:s text:c="12"/>return e.closest( "".concat( r, "," ).concat( n, "-w" ) )</text:p>
      <text:p text:style-name="P52"><text:s text:c="10"/>},</text:p>
      <text:p text:style-name="P52"><text:s text:c="10"/>f = function ( e, t )</text:p>
      <text:p text:style-name="P52"><text:s text:c="10"/>{</text:p>
      <text:p text:style-name="P52"><text:s text:c="12"/>var r = arguments.length &gt; 2 &amp;&amp; void 0 !== arguments[ 2 ] ? arguments[ 2 ] : "",</text:p>
      <text:p text:style-name="P52"><text:s text:c="14"/>n = $doc.createElement( "div" ),</text:p>
      <text:p text:style-name="P52"><text:s text:c="14"/>o = $doc.createTextNode( r || ( e =&gt;</text:p>
      <text:p text:style-name="P52"><text:s text:c="14"/>{</text:p>
      <text:p text:style-name="P52"><text:s text:c="16"/>var t = e.get(),</text:p>
      <text:p text:style-name="P52"><text:s text:c="18"/>r = Object.keys( l ).find( ( e =&gt; t.validity[ e ] ) );</text:p>
      <text:p text:style-name="P52"><text:s text:c="16"/>return l[ r ] || l.typeMismatch || ""</text:p>
      <text:p text:style-name="P52"><text:s text:c="14"/>} )( e ) );</text:p>
      <text:p text:style-name="P52"><text:s text:c="12"/>$h( n ).attr( "class", t.errorClass.split( "." ).join( "" ) ).append( o );</text:p>
      <text:p text:style-name="P52"><text:s text:c="12"/>var i = p( e, t );</text:p>
      <text:p text:style-name="P52"><text:s text:c="12"/>i &amp;&amp; !i.find( t.errorClass ) &amp;&amp; ( t.errorModifier &amp;&amp; i.class().add( t.errorModifier ), t.showErrorOnTop ? i.insertBefore( n, i.get().firstChild ) : i.append( n ) )</text:p>
      <text:p text:style-name="P52"><text:s text:c="10"/>},</text:p>
      <text:p text:style-name="P52"><text:s text:c="10"/>d = ( e, t ) =&gt;</text:p>
      <text:p text:style-name="P52"><text:s text:c="10"/>{</text:p>
      <text:p text:style-name="P52"><text:s text:c="12"/>var r = p( e, t );</text:p>
      <text:p text:style-name="P52"><text:s text:c="12"/>r &amp;&amp; ( t.errorModifier &amp;&amp; r.class().remove( t.errorModifier ), r.findAll( t.errorClass ).forEach( ( e =&gt; e.remove() ) ) )</text:p>
      <text:p text:style-name="P52"><text:s text:c="10"/>},</text:p>
      <text:p text:style-name="P52"><text:s text:c="10"/>h = ( e, t ) =&gt;</text:p>
      <text:p text:style-name="P52"><text:s text:c="10"/>{</text:p>
      <text:p text:style-name="P52"><text:s text:c="12"/>var</text:p>
      <text:p text:style-name="P52"><text:s text:c="12"/>{</text:p>
      <text:p text:style-name="P52"><text:s text:c="14"/>wrapperSelector: r,</text:p>
      <text:p text:style-name="P52"><text:s text:c="14"/>errorModifier: n,</text:p>
      <text:p text:style-name="P52"><text:s text:c="14"/>errorClass: o,</text:p>
      <text:p text:style-name="P52"><text:s text:c="14"/>fieldClass: i</text:p>
      <text:p text:style-name="P52"><text:s text:c="12"/>} = t;</text:p>
      <text:p text:style-name="P52"><text:s text:c="12"/>return () =&gt;</text:p>
      <text:p text:style-name="P52"><text:s text:c="12"/>{</text:p>
      <text:p text:style-name="P52"><text:s text:c="14"/>e.findAll( o ).forEach( ( e =&gt; e.remove() ) ), n &amp;&amp; e.findAll( "".concat( r, "," ).concat( i, "-w" ) ).forEach( ( e =&gt;</text:p>
      <text:p text:style-name="P52"><text:s text:c="14"/>{</text:p>
      <text:p text:style-name="P52"><text:s text:c="16"/>$h( e ).class().remove( n )</text:p>
      <text:p text:style-name="P52"><text:s text:c="14"/>} ) )</text:p>
      <text:p text:style-name="P52"><text:s text:c="12"/>}</text:p>
      <text:p text:style-name="P52"><text:s text:c="10"/>},</text:p>
      <text:p text:style-name="P52"><text:s text:c="10"/>v = e =&gt;</text:p>
      <text:p text:style-name="P52"><text:s text:c="10"/>{</text:p>
      <text:p text:style-name="P52"><text:s text:c="12"/>"date" !== e.attr( "type" ) &amp;&amp; e.attr( "value", e.val() )</text:p>
      <text:p text:style-name="P52"><text:s text:c="10"/>},</text:p>
      <text:p text:style-name="P52"><text:s text:c="10"/>b = ( e, t ) =&gt;</text:p>
      <text:p text:style-name="P52"><text:s text:c="10"/>{</text:p>
      <text:p text:style-name="P52"><text:s text:c="12"/>var r = !1;</text:p>
      <text:p text:style-name="P52"><text:s text:c="12"/>return e.get().hasAttribute( "data-track-onsubmit" ) &amp;&amp; ( r = e.dispatch( new CustomEvent( "trackingSubmit",</text:p>
      <text:p text:style-name="P52"><text:s text:c="12"/>{</text:p>
      <text:p text:style-name="P52"><text:s text:c="14"/>detail: a(</text:p>
      <text:p text:style-name="P52"><text:s text:c="14"/>{</text:p>
      <text:p text:style-name="P52"><text:s text:c="16"/>shouldSubmit: !1</text:p>
      <text:p text:style-name="P52"><text:s text:c="14"/>}, t )</text:p>
      <text:p text:style-name="P52"><text:s text:c="12"/>} ) ) ), r</text:p>
      <text:p text:style-name="P52"><text:s text:c="10"/>},</text:p>
      <text:p text:style-name="P52"><text:s text:c="10"/>y = ( e, t, r ) =&gt; !u &amp;&amp; ( "function" != typeof r.customValidation || r.customValidation( e ) ? ( t || ( u = !0 ), !t || ( ( e, t ) =&gt; !( "undefined" != typeof grecaptcha &amp;&amp; ( "function" == typeof grecaptcha.execute &amp;&amp; grecaptcha.execute(), d( e, t ), "" === grecaptcha.getResponse() &amp;&amp; ( f( e, t, l.valueMissing ), 1 ) ) ) )( t, r ) ) : ( "function" == typeof r.onInvalidCustomValidation &amp;&amp; r.onInvalidCustomValidation( e ), !1 ) ),</text:p>
      <text:p text:style-name="P52"><text:s text:c="10"/>m = ( e, t ) =&gt;</text:p>
      <text:p text:style-name="P52"><text:s text:c="10"/>{</text:p>
      <text:p text:style-name="P52"><text:s text:c="12"/>e.findAll( "input, select, textarea, datalist" ).forEach( ( e =&gt;</text:p>
      <text:p text:style-name="P52"><text:s text:c="12"/>{</text:p>
      <text:p text:style-name="P52"><text:s text:c="14"/>var r = $h( e );</text:p>
      <text:p text:style-name="P52"><text:s text:c="14"/>null !== r.attr( "value" ) &amp;&amp; r.val() &amp;&amp; v( r ), ( ( e, t ) =&gt;</text:p>
      <text:p text:style-name="P52"><text:s text:c="14"/>{</text:p>
      <text:p text:style-name="P52"><text:s text:c="16"/>var r;</text:p>
      <text:p text:style-name="P52"><text:s text:c="16"/>"hidden" !== e.attr( "type" ) &amp;&amp; e.on( ( r = e.attr( "type" ),</text:p>
      <text:p text:style-name="P52"><text:s text:c="16"/>{</text:p>
      <text:p text:style-name="P52"><text:s text:c="18"/>checkbox: "change",</text:p>
      <text:p text:style-name="P52"><text:s text:c="18"/>radio: "change",</text:p>
      <text:p text:style-name="P52"><text:s text:c="18"/>submit: "click",</text:p>
      <text:p text:style-name="P52"><text:s text:c="18"/>reset: "click"</text:p>
      <text:p text:style-name="P52"><text:s text:c="16"/>} [ r ] || "blur" ), ( () =&gt;</text:p>
      <text:p text:style-name="P52"><text:s text:c="16"/>{</text:p>
      <text:p text:style-name="P52"><text:s text:c="18"/>d( e, t ), null !== e.attr( "value" ) &amp;&amp; v( e )</text:p>
      <text:p text:style-name="P52"><text:s text:c="16"/>} ), !1 ).on( "invalid", ( r =&gt;</text:p>
      <text:p text:style-name="P52"><text:s text:c="16"/>{</text:p>
      <text:p text:style-name="P52"><text:s text:c="18"/>r.preventDefault(), d( e, t ), t.showErrors &amp;&amp; f( e, t ), t.scrollToError &amp;&amp; ( 0, n.X )( e.get() )</text:p>
      <text:p text:style-name="P52"><text:s text:c="16"/>} ), !1 )</text:p>
      <text:p text:style-name="P52"><text:s text:c="14"/>} )( r, t ), ( e =&gt;</text:p>
      <text:p text:style-name="P52"><text:s text:c="14"/>{</text:p>
      <text:p text:style-name="P52"><text:s text:c="16"/>if ( "password" === e.attr( "type" ) )</text:p>
      <text:p text:style-name="P52"><text:s text:c="16"/>{</text:p>
      <text:p text:style-name="P52"><text:s text:c="18"/>var t = e.parent().find( "button" );</text:p>
      <text:p text:style-name="P52"><text:s text:c="18"/>t &amp;&amp; t.on( "click", ( t =&gt;</text:p>
      <text:p text:style-name="P52"><text:s text:c="18"/>{</text:p>
      <text:p text:style-name="P52"><text:s text:c="20"/>var r = e.attr( "type" ),</text:p>
      <text:p text:style-name="P52"><text:s text:c="22"/>n = $h( t.currentTarget ).find( "use" ),</text:p>
      <text:p text:style-name="P52"><text:s text:c="22"/>i = "password" === r ? "text" : "password";</text:p>
      <text:p text:style-name="P52"><text:s text:c="20"/>e.attr( "type", i ),</text:p>
      <text:p text:style-name="P52"><text:s text:c="22"/>function ( e, t )</text:p>
      <text:p text:style-name="P52"><text:s text:c="22"/>{</text:p>
      <text:p text:style-name="P52"><text:s text:c="24"/>var r = arguments.length &gt; 2 &amp;&amp; void 0 !== arguments[ 2 ] ? arguments[ 2 ] :</text:p>
      <text:p text:style-name="P52"><text:s text:c="24"/>{</text:p>
      <text:p text:style-name="P52"><text:s text:c="26"/>password: "visibility-off",</text:p>
      <text:p text:style-name="P52"><text:s text:c="26"/>text: "visibility"</text:p>
      <text:p text:style-name="P52"><text:s text:c="24"/>};</text:p>
      <text:p text:style-name="P52"><text:s text:c="24"/>e &amp;&amp; e.attr( "xlink:href", ( 0, o.s )( "icons", r[ t ] || r.password ) )</text:p>
      <text:p text:style-name="P52"><text:s text:c="22"/>}( n, i )</text:p>
      <text:p text:style-name="P52"><text:s text:c="18"/>} ), !1 )</text:p>
      <text:p text:style-name="P52"><text:s text:c="16"/>}</text:p>
      <text:p text:style-name="P52"><text:s text:c="14"/>} )( r )</text:p>
      <text:p text:style-name="P52"><text:s text:c="12"/>} ) )</text:p>
      <text:p text:style-name="P52"><text:s text:c="10"/>},</text:p>
      <text:p text:style-name="P52"><text:s text:c="10"/>g = e =&gt; ( t, r ) =&gt;</text:p>
      <text:p text:style-name="P52"><text:s text:c="10"/>{</text:p>
      <text:p text:style-name="P52"><text:s text:c="12"/>Object.keys( r ).forEach( ( n =&gt;</text:p>
      <text:p text:style-name="P52"><text:s text:c="12"/>{</text:p>
      <text:p text:style-name="P52"><text:s text:c="14"/>var o = t.find( '[name="'.concat( n, '"]' ) );</text:p>
      <text:p text:style-name="P52"><text:s text:c="14"/>o &amp;&amp; e.showErrors &amp;&amp; f( o, e, r[ n ] )</text:p>
      <text:p text:style-name="P52"><text:s text:c="12"/>} ) )</text:p>
      <text:p text:style-name="P52"><text:s text:c="10"/>};</text:p>
      <text:p text:style-name="P52"><text:s text:c="8"/>const O = function ( e )</text:p>
      <text:p text:style-name="P52"><text:s text:c="8"/>{</text:p>
      <text:p text:style-name="P52"><text:s text:c="10"/>var t = arguments.length &gt; 1 &amp;&amp; void 0 !== arguments[ 1 ] ? arguments[ 1 ] :</text:p>
      <text:p text:style-name="P52"><text:s text:c="12"/>{},</text:p>
      <text:p text:style-name="P52"><text:s text:c="12"/>r = a( a(</text:p>
      <text:p text:style-name="P52"><text:s text:c="12"/>{}, s ), t ),</text:p>
      <text:p text:style-name="P52"><text:s text:c="12"/>o = $h( e ),</text:p>
      <text:p text:style-name="P52"><text:s text:c="12"/>i = {</text:p>
      <text:p text:style-name="P52"><text:s text:c="14"/>get: () =&gt; o,</text:p>
      <text:p text:style-name="P52"><text:s text:c="14"/>clearAllErrors: h( o, r ),</text:p>
      <text:p text:style-name="P52"><text:s text:c="14"/>hydrateErrors: g( r )</text:p>
      <text:p text:style-name="P52"><text:s text:c="12"/>},</text:p>
      <text:p text:style-name="P52"><text:s text:c="12"/>c = o.get();</text:p>
      <text:p text:style-name="P52"><text:s text:c="10"/>return c ? ( "function" == typeof t.onInit &amp;&amp; t.onInit( o ), t.scrollToError &amp;&amp; ( e =&gt;</text:p>
      <text:p text:style-name="P52"><text:s text:c="10"/>{</text:p>
      <text:p text:style-name="P52"><text:s text:c="12"/>var</text:p>
      <text:p text:style-name="P52"><text:s text:c="12"/>{</text:p>
      <text:p text:style-name="P52"><text:s text:c="14"/>fieldClass: t,</text:p>
      <text:p text:style-name="P52"><text:s text:c="14"/>errorClass: r</text:p>
      <text:p text:style-name="P52"><text:s text:c="12"/>} = e, o = $h( "".concat( r, " ~ " ).concat( t ) ).get();</text:p>
      <text:p text:style-name="P52"><text:s text:c="12"/>o &amp;&amp; ( 0, n.X )( o )</text:p>
      <text:p text:style-name="P52"><text:s text:c="10"/>} )( t ), m( o, r ), ( ( e, t ) =&gt;</text:p>
      <text:p text:style-name="P52"><text:s text:c="10"/>{</text:p>
      <text:p text:style-name="P52"><text:s text:c="12"/>var r = e.find( ".g-recaptcha" );</text:p>
      <text:p text:style-name="P52"><text:s text:c="12"/>r &amp;&amp; ( e =&gt;</text:p>
      <text:p text:style-name="P52"><text:s text:c="12"/>{</text:p>
      <text:p text:style-name="P52"><text:s text:c="14"/>var t = $doc.findAll( ".g-recaptcha" );</text:p>
      <text:p text:style-name="P52"><text:s text:c="14"/>if ( t.length &amp;&amp; !( Object.assign( [], document.scripts ).filter( ( e =&gt; null !== e.src.match( /\/\/(www\.)?google\.com\/recaptcha\/(.*)/i ) ) ).length &gt; 0 ) )</text:p>
      <text:p text:style-name="P52"><text:s text:c="14"/>{</text:p>
      <text:p text:style-name="P52"><text:s text:c="16"/>window.recaptchaLoaded = () =&gt; t.forEach( ( t =&gt;</text:p>
      <text:p text:style-name="P52"><text:s text:c="16"/>{</text:p>
      <text:p text:style-name="P52"><text:s text:c="18"/>var r = $h( t ),</text:p>
      <text:p text:style-name="P52"><text:s text:c="20"/>n = r.data( "callback" );</text:p>
      <text:p text:style-name="P52"><text:s text:c="18"/>window[ n ] = e, grecaptcha.render( t.id,</text:p>
      <text:p text:style-name="P52"><text:s text:c="18"/>{</text:p>
      <text:p text:style-name="P52"><text:s text:c="20"/>badge: "none",</text:p>
      <text:p text:style-name="P52"><text:s text:c="20"/>sitekey: r.data( "sitekey" ),</text:p>
      <text:p text:style-name="P52"><text:s text:c="20"/>callback: n</text:p>
      <text:p text:style-name="P52"><text:s text:c="18"/>} )</text:p>
      <text:p text:style-name="P52"><text:s text:c="16"/>} ) );</text:p>
      <text:p text:style-name="P52"><text:s text:c="16"/>var r = $doc.createElement( "script" );</text:p>
      <text:p text:style-name="P52"><text:s text:c="16"/>r.src = "".concat( "//www.google.com/recaptcha/api.js?onload=recaptchaLoaded&amp;render=explicit", "&amp;hl=" ).concat( store.get( "activeLanguage", "en" ) ), r.async = 1, r.defer = 1, r.onerror = () =&gt;</text:p>
      <text:p text:style-name="P52"><text:s text:c="16"/>{</text:p>
      <text:p text:style-name="P52"><text:s text:c="18"/>console.log( "Error loading google recaptcha!" )</text:p>
      <text:p text:style-name="P52"><text:s text:c="16"/>}, $h( document.body ).append( r )</text:p>
      <text:p text:style-name="P52"><text:s text:c="14"/>}</text:p>
      <text:p text:style-name="P52"><text:s text:c="12"/>} )( ( () =&gt;</text:p>
      <text:p text:style-name="P52"><text:s text:c="12"/>{</text:p>
      <text:p text:style-name="P52"><text:s text:c="14"/>u = !0, !b( e,</text:p>
      <text:p text:style-name="P52"><text:s text:c="14"/>{</text:p>
      <text:p text:style-name="P52"><text:s text:c="16"/>shouldSubmit: !0</text:p>
      <text:p text:style-name="P52"><text:s text:c="14"/>} ) &amp;&amp; e.el.submit()</text:p>
      <text:p text:style-name="P52"><text:s text:c="12"/>} ) ), e.on( "submit", ( n =&gt;</text:p>
      <text:p text:style-name="P52"><text:s text:c="12"/>{</text:p>
      <text:p text:style-name="P52"><text:s text:c="14"/>y( e, r, t ) ? ( u = !0, "function" == typeof t.onSubmit ? !b( e,</text:p>
      <text:p text:style-name="P52"><text:s text:c="14"/>{</text:p>
      <text:p text:style-name="P52"><text:s text:c="16"/>event: n,</text:p>
      <text:p text:style-name="P52"><text:s text:c="16"/>cbx: () =&gt; t.onSubmit( n, e )</text:p>
      <text:p text:style-name="P52"><text:s text:c="14"/>} ) &amp;&amp; t.onSubmit( n, e ) : b( e,</text:p>
      <text:p text:style-name="P52"><text:s text:c="14"/>{</text:p>
      <text:p text:style-name="P52"><text:s text:c="16"/>event: n</text:p>
      <text:p text:style-name="P52"><text:s text:c="14"/>} ), u = !1 ) : n.preventDefault()</text:p>
      <text:p text:style-name="P52"><text:s text:c="12"/>} ), !1 )</text:p>
      <text:p text:style-name="P52"><text:s text:c="10"/>} )( o, r ), Object.freeze( a( a(</text:p>
      <text:p text:style-name="P52"><text:s text:c="10"/>{}, i ),</text:p>
      <text:p text:style-name="P52"><text:s text:c="10"/>{},</text:p>
      <text:p text:style-name="P52"><text:s text:c="10"/>{</text:p>
      <text:p text:style-name="P52"><text:s text:c="12"/>isValid: () =&gt; c.checkValidity()</text:p>
      <text:p text:style-name="P52"><text:s text:c="10"/>} ) ) ) : Object.freeze( a( a(</text:p>
      <text:p text:style-name="P52"><text:s text:c="10"/>{}, i ),</text:p>
      <text:p text:style-name="P52"><text:s text:c="10"/>{},</text:p>
      <text:p text:style-name="P52"><text:s text:c="10"/>{</text:p>
      <text:p text:style-name="P52"><text:s text:c="12"/>isValid: () =&gt; null</text:p>
      <text:p text:style-name="P52"><text:s text:c="10"/>} ) )</text:p>
      <text:p text:style-name="P52"><text:s text:c="8"/>}</text:p>
      <text:p text:style-name="P52"><text:s text:c="6"/>},</text:p>
      <text:p text:style-name="P52"><text:s text:c="6"/>269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q: () =&gt; i,</text:p>
      <text:p text:style-name="P52"><text:s text:c="10"/>s: () =&gt; o</text:p>
      <text:p text:style-name="P52"><text:s text:c="8"/>} );</text:p>
      <text:p text:style-name="P52"><text:s text:c="8"/>var n = r( 5750 ),</text:p>
      <text:p text:style-name="P52"><text:s text:c="10"/>o = ( e, t ) =&gt; ( 0, n.d )() ? "#".concat( e, "-" ).concat( t ) : "".concat( store.get( "sprites.".concat( e ) ) || "", "#" ).concat( t ),</text:p>
      <text:p text:style-name="P52"><text:s text:c="10"/>i = function ( e, t )</text:p>
      <text:p text:style-name="P52"><text:s text:c="10"/>{</text:p>
      <text:p text:style-name="P52"><text:s text:c="12"/>var r = arguments.length &gt; 2 &amp;&amp; void 0 !== arguments[ 2 ] ? arguments[ 2 ] : "icons",</text:p>
      <text:p text:style-name="P52"><text:s text:c="14"/>n = arguments.length &gt; 3 ? arguments[ 3 ] : void 0,</text:p>
      <text:p text:style-name="P52"><text:s text:c="14"/>i = arguments.length &gt; 4 ? arguments[ 4 ] : void 0,</text:p>
      <text:p text:style-name="P52"><text:soft-page-break/><text:s text:c="14"/>a = arguments.length &gt; 5 ? arguments[ 5 ] : void 0,</text:p>
      <text:p text:style-name="P52"><text:s text:c="14"/>c = "icons" === r ? "24" : null,</text:p>
      <text:p text:style-name="P52"><text:s text:c="14"/>s = document.createElementNS( "http://www.w3.org/2000/svg", "use" );</text:p>
      <text:p text:style-name="P52"><text:s text:c="12"/>s.setAttributeNS( "http://www.w3.org/1999/xlink", "xlink:href", o( r, e ) );</text:p>
      <text:p text:style-name="P52"><text:s text:c="12"/>var l = $h( document.createElementNS( "http://www.w3.org/2000/svg", "svg" ) ).attr( "width", n || c ).attr( "height", i || c ).attr( "class", "ic".concat( t ? " ".concat( t ) : "" ) );</text:p>
      <text:p text:style-name="P52"><text:s text:c="12"/>return l.append( s ), a &amp;&amp; l.attr( "viewBox", a ), l.get()</text:p>
      <text:p text:style-name="P52"><text:s text:c="10"/>}</text:p>
      <text:p text:style-name="P52"><text:s text:c="6"/>},</text:p>
      <text:p text:style-name="P52"><text:s text:c="6"/>8765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n</text:p>
      <text:p text:style-name="P52"><text:s text:c="8"/>} );</text:p>
      <text:p text:style-name="P52"><text:s text:c="8"/>const n = function ( e )</text:p>
      <text:p text:style-name="P52"><text:s text:c="8"/>{</text:p>
      <text:p text:style-name="P52"><text:s text:c="10"/>var</text:p>
      <text:p text:style-name="P52"><text:s text:c="10"/>{</text:p>
      <text:p text:style-name="P52"><text:s text:c="12"/>lazyAttribute: t,</text:p>
      <text:p text:style-name="P52"><text:s text:c="12"/>onLoaded: r,</text:p>
      <text:p text:style-name="P52"><text:s text:c="12"/>onError: n</text:p>
      <text:p text:style-name="P52"><text:s text:c="10"/>} = arguments.length &gt; 1 &amp;&amp; void 0 !== arguments[ 1 ] ? arguments[ 1 ] :</text:p>
      <text:p text:style-name="P52"><text:s text:c="10"/>{}, o = e.getAttribute( "data-src" );</text:p>
      <text:p text:style-name="P52"><text:s text:c="10"/>o &amp;&amp; new Promise( ( ( e, t ) =&gt;</text:p>
      <text:p text:style-name="P52"><text:s text:c="10"/>{</text:p>
      <text:p text:style-name="P52"><text:s text:c="12"/>var r = new Image;</text:p>
      <text:p text:style-name="P52"><text:s text:c="12"/>r.src = o, r.onload = () =&gt; e( r.src ), r.onerror = e =&gt; t( e ), setTimeout( ( () =&gt; t( new Error( "Request timeout" ) ) ), 15e3 )</text:p>
      <text:p text:style-name="P52"><text:s text:c="10"/>} ) ).then( ( n =&gt;</text:p>
      <text:p text:style-name="P52"><text:s text:c="10"/>{</text:p>
      <text:p text:style-name="P52"><text:s text:c="12"/>e.src = n, e.removeAttribute( t ), "function" == typeof r &amp;&amp; r( e )</text:p>
      <text:p text:style-name="P52"><text:s text:c="10"/>} ) ).catch( ( () =&gt;</text:p>
      <text:p text:style-name="P52"><text:s text:c="10"/>{</text:p>
      <text:p text:style-name="P52"><text:s text:c="12"/>e.dataset.lazyError = "true", e.removeAttribute( t ), "function" == typeof n &amp;&amp; n( e )</text:p>
      <text:p text:style-name="P52"><text:s text:c="10"/>} ) )</text:p>
      <text:p text:style-name="P52"><text:s text:c="8"/>}</text:p>
      <text:p text:style-name="P52"><text:s text:c="6"/>},</text:p>
      <text:p text:style-name="P52"><text:s text:c="6"/>7217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O,</text:p>
      <text:p text:style-name="P52"><text:s text:c="10"/>V: () =&gt; g</text:p>
      <text:p text:style-name="P52"><text:s text:c="8"/>} );</text:p>
      <text:p text:style-name="P52"><text:s text:c="8"/>var n, o = r( 3793 ),</text:p>
      <text:p text:style-name="P52"><text:s text:c="10"/>i = r( 4952 ),</text:p>
      <text:p text:style-name="P52"><text:s text:c="10"/>a = r( 2641 ),</text:p>
      <text:p text:style-name="P52"><text:s text:c="10"/>c = r( 8571 ),</text:p>
      <text:p text:style-name="P52"><text:s text:c="10"/>s = r( 7615 ),</text:p>
      <text:p text:style-name="P52"><text:s text:c="10"/>l = {</text:p>
      <text:p text:style-name="P52"><text:s text:c="12"/>sprinklr: () =&gt; r.e( 932 ).then( r.bind( r, 6676 ) ),</text:p>
      <text:p text:style-name="P52"><text:s text:c="12"/>salesforce: () =&gt; r.e( 690 ).then( r.bind( r, 3281 ) )</text:p>
      <text:p text:style-name="P52"><text:s text:c="10"/>},</text:p>
      <text:p text:style-name="P52"><text:s text:c="10"/>u = r( 7414 ),</text:p>
      <text:p text:style-name="P52"><text:s text:c="10"/>p = [ "type", "response" ];</text:p>
      <text:p text:style-name="P52"/>
      <text:p text:style-name="P52"><text:s text:c="8"/>function f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d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f( Object( r ), !0 ).forEach( ( function ( t )</text:p>
      <text:p text:style-name="P52"><text:s text:c="12"/>{</text:p>
      <text:p text:style-name="P52"><text:s text:c="14"/>h( e, t, r[ t ] )</text:p>
      <text:p text:style-name="P52"><text:s text:c="12"/>} ) ) : Object.getOwnPropertyDescriptors ? Object.defineProperties( e, Object.getOwnPropertyDescriptors( r ) ) : f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h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v, b = !1,</text:p>
      <text:p text:style-name="P52"><text:s text:c="10"/>y = e =&gt;</text:p>
      <text:p text:style-name="P52"><text:s text:c="10"/>{</text:p>
      <text:p text:style-name="P52"><text:s text:c="12"/>var t = store.get( "activeLanguage" ),</text:p>
      <text:p text:style-name="P52"><text:s text:c="14"/>r = store.get( "user.id" ),</text:p>
      <text:p text:style-name="P52"><text:s text:c="14"/>a = store.get( "liveChat.provider" );</text:p>
      <text:p text:style-name="P52"><text:s text:c="12"/>n || ( n = ( 0, i.W )() ), n.onmessage = t =&gt;</text:p>
      <text:p text:style-name="P52"><text:s text:c="12"/>{</text:p>
      <text:p text:style-name="P52"><text:s text:c="14"/>var</text:p>
      <text:p text:style-name="P52"><text:s text:c="14"/>{</text:p>
      <text:p text:style-name="P52"><text:s text:c="16"/>data:</text:p>
      <text:p text:style-name="P52"><text:s text:c="16"/>{</text:p>
      <text:p text:style-name="P52"><text:s text:c="18"/>type: r,</text:p>
      <text:p text:style-name="P52"><text:s text:c="18"/>response: n</text:p>
      <text:p text:style-name="P52"><text:s text:c="16"/>}</text:p>
      <text:p text:style-name="P52"><text:s text:c="14"/>} = t, o = function ( e, t )</text:p>
      <text:p text:style-name="P52"><text:s text:c="14"/>{</text:p>
      <text:p text:style-name="P52"><text:s text:c="16"/>if ( null == e ) return {};</text:p>
      <text:p text:style-name="P52"><text:s text:c="16"/>var r, n, o = function ( e, t )</text:p>
      <text:p text:style-name="P52"><text:s text:c="16"/>{</text:p>
      <text:p text:style-name="P52"><text:s text:c="18"/>if ( null == e ) return {};</text:p>
      <text:p text:style-name="P52"><text:s text:c="18"/>var r, n, o = {},</text:p>
      <text:p text:style-name="P52"><text:s text:c="20"/>i = Object.keys( e );</text:p>
      <text:p text:style-name="P52"><text:s text:c="18"/>for ( n = 0; n &lt; i.length; n++ ) r = i[ n ], t.indexOf( r ) &gt;= 0 || ( o[ r ] = e[ r ] );</text:p>
      <text:p text:style-name="P52"><text:s text:c="18"/>return o</text:p>
      <text:p text:style-name="P52"><text:s text:c="16"/>}( e, t );</text:p>
      <text:p text:style-name="P52"><text:s text:c="16"/>if ( Object.getOwnPropertySymbols )</text:p>
      <text:p text:style-name="P52"><text:s text:c="16"/>{</text:p>
      <text:p text:style-name="P52"><text:s text:c="18"/>var i = Object.getOwnPropertySymbols( e );</text:p>
      <text:p text:style-name="P52"><text:s text:c="18"/>for ( n = 0; n &lt; i.length; n++ ) r = i[ n ], t.indexOf( r ) &gt;= 0 || Object.prototype.propertyIsEnumerable.call( e, r ) &amp;&amp; ( o[ r ] = e[ r ] )</text:p>
      <text:p text:style-name="P52"><text:s text:c="16"/>}</text:p>
      <text:p text:style-name="P52"><text:s text:c="16"/>return o</text:p>
      <text:p text:style-name="P52"><text:s text:c="14"/>}( t.data, p );</text:p>
      <text:p text:style-name="P52"><text:s text:c="14"/>if ( "worker" === r )</text:p>
      <text:p text:style-name="P52"><text:s text:c="14"/>{</text:p>
      <text:p text:style-name="P52"><text:s text:c="16"/>if ( o.error || !n.confs ) return g(), void( 0, c.vm )( n );</text:p>
      <text:p text:style-name="P52"><text:s text:c="16"/>v = ( e =&gt; l[ e.provider ] &amp;&amp; l[ e.provider ]() )( n ), v ? v.then( ( t =&gt;</text:p>
      <text:p text:style-name="P52"><text:s text:c="16"/>{</text:p>
      <text:p text:style-name="P52"><text:s text:c="18"/>( v = t ).start( n, e ), v.open()</text:p>
      <text:p text:style-name="P52"><text:s text:c="16"/>} ) ) : ( g(), ( 0, c.Hz )( n.errorMessage, "error" ) )</text:p>
      <text:p text:style-name="P52"><text:s text:c="14"/>}</text:p>
      <text:p text:style-name="P52"><text:s text:c="12"/>}, n.postMessage(</text:p>
      <text:p text:style-name="P52"><text:s text:c="12"/>{</text:p>
      <text:p text:style-name="P52"><text:s text:c="14"/>fetchParams: [ ( 0, o.D )( "/fragment/live-chat-settings/", d( d(</text:p>
      <text:p text:style-name="P52"><text:s text:c="14"/>{}, r ?</text:p>
      <text:p text:style-name="P52"><text:s text:c="14"/>{</text:p>
      <text:p text:style-name="P52"><text:s text:c="16"/>uid: r</text:p>
      <text:p text:style-name="P52"><text:s text:c="14"/>} :</text:p>
      <text:p text:style-name="P52"><text:s text:c="14"/>{} ),</text:p>
      <text:p text:style-name="P52"><text:s text:c="14"/>{},</text:p>
      <text:p text:style-name="P52"><text:s text:c="14"/>{</text:p>
      <text:p text:style-name="P52"><text:s text:c="16"/>lang: t</text:p>
      <text:p text:style-name="P52"><text:s text:c="14"/>}, a &amp;&amp;</text:p>
      <text:p text:style-name="P52"><text:s text:c="14"/>{</text:p>
      <text:p text:style-name="P52"><text:s text:c="16"/>provider: a</text:p>
      <text:p text:style-name="P52"><text:s text:c="14"/>} ) ),</text:p>
      <text:p text:style-name="P52"><text:s text:c="14"/>{</text:p>
      <text:p text:style-name="P52"><text:s text:c="16"/>useCache: !0,</text:p>
      <text:p text:style-name="P52"><text:s text:c="16"/>hoursTTL: 1</text:p>
      <text:p text:style-name="P52"><text:s text:c="14"/>} ]</text:p>
      <text:p text:style-name="P52"><text:s text:c="12"/>} )</text:p>
      <text:p text:style-name="P52"><text:s text:c="10"/>},</text:p>
      <text:p text:style-name="P52"><text:s text:c="10"/>m = function ()</text:p>
      <text:p text:style-name="P52"><text:s text:c="10"/>{</text:p>
      <text:p text:style-name="P52"><text:s text:c="12"/>var e = !( arguments.length &gt; 0 &amp;&amp; void 0 !== arguments[ 0 ] ) || arguments[ 0 ];</text:p>
      <text:p text:style-name="P52"><text:s text:c="12"/>b || v &amp;&amp; v.isLoaded() || ( e &amp;&amp; ( 0, c.Hz )( store.get( "liveChat.loadingText" ), "info" ), b = !0 )</text:p>
      <text:p text:style-name="P52"><text:s text:c="10"/>},</text:p>
      <text:p text:style-name="P52"><text:s text:c="10"/>g = () =&gt;</text:p>
      <text:p text:style-name="P52"><text:s text:c="10"/>{</text:p>
      <text:p text:style-name="P52"><text:s text:c="12"/>( 0, c.L1 )( !1 ), b = !1</text:p>
      <text:p text:style-name="P52"><text:s text:c="10"/>};</text:p>
      <text:p text:style-name="P52"><text:s text:c="8"/>const O = () =&gt;</text:p>
      <text:p text:style-name="P52"><text:s text:c="8"/>{</text:p>
      <text:p text:style-name="P52"><text:s text:c="10"/>store.get( "liveChat", !1 ) &amp;&amp; ( $doc.findAll( "[data-btn-lc]" ).forEach( ( e =&gt;</text:p>
      <text:p text:style-name="P52"><text:s text:c="10"/>{</text:p>
      <text:p text:style-name="P52"><text:s text:c="12"/>var t = $h( e );</text:p>
      <text:p text:style-name="P52"><text:s text:c="12"/>t.on( "click", ( () =&gt;</text:p>
      <text:p text:style-name="P52"><text:s text:c="12"/>{</text:p>
      <text:p text:style-name="P52"><text:s text:c="14"/>( 0, s.X )(), b || v &amp;&amp; v.open() || ( m(), y(</text:p>
      <text:p text:style-name="P52"><text:s text:c="14"/>{</text:p>
      <text:p text:style-name="P52"><text:s text:c="16"/>type: t.data( "lcType" )</text:p>
      <text:p text:style-name="P52"><text:s text:c="14"/>} ) )</text:p>
      <text:p text:style-name="P52"><text:s text:c="12"/>} ) )</text:p>
      <text:p text:style-name="P52"><text:s text:c="10"/>} ) ), "1" === ( 0, a.e )( u._N ) &amp;&amp; ( m( !1 ), y() ) )</text:p>
      <text:p text:style-name="P52"><text:s text:c="8"/>}</text:p>
      <text:p text:style-name="P52"><text:s text:c="6"/>},</text:p>
      <text:p text:style-name="P52"><text:s text:c="6"/>741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Iv: () =&gt; a,</text:p>
      <text:p text:style-name="P52"><text:s text:c="10"/>NA: () =&gt; c,</text:p>
      <text:p text:style-name="P52"><text:s text:c="10"/>_N: () =&gt; o,</text:p>
      <text:p text:style-name="P52"><text:s text:c="10"/>k6: () =&gt; i</text:p>
      <text:p text:style-name="P52"><text:s text:c="8"/>} );</text:p>
      <text:p text:style-name="P52"><text:s text:c="8"/>var n = r( 2641 ),</text:p>
      <text:p text:style-name="P52"><text:s text:c="10"/>o = "liveChat",</text:p>
      <text:p text:style-name="P52"><text:s text:c="10"/>i = "liveChatStatus",</text:p>
      <text:p text:style-name="P52"><text:s text:c="10"/>a = e =&gt;</text:p>
      <text:p text:style-name="P52"><text:s text:c="10"/>{</text:p>
      <text:p text:style-name="P52"><text:s text:c="12"/>( 0, n.d )( o, "1", e )</text:p>
      <text:p text:style-name="P52"><text:s text:c="10"/>},</text:p>
      <text:p text:style-name="P52"><text:s text:c="10"/>c = () =&gt;</text:p>
      <text:p text:style-name="P52"><text:s text:c="10"/>{</text:p>
      <text:p text:style-name="P52"><text:s text:c="12"/>( 0, n.d )( o, "0", 0 ), ( 0, n.d )( i, "o", 0 )</text:p>
      <text:p text:style-name="P52"><text:s text:c="10"/>}</text:p>
      <text:p text:style-name="P52"><text:s text:c="6"/>},</text:p>
      <text:p text:style-name="P52"><text:s text:c="6"/>8571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Hz: () =&gt; p,</text:p>
      <text:p text:style-name="P52"><text:s text:c="10"/>L1: () =&gt; h,</text:p>
      <text:p text:style-name="P52"><text:s text:c="10"/>dl: () =&gt; d,</text:p>
      <text:p text:style-name="P52"><text:s text:c="10"/>vm: () =&gt; f</text:p>
      <text:p text:style-name="P52"><text:s text:c="8"/>} );</text:p>
      <text:p text:style-name="P52"><text:s text:c="8"/>var n, o = r( 2699 ),</text:p>
      <text:p text:style-name="P52"><text:s text:c="10"/>i = "noti",</text:p>
      <text:p text:style-name="P52"><text:s text:c="10"/>a = ".".concat( i ),</text:p>
      <text:p text:style-name="P52"><text:s text:c="10"/>c = "#jm &gt; ".concat( a ),</text:p>
      <text:p text:style-name="P52"><text:s text:c="10"/>s = {</text:p>
      <text:p text:style-name="P52"><text:s text:c="12"/>error: "error",</text:p>
      <text:p text:style-name="P52"><text:s text:c="12"/>success: "check",</text:p>
      <text:p text:style-name="P52"><text:s text:c="12"/>info: "info"</text:p>
      <text:p text:style-name="P52"><text:s text:c="10"/>},</text:p>
      <text:p text:style-name="P52"><text:s text:c="10"/>l = e =&gt;</text:p>
      <text:p text:style-name="P52"><text:s text:c="10"/>{</text:p>
      <text:p text:style-name="P52"><text:s text:c="12"/>setTimeout( ( () =&gt;</text:p>
      <text:p text:style-name="P52"><text:s text:c="12"/>{</text:p>
      <text:p text:style-name="P52"><text:s text:c="14"/>e.remove()</text:p>
      <text:p text:style-name="P52"><text:s text:c="12"/>} ), 5e3 )</text:p>
      <text:p text:style-name="P52"><text:s text:c="10"/>},</text:p>
      <text:p text:style-name="P52"><text:s text:c="10"/>u = e =&gt;</text:p>
      <text:p text:style-name="P52"><text:s text:c="10"/>{</text:p>
      <text:p text:style-name="P52"><text:s text:c="12"/>e.find( ".close" ).on( "click", ( () =&gt;</text:p>
      <text:p text:style-name="P52"><text:s text:c="12"/>{</text:p>
      <text:p text:style-name="P52"><text:s text:c="14"/>e.get().remove()</text:p>
      <text:p text:style-name="P52"><text:s text:c="12"/>} ) )</text:p>
      <text:p text:style-name="P52"><text:s text:c="10"/>},</text:p>
      <text:p text:style-name="P52"><text:s text:c="10"/>p = function ( e )</text:p>
      <text:p text:style-name="P52"><text:s text:c="10"/>{</text:p>
      <text:p text:style-name="P52"><text:s text:c="12"/>var t = arguments.length &gt; 1 &amp;&amp; void 0 !== arguments[ 1 ] ? arguments[ 1 ] : "success";</text:p>
      <text:p text:style-name="P52"><text:s text:c="12"/>n || ( n = $h( "#jm" ) );</text:p>
      <text:p text:style-name="P52"><text:s text:c="12"/>var r = ( () =&gt;</text:p>
      <text:p text:style-name="P52"><text:s text:c="14"/>{</text:p>
      <text:p text:style-name="P52"><text:s text:c="16"/>var e = $h( c );</text:p>
      <text:p text:style-name="P52"><text:s text:c="16"/>return e.get() ? e : ( () =&gt;</text:p>
      <text:p text:style-name="P52"><text:s text:c="16"/>{</text:p>
      <text:p text:style-name="P52"><text:s text:c="18"/>var e = $h( $doc.createElement( "aside" ) );</text:p>
      <text:p text:style-name="P52"><text:s text:c="18"/>return e.class().add( i ), n.insertBefore( e.get(), n.get().firstChild ), e</text:p>
      <text:p text:style-name="P52"><text:s text:c="16"/>} )()</text:p>
      <text:p text:style-name="P52"><text:s text:c="14"/>} )(),</text:p>
      <text:p text:style-name="P52"><text:s text:c="14"/>a = ( ( e, t ) =&gt;</text:p>
      <text:p text:style-name="P52"><text:s text:c="14"/>{</text:p>
      <text:p text:style-name="P52"><text:s text:c="16"/>var r = $h( $doc.createElement( "div" ) ),</text:p>
      <text:p text:style-name="P52"><text:s text:c="18"/>n = $h( $doc.createElement( "div" ) ),</text:p>
      <text:p text:style-name="P52"><text:s text:c="18"/>i = $h( $doc.createElement( "button" ) ),</text:p>
      <text:p text:style-name="P52"><text:s text:c="18"/>a = $h( $doc.createElement( "span" ) ),</text:p>
      <text:p text:style-name="P52"><text:s text:c="18"/>c = ( 0, o.q )( "close", "", "icons", "16", "16" );</text:p>
      <text:p text:style-name="P52"><text:s text:c="16"/>return i.class().add( "close" ), a.class().add( "ic-bg" ), i.chainAppend( a.get(), c ), n.appendMulti( ( 0, o.q )( s[ e ] ), $doc.createTextNode( t ), i.get() ), n.class().add( "cnt" ), r.class().add( "msg", "_".concat( e ) ), r.append( n.get() ), u( r ), r</text:p>
      <text:p text:style-name="P52"><text:s text:c="14"/>} )( t, e ),</text:p>
      <text:p text:style-name="P52"><text:s text:c="14"/>p = a.get();</text:p>
      <text:p text:style-name="P52"><text:s text:c="12"/>r.insertBefore( p, r.get().firstChild ), l( p )</text:p>
      <text:p text:style-name="P52"><text:s text:c="10"/>},</text:p>
      <text:p text:style-name="P52"><text:s text:c="10"/>f = function ()</text:p>
      <text:p text:style-name="P52"><text:s text:c="10"/>{</text:p>
      <text:p text:style-name="P52"><text:s text:c="12"/>var</text:p>
      <text:p text:style-name="P52"><text:s text:c="12"/>{</text:p>
      <text:p text:style-name="P52"><text:s text:c="14"/>messages: e = []</text:p>
      <text:p text:style-name="P52"><text:s text:c="12"/>} = arguments.length &gt; 0 &amp;&amp; void 0 !== arguments[ 0 ] ? arguments[ 0 ] :</text:p>
      <text:p text:style-name="P52"><text:s text:c="12"/>{};</text:p>
      <text:p text:style-name="P52"><text:s text:c="12"/>e.slice( -3 ).forEach( (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text: t,</text:p>
      <text:p text:style-name="P52"><text:s text:c="16"/>type: r</text:p>
      <text:p text:style-name="P52"><text:s text:c="14"/>} = e;</text:p>
      <text:p text:style-name="P52"><text:s text:c="14"/>return p( t, r )</text:p>
      <text:p text:style-name="P52"><text:s text:c="12"/>} ) )</text:p>
      <text:p text:style-name="P52"><text:s text:c="10"/>},</text:p>
      <text:p text:style-name="P52"><text:s text:c="10"/>d = () =&gt;</text:p>
      <text:p text:style-name="P52"><text:s text:c="10"/>{</text:p>
      <text:p text:style-name="P52"><text:s text:c="12"/>var e = $h( a );</text:p>
      <text:p text:style-name="P52"><text:s text:c="12"/>e.get() &amp;&amp; e.findAll( ".msg" ).forEach( ( e =&gt;</text:p>
      <text:p text:style-name="P52"><text:s text:c="12"/>{</text:p>
      <text:p text:style-name="P52"><text:s text:c="14"/>u( $h( e ) )</text:p>
      <text:p text:style-name="P52"><text:s text:c="12"/>} ) )</text:p>
      <text:p text:style-name="P52"><text:s text:c="10"/>},</text:p>
      <text:p text:style-name="P52"><text:s text:c="10"/>h = function ()</text:p>
      <text:p text:style-name="P52"><text:s text:c="10"/>{</text:p>
      <text:p text:style-name="P52"><text:s text:c="12"/>var e = !( arguments.length &gt; 0 &amp;&amp; void 0 !== arguments[ 0 ] ) || arguments[ 0 ],</text:p>
      <text:p text:style-name="P52"><text:s text:c="14"/>t = $h( a );</text:p>
      <text:p text:style-name="P52"><text:s text:c="12"/>t.get() &amp;&amp; t.findAll( ".msg" ).forEach( ( t =&gt;</text:p>
      <text:p text:style-name="P52"><text:s text:c="12"/>{</text:p>
      <text:p text:style-name="P52"><text:s text:c="14"/>e ? l( t ) : t.remove()</text:p>
      <text:p text:style-name="P52"><text:s text:c="12"/>} ) )</text:p>
      <text:p text:style-name="P52"><text:s text:c="10"/>}</text:p>
      <text:p text:style-name="P52"><text:s text:c="6"/>},</text:p>
      <text:p text:style-name="P52"><text:s text:c="6"/>6385: ( e, t, r ) =&gt;</text:p>
      <text:p text:style-name="P52"><text:s text:c="6"/>{</text:p>
      <text:p text:style-name="P52"><text:soft-page-break/><text:s text:c="8"/>"use strict";</text:p>
      <text:p text:style-name="P52"><text:s text:c="8"/>r.d( t,</text:p>
      <text:p text:style-name="P52"><text:s text:c="8"/>{</text:p>
      <text:p text:style-name="P52"><text:s text:c="10"/>n7: () =&gt; d,</text:p>
      <text:p text:style-name="P52"><text:s text:c="10"/>yG: () =&gt; f,</text:p>
      <text:p text:style-name="P52"><text:s text:c="10"/>si: () =&gt; u,</text:p>
      <text:p text:style-name="P52"><text:s text:c="10"/>YP: () =&gt; p</text:p>
      <text:p text:style-name="P52"><text:s text:c="8"/>} );</text:p>
      <text:p text:style-name="P52"><text:s text:c="8"/>const n = e =&gt; e &amp;&amp; "object" == typeof e &amp;&amp; !Array.isArray( e ),</text:p>
      <text:p text:style-name="P52"><text:s text:c="10"/>o = ( e, t ) =&gt;</text:p>
      <text:p text:style-name="P52"><text:s text:c="10"/>{</text:p>
      <text:p text:style-name="P52"><text:s text:c="12"/>const r = Object.assign(</text:p>
      <text:p text:style-name="P52"><text:s text:c="12"/>{}, e );</text:p>
      <text:p text:style-name="P52"><text:s text:c="12"/>if ( n( e ) &amp;&amp; n( t ) )</text:p>
      <text:p text:style-name="P52"><text:s text:c="14"/>for ( const i in t ) n( t[ i ] ) ? i in e ? r[ i ] = o( e[ i ], t[ i ] ) : Object.assign( r,</text:p>
      <text:p text:style-name="P52"><text:s text:c="14"/>{</text:p>
      <text:p text:style-name="P52"><text:s text:c="16"/>[ i ]: t[ i ]</text:p>
      <text:p text:style-name="P52"><text:s text:c="14"/>} ) : Object.assign( r,</text:p>
      <text:p text:style-name="P52"><text:s text:c="14"/>{</text:p>
      <text:p text:style-name="P52"><text:s text:c="16"/>[ i ]: t[ i ]</text:p>
      <text:p text:style-name="P52"><text:s text:c="14"/>} );</text:p>
      <text:p text:style-name="P52"><text:s text:c="12"/>return r</text:p>
      <text:p text:style-name="P52"><text:s text:c="10"/>},</text:p>
      <text:p text:style-name="P52"><text:s text:c="10"/>i = o;</text:p>
      <text:p text:style-name="P52"><text:s text:c="8"/>var a = r( 2601 );</text:p>
      <text:p text:style-name="P52"/>
      <text:p text:style-name="P52"><text:s text:c="8"/>function c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s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c( Object( r ), !0 ).forEach( ( function ( t )</text:p>
      <text:p text:style-name="P52"><text:s text:c="12"/>{</text:p>
      <text:p text:style-name="P52"><text:s text:c="14"/>l( e, t, r[ t ] )</text:p>
      <text:p text:style-name="P52"><text:s text:c="12"/>} ) ) : Object.getOwnPropertyDescriptors ? Object.defineProperties( e, Object.getOwnPropertyDescriptors( r ) ) : c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l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u = ( e, t ) =&gt; store.get( "".concat( a.qW, "." ).concat( e ), t ),</text:p>
      <text:p text:style-name="P52"><text:s text:c="10"/>p = ( e, t, r ) =&gt;</text:p>
      <text:p text:style-name="P52"><text:s text:c="10"/>{</text:p>
      <text:p text:style-name="P52"><text:s text:c="12"/>store.set( "".concat( a.qW, "." ).concat( e ), t, r )</text:p>
      <text:p text:style-name="P52"><text:s text:c="10"/>},</text:p>
      <text:p text:style-name="P52"><text:s text:c="10"/>f = e =&gt;</text:p>
      <text:p text:style-name="P52"><text:s text:c="10"/>{</text:p>
      <text:p text:style-name="P52"><text:s text:c="12"/>var t = $h( '[data-pop-for="'.concat( e, '"]' ) );</text:p>
      <text:p text:style-name="P52"><text:s text:c="12"/>return t.get() ? JSON.parse( t.data( "popData" ) ) :</text:p>
      <text:p text:style-name="P52"><text:s text:c="12"/>{}</text:p>
      <text:p text:style-name="P52"><text:s text:c="10"/>},</text:p>
      <text:p text:style-name="P52"><text:s text:c="10"/>d = function ( e )</text:p>
      <text:p text:style-name="P52"><text:s text:c="10"/>{</text:p>
      <text:p text:style-name="P52"><text:s text:c="12"/>var t = arguments.length &gt; 1 &amp;&amp; void 0 !== arguments[ 1 ] ? arguments[ 1 ] : [],</text:p>
      <text:p text:style-name="P52"><text:s text:c="14"/>r = u( e,</text:p>
      <text:p text:style-name="P52"><text:s text:c="14"/>{} );</text:p>
      <text:p text:style-name="P52"><text:s text:c="12"/>return t.forEach( ( e =&gt;</text:p>
      <text:p text:style-name="P52"><text:s text:c="12"/>{</text:p>
      <text:p text:style-name="P52"><text:s text:c="14"/>r = i( r, e )</text:p>
      <text:p text:style-name="P52"><text:s text:c="12"/>} ) ), s( s(</text:p>
      <text:p text:style-name="P52"><text:s text:c="12"/>{}, r ),</text:p>
      <text:p text:style-name="P52"><text:s text:c="12"/>{},</text:p>
      <text:p text:style-name="P52"><text:s text:c="12"/>{</text:p>
      <text:p text:style-name="P52"><text:s text:c="14"/>id: e</text:p>
      <text:p text:style-name="P52"><text:s text:c="12"/>} )</text:p>
      <text:p text:style-name="P52"><text:s text:c="10"/>}</text:p>
      <text:p text:style-name="P52"><text:s text:c="6"/>},</text:p>
      <text:p text:style-name="P52"><text:s text:c="6"/>272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j4: () =&gt; ht,</text:p>
      <text:p text:style-name="P52"><text:s text:c="10"/>XA: () =&gt; ft,</text:p>
      <text:p text:style-name="P52"><text:s text:c="10"/>GN: () =&gt; bt,</text:p>
      <text:p text:style-name="P52"><text:s text:c="10"/>p7: () =&gt; dt,</text:p>
      <text:p text:style-name="P52"><text:s text:c="10"/>Mw: () =&gt; vt,</text:p>
      <text:p text:style-name="P52"><text:s text:c="10"/>ZA: () =&gt; ut</text:p>
      <text:p text:style-name="P52"><text:s text:c="8"/>} );</text:p>
      <text:p text:style-name="P52"><text:s text:c="8"/>var n = r( 2315 ),</text:p>
      <text:p text:style-name="P52"><text:s text:c="10"/>o = r( 2134 ),</text:p>
      <text:p text:style-name="P52"><text:s text:c="10"/>i = r( 6385 ),</text:p>
      <text:p text:style-name="P52"><text:s text:c="10"/>a = r( 6124 ),</text:p>
      <text:p text:style-name="P52"><text:s text:c="10"/>c = r( 2806 ),</text:p>
      <text:p text:style-name="P52"><text:s text:c="10"/>s = r( 2601 ),</text:p>
      <text:p text:style-name="P52"><text:s text:c="10"/>l = r( 8008 );</text:p>
      <text:p text:style-name="P52"><text:s text:c="8"/>const u = {</text:p>
      <text:p text:style-name="P52"><text:s text:c="12"/>inStock: "-gy5",</text:p>
      <text:p text:style-name="P52"><text:s text:c="12"/>fewUnits: "-yl7",</text:p>
      <text:p text:style-name="P52"><text:s text:c="12"/>lowStock: "-rd5"</text:p>
      <text:p text:style-name="P52"><text:s text:c="10"/>},</text:p>
      <text:p text:style-name="P52"><text:s text:c="10"/>p = (</text:p>
      <text:p text:style-name="P52"><text:s text:c="10"/>{</text:p>
      <text:p text:style-name="P52"><text:s text:c="12"/>text: e,</text:p>
      <text:p text:style-name="P52"><text:s text:c="12"/>type: t,</text:p>
      <text:p text:style-name="P52"><text:s text:c="12"/>classes: r</text:p>
      <text:p text:style-name="P52"><text:s text:c="10"/>} ) =&gt;</text:p>
      <text:p text:style-name="P52"><text:s text:c="10"/>{</text:p>
      <text:p text:style-name="P52"><text:s text:c="12"/>if ( e ) return ( 0, n.h )( "p",</text:p>
      <text:p text:style-name="P52"><text:s text:c="12"/>{</text:p>
      <text:p text:style-name="P52"><text:s text:c="14"/>class: ( 0, a.Z )( "-df -i-ctr -fs12", r, u[ t ] )</text:p>
      <text:p text:style-name="P52"><text:s text:c="12"/>}, "lowStock" === t &amp;&amp; ( 0, n.h )( c.ZP,</text:p>
      <text:p text:style-name="P52"><text:s text:c="12"/>{</text:p>
      <text:p text:style-name="P52"><text:s text:c="14"/>name: "error",</text:p>
      <text:p text:style-name="P52"><text:s text:c="14"/>classes: "-f-rd5 -mrxs",</text:p>
      <text:p text:style-name="P52"><text:s text:c="14"/>width: "14",</text:p>
      <text:p text:style-name="P52"><text:s text:c="14"/>height: "14"</text:p>
      <text:p text:style-name="P52"><text:s text:c="12"/>} ), e )</text:p>
      <text:p text:style-name="P52"><text:s text:c="10"/>};</text:p>
      <text:p text:style-name="P52"><text:s text:c="8"/>var f = r( 3625 ),</text:p>
      <text:p text:style-name="P52"><text:s text:c="10"/>d = r( 7069 ),</text:p>
      <text:p text:style-name="P52"><text:s text:c="10"/>h = r( 1960 ),</text:p>
      <text:p text:style-name="P52"><text:s text:c="10"/>v = r( 5020 );</text:p>
      <text:p text:style-name="P52"><text:s text:c="8"/>const b = [ "addCTA", "AddToCartComponent", "isXhr", "pageKey" ];</text:p>
      <text:p text:style-name="P52"/>
      <text:p text:style-name="P52"><text:s text:c="8"/>function y()</text:p>
      <text:p text:style-name="P52"><text:s text:c="8"/>{</text:p>
      <text:p text:style-name="P52"><text:s text:c="10"/>return y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y.apply( this, arguments )</text:p>
      <text:p text:style-name="P52"><text:s text:c="8"/>}</text:p>
      <text:p text:style-name="P52"><text:s text:c="8"/>const m = e =&gt;</text:p>
      <text:p text:style-name="P52"><text:s text:c="8"/>{</text:p>
      <text:p text:style-name="P52"><text:s text:c="10"/>const</text:p>
      <text:p text:style-name="P52"><text:s text:c="10"/>{</text:p>
      <text:p text:style-name="P52"><text:s text:c="12"/>addCTA: t,</text:p>
      <text:p text:style-name="P52"><text:s text:c="12"/>AddToCartComponent: r,</text:p>
      <text:p text:style-name="P52"><text:s text:c="12"/>isXhr: o,</text:p>
      <text:p text:style-name="P52"><text:s text:c="12"/>pageKey: i</text:p>
      <text:p text:style-name="P52"><text:s text:c="10"/>} = e, a = function ( e, t )</text:p>
      <text:p text:style-name="P52"><text:s text:c="10"/>{</text:p>
      <text:p text:style-name="P52"><text:s text:c="12"/>if ( null == e ) return {};</text:p>
      <text:p text:style-name="P52"><text:s text:c="12"/>var r, n, o = function ( e, t )</text:p>
      <text:p text:style-name="P52"><text:s text:c="12"/>{</text:p>
      <text:p text:style-name="P52"><text:s text:c="14"/>if ( null == e ) return {};</text:p>
      <text:p text:style-name="P52"><text:s text:c="14"/>var r, n, o = {},</text:p>
      <text:p text:style-name="P52"><text:s text:c="16"/>i = Object.keys( e );</text:p>
      <text:p text:style-name="P52"><text:s text:c="14"/>for ( n = 0; n &lt; i.length; n++ ) r = i[ n ], t.indexOf( r ) &gt;= 0 || ( o[ r ] = e[ r ] );</text:p>
      <text:p text:style-name="P52"><text:s text:c="14"/>return o</text:p>
      <text:p text:style-name="P52"><text:s text:c="12"/>}( e, t );</text:p>
      <text:p text:style-name="P52"><text:s text:c="12"/>if ( Object.getOwnPropertySymbols )</text:p>
      <text:p text:style-name="P52"><text:s text:c="12"/>{</text:p>
      <text:p text:style-name="P52"><text:s text:c="14"/>var i = Object.getOwnPropertySymbols( e );</text:p>
      <text:p text:style-name="P52"><text:s text:c="14"/>for ( n = 0; n &lt; i.length; n++ ) r = i[ n ], t.indexOf( r ) &gt;= 0 || Object.prototype.propertyIsEnumerable.call( e, r ) &amp;&amp; ( o[ r ] = e[ r ] )</text:p>
      <text:p text:style-name="P52"><text:s text:c="12"/>}</text:p>
      <text:p text:style-name="P52"><text:s text:c="12"/>return o</text:p>
      <text:p text:style-name="P52"><text:s text:c="10"/>}( e, b ),</text:p>
      <text:p text:style-name="P52"><text:s text:c="10"/>{</text:p>
      <text:p text:style-name="P52"><text:s text:c="12"/>url: c,</text:p>
      <text:p text:style-name="P52"><text:s text:c="12"/>displayName: s,</text:p>
      <text:p text:style-name="P52"><text:s text:c="12"/>simple:</text:p>
      <text:p text:style-name="P52"><text:s text:c="12"/>{</text:p>
      <text:p text:style-name="P52"><text:s text:c="14"/>prices: l = {},</text:p>
      <text:p text:style-name="P52"><text:s text:c="14"/>isBuyable: u</text:p>
      <text:p text:style-name="P52"><text:s text:c="12"/>} = {},</text:p>
      <text:p text:style-name="P52"><text:s text:c="12"/>selectedVariation: p</text:p>
      <text:p text:style-name="P52"><text:s text:c="10"/>} = a;</text:p>
      <text:p text:style-name="P52"><text:s text:c="10"/>return ( 0, n.h )( "article",</text:p>
      <text:p text:style-name="P52"><text:s text:c="10"/>{</text:p>
      <text:p text:style-name="P52"><text:s text:c="12"/>class: "-df _bet -pas"</text:p>
      <text:p text:style-name="P52"><text:s text:c="10"/>}, ( 0, n.h )( f.Z,</text:p>
      <text:p text:style-name="P52"><text:s text:c="10"/>{</text:p>
      <text:p text:style-name="P52"><text:s text:c="12"/>class: "-df",</text:p>
      <text:p text:style-name="P52"><text:s text:c="12"/>href: c</text:p>
      <text:p text:style-name="P52"><text:s text:c="10"/>}, ( 0, n.h )( "div",</text:p>
      <text:p text:style-name="P52"><text:s text:c="10"/>{</text:p>
      <text:p text:style-name="P52"><text:s text:c="12"/>class: "-oh"</text:p>
      <text:p text:style-name="P52"><text:s text:c="10"/>}, ( 0, n.h )( "h4",</text:p>
      <text:p text:style-name="P52"><text:s text:c="10"/>{</text:p>
      <text:p text:style-name="P52"><text:s text:c="12"/>class: "elli2"</text:p>
      <text:p text:style-name="P52"><text:s text:c="10"/>}, s ), ( 0, n.h )( "p",</text:p>
      <text:p text:style-name="P52"><text:s text:c="10"/>{</text:p>
      <text:p text:style-name="P52"><text:s text:c="12"/>class: "-m -pts"</text:p>
      <text:p text:style-name="P52"><text:s text:c="10"/>}, l.price ) ) ), ( 0, n.h )( "div",</text:p>
      <text:p text:style-name="P52"><text:s text:c="10"/>{</text:p>
      <text:p text:style-name="P52"><text:s text:c="12"/>class: "-pls -mla -me-ctr -fsh0"</text:p>
      <text:p text:style-name="P52"><text:s text:c="10"/>}, ( 0, n.h )( r,</text:p>
      <text:p text:style-name="P52"><text:s text:c="10"/>{</text:p>
      <text:p text:style-name="P52"><text:s text:c="12"/>isBuyable: u,</text:p>
      <text:p text:style-name="P52"><text:s text:c="12"/>selectedVariation: p,</text:p>
      <text:p text:style-name="P52"><text:s text:c="12"/>product: a,</text:p>
      <text:p text:style-name="P52"><text:s text:c="12"/>buyNowCTA: t,</text:p>
      <text:p text:style-name="P52"><text:s text:c="12"/>isXhr: o,</text:p>
      <text:p text:style-name="P52"><text:s text:c="12"/>type: "crossSell",</text:p>
      <text:p text:style-name="P52"><text:s text:c="12"/>btnClasses: "_sm",</text:p>
      <text:p text:style-name="P52"><text:s text:c="12"/>triggerOnInit: !1,</text:p>
      <text:p text:style-name="P52"><text:s text:c="12"/>trackingData:</text:p>
      <text:p text:style-name="P52"><text:s text:c="12"/>{</text:p>
      <text:p text:style-name="P52"><text:s text:c="14"/>eventLabel: `${i}_crossSell`</text:p>
      <text:p text:style-name="P52"><text:s text:c="12"/>},</text:p>
      <text:p text:style-name="P52"><text:s text:c="12"/>isVariation: !0</text:p>
      <text:p text:style-name="P52"><text:s text:c="10"/>} ) ) )</text:p>
      <text:p text:style-name="P52"><text:s text:c="8"/>};</text:p>
      <text:p text:style-name="P52"><text:s text:c="8"/>var g = r( 2058 );</text:p>
      <text:p text:style-name="P52"><text:s text:c="8"/>const O = (</text:p>
      <text:p text:style-name="P52"><text:s text:c="10"/>{</text:p>
      <text:p text:style-name="P52"><text:s text:c="12"/>classes: e,</text:p>
      <text:p text:style-name="P52"><text:s text:c="12"/>priceClasses: t,</text:p>
      <text:p text:style-name="P52"><text:s text:c="12"/>oldPriceClasses: r,</text:p>
      <text:p text:style-name="P52"><text:s text:c="12"/>discountClasses: o,</text:p>
      <text:p text:style-name="P52"><text:s text:c="12"/>price: i,</text:p>
      <text:p text:style-name="P52"><text:s text:c="12"/>oldPrice: c,</text:p>
      <text:p text:style-name="P52"><text:s text:c="12"/>discount: s,</text:p>
      <text:p text:style-name="P52"><text:s text:c="12"/>hasSimples: l</text:p>
      <text:p text:style-name="P52"><text:s text:c="10"/>} ) =&gt; ( 0, n.h )( "div",</text:p>
      <text:p text:style-name="P52"><text:s text:c="10"/>{</text:p>
      <text:p text:style-name="P52"><text:s text:c="12"/>class: e,</text:p>
      <text:p text:style-name="P52"><text:s text:c="12"/>"data-prd-prices": !0</text:p>
      <text:p text:style-name="P52"><text:s text:c="10"/>}, ( 0, n.h )( "span",</text:p>
      <text:p text:style-name="P52"><text:s text:c="10"/>{</text:p>
      <text:p text:style-name="P52"><text:s text:c="12"/>dir: "ltr",</text:p>
      <text:p text:style-name="P52"><text:s text:c="12"/>"data-price": !0,</text:p>
      <text:p text:style-name="P52"><text:s text:c="12"/>class: ( 0, a.Z )( "-b -ltr -tal", t )</text:p>
      <text:p text:style-name="P52"><text:s text:c="10"/>}, i ), ( c || l ) &amp;&amp; ( 0, n.h )( "div",</text:p>
      <text:p text:style-name="P52"><text:s text:c="10"/>{</text:p>
      <text:p text:style-name="P52"><text:s text:c="12"/>class: "-df -i-ctr"</text:p>
      <text:p text:style-name="P52"><text:s text:c="10"/>}, ( 0, n.h )( "span",</text:p>
      <text:p text:style-name="P52"><text:s text:c="10"/>{</text:p>
      <text:p text:style-name="P52"><text:s text:c="12"/>dir: "ltr",</text:p>
      <text:p text:style-name="P52"><text:s text:c="12"/>"data-price-old": !0,</text:p>
      <text:p text:style-name="P52"><text:s text:c="12"/>class: ( 0, a.Z )( "-tal -gy5 -lthr", r )</text:p>
      <text:p text:style-name="P52"><text:s text:c="10"/>}, c ), ( 0, n.h )( g.Z,</text:p>
      <text:p text:style-name="P52"><text:s text:c="10"/>{</text:p>
      <text:p text:style-name="P52"><text:s text:c="12"/>classes: ( 0, a.Z )( "_dsct _sm _dyn -mls", o ),</text:p>
      <text:p text:style-name="P52"><text:s text:c="12"/>"data-disc": s || "",</text:p>
      <text:p text:style-name="P52"><text:s text:c="12"/>text: s</text:p>
      <text:p text:style-name="P52"><text:s text:c="10"/>} ) ) ),</text:p>
      <text:p text:style-name="P52"><text:s text:c="10"/>_ = [ "Comp", "cta" ];</text:p>
      <text:p text:style-name="P52"/>
      <text:p text:style-name="P52"><text:s text:c="8"/>function w()</text:p>
      <text:p text:style-name="P52"><text:s text:c="8"/>{</text:p>
      <text:p text:style-name="P52"><text:s text:c="10"/>return w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w.apply( this, arguments )</text:p>
      <text:p text:style-name="P52"><text:s text:c="8"/>}</text:p>
      <text:p text:style-name="P52"><text:s text:c="8"/>const j = e =&gt;</text:p>
      <text:p text:style-name="P52"><text:s text:c="8"/>{</text:p>
      <text:p text:style-name="P52"><text:s text:c="10"/>let</text:p>
      <text:p text:style-name="P52"><text:s text:c="10"/>{</text:p>
      <text:p text:style-name="P52"><text:s text:c="12"/>Comp: t = "button",</text:p>
      <text:p text:style-name="P52"><text:s text:c="12"/>cta: r</text:p>
      <text:p text:style-name="P52"><text:s text:c="10"/>} = e, o = function ( e, t )</text:p>
      <text:p text:style-name="P52"><text:s text:c="10"/>{</text:p>
      <text:p text:style-name="P52"><text:s text:c="12"/>if ( null == e ) return {};</text:p>
      <text:p text:style-name="P52"><text:s text:c="12"/>var r, n, o = function ( e, t )</text:p>
      <text:p text:style-name="P52"><text:s text:c="12"/>{</text:p>
      <text:p text:style-name="P52"><text:s text:c="14"/>if ( null == e ) return {};</text:p>
      <text:p text:style-name="P52"><text:s text:c="14"/>var r, n, o = {},</text:p>
      <text:p text:style-name="P52"><text:s text:c="16"/>i = Object.keys( e );</text:p>
      <text:p text:style-name="P52"><text:s text:c="14"/>for ( n = 0; n &lt; i.length; n++ ) r = i[ n ], t.indexOf( r ) &gt;= 0 || ( o[ r ] = e[ r ] );</text:p>
      <text:p text:style-name="P52"><text:s text:c="14"/>return o</text:p>
      <text:p text:style-name="P52"><text:s text:c="12"/>}( e, t );</text:p>
      <text:p text:style-name="P52"><text:s text:c="12"/>if ( Object.getOwnPropertySymbols )</text:p>
      <text:p text:style-name="P52"><text:s text:c="12"/>{</text:p>
      <text:p text:style-name="P52"><text:s text:c="14"/>var i = Object.getOwnPropertySymbols( e );</text:p>
      <text:p text:style-name="P52"><text:s text:c="14"/>for ( n = 0; n &lt; i.length; n++ ) r = i[ n ], t.indexOf( r ) &gt;= 0 || Object.prototype.propertyIsEnumerable.call( e, r ) &amp;&amp; ( o[ r ] = e[ r ] )</text:p>
      <text:p text:style-name="P52"><text:s text:c="12"/>}</text:p>
      <text:p text:style-name="P52"><text:s text:c="12"/>return o</text:p>
      <text:p text:style-name="P52"><text:s text:c="10"/>}( e, _ );</text:p>
      <text:p text:style-name="P52"><text:s text:c="10"/>return ( 0, n.h )( t, w(</text:p>
      <text:p text:style-name="P52"><text:s text:c="10"/>{</text:p>
      <text:p text:style-name="P52"><text:s text:c="12"/>class: "btn _prim _i -fw"</text:p>
      <text:p text:style-name="P52"><text:soft-page-break/><text:s text:c="10"/>}, o ), ( 0, n.h )( c.ZP,</text:p>
      <text:p text:style-name="P52"><text:s text:c="10"/>{</text:p>
      <text:p text:style-name="P52"><text:s text:c="12"/>name: "saved-items"</text:p>
      <text:p text:style-name="P52"><text:s text:c="10"/>} ), ( 0, n.h )( "span", null, r ) )</text:p>
      <text:p text:style-name="P52"><text:s text:c="8"/>};</text:p>
      <text:p text:style-name="P52"><text:s text:c="8"/>var P = r( 609 ),</text:p>
      <text:p text:style-name="P52"><text:s text:c="10"/>k = r( 1890 );</text:p>
      <text:p text:style-name="P52"/>
      <text:p text:style-name="P52"><text:s text:c="8"/>function S()</text:p>
      <text:p text:style-name="P52"><text:s text:c="8"/>{</text:p>
      <text:p text:style-name="P52"><text:s text:c="10"/>return S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S.apply( this, arguments )</text:p>
      <text:p text:style-name="P52"><text:s text:c="8"/>}</text:p>
      <text:p text:style-name="P52"/>
      <text:p text:style-name="P52"><text:s text:c="8"/>function C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E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C( Object( r ), !0 ).forEach( ( function ( t )</text:p>
      <text:p text:style-name="P52"><text:s text:c="12"/>{</text:p>
      <text:p text:style-name="P52"><text:s text:c="14"/>x( e, t, r[ t ] )</text:p>
      <text:p text:style-name="P52"><text:s text:c="12"/>} ) ) : Object.getOwnPropertyDescriptors ? Object.defineProperties( e, Object.getOwnPropertyDescriptors( r ) ) : C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x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( 0, k.$ )( [ "url" ] )( ( (</text:p>
      <text:p text:style-name="P52"><text:s text:c="8"/>{</text:p>
      <text:p text:style-name="P52"><text:s text:c="10"/>classes: e,</text:p>
      <text:p text:style-name="P52"><text:s text:c="10"/>form:</text:p>
      <text:p text:style-name="P52"><text:s text:c="10"/>{</text:p>
      <text:p text:style-name="P52"><text:s text:c="12"/>fields:</text:p>
      <text:p text:style-name="P52"><text:s text:c="12"/>{</text:p>
      <text:p text:style-name="P52"><text:s text:c="14"/>code: t,</text:p>
      <text:p text:style-name="P52"><text:s text:c="14"/>returnUrl: r</text:p>
      <text:p text:style-name="P52"><text:s text:c="12"/>},</text:p>
      <text:p text:style-name="P52"><text:s text:c="12"/>htmlErrors: o</text:p>
      <text:p text:style-name="P52"><text:s text:c="10"/>} = {},</text:p>
      <text:p text:style-name="P52"><text:s text:c="10"/>applyCTA: i,</text:p>
      <text:p text:style-name="P52"><text:s text:c="10"/>removeCTA: c,</text:p>
      <text:p text:style-name="P52"><text:s text:c="10"/>url: s</text:p>
      <text:p text:style-name="P52"><text:s text:c="8"/>} ) =&gt; ( 0, n.h )( l.ZP,</text:p>
      <text:p text:style-name="P52"><text:s text:c="8"/>{</text:p>
      <text:p text:style-name="P52"><text:s text:c="10"/>id: "voucherForm",</text:p>
      <text:p text:style-name="P52"><text:s text:c="10"/>action: ( 0, d.ZP )( c ? "checkout.voucher.remove" : "checkout.voucher.add" ),</text:p>
      <text:p text:style-name="P52"><text:s text:c="10"/>class: ( 0, a.Z )( "_inv -df -i-start -pas", e ),</text:p>
      <text:p text:style-name="P52"><text:s text:c="10"/>htmlErrors: o</text:p>
      <text:p text:style-name="P52"><text:s text:c="8"/>}, ( 0, n.h )( "div",</text:p>
      <text:p text:style-name="P52"><text:s text:c="8"/>{</text:p>
      <text:p text:style-name="P52"><text:s text:c="10"/>class: "-fw -prs"</text:p>
      <text:p text:style-name="P52"><text:s text:c="8"/>}, ( 0, n.h )( l.II, S(</text:p>
      <text:p text:style-name="P52"><text:s text:c="8"/>{</text:p>
      <text:p text:style-name="P52"><text:s text:c="10"/>hideLabel: !0,</text:p>
      <text:p text:style-name="P52"><text:s text:c="10"/>classes: "-fw _n-er",</text:p>
      <text:p text:style-name="P52"><text:s text:c="10"/>name: "code",</text:p>
      <text:p text:style-name="P52"><text:s text:c="10"/>icon: "coupon",</text:p>
      <text:p text:style-name="P52"><text:s text:c="10"/>autoComplete: "off"</text:p>
      <text:p text:style-name="P52"><text:s text:c="8"/>}, t, "" !== t.value ?</text:p>
      <text:p text:style-name="P52"><text:s text:c="8"/>{</text:p>
      <text:p text:style-name="P52"><text:s text:c="10"/>readonly: !0</text:p>
      <text:p text:style-name="P52"><text:s text:c="8"/>} :</text:p>
      <text:p text:style-name="P52"><text:s text:c="8"/>{} ) ), ( 0, n.h )( l._G, S(</text:p>
      <text:p text:style-name="P52"><text:s text:c="8"/>{}, r,</text:p>
      <text:p text:style-name="P52"><text:s text:c="8"/>{</text:p>
      <text:p text:style-name="P52"><text:s text:c="10"/>name: "returnUrl",</text:p>
      <text:p text:style-name="P52"><text:s text:c="10"/>value: s</text:p>
      <text:p text:style-name="P52"><text:s text:c="8"/>} ) ) ), ( 0, n.h )( "button",</text:p>
      <text:p text:style-name="P52"><text:s text:c="8"/>{</text:p>
      <text:p text:style-name="P52"><text:s text:c="10"/>class: "btn _def _sm -mtm"</text:p>
      <text:p text:style-name="P52"><text:s text:c="8"/>}, c || i ) ) ) ), ( 0, k.$ )( [ "url" ] )( ( (</text:p>
      <text:p text:style-name="P52"><text:s text:c="8"/>{</text:p>
      <text:p text:style-name="P52"><text:s text:c="10"/>list: e,</text:p>
      <text:p text:style-name="P52"><text:s text:c="10"/>popup: t,</text:p>
      <text:p text:style-name="P52"><text:s text:c="10"/>url: r,</text:p>
      <text:p text:style-name="P52"><text:s text:c="10"/>applyCTA: o</text:p>
      <text:p text:style-name="P52"><text:s text:c="8"/>} ) =&gt; e &amp;&amp; ( 0, n.h )( "div",</text:p>
      <text:p text:style-name="P52"><text:s text:c="8"/>{</text:p>
      <text:p text:style-name="P52"><text:s text:c="10"/>class: "card-b -mts -mhs"</text:p>
      <text:p text:style-name="P52"><text:s text:c="8"/>}, ( 0, n.h )( "header",</text:p>
      <text:p text:style-name="P52"><text:s text:c="8"/>{</text:p>
      <text:p text:style-name="P52"><text:s text:c="10"/>class: "hd -df -j-bet -i-ctr -bg-gy05 -phs -pvxs"</text:p>
      <text:p text:style-name="P52"><text:s text:c="8"/>}, ( 0, n.h )( "h2",</text:p>
      <text:p text:style-name="P52"><text:s text:c="8"/>{</text:p>
      <text:p text:style-name="P52"><text:s text:c="10"/>class: "-fs12 -m -pvxs"</text:p>
      <text:p text:style-name="P52"><text:s text:c="8"/>}, e.title ), t &amp;&amp; ( 0, n.h )( P.qh,</text:p>
      <text:p text:style-name="P52"><text:s text:c="8"/>{</text:p>
      <text:p text:style-name="P52"><text:s text:c="10"/>type: "voucher",</text:p>
      <text:p text:style-name="P52"><text:s text:c="10"/>popId: "voucherList",</text:p>
      <text:p text:style-name="P52"><text:s text:c="10"/>popData:</text:p>
      <text:p text:style-name="P52"><text:s text:c="10"/>{</text:p>
      <text:p text:style-name="P52"><text:s text:c="12"/>data: E( E(</text:p>
      <text:p text:style-name="P52"><text:s text:c="12"/>{}, t ),</text:p>
      <text:p text:style-name="P52"><text:s text:c="12"/>{},</text:p>
      <text:p text:style-name="P52"><text:s text:c="12"/>{</text:p>
      <text:p text:style-name="P52"><text:s text:c="14"/>returnUrl: r</text:p>
      <text:p text:style-name="P52"><text:s text:c="12"/>} ),</text:p>
      <text:p text:style-name="P52"><text:s text:c="12"/>template: "CheckoutVoucherList"</text:p>
      <text:p text:style-name="P52"><text:s text:c="10"/>},</text:p>
      <text:p text:style-name="P52"><text:s text:c="10"/>trigger: ( 0, n.h )( "button",</text:p>
      <text:p text:style-name="P52"><text:s text:c="10"/>{</text:p>
      <text:p text:style-name="P52"><text:s text:c="12"/>class: "a _more -df -i-ctr",</text:p>
      <text:p text:style-name="P52"><text:s text:c="12"/>type: "button"</text:p>
      <text:p text:style-name="P52"><text:s text:c="10"/>}, e.seeAllCTA, ( 0, n.h )( c.ZP,</text:p>
      <text:p text:style-name="P52"><text:s text:c="10"/>{</text:p>
      <text:p text:style-name="P52"><text:s text:c="12"/>name: "arrow-right",</text:p>
      <text:p text:style-name="P52"><text:s text:c="12"/>classes: "-fsh0",</text:p>
      <text:p text:style-name="P52"><text:s text:c="12"/>allowRTL: !0</text:p>
      <text:p text:style-name="P52"><text:s text:c="10"/>} ) )</text:p>
      <text:p text:style-name="P52"><text:s text:c="8"/>} ) ), ( 0, n.h )( l.ZP,</text:p>
      <text:p text:style-name="P52"><text:s text:c="8"/>{</text:p>
      <text:p text:style-name="P52"><text:s text:c="10"/>id: "voucherListForm",</text:p>
      <text:p text:style-name="P52"><text:s text:c="10"/>action: ( 0, d.ZP )( "checkout.voucher.add" )</text:p>
      <text:p text:style-name="P52"><text:s text:c="8"/>}, ( 0, n.h )( l._G,</text:p>
      <text:p text:style-name="P52"><text:s text:c="8"/>{</text:p>
      <text:p text:style-name="P52"><text:s text:c="10"/>value: r,</text:p>
      <text:p text:style-name="P52"><text:s text:c="10"/>name: "returnUrl"</text:p>
      <text:p text:style-name="P52"><text:s text:c="8"/>} ), ( e.items || [] ).map( ( (</text:p>
      <text:p text:style-name="P52"><text:s text:c="8"/>{</text:p>
      <text:p text:style-name="P52"><text:s text:c="10"/>code: t,</text:p>
      <text:p text:style-name="P52"><text:s text:c="10"/>discount: r,</text:p>
      <text:p text:style-name="P52"><text:s text:c="10"/>toDate: i</text:p>
      <text:p text:style-name="P52"><text:s text:c="8"/>} ) =&gt; ( 0, n.h )( "div",</text:p>
      <text:p text:style-name="P52"><text:s text:c="8"/>{</text:p>
      <text:p text:style-name="P52"><text:s text:c="10"/>class: "-hr _bet -df -i-ctr -mhs -pvs"</text:p>
      <text:p text:style-name="P52"><text:s text:c="8"/>}, ( 0, n.h )( "div",</text:p>
      <text:p text:style-name="P52"><text:s text:c="8"/>{</text:p>
      <text:p text:style-name="P52"><text:s text:c="10"/>class: "-f1"</text:p>
      <text:p text:style-name="P52"><text:s text:c="8"/>}, ( 0, n.h )( "div",</text:p>
      <text:p text:style-name="P52"><text:s text:c="8"/>{</text:p>
      <text:p text:style-name="P52"><text:s text:c="10"/>dir: "ltr",</text:p>
      <text:p text:style-name="P52"><text:s text:c="10"/>class: "-b -tal"</text:p>
      <text:p text:style-name="P52"><text:s text:c="8"/>}, r ), ( 0, n.h )( "p",</text:p>
      <text:p text:style-name="P52"><text:s text:c="8"/>{</text:p>
      <text:p text:style-name="P52"><text:s text:c="10"/>class: "-fs12 -ptxs"</text:p>
      <text:p text:style-name="P52"><text:s text:c="8"/>}, e.toText, " ", ( 0, n.h )( "span",</text:p>
      <text:p text:style-name="P52"><text:s text:c="8"/>{</text:p>
      <text:p text:style-name="P52"><text:s text:c="10"/>class: "-m"</text:p>
      <text:p text:style-name="P52"><text:s text:c="8"/>}, i ) ) ), ( 0, n.h )( l.t8,</text:p>
      <text:p text:style-name="P52"><text:s text:c="8"/>{</text:p>
      <text:p text:style-name="P52"><text:s text:c="10"/>name: "code",</text:p>
      <text:p text:style-name="P52"><text:s text:c="10"/>value: t,</text:p>
      <text:p text:style-name="P52"><text:s text:c="10"/>class: "btn _def _sm"</text:p>
      <text:p text:style-name="P52"><text:s text:c="8"/>}, o ) ) ) ) ) ) ) );</text:p>
      <text:p text:style-name="P52"><text:s text:c="8"/>const T = (</text:p>
      <text:p text:style-name="P52"><text:s text:c="8"/>{</text:p>
      <text:p text:style-name="P52"><text:s text:c="10"/>text: e,</text:p>
      <text:p text:style-name="P52"><text:s text:c="10"/>icon: t,</text:p>
      <text:p text:style-name="P52"><text:s text:c="10"/>img: r,</text:p>
      <text:p text:style-name="P52"><text:s text:c="10"/>feeText: o,</text:p>
      <text:p text:style-name="P52"><text:s text:c="10"/>description: i,</text:p>
      <text:p text:style-name="P52"><text:s text:c="10"/>badgeText: s,</text:p>
      <text:p text:style-name="P52"><text:s text:c="10"/>isFree: l</text:p>
      <text:p text:style-name="P52"><text:s text:c="8"/>} ) =&gt; ( 0, n.h )( n.Fragment, null, ( 0, n.h )( "span",</text:p>
      <text:p text:style-name="P52"><text:s text:c="8"/>{</text:p>
      <text:p text:style-name="P52"><text:s text:c="10"/>class: "-fs12 -tal"</text:p>
      <text:p text:style-name="P52"><text:s text:c="8"/>}, ( 0, n.h )( "span",</text:p>
      <text:p text:style-name="P52"><text:s text:c="8"/>{</text:p>
      <text:p text:style-name="P52"><text:s text:c="10"/>class: "-m -fs14 -prxs"</text:p>
      <text:p text:style-name="P52"><text:s text:c="8"/>}, e ), s &amp;&amp; ( 0, n.h )( g.Z,</text:p>
      <text:p text:style-name="P52"><text:s text:c="8"/>{</text:p>
      <text:p text:style-name="P52"><text:s text:c="10"/>classes: ( 0, a.Z )( "bdg _sm -mvxs", l ? "_free" : "_fee" ),</text:p>
      <text:p text:style-name="P52"><text:s text:c="10"/>text: s</text:p>
      <text:p text:style-name="P52"><text:s text:c="8"/>} ), o &amp;&amp; o, i &amp;&amp; ( 0, n.h )( "span",</text:p>
      <text:p text:style-name="P52"><text:s text:c="8"/>{</text:p>
      <text:p text:style-name="P52"><text:s text:c="10"/>class: "markup -db -ptxs",</text:p>
      <text:p text:style-name="P52"><text:s text:c="10"/>dangerouslySetInnerHTML:</text:p>
      <text:p text:style-name="P52"><text:s text:c="10"/>{</text:p>
      <text:p text:style-name="P52"><text:s text:c="12"/>__html: i</text:p>
      <text:p text:style-name="P52"><text:s text:c="10"/>}</text:p>
      <text:p text:style-name="P52"><text:s text:c="8"/>} ) ), t &amp;&amp; ( 0, n.h )( c.ZP,</text:p>
      <text:p text:style-name="P52"><text:s text:c="8"/>{</text:p>
      <text:p text:style-name="P52"><text:s text:c="10"/>name: t,</text:p>
      <text:p text:style-name="P52"><text:s text:c="10"/>set: "global",</text:p>
      <text:p text:style-name="P52"><text:s text:c="10"/>width: "24",</text:p>
      <text:p text:style-name="P52"><text:s text:c="10"/>height: "24",</text:p>
      <text:p text:style-name="P52"><text:s text:c="10"/>classes: "-i-ctr -fsh0 -mls"</text:p>
      <text:p text:style-name="P52"><text:s text:c="8"/>} ), r &amp;&amp; ( 0, n.h )( v.Z,</text:p>
      <text:p text:style-name="P52"><text:s text:c="8"/>{</text:p>
      <text:p text:style-name="P52"><text:s text:c="10"/>src: r,</text:p>
      <text:p text:style-name="P52"><text:s text:c="10"/>width: "24",</text:p>
      <text:p text:style-name="P52"><text:s text:c="10"/>height: "24",</text:p>
      <text:p text:style-name="P52"><text:s text:c="10"/>class: "-i-ctr -fsh0 -mls",</text:p>
      <text:p text:style-name="P52"><text:s text:c="10"/>alt: ""</text:p>
      <text:p text:style-name="P52"><text:s text:c="8"/>} ) );</text:p>
      <text:p text:style-name="P52"><text:s text:c="8"/>var A = r( 1129 );</text:p>
      <text:p text:style-name="P52"><text:s text:c="8"/>const D = (</text:p>
      <text:p text:style-name="P52"><text:s text:c="10"/>{</text:p>
      <text:p text:style-name="P52"><text:s text:c="12"/>text: e,</text:p>
      <text:p text:style-name="P52"><text:s text:c="12"/>img: t</text:p>
      <text:p text:style-name="P52"><text:s text:c="10"/>} ) =&gt; ( 0, n.h )( "div",</text:p>
      <text:p text:style-name="P52"><text:s text:c="10"/>{</text:p>
      <text:p text:style-name="P52"><text:s text:c="12"/>class: "-mla -df -i-ctr -pvs -phxs"</text:p>
      <text:p text:style-name="P52"><text:s text:c="10"/>}, ( 0, n.h )( "h4",</text:p>
      <text:p text:style-name="P52"><text:s text:c="10"/>{</text:p>
      <text:p text:style-name="P52"><text:s text:c="12"/>class: "-fs12 -m -phxs -mra"</text:p>
      <text:p text:style-name="P52"><text:s text:c="10"/>}, `${e}:` ), ( 0, n.h )( v.Z,</text:p>
      <text:p text:style-name="P52"><text:s text:c="10"/>{</text:p>
      <text:p text:style-name="P52"><text:s text:c="12"/>class: "-mlxs",</text:p>
      <text:p text:style-name="P52"><text:s text:c="12"/>src: t,</text:p>
      <text:p text:style-name="P52"><text:s text:c="12"/>alt: "",</text:p>
      <text:p text:style-name="P52"><text:s text:c="12"/>height: "24"</text:p>
      <text:p text:style-name="P52"><text:s text:c="10"/>} ) ),</text:p>
      <text:p text:style-name="P52"><text:s text:c="10"/>$ = (</text:p>
      <text:p text:style-name="P52"><text:s text:c="10"/>{</text:p>
      <text:p text:style-name="P52"><text:s text:c="12"/>text: e,</text:p>
      <text:p text:style-name="P52"><text:s text:c="12"/>url: t,</text:p>
      <text:p text:style-name="P52"><text:s text:c="12"/>isPopup: r</text:p>
      <text:p text:style-name="P52"><text:s text:c="10"/>} ) =&gt; ( 0, n.h )( "div",</text:p>
      <text:p text:style-name="P52"><text:s text:c="10"/>{</text:p>
      <text:p text:style-name="P52"><text:s text:c="12"/>class: ( 0, a.Z )( "-dif -i-ctr -bl5 -m -bg-gy05 -rad4", r ? "-mts" : "-mas" )</text:p>
      <text:p text:style-name="P52"><text:s text:c="10"/>}, ( 0, n.h )( "p",</text:p>
      <text:p text:style-name="P52"><text:s text:c="10"/>{</text:p>
      <text:p text:style-name="P52"><text:s text:c="12"/>class: "-fs14 -fsh0 -pls -prxs"</text:p>
      <text:p text:style-name="P52"><text:s text:c="10"/>}, e ), ( 0, n.h )( "iframe",</text:p>
      <text:p text:style-name="P52"><text:s text:c="10"/>{</text:p>
      <text:p text:style-name="P52"><text:s text:c="12"/>title: e,</text:p>
      <text:p text:style-name="P52"><text:s text:c="12"/>class: "jpw-ifm _comp",</text:p>
      <text:p text:style-name="P52"><text:s text:c="12"/>scrolling: "no",</text:p>
      <text:p text:style-name="P52"><text:s text:c="12"/>src: t</text:p>
      <text:p text:style-name="P52"><text:s text:c="10"/>} ) ),</text:p>
      <text:p text:style-name="P52"><text:s text:c="10"/>Z = (</text:p>
      <text:p text:style-name="P52"><text:s text:c="10"/>{</text:p>
      <text:p text:style-name="P52"><text:s text:c="12"/>text: e,</text:p>
      <text:p text:style-name="P52"><text:s text:c="12"/>provider: t,</text:p>
      <text:p text:style-name="P52"><text:s text:c="12"/>name: r,</text:p>
      <text:p text:style-name="P52"><text:s text:c="12"/>classes: o</text:p>
      <text:p text:style-name="P52"><text:s text:c="10"/>} ) =&gt; ( 0, n.h )( "p",</text:p>
      <text:p text:style-name="P52"><text:s text:c="10"/>{</text:p>
      <text:p text:style-name="P52"><text:s text:c="12"/>class: ( 0, a.Z )( "-df -i-ctr -fs12 -gy5", o )</text:p>
      <text:p text:style-name="P52"><text:s text:c="10"/>}, ( 0, n.h )( "span",</text:p>
      <text:p text:style-name="P52"><text:s text:c="10"/>{</text:p>
      <text:p text:style-name="P52"><text:s text:c="12"/>class: "-prxs"</text:p>
      <text:p text:style-name="P52"><text:s text:c="10"/>}, e ), "Jumia_Pay" === t ? ( 0, n.h )( c.ZP,</text:p>
      <text:p text:style-name="P52"><text:s text:c="10"/>{</text:p>
      <text:p text:style-name="P52"><text:s text:c="12"/>classes: "-mlxs -fsh0",</text:p>
      <text:p text:style-name="P52"><text:s text:c="12"/>name: "jumia-pay-full",</text:p>
      <text:p text:style-name="P52"><text:s text:c="12"/>"aria-label": r,</text:p>
      <text:p text:style-name="P52"><text:s text:c="12"/>set: "global",</text:p>
      <text:p text:style-name="P52"><text:s text:c="12"/>width: "90",</text:p>
      <text:p text:style-name="P52"><text:s text:c="12"/>height: "24"</text:p>
      <text:p text:style-name="P52"><text:s text:c="10"/>} ) : r );</text:p>
      <text:p text:style-name="P52"/>
      <text:p text:style-name="P52"><text:s text:c="8"/>function I()</text:p>
      <text:p text:style-name="P52"><text:s text:c="8"/>{</text:p>
      <text:p text:style-name="P52"><text:s text:c="10"/>return I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I.apply( this, arguments )</text:p>
      <text:p text:style-name="P52"><text:s text:c="8"/>}</text:p>
      <text:p text:style-name="P52"/>
      <text:p text:style-name="P52"><text:s text:c="8"/>function L()</text:p>
      <text:p text:style-name="P52"><text:s text:c="8"/>{</text:p>
      <text:p text:style-name="P52"><text:s text:c="10"/>return L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L.apply( this, arguments )</text:p>
      <text:p text:style-name="P52"><text:soft-page-break/><text:s text:c="8"/>}</text:p>
      <text:p text:style-name="P52"/>
      <text:p text:style-name="P52"><text:s text:c="8"/>function N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F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N( Object( r ), !0 ).forEach( ( function ( t )</text:p>
      <text:p text:style-name="P52"><text:s text:c="12"/>{</text:p>
      <text:p text:style-name="P52"><text:s text:c="14"/>V( e, t, r[ t ] )</text:p>
      <text:p text:style-name="P52"><text:s text:c="12"/>} ) ) : Object.getOwnPropertyDescriptors ? Object.defineProperties( e, Object.getOwnPropertyDescriptors( r ) ) : N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V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const H = (</text:p>
      <text:p text:style-name="P52"><text:s text:c="8"/>{</text:p>
      <text:p text:style-name="P52"><text:s text:c="10"/>options: e = []</text:p>
      <text:p text:style-name="P52"><text:s text:c="8"/>} ) =&gt; e.map( ( ( e = {} ) =&gt;</text:p>
      <text:p text:style-name="P52"><text:s text:c="8"/>{</text:p>
      <text:p text:style-name="P52"><text:s text:c="10"/>const</text:p>
      <text:p text:style-name="P52"><text:s text:c="10"/>{</text:p>
      <text:p text:style-name="P52"><text:s text:c="12"/>text: t,</text:p>
      <text:p text:style-name="P52"><text:s text:c="12"/>description: r,</text:p>
      <text:p text:style-name="P52"><text:s text:c="12"/>fee: o = {},</text:p>
      <text:p text:style-name="P52"><text:s text:c="12"/>unavailable: i</text:p>
      <text:p text:style-name="P52"><text:s text:c="10"/>} = e;</text:p>
      <text:p text:style-name="P52"><text:s text:c="10"/>return F( F(</text:p>
      <text:p text:style-name="P52"><text:s text:c="10"/>{}, e ),</text:p>
      <text:p text:style-name="P52"><text:s text:c="10"/>{},</text:p>
      <text:p text:style-name="P52"><text:s text:c="10"/>{</text:p>
      <text:p text:style-name="P52"><text:s text:c="12"/>text: ( 0, n.h )( T,</text:p>
      <text:p text:style-name="P52"><text:s text:c="12"/>{</text:p>
      <text:p text:style-name="P52"><text:s text:c="14"/>text: t,</text:p>
      <text:p text:style-name="P52"><text:s text:c="14"/>description: r,</text:p>
      <text:p text:style-name="P52"><text:s text:c="14"/>badgeText: o.text,</text:p>
      <text:p text:style-name="P52"><text:s text:c="14"/>isFree: o.isFree</text:p>
      <text:p text:style-name="P52"><text:s text:c="12"/>} ),</text:p>
      <text:p text:style-name="P52"><text:s text:c="12"/>children: i &amp;&amp; i.text &amp;&amp; ( 0, n.h )( A.Z,</text:p>
      <text:p text:style-name="P52"><text:s text:c="12"/>{</text:p>
      <text:p text:style-name="P52"><text:s text:c="14"/>classes: "-mts -mlxl",</text:p>
      <text:p text:style-name="P52"><text:s text:c="14"/>title: i.text,</text:p>
      <text:p text:style-name="P52"><text:s text:c="14"/>text: i.description,</text:p>
      <text:p text:style-name="P52"><text:s text:c="14"/>type: "info"</text:p>
      <text:p text:style-name="P52"><text:s text:c="12"/>} )</text:p>
      <text:p text:style-name="P52"><text:s text:c="10"/>} )</text:p>
      <text:p text:style-name="P52"><text:s text:c="8"/>} ) );</text:p>
      <text:p text:style-name="P52"/>
      <text:p text:style-name="P52"><text:s text:c="8"/>function R()</text:p>
      <text:p text:style-name="P52"><text:s text:c="8"/>{</text:p>
      <text:p text:style-name="P52"><text:s text:c="10"/>return R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R.apply( this, arguments )</text:p>
      <text:p text:style-name="P52"><text:s text:c="8"/>}</text:p>
      <text:p text:style-name="P52"><text:s text:c="8"/>const M = (</text:p>
      <text:p text:style-name="P52"><text:s text:c="10"/>{</text:p>
      <text:p text:style-name="P52"><text:s text:c="12"/>classes: e,</text:p>
      <text:p text:style-name="P52"><text:s text:c="12"/>valueClasses: t,</text:p>
      <text:p text:style-name="P52"><text:s text:c="12"/>priceClasses: r,</text:p>
      <text:p text:style-name="P52"><text:s text:c="12"/>freeClasses: o,</text:p>
      <text:p text:style-name="P52"><text:s text:c="12"/>text: i,</text:p>
      <text:p text:style-name="P52"><text:s text:c="12"/>isFree: c,</text:p>
      <text:p text:style-name="P52"><text:s text:c="12"/>value: s</text:p>
      <text:p text:style-name="P52"><text:s text:c="10"/>} ) =&gt; ( 0, n.h )( "div",</text:p>
      <text:p text:style-name="P52"><text:s text:c="10"/>{</text:p>
      <text:p text:style-name="P52"><text:s text:c="12"/>class: ( 0, a.Z )( "-df -i-ctr -j-bet", e )</text:p>
      <text:p text:style-name="P52"><text:s text:c="10"/>}, ( 0, n.h )( "span",</text:p>
      <text:p text:style-name="P52"><text:s text:c="10"/>{</text:p>
      <text:p text:style-name="P52"><text:s text:c="12"/>class: "-prm"</text:p>
      <text:p text:style-name="P52"><text:s text:c="10"/>}, i ), ( 0, n.h )( "span",</text:p>
      <text:p text:style-name="P52"><text:s text:c="10"/>{</text:p>
      <text:p text:style-name="P52"><text:s text:c="12"/>class: ( 0, a.Z )( t, "-fsh0",</text:p>
      <text:p text:style-name="P52"><text:s text:c="12"/>{</text:p>
      <text:p text:style-name="P52"><text:s text:c="14"/>"-gn7": c,</text:p>
      <text:p text:style-name="P52"><text:s text:c="14"/>"-ltr -tal": !c</text:p>
      <text:p text:style-name="P52"><text:s text:c="12"/>}, c ? o : r )</text:p>
      <text:p text:style-name="P52"><text:s text:c="10"/>}, s ) ),</text:p>
      <text:p text:style-name="P52"><text:s text:c="10"/>B = () =&gt; ( 0, n.h )( "div",</text:p>
      <text:p text:style-name="P52"><text:s text:c="10"/>{</text:p>
      <text:p text:style-name="P52"><text:s text:c="12"/>class: "load"</text:p>
      <text:p text:style-name="P52"><text:s text:c="10"/>} );</text:p>
      <text:p text:style-name="P52"/>
      <text:p text:style-name="P52"><text:s text:c="8"/>function U()</text:p>
      <text:p text:style-name="P52"><text:s text:c="8"/>{</text:p>
      <text:p text:style-name="P52"><text:s text:c="10"/>return U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U.apply( this, arguments )</text:p>
      <text:p text:style-name="P52"><text:s text:c="8"/>}</text:p>
      <text:p text:style-name="P52"><text:s text:c="8"/>var W, z = {};</text:p>
      <text:p text:style-name="P52"/>
      <text:p text:style-name="P52"><text:s text:c="8"/>function G( e, t, r )</text:p>
      <text:p text:style-name="P52"><text:s text:c="8"/>{</text:p>
      <text:p text:style-name="P52"><text:s text:c="10"/>if ( 3 === e.nodeType )</text:p>
      <text:p text:style-name="P52"><text:s text:c="10"/>{</text:p>
      <text:p text:style-name="P52"><text:s text:c="12"/>var n = "textContent" in e ? e.textContent : e.nodeValue || "";</text:p>
      <text:p text:style-name="P52"><text:s text:c="12"/>if ( !1 !== G.options.trim )</text:p>
      <text:p text:style-name="P52"><text:s text:c="12"/>{</text:p>
      <text:p text:style-name="P52"><text:s text:c="14"/>var o = 0 === t || t === r.length - 1;</text:p>
      <text:p text:style-name="P52"><text:s text:c="14"/>if ( ( !( n = n.match( /^[\s\n]+$/g ) &amp;&amp; "all" !== G.options.trim ? " " : n.replace( /(^[\s\n]+|[\s\n]+$)/g, "all" === G.options.trim || o ? "" : " " ) ) || " " === n ) &amp;&amp; r.length &gt; 1 &amp;&amp; o ) return null</text:p>
      <text:p text:style-name="P52"><text:s text:c="12"/>}</text:p>
      <text:p text:style-name="P52"><text:s text:c="12"/>return n</text:p>
      <text:p text:style-name="P52"><text:s text:c="10"/>}</text:p>
      <text:p text:style-name="P52"><text:s text:c="10"/>if ( 1 !== e.nodeType ) return null;</text:p>
      <text:p text:style-name="P52"><text:s text:c="10"/>var i = String( e.nodeName ).toLowerCase();</text:p>
      <text:p text:style-name="P52"><text:s text:c="10"/>if ( "script" === i &amp;&amp; !G.options.allowScripts ) return null;</text:p>
      <text:p text:style-name="P52"><text:s text:c="10"/>var a, c, s = G.h( i, function ( e )</text:p>
      <text:p text:style-name="P52"><text:s text:c="10"/>{</text:p>
      <text:p text:style-name="P52"><text:s text:c="12"/>var t = e &amp;&amp; e.length;</text:p>
      <text:p text:style-name="P52"><text:s text:c="12"/>if ( !t ) return null;</text:p>
      <text:p text:style-name="P52"><text:s text:c="12"/>for ( var r = {}, n = 0; n &lt; t; n++ )</text:p>
      <text:p text:style-name="P52"><text:s text:c="12"/>{</text:p>
      <text:p text:style-name="P52"><text:s text:c="14"/>var o = e[ n ],</text:p>
      <text:p text:style-name="P52"><text:s text:c="16"/>i = o.name,</text:p>
      <text:p text:style-name="P52"><text:s text:c="16"/>a = o.value;</text:p>
      <text:p text:style-name="P52"><text:s text:c="14"/>"on" === i.substring( 0, 2 ) &amp;&amp; G.options.allowEvents &amp;&amp; ( a = new Function( a ) ), r[ i ] = a</text:p>
      <text:p text:style-name="P52"><text:s text:c="12"/>}</text:p>
      <text:p text:style-name="P52"><text:s text:c="12"/>return r</text:p>
      <text:p text:style-name="P52"><text:s text:c="10"/>}( e.attributes ), ( c = ( a = e.childNodes ) &amp;&amp; Array.prototype.map.call( a, G ).filter( X ) ) &amp;&amp; c.length ? c : null );</text:p>
      <text:p text:style-name="P52"><text:s text:c="10"/>return G.visitor &amp;&amp; G.visitor( s ), s</text:p>
      <text:p text:style-name="P52"><text:s text:c="8"/>}</text:p>
      <text:p text:style-name="P52"><text:s text:c="8"/>var q, X = function ( e )</text:p>
      <text:p text:style-name="P52"><text:s text:c="10"/>{</text:p>
      <text:p text:style-name="P52"><text:s text:c="12"/>return e</text:p>
      <text:p text:style-name="P52"><text:s text:c="10"/>},</text:p>
      <text:p text:style-name="P52"><text:s text:c="10"/>J = {};</text:p>
      <text:p text:style-name="P52"/>
      <text:p text:style-name="P52"><text:s text:c="8"/>function K( e )</text:p>
      <text:p text:style-name="P52"><text:s text:c="8"/>{</text:p>
      <text:p text:style-name="P52"><text:s text:c="10"/>var t = ( e.type || "" ).toLowerCase(),</text:p>
      <text:p text:style-name="P52"><text:s text:c="12"/>r = K.map;</text:p>
      <text:p text:style-name="P52"><text:s text:c="10"/>r &amp;&amp; r.hasOwnProperty( t ) ? ( e.type = r[ t ], e.props = Object.keys( e.props ||</text:p>
      <text:p text:style-name="P52"><text:s text:c="10"/>{} ).reduce( ( function ( t, r )</text:p>
      <text:p text:style-name="P52"><text:s text:c="10"/>{</text:p>
      <text:p text:style-name="P52"><text:s text:c="12"/>var n;</text:p>
      <text:p text:style-name="P52"><text:s text:c="12"/>return t[ ( n = r, n.replace( /-(.)/g, ( function ( e, t )</text:p>
      <text:p text:style-name="P52"><text:s text:c="12"/>{</text:p>
      <text:p text:style-name="P52"><text:s text:c="14"/>return t.toUpperCase()</text:p>
      <text:p text:style-name="P52"><text:s text:c="12"/>} ) ) ) ] = e.props[ r ], t</text:p>
      <text:p text:style-name="P52"><text:s text:c="10"/>} ),</text:p>
      <text:p text:style-name="P52"><text:s text:c="10"/>{} ) ) : e.type = t.replace( /[^a-z0-9-]/i, "" )</text:p>
      <text:p text:style-name="P52"><text:s text:c="8"/>}</text:p>
      <text:p text:style-name="P52"><text:s text:c="8"/>const Q = function ( e )</text:p>
      <text:p text:style-name="P52"><text:s text:c="10"/>{</text:p>
      <text:p text:style-name="P52"><text:s text:c="12"/>function t()</text:p>
      <text:p text:style-name="P52"><text:s text:c="12"/>{</text:p>
      <text:p text:style-name="P52"><text:s text:c="14"/>e.apply( this, arguments )</text:p>
      <text:p text:style-name="P52"><text:s text:c="12"/>}</text:p>
      <text:p text:style-name="P52"><text:s text:c="12"/>return e &amp;&amp; ( t.__proto__ = e ), ( t.prototype = Object.create( e &amp;&amp; e.prototype ) ).constructor = t, t.setReviver = function ( e )</text:p>
      <text:p text:style-name="P52"><text:s text:c="12"/>{</text:p>
      <text:p text:style-name="P52"><text:s text:c="14"/>q = e</text:p>
      <text:p text:style-name="P52"><text:s text:c="12"/>}, t.prototype.shouldComponentUpdate = function ( e )</text:p>
      <text:p text:style-name="P52"><text:s text:c="12"/>{</text:p>
      <text:p text:style-name="P52"><text:s text:c="14"/>var t = this.props;</text:p>
      <text:p text:style-name="P52"><text:s text:c="14"/>return e.wrap !== t.wrap || e.type !== t.type || e.markup !== t.markup</text:p>
      <text:p text:style-name="P52"><text:s text:c="12"/>}, t.prototype.setComponents = function ( e )</text:p>
      <text:p text:style-name="P52"><text:s text:c="12"/>{</text:p>
      <text:p text:style-name="P52"><text:s text:c="14"/>if ( this.map = {}, e )</text:p>
      <text:p text:style-name="P52"><text:s text:c="16"/>for ( var t in e )</text:p>
      <text:p text:style-name="P52"><text:s text:c="18"/>if ( e.hasOwnProperty( t ) )</text:p>
      <text:p text:style-name="P52"><text:s text:c="18"/>{</text:p>
      <text:p text:style-name="P52"><text:s text:c="20"/>var r = t.replace( /([A-Z]+)([A-Z][a-z0-9])|([a-z0-9]+)([A-Z])/g, "$1$3-$2$4" ).toLowerCase();</text:p>
      <text:p text:style-name="P52"><text:s text:c="20"/>this.map[ r ] = e[ t ]</text:p>
      <text:p text:style-name="P52"><text:s text:c="18"/>}</text:p>
      <text:p text:style-name="P52"><text:s text:c="12"/>}, t.prototype.render = function ( e )</text:p>
      <text:p text:style-name="P52"><text:s text:c="12"/>{</text:p>
      <text:p text:style-name="P52"><text:s text:c="14"/>var t = e.wrap;</text:p>
      <text:p text:style-name="P52"><text:s text:c="14"/>void 0 === t &amp;&amp; ( t = !0 );</text:p>
      <text:p text:style-name="P52"><text:s text:c="14"/>var r, o = e.type,</text:p>
      <text:p text:style-name="P52"><text:s text:c="16"/>i = e.markup,</text:p>
      <text:p text:style-name="P52"><text:s text:c="16"/>a = e.components,</text:p>
      <text:p text:style-name="P52"><text:s text:c="16"/>c = e.reviver,</text:p>
      <text:p text:style-name="P52"><text:s text:c="16"/>s = e.onError,</text:p>
      <text:p text:style-name="P52"><text:s text:c="16"/>l = e[ "allow-scripts" ],</text:p>
      <text:p text:style-name="P52"><text:s text:c="16"/>u = e[ "allow-events" ],</text:p>
      <text:p text:style-name="P52"><text:s text:c="16"/>p = e.trim,</text:p>
      <text:p text:style-name="P52"><text:s text:c="16"/>f = function ( e, t )</text:p>
      <text:p text:style-name="P52"><text:s text:c="16"/>{</text:p>
      <text:p text:style-name="P52"><text:s text:c="18"/>var r = {};</text:p>
      <text:p text:style-name="P52"><text:s text:c="18"/>for ( var n in e ) Object.prototype.hasOwnProperty.call( e, n ) &amp;&amp; -1 === t.indexOf( n ) &amp;&amp; ( r[ n ] = e[ n ] );</text:p>
      <text:p text:style-name="P52"><text:s text:c="18"/>return r</text:p>
      <text:p text:style-name="P52"><text:s text:c="16"/>}( e, [ "wrap", "type", "markup", "components", "reviver", "onError", "allow-scripts", "allow-events", "trim" ] ),</text:p>
      <text:p text:style-name="P52"><text:s text:c="16"/>d = c || this.reviver || this.constructor.prototype.reviver || q || n.h;</text:p>
      <text:p text:style-name="P52"><text:s text:c="14"/>this.setComponents( a );</text:p>
      <text:p text:style-name="P52"><text:s text:c="14"/>var h = {</text:p>
      <text:p text:style-name="P52"><text:s text:c="16"/>allowScripts: l,</text:p>
      <text:p text:style-name="P52"><text:s text:c="16"/>allowEvents: u,</text:p>
      <text:p text:style-name="P52"><text:s text:c="16"/>trim: p</text:p>
      <text:p text:style-name="P52"><text:s text:c="14"/>};</text:p>
      <text:p text:style-name="P52"><text:s text:c="14"/>try</text:p>
      <text:p text:style-name="P52"><text:s text:c="14"/>{</text:p>
      <text:p text:style-name="P52"><text:s text:c="16"/>r = function ( e, t, r, n, o )</text:p>
      <text:p text:style-name="P52"><text:s text:c="16"/>{</text:p>
      <text:p text:style-name="P52"><text:s text:c="18"/>var i = function ( e, t )</text:p>
      <text:p text:style-name="P52"><text:s text:c="18"/>{</text:p>
      <text:p text:style-name="P52"><text:s text:c="20"/>var r, n, o, i, a = "html" === t ? "text/html" : "application/xml";</text:p>
      <text:p text:style-name="P52"><text:s text:c="20"/>"html" === t ? ( i = "body", o = "&lt;!DOCTYPE html&gt;\n&lt;html&gt;&lt;body&gt;" + e + "&lt;/body&gt;&lt;/html&gt;" ) : ( i = "xml", o = '&lt;?xml version="1.0" encoding="UTF-8"?&gt;\n&lt;xml&gt;' + e + "&lt;/xml&gt;" );</text:p>
      <text:p text:style-name="P52"><text:s text:c="20"/>try</text:p>
      <text:p text:style-name="P52"><text:s text:c="20"/>{</text:p>
      <text:p text:style-name="P52"><text:s text:c="22"/>r = ( new DOMParser ).parseFromString( o, a )</text:p>
      <text:p text:style-name="P52"><text:s text:c="20"/>}</text:p>
      <text:p text:style-name="P52"><text:s text:c="20"/>catch ( e )</text:p>
      <text:p text:style-name="P52"><text:s text:c="20"/>{</text:p>
      <text:p text:style-name="P52"><text:s text:c="22"/>n = e</text:p>
      <text:p text:style-name="P52"><text:s text:c="20"/>}</text:p>
      <text:p text:style-name="P52"><text:s text:c="20"/>if ( r || "html" !== t || ( ( r = W || ( W = function ()</text:p>
      <text:p text:style-name="P52"><text:s text:c="22"/>{</text:p>
      <text:p text:style-name="P52"><text:s text:c="24"/>if ( document.implementation &amp;&amp; document.implementation.createHTMLDocument ) return document.implementation.createHTMLDocument( "" );</text:p>
      <text:p text:style-name="P52"><text:s text:c="24"/>var e = document.createElement( "iframe" );</text:p>
      <text:p text:style-name="P52"><text:s text:c="24"/>return e.style.cssText = "position:absolute; left:0; top:-999em; width:1px; height:1px; overflow:hidden;", e.setAttribute( "sandbox", "allow-forms" ), document.body.appendChild( e ), e.contentWindow.document</text:p>
      <text:p text:style-name="P52"><text:s text:c="22"/>}() ) ).open(), r.write( o ), r.close() ), r )</text:p>
      <text:p text:style-name="P52"><text:s text:c="20"/>{</text:p>
      <text:p text:style-name="P52"><text:s text:c="22"/>var c = r.getElementsByTagName( i )[ 0 ],</text:p>
      <text:p text:style-name="P52"><text:s text:c="24"/>s = c.firstChild;</text:p>
      <text:p text:style-name="P52"><text:s text:c="22"/>return e &amp;&amp; !s &amp;&amp; ( c.error = "Document parse failed." ), s &amp;&amp; "parsererror" === String( s.nodeName ).toLowerCase() &amp;&amp; ( s.removeChild( s.firstChild ), s.removeChild( s.lastChild ), c.error = s.textContent || s.nodeValue || n || "Unknown error", c.removeChild( s ) ), c</text:p>
      <text:p text:style-name="P52"><text:s text:c="20"/>}</text:p>
      <text:p text:style-name="P52"><text:s text:c="18"/>}( e, t );</text:p>
      <text:p text:style-name="P52"><text:s text:c="18"/>if ( i &amp;&amp; i.error ) throw new Error( i.error );</text:p>
      <text:p text:style-name="P52"><text:s text:c="18"/>var a = i &amp;&amp; i.body || i;</text:p>
      <text:p text:style-name="P52"><text:s text:c="18"/>K.map = n || J;</text:p>
      <text:p text:style-name="P52"><text:s text:c="18"/>var c = a &amp;&amp; function ( e, t, r, n )</text:p>
      <text:p text:style-name="P52"><text:s text:c="18"/>{</text:p>
      <text:p text:style-name="P52"><text:s text:c="20"/>return G.visitor = t, G.h = r, G.options = n || z, G( e )</text:p>
      <text:p text:style-name="P52"><text:s text:c="18"/>}( a, K, r, o );</text:p>
      <text:p text:style-name="P52"><text:s text:c="18"/>return K.map = null, c &amp;&amp; c.props &amp;&amp; c.props.children || null</text:p>
      <text:p text:style-name="P52"><text:s text:c="16"/>}( i, o, d, this.map, h )</text:p>
      <text:p text:style-name="P52"><text:s text:c="14"/>}</text:p>
      <text:p text:style-name="P52"><text:s text:c="14"/>catch ( e )</text:p>
      <text:p text:style-name="P52"><text:s text:c="14"/>{</text:p>
      <text:p text:style-name="P52"><text:s text:c="16"/>s ? s(</text:p>
      <text:p text:style-name="P52"><text:s text:c="16"/>{</text:p>
      <text:p text:style-name="P52"><text:s text:c="18"/>error: e</text:p>
      <text:p text:style-name="P52"><text:s text:c="16"/>} ) : "undefined" != typeof console &amp;&amp; console.error &amp;&amp; console.error( "preact-markup: " + e )</text:p>
      <text:p text:style-name="P52"><text:s text:c="14"/>}</text:p>
      <text:p text:style-name="P52"><text:s text:c="14"/>if ( !1 === t ) return r || null;</text:p>
      <text:p text:style-name="P52"><text:s text:c="14"/>var v = f.hasOwnProperty( "className" ) ? "className" : "class",</text:p>
      <text:p text:style-name="P52"><text:s text:c="16"/>b = f[ v ];</text:p>
      <text:p text:style-name="P52"><text:s text:c="14"/>return b ? b.splice ? b.splice( 0, 0, "markup" ) : "string" == typeof b ? f[ v ] += " markup" : "object" == typeof b &amp;&amp; ( b.markup = !0 ) : f[ v ] = "markup", d( "div", f, r || null )</text:p>
      <text:p text:style-name="P52"><text:s text:c="12"/>}, t</text:p>
      <text:p text:style-name="P52"><text:s text:c="10"/>}( n.Component ),</text:p>
      <text:p text:style-name="P52"><text:s text:c="10"/>Y = [ "markup", "classes" ];</text:p>
      <text:p text:style-name="P52"/>
      <text:p text:style-name="P52"><text:s text:c="8"/>function ee()</text:p>
      <text:p text:style-name="P52"><text:s text:c="8"/>{</text:p>
      <text:p text:style-name="P52"><text:s text:c="10"/>return ee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ee.apply( this, arguments )</text:p>
      <text:p text:style-name="P52"><text:s text:c="8"/>}</text:p>
      <text:p text:style-name="P52"><text:s text:c="8"/>const te = e =&gt;</text:p>
      <text:p text:style-name="P52"><text:s text:c="8"/>{</text:p>
      <text:p text:style-name="P52"><text:s text:c="10"/>let</text:p>
      <text:p text:style-name="P52"><text:s text:c="10"/>{</text:p>
      <text:p text:style-name="P52"><text:s text:c="12"/>markup: t = "",</text:p>
      <text:p text:style-name="P52"><text:s text:c="12"/>classes: r</text:p>
      <text:p text:style-name="P52"><text:s text:c="10"/>} = e, o = function ( e, t )</text:p>
      <text:p text:style-name="P52"><text:s text:c="10"/>{</text:p>
      <text:p text:style-name="P52"><text:soft-page-break/><text:s text:c="12"/>if ( null == e ) return {};</text:p>
      <text:p text:style-name="P52"><text:s text:c="12"/>var r, n, o = function ( e, t )</text:p>
      <text:p text:style-name="P52"><text:s text:c="12"/>{</text:p>
      <text:p text:style-name="P52"><text:s text:c="14"/>if ( null == e ) return {};</text:p>
      <text:p text:style-name="P52"><text:s text:c="14"/>var r, n, o = {},</text:p>
      <text:p text:style-name="P52"><text:s text:c="16"/>i = Object.keys( e );</text:p>
      <text:p text:style-name="P52"><text:s text:c="14"/>for ( n = 0; n &lt; i.length; n++ ) r = i[ n ], t.indexOf( r ) &gt;= 0 || ( o[ r ] = e[ r ] );</text:p>
      <text:p text:style-name="P52"><text:s text:c="14"/>return o</text:p>
      <text:p text:style-name="P52"><text:s text:c="12"/>}( e, t );</text:p>
      <text:p text:style-name="P52"><text:s text:c="12"/>if ( Object.getOwnPropertySymbols )</text:p>
      <text:p text:style-name="P52"><text:s text:c="12"/>{</text:p>
      <text:p text:style-name="P52"><text:s text:c="14"/>var i = Object.getOwnPropertySymbols( e );</text:p>
      <text:p text:style-name="P52"><text:s text:c="14"/>for ( n = 0; n &lt; i.length; n++ ) r = i[ n ], t.indexOf( r ) &gt;= 0 || Object.prototype.propertyIsEnumerable.call( e, r ) &amp;&amp; ( o[ r ] = e[ r ] )</text:p>
      <text:p text:style-name="P52"><text:s text:c="12"/>}</text:p>
      <text:p text:style-name="P52"><text:s text:c="12"/>return o</text:p>
      <text:p text:style-name="P52"><text:s text:c="10"/>}( e, Y );</text:p>
      <text:p text:style-name="P52"><text:s text:c="10"/>return ( 0, n.h )( Q, ee(</text:p>
      <text:p text:style-name="P52"><text:s text:c="10"/>{</text:p>
      <text:p text:style-name="P52"><text:s text:c="12"/>markup: t,</text:p>
      <text:p text:style-name="P52"><text:s text:c="12"/>class: r,</text:p>
      <text:p text:style-name="P52"><text:s text:c="12"/>components:</text:p>
      <text:p text:style-name="P52"><text:s text:c="12"/>{</text:p>
      <text:p text:style-name="P52"><text:s text:c="14"/>a: f.Z</text:p>
      <text:p text:style-name="P52"><text:s text:c="12"/>},</text:p>
      <text:p text:style-name="P52"><text:s text:c="12"/>type: "html",</text:p>
      <text:p text:style-name="P52"><text:s text:c="12"/>trim: !1,</text:p>
      <text:p text:style-name="P52"><text:s text:c="12"/>onError: void 0</text:p>
      <text:p text:style-name="P52"><text:s text:c="10"/>}, o ) )</text:p>
      <text:p text:style-name="P52"><text:s text:c="8"/>};</text:p>
      <text:p text:style-name="P52"/>
      <text:p text:style-name="P52"><text:s text:c="8"/>function re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ne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re( Object( r ), !0 ).forEach( ( function ( t )</text:p>
      <text:p text:style-name="P52"><text:s text:c="12"/>{</text:p>
      <text:p text:style-name="P52"><text:s text:c="14"/>oe( e, t, r[ t ] )</text:p>
      <text:p text:style-name="P52"><text:s text:c="12"/>} ) ) : Object.getOwnPropertyDescriptors ? Object.defineProperties( e, Object.getOwnPropertyDescriptors( r ) ) : re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oe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/>
      <text:p text:style-name="P52"><text:s text:c="8"/>function ie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ae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ie( Object( r ), !0 ).forEach( ( function ( t )</text:p>
      <text:p text:style-name="P52"><text:s text:c="12"/>{</text:p>
      <text:p text:style-name="P52"><text:s text:c="14"/>ce( e, t, r[ t ] )</text:p>
      <text:p text:style-name="P52"><text:s text:c="12"/>} ) ) : Object.getOwnPropertyDescriptors ? Object.defineProperties( e, Object.getOwnPropertyDescriptors( r ) ) : ie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ce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const se = [ "name" ];</text:p>
      <text:p text:style-name="P52"/>
      <text:p text:style-name="P52"><text:s text:c="8"/>function le()</text:p>
      <text:p text:style-name="P52"><text:s text:c="8"/>{</text:p>
      <text:p text:style-name="P52"><text:s text:c="10"/>return le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le.apply( this, arguments )</text:p>
      <text:p text:style-name="P52"><text:s text:c="8"/>}</text:p>
      <text:p text:style-name="P52"><text:s text:c="8"/>const ue = {</text:p>
      <text:p text:style-name="P52"><text:s text:c="12"/>AddressDelete: (</text:p>
      <text:p text:style-name="P52"><text:s text:c="12"/>{</text:p>
      <text:p text:style-name="P52"><text:s text:c="14"/>data:</text:p>
      <text:p text:style-name="P52"><text:s text:c="14"/>{</text:p>
      <text:p text:style-name="P52"><text:s text:c="16"/>description: e,</text:p>
      <text:p text:style-name="P52"><text:s text:c="16"/>closeCTA: t,</text:p>
      <text:p text:style-name="P52"><text:s text:c="16"/>confirmCTA: r,</text:p>
      <text:p text:style-name="P52"><text:s text:c="16"/>addressId: o,</text:p>
      <text:p text:style-name="P52"><text:s text:c="16"/>formUrl: i</text:p>
      <text:p text:style-name="P52"><text:s text:c="14"/>},</text:p>
      <text:p text:style-name="P52"><text:s text:c="14"/>actions:</text:p>
      <text:p text:style-name="P52"><text:s text:c="14"/>{</text:p>
      <text:p text:style-name="P52"><text:s text:c="16"/>closeOnClick: a</text:p>
      <text:p text:style-name="P52"><text:s text:c="14"/>}</text:p>
      <text:p text:style-name="P52"><text:s text:c="12"/>} ) =&gt; ( 0, n.h )( "div",</text:p>
      <text:p text:style-name="P52"><text:s text:c="12"/>{</text:p>
      <text:p text:style-name="P52"><text:s text:c="14"/>class: "cont"</text:p>
      <text:p text:style-name="P52"><text:s text:c="12"/>}, ( 0, n.h )( "p",</text:p>
      <text:p text:style-name="P52"><text:s text:c="12"/>{</text:p>
      <text:p text:style-name="P52"><text:s text:c="14"/>class: "-phl -pvm -fs16"</text:p>
      <text:p text:style-name="P52"><text:s text:c="12"/>}, e ), ( 0, n.h )( "footer",</text:p>
      <text:p text:style-name="P52"><text:s text:c="12"/>{</text:p>
      <text:p text:style-name="P52"><text:s text:c="14"/>class: "-df -mts -pam -bt"</text:p>
      <text:p text:style-name="P52"><text:s text:c="12"/>}, ( 0, n.h )( "button",</text:p>
      <text:p text:style-name="P52"><text:s text:c="12"/>{</text:p>
      <text:p text:style-name="P52"><text:s text:c="14"/>class: "btn _def -mla -mrl",</text:p>
      <text:p text:style-name="P52"><text:s text:c="14"/>onClick: a</text:p>
      <text:p text:style-name="P52"><text:s text:c="12"/>}, t ), ( 0, n.h )( l.ZP,</text:p>
      <text:p text:style-name="P52"><text:s text:c="12"/>{</text:p>
      <text:p text:style-name="P52"><text:s text:c="14"/>action: i</text:p>
      <text:p text:style-name="P52"><text:s text:c="12"/>}, ( 0, n.h )( l._G,</text:p>
      <text:p text:style-name="P52"><text:s text:c="12"/>{</text:p>
      <text:p text:style-name="P52"><text:s text:c="14"/>name: "addressId",</text:p>
      <text:p text:style-name="P52"><text:s text:c="14"/>value: o</text:p>
      <text:p text:style-name="P52"><text:s text:c="12"/>} ), ( 0, n.h )( "button",</text:p>
      <text:p text:style-name="P52"><text:s text:c="12"/>{</text:p>
      <text:p text:style-name="P52"><text:s text:c="14"/>class: "btn _def"</text:p>
      <text:p text:style-name="P52"><text:s text:c="12"/>}, r ) ) ) ),</text:p>
      <text:p text:style-name="P52"><text:s text:c="12"/>AddToCart: (</text:p>
      <text:p text:style-name="P52"><text:s text:c="12"/>{</text:p>
      <text:p text:style-name="P52"><text:s text:c="14"/>data:</text:p>
      <text:p text:style-name="P52"><text:s text:c="14"/>{</text:p>
      <text:p text:style-name="P52"><text:s text:c="16"/>continueCTA: e,</text:p>
      <text:p text:style-name="P52"><text:s text:c="16"/>viewCTA: t,</text:p>
      <text:p text:style-name="P52"><text:s text:c="16"/>viewUrl: r,</text:p>
      <text:p text:style-name="P52"><text:s text:c="16"/>buyNowCTA: o,</text:p>
      <text:p text:style-name="P52"><text:s text:c="16"/>product: i,</text:p>
      <text:p text:style-name="P52"><text:s text:c="16"/>unavailableText: a,</text:p>
      <text:p text:style-name="P52"><text:s text:c="16"/>buyNowQtySelection: c,</text:p>
      <text:p text:style-name="P52"><text:s text:c="16"/>fields: s = [],</text:p>
      <text:p text:style-name="P52"><text:s text:c="16"/>type: l,</text:p>
      <text:p text:style-name="P52"><text:s text:c="16"/>isXhr: u,</text:p>
      <text:p text:style-name="P52"><text:s text:c="16"/>showFooter: d = !0,</text:p>
      <text:p text:style-name="P52"><text:s text:c="16"/>trackingData: h,</text:p>
      <text:p text:style-name="P52"><text:s text:c="16"/>btnValue: v,</text:p>
      <text:p text:style-name="P52"><text:s text:c="16"/>action: b</text:p>
      <text:p text:style-name="P52"><text:s text:c="14"/>},</text:p>
      <text:p text:style-name="P52"><text:s text:c="14"/>actions:</text:p>
      <text:p text:style-name="P52"><text:s text:c="14"/>{</text:p>
      <text:p text:style-name="P52"><text:s text:c="16"/>continueOnClick: y,</text:p>
      <text:p text:style-name="P52"><text:s text:c="16"/>viewOnClick: m</text:p>
      <text:p text:style-name="P52"><text:s text:c="14"/>},</text:p>
      <text:p text:style-name="P52"><text:s text:c="14"/>components:</text:p>
      <text:p text:style-name="P52"><text:s text:c="14"/>{</text:p>
      <text:p text:style-name="P52"><text:s text:c="16"/>AddToCartComponent: g</text:p>
      <text:p text:style-name="P52"><text:s text:c="14"/>}</text:p>
      <text:p text:style-name="P52"><text:s text:c="12"/>} ) =&gt;</text:p>
      <text:p text:style-name="P52"><text:s text:c="12"/>{</text:p>
      <text:p text:style-name="P52"><text:s text:c="14"/>const</text:p>
      <text:p text:style-name="P52"><text:s text:c="14"/>{</text:p>
      <text:p text:style-name="P52"><text:s text:c="16"/>simples: O = []</text:p>
      <text:p text:style-name="P52"><text:s text:c="14"/>} = i, _ = O.filter( ( (</text:p>
      <text:p text:style-name="P52"><text:s text:c="14"/>{</text:p>
      <text:p text:style-name="P52"><text:s text:c="16"/>isBuyable: e</text:p>
      <text:p text:style-name="P52"><text:s text:c="14"/>} ) =&gt; !e ) ).map( ( (</text:p>
      <text:p text:style-name="P52"><text:s text:c="14"/>{</text:p>
      <text:p text:style-name="P52"><text:s text:c="16"/>name: e</text:p>
      <text:p text:style-name="P52"><text:s text:c="14"/>} ) =&gt; e ) ).join( ", " ), w = O.filter( ( (</text:p>
      <text:p text:style-name="P52"><text:s text:c="14"/>{</text:p>
      <text:p text:style-name="P52"><text:s text:c="16"/>isBuyable: e</text:p>
      <text:p text:style-name="P52"><text:s text:c="14"/>} ) =&gt; e ) );</text:p>
      <text:p text:style-name="P52"><text:s text:c="14"/>return ( 0, n.h )( "div",</text:p>
      <text:p text:style-name="P52"><text:s text:c="14"/>{</text:p>
      <text:p text:style-name="P52"><text:s text:c="16"/>class: "cont -df -d-co -pvm -oh"</text:p>
      <text:p text:style-name="P52"><text:s text:c="14"/>}, ( 0, n.h )( "div",</text:p>
      <text:p text:style-name="P52"><text:s text:c="14"/>{</text:p>
      <text:p text:style-name="P52"><text:s text:c="16"/>class: "-sc -oya -pvs -phl"</text:p>
      <text:p text:style-name="P52"><text:s text:c="14"/>}, w.map( ( (</text:p>
      <text:p text:style-name="P52"><text:s text:c="14"/>{</text:p>
      <text:p text:style-name="P52"><text:s text:c="16"/>name: e,</text:p>
      <text:p text:style-name="P52"><text:s text:c="16"/>prices: t,</text:p>
      <text:p text:style-name="P52"><text:s text:c="16"/>sku: r,</text:p>
      <text:p text:style-name="P52"><text:s text:c="16"/>cart: a,</text:p>
      <text:p text:style-name="P52"><text:s text:c="16"/>stockInfo: f</text:p>
      <text:p text:style-name="P52"><text:s text:c="14"/>} ) =&gt; ( 0, n.h )( "div",</text:p>
      <text:p text:style-name="P52"><text:s text:c="14"/>{</text:p>
      <text:p text:style-name="P52"><text:s text:c="16"/>class: "-df -i-ctr -j-bet -pvs"</text:p>
      <text:p text:style-name="P52"><text:s text:c="14"/>}, ( 0, n.h )( "div",</text:p>
      <text:p text:style-name="P52"><text:s text:c="14"/>{</text:p>
      <text:p text:style-name="P52"><text:s text:c="16"/>class: "-prxl"</text:p>
      <text:p text:style-name="P52"><text:s text:c="14"/>}, ( 0, n.h )( "p",</text:p>
      <text:p text:style-name="P52"><text:s text:c="14"/>{</text:p>
      <text:p text:style-name="P52"><text:s text:c="16"/>class: "-m -fs16"</text:p>
      <text:p text:style-name="P52"><text:s text:c="14"/>}, e ), ( 0, n.h )( "div",</text:p>
      <text:p text:style-name="P52"><text:s text:c="14"/>{</text:p>
      <text:p text:style-name="P52"><text:s text:c="16"/>class: "-df -ptxs"</text:p>
      <text:p text:style-name="P52"><text:s text:c="14"/>}, ( 0, n.h )( "p",</text:p>
      <text:p text:style-name="P52"><text:s text:c="14"/>{</text:p>
      <text:p text:style-name="P52"><text:s text:c="16"/>class: "-ltr -tal -m"</text:p>
      <text:p text:style-name="P52"><text:s text:c="14"/>}, t.price ), t.oldPrice &amp;&amp; ( 0, n.h )( "p",</text:p>
      <text:p text:style-name="P52"><text:s text:c="14"/>{</text:p>
      <text:p text:style-name="P52"><text:s text:c="16"/>class: "-gy5 -lthr -mhxs -ltr -tal"</text:p>
      <text:p text:style-name="P52"><text:s text:c="14"/>}, t.oldPrice ) ), ( 0, n.h )( p, f ) ), ( 0, n.h )( g,</text:p>
      <text:p text:style-name="P52"><text:s text:c="14"/>{</text:p>
      <text:p text:style-name="P52"><text:s text:c="16"/>key: `pop-atc-${r}`,</text:p>
      <text:p text:style-name="P52"><text:s text:c="16"/>action: b,</text:p>
      <text:p text:style-name="P52"><text:s text:c="16"/>product: i,</text:p>
      <text:p text:style-name="P52"><text:s text:c="16"/>cart: a,</text:p>
      <text:p text:style-name="P52"><text:s text:c="16"/>selectedVariation: r,</text:p>
      <text:p text:style-name="P52"><text:s text:c="16"/>variationSelection: !1,</text:p>
      <text:p text:style-name="P52"><text:s text:c="16"/>buyNowCTA: o,</text:p>
      <text:p text:style-name="P52"><text:s text:c="16"/>buyNowQtySelection: c,</text:p>
      <text:p text:style-name="P52"><text:s text:c="16"/>fields: s.map( ( e =&gt; "simpleSku" === e.name ?</text:p>
      <text:p text:style-name="P52"><text:s text:c="16"/>{</text:p>
      <text:p text:style-name="P52"><text:s text:c="18"/>name: "simpleSku",</text:p>
      <text:p text:style-name="P52"><text:s text:c="18"/>value: r</text:p>
      <text:p text:style-name="P52"><text:s text:c="16"/>} : e ) ),</text:p>
      <text:p text:style-name="P52"><text:s text:c="16"/>btnClasses: "_sm",</text:p>
      <text:p text:style-name="P52"><text:s text:c="16"/>plusMinusBtnsClasses: "-paxs",</text:p>
      <text:p text:style-name="P52"><text:s text:c="16"/>triggerOnInit: !1,</text:p>
      <text:p text:style-name="P52"><text:s text:c="16"/>type: l,</text:p>
      <text:p text:style-name="P52"><text:s text:c="16"/>isXhr: u,</text:p>
      <text:p text:style-name="P52"><text:s text:c="16"/>trackingData: h,</text:p>
      <text:p text:style-name="P52"><text:s text:c="16"/>btnValue: v,</text:p>
      <text:p text:style-name="P52"><text:s text:c="16"/>isVariation: !0</text:p>
      <text:p text:style-name="P52"><text:s text:c="14"/>} ) ) ) ), _ &amp;&amp; ( 0, n.h )( "p",</text:p>
      <text:p text:style-name="P52"><text:s text:c="14"/>{</text:p>
      <text:p text:style-name="P52"><text:s text:c="16"/>class: "-ptm"</text:p>
      <text:p text:style-name="P52"><text:s text:c="14"/>}, `${a}: ${_}` ) ), d &amp;&amp; ( 0, n.h )( "footer",</text:p>
      <text:p text:style-name="P52"><text:s text:c="14"/>{</text:p>
      <text:p text:style-name="P52"><text:s text:c="16"/>class: "-ptm -mhl -df -hr"</text:p>
      <text:p text:style-name="P52"><text:s text:c="14"/>}, ( 0, n.h )( "button",</text:p>
      <text:p text:style-name="P52"><text:s text:c="14"/>{</text:p>
      <text:p text:style-name="P52"><text:s text:c="16"/>class: "btn _sec -mrm -fw",</text:p>
      <text:p text:style-name="P52"><text:s text:c="16"/>onClick: y</text:p>
      <text:p text:style-name="P52"><text:s text:c="14"/>}, e ), ( 0, n.h )( f.Z,</text:p>
      <text:p text:style-name="P52"><text:s text:c="14"/>{</text:p>
      <text:p text:style-name="P52"><text:s text:c="16"/>class: "btn _prim -fw",</text:p>
      <text:p text:style-name="P52"><text:s text:c="16"/>href: r,</text:p>
      <text:p text:style-name="P52"><text:s text:c="16"/>onClick: m</text:p>
      <text:p text:style-name="P52"><text:s text:c="14"/>}, t ) ) )</text:p>
      <text:p text:style-name="P52"><text:s text:c="12"/>},</text:p>
      <text:p text:style-name="P52"><text:s text:c="12"/>AddToCartCs: (</text:p>
      <text:p text:style-name="P52"><text:s text:c="12"/>{</text:p>
      <text:p text:style-name="P52"><text:s text:c="14"/>data:</text:p>
      <text:p text:style-name="P52"><text:s text:c="14"/>{</text:p>
      <text:p text:style-name="P52"><text:s text:c="16"/>product: e = {},</text:p>
      <text:p text:style-name="P52"><text:s text:c="16"/>items: t,</text:p>
      <text:p text:style-name="P52"><text:soft-page-break/><text:s text:c="16"/>addCTA: r,</text:p>
      <text:p text:style-name="P52"><text:s text:c="16"/>skipCTA: o,</text:p>
      <text:p text:style-name="P52"><text:s text:c="16"/>isXhr: i,</text:p>
      <text:p text:style-name="P52"><text:s text:c="16"/>pageKey: a</text:p>
      <text:p text:style-name="P52"><text:s text:c="14"/>},</text:p>
      <text:p text:style-name="P52"><text:s text:c="14"/>actions:</text:p>
      <text:p text:style-name="P52"><text:s text:c="14"/>{</text:p>
      <text:p text:style-name="P52"><text:s text:c="16"/>closeOnClick: s</text:p>
      <text:p text:style-name="P52"><text:s text:c="14"/>},</text:p>
      <text:p text:style-name="P52"><text:s text:c="14"/>components:</text:p>
      <text:p text:style-name="P52"><text:s text:c="14"/>{</text:p>
      <text:p text:style-name="P52"><text:s text:c="16"/>AddToCartComponent: l</text:p>
      <text:p text:style-name="P52"><text:s text:c="14"/>}</text:p>
      <text:p text:style-name="P52"><text:s text:c="12"/>} ) =&gt; ( 0, n.h )( "div",</text:p>
      <text:p text:style-name="P52"><text:s text:c="12"/>{</text:p>
      <text:p text:style-name="P52"><text:s text:c="14"/>class: "cont -pal -mts -fs14"</text:p>
      <text:p text:style-name="P52"><text:s text:c="12"/>}, ( 0, n.h )( "div",</text:p>
      <text:p text:style-name="P52"><text:s text:c="12"/>{</text:p>
      <text:p text:style-name="P52"><text:s text:c="14"/>class: "-ba-gy1 -rad4"</text:p>
      <text:p text:style-name="P52"><text:s text:c="12"/>}, ( 0, n.h )( "div",</text:p>
      <text:p text:style-name="P52"><text:s text:c="12"/>{</text:p>
      <text:p text:style-name="P52"><text:s text:c="14"/>class: "-df -pas -bb -oh"</text:p>
      <text:p text:style-name="P52"><text:s text:c="12"/>}, ( 0, n.h )( "div",</text:p>
      <text:p text:style-name="P52"><text:s text:c="12"/>{</text:p>
      <text:p text:style-name="P52"><text:s text:c="14"/>class: "-dif -pr"</text:p>
      <text:p text:style-name="P52"><text:s text:c="12"/>}, ( 0, n.h )( v.Z,</text:p>
      <text:p text:style-name="P52"><text:s text:c="12"/>{</text:p>
      <text:p text:style-name="P52"><text:s text:c="14"/>class: "-rad2 -fsh0",</text:p>
      <text:p text:style-name="P52"><text:s text:c="14"/>src: e.image,</text:p>
      <text:p text:style-name="P52"><text:s text:c="14"/>alt: "",</text:p>
      <text:p text:style-name="P52"><text:s text:c="14"/>width: "56",</text:p>
      <text:p text:style-name="P52"><text:s text:c="14"/>height: "56"</text:p>
      <text:p text:style-name="P52"><text:s text:c="12"/>} ), ( 0, n.h )( "div",</text:p>
      <text:p text:style-name="P52"><text:s text:c="12"/>{</text:p>
      <text:p text:style-name="P52"><text:s text:c="14"/>class: "-pa -b0 -bg-gn5 -rad99 -fs0"</text:p>
      <text:p text:style-name="P52"><text:s text:c="12"/>}, ( 0, n.h )( c.ZP,</text:p>
      <text:p text:style-name="P52"><text:s text:c="12"/>{</text:p>
      <text:p text:style-name="P52"><text:s text:c="14"/>name: "check",</text:p>
      <text:p text:style-name="P52"><text:s text:c="14"/>classes: "-f-wt",</text:p>
      <text:p text:style-name="P52"><text:s text:c="14"/>width: "18",</text:p>
      <text:p text:style-name="P52"><text:s text:c="14"/>height: "18"</text:p>
      <text:p text:style-name="P52"><text:s text:c="12"/>} ) ) ), ( 0, n.h )( "div",</text:p>
      <text:p text:style-name="P52"><text:s text:c="12"/>{</text:p>
      <text:p text:style-name="P52"><text:s text:c="14"/>class: "-pls -oh"</text:p>
      <text:p text:style-name="P52"><text:s text:c="12"/>}, ( 0, n.h )( "h3",</text:p>
      <text:p text:style-name="P52"><text:s text:c="12"/>{</text:p>
      <text:p text:style-name="P52"><text:s text:c="14"/>class: "-fs14 -elli2"</text:p>
      <text:p text:style-name="P52"><text:s text:c="12"/>}, e.name ) ) ), t.map( ( ( e, t ) =&gt; ( 0, n.h )( m, y(</text:p>
      <text:p text:style-name="P52"><text:s text:c="12"/>{</text:p>
      <text:p text:style-name="P52"><text:s text:c="14"/>AddToCartComponent: l,</text:p>
      <text:p text:style-name="P52"><text:s text:c="14"/>key: `popCS-${t+1}`,</text:p>
      <text:p text:style-name="P52"><text:s text:c="14"/>addCTA: r,</text:p>
      <text:p text:style-name="P52"><text:s text:c="14"/>isXhr: i,</text:p>
      <text:p text:style-name="P52"><text:s text:c="14"/>pageKey: a</text:p>
      <text:p text:style-name="P52"><text:s text:c="12"/>}, e ) ) ) ), ( 0, n.h )( "footer",</text:p>
      <text:p text:style-name="P52"><text:s text:c="12"/>{</text:p>
      <text:p text:style-name="P52"><text:s text:c="14"/>class: "-pam -tac -bt"</text:p>
      <text:p text:style-name="P52"><text:s text:c="12"/>}, ( 0, n.h )( h.Z,</text:p>
      <text:p text:style-name="P52"><text:s text:c="12"/>{</text:p>
      <text:p text:style-name="P52"><text:s text:c="14"/>onClick: !0,</text:p>
      <text:p text:style-name="P52"><text:s text:c="14"/>eventData:</text:p>
      <text:p text:style-name="P52"><text:s text:c="14"/>{</text:p>
      <text:p text:style-name="P52"><text:s text:c="16"/>eventCategory: "Cross-Sell Popup",</text:p>
      <text:p text:style-name="P52"><text:s text:c="16"/>eventAction: "Skip",</text:p>
      <text:p text:style-name="P52"><text:s text:c="16"/>eventLabel: a</text:p>
      <text:p text:style-name="P52"><text:s text:c="14"/>}</text:p>
      <text:p text:style-name="P52"><text:s text:c="12"/>}, ( 0, n.h )( ( e =&gt; i ? ( 0, n.h )( "button", y(</text:p>
      <text:p text:style-name="P52"><text:s text:c="12"/>{</text:p>
      <text:p text:style-name="P52"><text:s text:c="14"/>class: "btn _def",</text:p>
      <text:p text:style-name="P52"><text:s text:c="14"/>onClick: s</text:p>
      <text:p text:style-name="P52"><text:s text:c="12"/>}, e ), o ) : ( 0, n.h )( f.Z, y(</text:p>
      <text:p text:style-name="P52"><text:s text:c="12"/>{</text:p>
      <text:p text:style-name="P52"><text:s text:c="14"/>class: "btn _def",</text:p>
      <text:p text:style-name="P52"><text:s text:c="14"/>href: ( 0, d.ZP )( "cart.index" )</text:p>
      <text:p text:style-name="P52"><text:s text:c="12"/>}, e ), o ) ), null ) ) ) ) ),</text:p>
      <text:p text:style-name="P52"><text:s text:c="12"/>AddToWishlist: (</text:p>
      <text:p text:style-name="P52"><text:s text:c="12"/>{</text:p>
      <text:p text:style-name="P52"><text:s text:c="14"/>data:</text:p>
      <text:p text:style-name="P52"><text:s text:c="14"/>{</text:p>
      <text:p text:style-name="P52"><text:s text:c="16"/>variationOptions: e,</text:p>
      <text:p text:style-name="P52"><text:s text:c="16"/>variationPrices: t,</text:p>
      <text:p text:style-name="P52"><text:s text:c="16"/>htmlErrors: r,</text:p>
      <text:p text:style-name="P52"><text:s text:c="16"/>wishlistCTA: o,</text:p>
      <text:p text:style-name="P52"><text:s text:c="16"/>isLinkButton: i,</text:p>
      <text:p text:style-name="P52"><text:s text:c="16"/>id: a,</text:p>
      <text:p text:style-name="P52"><text:s text:c="16"/>product:</text:p>
      <text:p text:style-name="P52"><text:s text:c="16"/>{</text:p>
      <text:p text:style-name="P52"><text:s text:c="18"/>simples: c = [],</text:p>
      <text:p text:style-name="P52"><text:s text:c="18"/>name: s,</text:p>
      <text:p text:style-name="P52"><text:s text:c="18"/>selectedVariation: u,</text:p>
      <text:p text:style-name="P52"><text:s text:c="18"/>prices:</text:p>
      <text:p text:style-name="P52"><text:s text:c="18"/>{</text:p>
      <text:p text:style-name="P52"><text:s text:c="20"/>price: p,</text:p>
      <text:p text:style-name="P52"><text:s text:c="20"/>oldPrice: f,</text:p>
      <text:p text:style-name="P52"><text:s text:c="20"/>discount: d</text:p>
      <text:p text:style-name="P52"><text:s text:c="18"/>}</text:p>
      <text:p text:style-name="P52"><text:s text:c="16"/>},</text:p>
      <text:p text:style-name="P52"><text:s text:c="16"/>loginUrl: v,</text:p>
      <text:p text:style-name="P52"><text:s text:c="16"/>formUrl: b</text:p>
      <text:p text:style-name="P52"><text:s text:c="14"/>}</text:p>
      <text:p text:style-name="P52"><text:s text:c="12"/>} ) =&gt; ( 0, n.h )( "div",</text:p>
      <text:p text:style-name="P52"><text:s text:c="12"/>{</text:p>
      <text:p text:style-name="P52"><text:s text:c="14"/>class: "cont -phm -pvl"</text:p>
      <text:p text:style-name="P52"><text:s text:c="12"/>}, ( 0, n.h )( h.Z,</text:p>
      <text:p text:style-name="P52"><text:s text:c="12"/>{</text:p>
      <text:p text:style-name="P52"><text:s text:c="14"/>onSubmit: "wishlist",</text:p>
      <text:p text:style-name="P52"><text:s text:c="14"/>isPopup: !0</text:p>
      <text:p text:style-name="P52"><text:s text:c="12"/>}, ( 0, n.h )( l.ZP,</text:p>
      <text:p text:style-name="P52"><text:s text:c="12"/>{</text:p>
      <text:p text:style-name="P52"><text:s text:c="14"/>id: `${a}-popup-form`,</text:p>
      <text:p text:style-name="P52"><text:s text:c="14"/>htmlErrors: r,</text:p>
      <text:p text:style-name="P52"><text:s text:c="14"/>action: b,</text:p>
      <text:p text:style-name="P52"><text:s text:c="14"/>class: "-phxs"</text:p>
      <text:p text:style-name="P52"><text:s text:c="12"/>}, ( 0, n.h )( l._G,</text:p>
      <text:p text:style-name="P52"><text:s text:c="12"/>{</text:p>
      <text:p text:style-name="P52"><text:s text:c="14"/>name: "name",</text:p>
      <text:p text:style-name="P52"><text:s text:c="14"/>value: s</text:p>
      <text:p text:style-name="P52"><text:s text:c="12"/>} ), ( 0, n.h )( l.bB,</text:p>
      <text:p text:style-name="P52"><text:s text:c="12"/>{</text:p>
      <text:p text:style-name="P52"><text:s text:c="14"/>value: u,</text:p>
      <text:p text:style-name="P52"><text:s text:c="14"/>options: e,</text:p>
      <text:p text:style-name="P52"><text:s text:c="14"/>name: "simpleSku",</text:p>
      <text:p text:style-name="P52"><text:s text:c="14"/>context: "pop",</text:p>
      <text:p text:style-name="P52"><text:s text:c="14"/>enableAll: !0,</text:p>
      <text:p text:style-name="P52"><text:s text:c="14"/>required: !0</text:p>
      <text:p text:style-name="P52"><text:s text:c="12"/>} ), ( 0, n.h )( O, w(</text:p>
      <text:p text:style-name="P52"><text:s text:c="12"/>{</text:p>
      <text:p text:style-name="P52"><text:s text:c="14"/>classes: "-phxs -pts -pbm",</text:p>
      <text:p text:style-name="P52"><text:s text:c="14"/>priceClasses: "-fs24",</text:p>
      <text:p text:style-name="P52"><text:s text:c="14"/>oldPriceClasses: "-fs16",</text:p>
      <text:p text:style-name="P52"><text:s text:c="14"/>hasSimples: c.length &gt; 0</text:p>
      <text:p text:style-name="P52"><text:s text:c="12"/>}, t ||</text:p>
      <text:p text:style-name="P52"><text:s text:c="12"/>{</text:p>
      <text:p text:style-name="P52"><text:s text:c="14"/>price: p,</text:p>
      <text:p text:style-name="P52"><text:s text:c="14"/>oldPrice: f,</text:p>
      <text:p text:style-name="P52"><text:s text:c="14"/>discount: d</text:p>
      <text:p text:style-name="P52"><text:s text:c="12"/>} ) ), ( 0, n.h )( "div",</text:p>
      <text:p text:style-name="P52"><text:s text:c="12"/>{</text:p>
      <text:p text:style-name="P52"><text:s text:c="14"/>class: "-ptm -phxs"</text:p>
      <text:p text:style-name="P52"><text:s text:c="12"/>}, i ? ( 0, n.h )( h.Z,</text:p>
      <text:p text:style-name="P52"><text:s text:c="12"/>{</text:p>
      <text:p text:style-name="P52"><text:s text:c="14"/>onClick: "wishlist",</text:p>
      <text:p text:style-name="P52"><text:s text:c="14"/>eventData:</text:p>
      <text:p text:style-name="P52"><text:s text:c="14"/>{</text:p>
      <text:p text:style-name="P52"><text:s text:c="16"/>simpleSku: u</text:p>
      <text:p text:style-name="P52"><text:s text:c="14"/>},</text:p>
      <text:p text:style-name="P52"><text:s text:c="14"/>isPopup: !0</text:p>
      <text:p text:style-name="P52"><text:s text:c="12"/>}, ( 0, n.h )( j,</text:p>
      <text:p text:style-name="P52"><text:s text:c="12"/>{</text:p>
      <text:p text:style-name="P52"><text:s text:c="14"/>Comp: "a",</text:p>
      <text:p text:style-name="P52"><text:s text:c="14"/>cta: o,</text:p>
      <text:p text:style-name="P52"><text:s text:c="14"/>href: v,</text:p>
      <text:p text:style-name="P52"><text:s text:c="14"/>"data-btn": !0</text:p>
      <text:p text:style-name="P52"><text:s text:c="12"/>} ) ) : ( 0, n.h )( j,</text:p>
      <text:p text:style-name="P52"><text:s text:c="12"/>{</text:p>
      <text:p text:style-name="P52"><text:s text:c="14"/>cta: o</text:p>
      <text:p text:style-name="P52"><text:s text:c="12"/>} ) ) ) ) ),</text:p>
      <text:p text:style-name="P52"><text:s text:c="12"/>CheckoutShipments: (</text:p>
      <text:p text:style-name="P52"><text:s text:c="12"/>{</text:p>
      <text:p text:style-name="P52"><text:s text:c="14"/>data:</text:p>
      <text:p text:style-name="P52"><text:s text:c="14"/>{</text:p>
      <text:p text:style-name="P52"><text:s text:c="16"/>id: e,</text:p>
      <text:p text:style-name="P52"><text:s text:c="16"/>submitCTA: t,</text:p>
      <text:p text:style-name="P52"><text:s text:c="16"/>selectedOption: r,</text:p>
      <text:p text:style-name="P52"><text:s text:c="16"/>form:</text:p>
      <text:p text:style-name="P52"><text:s text:c="16"/>{</text:p>
      <text:p text:style-name="P52"><text:s text:c="18"/>fields: o,</text:p>
      <text:p text:style-name="P52"><text:s text:c="18"/>htmlErrors: i</text:p>
      <text:p text:style-name="P52"><text:s text:c="16"/>}</text:p>
      <text:p text:style-name="P52"><text:s text:c="14"/>}</text:p>
      <text:p text:style-name="P52"><text:s text:c="12"/>} ) =&gt; ( 0, n.h )( "div",</text:p>
      <text:p text:style-name="P52"><text:s text:c="12"/>{</text:p>
      <text:p text:style-name="P52"><text:s text:c="14"/>class: "cont -phl -pts"</text:p>
      <text:p text:style-name="P52"><text:s text:c="12"/>}, ( 0, n.h )( l.ZP,</text:p>
      <text:p text:style-name="P52"><text:s text:c="12"/>{</text:p>
      <text:p text:style-name="P52"><text:s text:c="14"/>id: "shipmentsForm",</text:p>
      <text:p text:style-name="P52"><text:s text:c="14"/>action: ( 0, d.ZP )( "checkout.shipping" ),</text:p>
      <text:p text:style-name="P52"><text:s text:c="14"/>htmlErrors: i</text:p>
      <text:p text:style-name="P52"><text:s text:c="12"/>}, ( 0, n.h )( l._G,</text:p>
      <text:p text:style-name="P52"><text:s text:c="12"/>{</text:p>
      <text:p text:style-name="P52"><text:s text:c="14"/>name: "method",</text:p>
      <text:p text:style-name="P52"><text:s text:c="14"/>value: r</text:p>
      <text:p text:style-name="P52"><text:s text:c="12"/>} ), ( 0, n.h )( l.Ee, L(</text:p>
      <text:p text:style-name="P52"><text:s text:c="12"/>{</text:p>
      <text:p text:style-name="P52"><text:s text:c="14"/>classes: "-bg-wt -pvn",</text:p>
      <text:p text:style-name="P52"><text:s text:c="14"/>optionClasses: "-pvm -hr _bet"</text:p>
      <text:p text:style-name="P52"><text:s text:c="12"/>}, o.option,</text:p>
      <text:p text:style-name="P52"><text:s text:c="12"/>{</text:p>
      <text:p text:style-name="P52"><text:s text:c="14"/>options: H( o.option ),</text:p>
      <text:p text:style-name="P52"><text:s text:c="14"/>name: `options[${e}]`</text:p>
      <text:p text:style-name="P52"><text:s text:c="12"/>} ) ), ( 0, n.h )( "button",</text:p>
      <text:p text:style-name="P52"><text:s text:c="12"/>{</text:p>
      <text:p text:style-name="P52"><text:s text:c="14"/>class: "btn _prim -fw -mbm -mts"</text:p>
      <text:p text:style-name="P52"><text:s text:c="12"/>}, t ) ) ),</text:p>
      <text:p text:style-name="P52"><text:s text:c="12"/>CheckoutPaymentDetails: (</text:p>
      <text:p text:style-name="P52"><text:s text:c="12"/>{</text:p>
      <text:p text:style-name="P52"><text:s text:c="14"/>data: e</text:p>
      <text:p text:style-name="P52"><text:s text:c="12"/>} ) =&gt; ( 0, n.h )( "div",</text:p>
      <text:p text:style-name="P52"><text:s text:c="12"/>{</text:p>
      <text:p text:style-name="P52"><text:s text:c="14"/>class: "cont -phl -pbm"</text:p>
      <text:p text:style-name="P52"><text:s text:c="12"/>}, ( 0, n.h )( "article",</text:p>
      <text:p text:style-name="P52"><text:s text:c="12"/>{</text:p>
      <text:p text:style-name="P52"><text:s text:c="14"/>class: "card-b -mtl"</text:p>
      <text:p text:style-name="P52"><text:s text:c="12"/>}, ( 0, n.h )( "p",</text:p>
      <text:p text:style-name="P52"><text:s text:c="12"/>{</text:p>
      <text:p text:style-name="P52"><text:s text:c="14"/>class: "hd -fs12 -ws-pl -pas"</text:p>
      <text:p text:style-name="P52"><text:s text:c="12"/>}, e.infoText, e.wallet &amp;&amp; ( 0, n.h )( $, I(</text:p>
      <text:p text:style-name="P52"><text:s text:c="12"/>{}, e.wallet,</text:p>
      <text:p text:style-name="P52"><text:s text:c="12"/>{</text:p>
      <text:p text:style-name="P52"><text:s text:c="14"/>isPopup: !0,</text:p>
      <text:p text:style-name="P52"><text:s text:c="14"/>classes: "-mtxs"</text:p>
      <text:p text:style-name="P52"><text:s text:c="12"/>} ) ) ), ( 0, n.h )( "div",</text:p>
      <text:p text:style-name="P52"><text:s text:c="12"/>{</text:p>
      <text:p text:style-name="P52"><text:s text:c="14"/>class: "-bt"</text:p>
      <text:p text:style-name="P52"><text:s text:c="12"/>}, e.accept &amp;&amp; ( 0, n.h )( D, e.accept ) ) ), e.poweredBy &amp;&amp; ( 0, n.h )( Z, I(</text:p>
      <text:p text:style-name="P52"><text:s text:c="12"/>{}, e.poweredBy,</text:p>
      <text:p text:style-name="P52"><text:s text:c="12"/>{</text:p>
      <text:p text:style-name="P52"><text:s text:c="14"/>classes: "-j-end -pts"</text:p>
      <text:p text:style-name="P52"><text:s text:c="12"/>} ) ) ),</text:p>
      <text:p text:style-name="P52"><text:s text:c="12"/>CheckoutVoucherList: (</text:p>
      <text:p text:style-name="P52"><text:s text:c="12"/>{</text:p>
      <text:p text:style-name="P52"><text:s text:c="14"/>data:</text:p>
      <text:p text:style-name="P52"><text:s text:c="14"/>{</text:p>
      <text:p text:style-name="P52"><text:s text:c="16"/>applyCTA: e,</text:p>
      <text:p text:style-name="P52"><text:s text:c="16"/>toText: t,</text:p>
      <text:p text:style-name="P52"><text:s text:c="16"/>vouchers: r = [],</text:p>
      <text:p text:style-name="P52"><text:s text:c="16"/>returnUrl: o</text:p>
      <text:p text:style-name="P52"><text:s text:c="14"/>}</text:p>
      <text:p text:style-name="P52"><text:s text:c="12"/>} ) =&gt; ( 0, n.h )( l.ZP,</text:p>
      <text:p text:style-name="P52"><text:s text:c="12"/>{</text:p>
      <text:p text:style-name="P52"><text:s text:c="14"/>id: "popupVoucherListForm",</text:p>
      <text:p text:style-name="P52"><text:s text:c="14"/>class: "cont -pam",</text:p>
      <text:p text:style-name="P52"><text:s text:c="14"/>action: ( 0, d.ZP )( "checkout.voucher.add" )</text:p>
      <text:p text:style-name="P52"><text:s text:c="12"/>}, ( 0, n.h )( l._G,</text:p>
      <text:p text:style-name="P52"><text:s text:c="12"/>{</text:p>
      <text:p text:style-name="P52"><text:s text:c="14"/>value: o,</text:p>
      <text:p text:style-name="P52"><text:s text:c="14"/>name: "returnUrl"</text:p>
      <text:p text:style-name="P52"><text:s text:c="12"/>} ), r.map( ( (</text:p>
      <text:p text:style-name="P52"><text:s text:c="12"/>{</text:p>
      <text:p text:style-name="P52"><text:s text:c="14"/>code: r,</text:p>
      <text:p text:style-name="P52"><text:s text:c="14"/>discount: o,</text:p>
      <text:p text:style-name="P52"><text:s text:c="14"/>toDate: i,</text:p>
      <text:p text:style-name="P52"><text:s text:c="14"/>type: a,</text:p>
      <text:p text:style-name="P52"><text:s text:c="14"/>typeText: s</text:p>
      <text:p text:style-name="P52"><text:s text:c="12"/>} ) =&gt; ( 0, n.h )( "div",</text:p>
      <text:p text:style-name="P52"><text:s text:c="12"/>{</text:p>
      <text:p text:style-name="P52"><text:s text:c="14"/>class: "card-b -df -i-ctr -j-bet -pas -mts"</text:p>
      <text:p text:style-name="P52"><text:s text:c="12"/>}, ( 0, n.h )( "div", null, ( 0, n.h )( "div",</text:p>
      <text:p text:style-name="P52"><text:s text:c="12"/>{</text:p>
      <text:p text:style-name="P52"><text:s text:c="14"/>class: "-m"</text:p>
      <text:p text:style-name="P52"><text:s text:c="12"/>}, r ), ( 0, n.h )( "p",</text:p>
      <text:p text:style-name="P52"><text:s text:c="12"/>{</text:p>
      <text:p text:style-name="P52"><text:s text:c="14"/>class: "-df -i-ctr -pvxs"</text:p>
      <text:p text:style-name="P52"><text:s text:c="12"/>}, ( 0, n.h )( c.ZP,</text:p>
      <text:p text:style-name="P52"><text:s text:c="12"/>{</text:p>
      <text:p text:style-name="P52"><text:s text:c="14"/>classes: "-mrxs",</text:p>
      <text:p text:style-name="P52"><text:s text:c="14"/>name: "coupon" === a ? "coupon" : "credit",</text:p>
      <text:p text:style-name="P52"><text:s text:c="14"/>width: "16",</text:p>
      <text:p text:style-name="P52"><text:s text:c="14"/>height: "16"</text:p>
      <text:p text:style-name="P52"><text:s text:c="12"/>} ), `${s}:`, ( 0, n.h )( "span",</text:p>
      <text:p text:style-name="P52"><text:s text:c="12"/>{</text:p>
      <text:p text:style-name="P52"><text:s text:c="14"/>dir: "ltr",</text:p>
      <text:p text:style-name="P52"><text:s text:c="14"/>class: "-b -mlxs"</text:p>
      <text:p text:style-name="P52"><text:s text:c="12"/>}, o ) ), ( 0, n.h )( "p",</text:p>
      <text:p text:style-name="P52"><text:s text:c="12"/>{</text:p>
      <text:p text:style-name="P52"><text:s text:c="14"/>class: "-fs12"</text:p>
      <text:p text:style-name="P52"><text:s text:c="12"/>}, t, ( 0, n.h )( "span",</text:p>
      <text:p text:style-name="P52"><text:s text:c="12"/>{</text:p>
      <text:p text:style-name="P52"><text:s text:c="14"/>class: "-m -mlxs"</text:p>
      <text:p text:style-name="P52"><text:s text:c="12"/>}, i ) ) ), ( 0, n.h )( l.t8,</text:p>
      <text:p text:style-name="P52"><text:s text:c="12"/>{</text:p>
      <text:p text:style-name="P52"><text:s text:c="14"/>name: "code",</text:p>
      <text:p text:style-name="P52"><text:s text:c="14"/>value: r,</text:p>
      <text:p text:style-name="P52"><text:s text:c="14"/>class: "btn _def _sm"</text:p>
      <text:p text:style-name="P52"><text:s text:c="12"/>}, e ) ) ) ) ),</text:p>
      <text:p text:style-name="P52"><text:s text:c="12"/>Delivery: (</text:p>
      <text:p text:style-name="P52"><text:s text:c="12"/>{</text:p>
      <text:p text:style-name="P52"><text:s text:c="14"/>data:</text:p>
      <text:p text:style-name="P52"><text:s text:c="14"/>{</text:p>
      <text:p text:style-name="P52"><text:s text:c="16"/>delivery: e,</text:p>
      <text:p text:style-name="P52"><text:s text:c="16"/>shipping: t</text:p>
      <text:p text:style-name="P52"><text:s text:c="14"/>}</text:p>
      <text:p text:style-name="P52"><text:s text:c="12"/>} ) =&gt; ( 0, n.h )( "div",</text:p>
      <text:p text:style-name="P52"><text:s text:c="12"/>{</text:p>
      <text:p text:style-name="P52"><text:s text:c="14"/>class: "cont -pal"</text:p>
      <text:p text:style-name="P52"><text:s text:c="12"/>}, e &amp;&amp; ( 0, n.h )( n.Fragment, null, ( 0, n.h )( "h3",</text:p>
      <text:p text:style-name="P52"><text:s text:c="12"/>{</text:p>
      <text:p text:style-name="P52"><text:s text:c="14"/>class: "-fs12 -gy5 -m -upp"</text:p>
      <text:p text:style-name="P52"><text:s text:c="12"/>}, e.title ), ( 0, n.h )( "p",</text:p>
      <text:p text:style-name="P52"><text:s text:c="12"/>{</text:p>
      <text:p text:style-name="P52"><text:s text:c="14"/>class: "-pts -fs16"</text:p>
      <text:p text:style-name="P52"><text:s text:c="12"/>}, e.text ) ), t &amp;&amp; ( 0, n.h )( n.Fragment, null, ( 0, n.h )( "h3",</text:p>
      <text:p text:style-name="P52"><text:s text:c="12"/>{</text:p>
      <text:p text:style-name="P52"><text:s text:c="14"/>class: "-fs12 -gy5 -m -upp -ptl -pbs"</text:p>
      <text:p text:style-name="P52"><text:s text:c="12"/>}, t.title ), t.details &amp;&amp; ( 0, n.h )( "div",</text:p>
      <text:p text:style-name="P52"><text:s text:c="12"/>{</text:p>
      <text:p text:style-name="P52"><text:s text:c="14"/>class: "-bb"</text:p>
      <text:p text:style-name="P52"><text:s text:c="12"/>}, t.details.map( ( e =&gt; ( 0, n.h )( M, R(</text:p>
      <text:p text:style-name="P52"><text:s text:c="12"/>{}, e,</text:p>
      <text:p text:style-name="P52"><text:s text:c="12"/>{</text:p>
      <text:p text:style-name="P52"><text:s text:c="14"/>classes: "-pvs",</text:p>
      <text:p text:style-name="P52"><text:s text:c="14"/>valueClasses: "-m",</text:p>
      <text:p text:style-name="P52"><text:s text:c="14"/>freeClasses: "-fs16 -lh-1"</text:p>
      <text:p text:style-name="P52"><text:s text:c="12"/>} ) ) ) ) ), t.total &amp;&amp; ( 0, n.h )( M, R(</text:p>
      <text:p text:style-name="P52"><text:s text:c="12"/>{}, t.total,</text:p>
      <text:p text:style-name="P52"><text:s text:c="12"/>{</text:p>
      <text:p text:style-name="P52"><text:s text:c="14"/>classes: "-m -pts",</text:p>
      <text:p text:style-name="P52"><text:s text:c="14"/>valueClasses: "-fs16 -b"</text:p>
      <text:p text:style-name="P52"><text:s text:c="12"/>} ) ) ) ),</text:p>
      <text:p text:style-name="P52"><text:s text:c="12"/>Default: (</text:p>
      <text:p text:style-name="P52"><text:s text:c="12"/>{</text:p>
      <text:p text:style-name="P52"><text:s text:c="14"/>data:</text:p>
      <text:p text:style-name="P52"><text:s text:c="14"/>{</text:p>
      <text:p text:style-name="P52"><text:s text:c="16"/>text: e,</text:p>
      <text:p text:style-name="P52"><text:s text:c="16"/>content: t,</text:p>
      <text:p text:style-name="P52"><text:s text:c="16"/>markup: r</text:p>
      <text:p text:style-name="P52"><text:soft-page-break/><text:s text:c="14"/>}</text:p>
      <text:p text:style-name="P52"><text:s text:c="12"/>} ) =&gt; ( 0, n.h )( "div",</text:p>
      <text:p text:style-name="P52"><text:s text:c="12"/>{</text:p>
      <text:p text:style-name="P52"><text:s text:c="14"/>class: "cont -pal -fs16"</text:p>
      <text:p text:style-name="P52"><text:s text:c="12"/>}, e, t, r &amp;&amp; ( 0, n.h )( "div",</text:p>
      <text:p text:style-name="P52"><text:s text:c="12"/>{</text:p>
      <text:p text:style-name="P52"><text:s text:c="14"/>class: "markup",</text:p>
      <text:p text:style-name="P52"><text:s text:c="14"/>dangerouslySetInnerHTML:</text:p>
      <text:p text:style-name="P52"><text:s text:c="14"/>{</text:p>
      <text:p text:style-name="P52"><text:s text:c="16"/>__html: r</text:p>
      <text:p text:style-name="P52"><text:s text:c="14"/>}</text:p>
      <text:p text:style-name="P52"><text:s text:c="12"/>} ) ),</text:p>
      <text:p text:style-name="P52"><text:s text:c="12"/>HtmlContent: (</text:p>
      <text:p text:style-name="P52"><text:s text:c="12"/>{</text:p>
      <text:p text:style-name="P52"><text:s text:c="14"/>data:</text:p>
      <text:p text:style-name="P52"><text:s text:c="14"/>{</text:p>
      <text:p text:style-name="P52"><text:s text:c="16"/>content: e,</text:p>
      <text:p text:style-name="P52"><text:s text:c="16"/>classes: t</text:p>
      <text:p text:style-name="P52"><text:s text:c="14"/>}</text:p>
      <text:p text:style-name="P52"><text:s text:c="12"/>} ) =&gt;</text:p>
      <text:p text:style-name="P52"><text:s text:c="12"/>{</text:p>
      <text:p text:style-name="P52"><text:s text:c="14"/>const r = "string" == typeof e;</text:p>
      <text:p text:style-name="P52"><text:s text:c="14"/>return ( 0, n.h )( "div", U(</text:p>
      <text:p text:style-name="P52"><text:s text:c="14"/>{</text:p>
      <text:p text:style-name="P52"><text:s text:c="16"/>class: ( 0, a.Z )( "cont", t )</text:p>
      <text:p text:style-name="P52"><text:s text:c="14"/>}, r ?</text:p>
      <text:p text:style-name="P52"><text:s text:c="14"/>{</text:p>
      <text:p text:style-name="P52"><text:s text:c="16"/>dangerouslySetInnerHTML:</text:p>
      <text:p text:style-name="P52"><text:s text:c="16"/>{</text:p>
      <text:p text:style-name="P52"><text:s text:c="18"/>__html: e</text:p>
      <text:p text:style-name="P52"><text:s text:c="16"/>}</text:p>
      <text:p text:style-name="P52"><text:s text:c="14"/>} :</text:p>
      <text:p text:style-name="P52"><text:s text:c="14"/>{} ), !r &amp;&amp; ( 0, n.h )( "div",</text:p>
      <text:p text:style-name="P52"><text:s text:c="14"/>{</text:p>
      <text:p text:style-name="P52"><text:s text:c="16"/>class: "poplazy -df -i-ctr -j-ctr"</text:p>
      <text:p text:style-name="P52"><text:s text:c="14"/>}, ( 0, n.h )( B, null ) ) )</text:p>
      <text:p text:style-name="P52"><text:s text:c="12"/>},</text:p>
      <text:p text:style-name="P52"><text:s text:c="12"/>ShopSection: (</text:p>
      <text:p text:style-name="P52"><text:s text:c="12"/>{</text:p>
      <text:p text:style-name="P52"><text:s text:c="14"/>data:</text:p>
      <text:p text:style-name="P52"><text:s text:c="14"/>{</text:p>
      <text:p text:style-name="P52"><text:s text:c="16"/>text: e,</text:p>
      <text:p text:style-name="P52"><text:s text:c="16"/>fees: t</text:p>
      <text:p text:style-name="P52"><text:s text:c="14"/>}</text:p>
      <text:p text:style-name="P52"><text:s text:c="12"/>} ) =&gt; ( 0, n.h )( "div",</text:p>
      <text:p text:style-name="P52"><text:s text:c="12"/>{</text:p>
      <text:p text:style-name="P52"><text:s text:c="14"/>class: "cont -pal -fs16"</text:p>
      <text:p text:style-name="P52"><text:s text:c="12"/>}, e &amp;&amp; ( 0, n.h )( te,</text:p>
      <text:p text:style-name="P52"><text:s text:c="12"/>{</text:p>
      <text:p text:style-name="P52"><text:s text:c="14"/>markup: e</text:p>
      <text:p text:style-name="P52"><text:s text:c="12"/>} ), t &amp;&amp; ( 0, n.h )( "p",</text:p>
      <text:p text:style-name="P52"><text:s text:c="12"/>{</text:p>
      <text:p text:style-name="P52"><text:s text:c="14"/>class: ( 0, a.Z )( "-bg-gy1 -pvxs -phs -rad2",</text:p>
      <text:p text:style-name="P52"><text:s text:c="14"/>{</text:p>
      <text:p text:style-name="P52"><text:s text:c="16"/>"-mts": !!e</text:p>
      <text:p text:style-name="P52"><text:s text:c="14"/>} )</text:p>
      <text:p text:style-name="P52"><text:s text:c="12"/>}, t ) ),</text:p>
      <text:p text:style-name="P52"><text:s text:c="12"/>RemoveFromCart: (</text:p>
      <text:p text:style-name="P52"><text:s text:c="12"/>{</text:p>
      <text:p text:style-name="P52"><text:s text:c="14"/>data:</text:p>
      <text:p text:style-name="P52"><text:s text:c="14"/>{</text:p>
      <text:p text:style-name="P52"><text:s text:c="16"/>text: e,</text:p>
      <text:p text:style-name="P52"><text:s text:c="16"/>wishlistCTA: t,</text:p>
      <text:p text:style-name="P52"><text:s text:c="16"/>removeCTA: r,</text:p>
      <text:p text:style-name="P52"><text:s text:c="16"/>productName: o,</text:p>
      <text:p text:style-name="P52"><text:s text:c="16"/>userIsGuest: i,</text:p>
      <text:p text:style-name="P52"><text:s text:c="16"/>trackingData: a</text:p>
      <text:p text:style-name="P52"><text:s text:c="14"/>},</text:p>
      <text:p text:style-name="P52"><text:s text:c="14"/>dynId: s</text:p>
      <text:p text:style-name="P52"><text:s text:c="12"/>} ) =&gt; ( 0, n.h )( "div",</text:p>
      <text:p text:style-name="P52"><text:s text:c="12"/>{</text:p>
      <text:p text:style-name="P52"><text:s text:c="14"/>class: "cont -phl -pvs"</text:p>
      <text:p text:style-name="P52"><text:s text:c="12"/>}, ( 0, n.h )( "p",</text:p>
      <text:p text:style-name="P52"><text:s text:c="12"/>{</text:p>
      <text:p text:style-name="P52"><text:s text:c="14"/>class: "-fs16 -pvs"</text:p>
      <text:p text:style-name="P52"><text:s text:c="12"/>}, e ), ( 0, n.h )( "div",</text:p>
      <text:p text:style-name="P52"><text:s text:c="12"/>{</text:p>
      <text:p text:style-name="P52"><text:s text:c="14"/>class: "-df -pvm"</text:p>
      <text:p text:style-name="P52"><text:s text:c="12"/>}, !i &amp;&amp; ( 0, n.h )( h.Z,</text:p>
      <text:p text:style-name="P52"><text:s text:c="12"/>{</text:p>
      <text:p text:style-name="P52"><text:s text:c="14"/>onSubmit: "removeFromCart",</text:p>
      <text:p text:style-name="P52"><text:s text:c="14"/>eventData: ne( ne(</text:p>
      <text:p text:style-name="P52"><text:s text:c="14"/>{}, a ),</text:p>
      <text:p text:style-name="P52"><text:s text:c="14"/>{},</text:p>
      <text:p text:style-name="P52"><text:s text:c="14"/>{</text:p>
      <text:p text:style-name="P52"><text:s text:c="16"/>eventLabel: "Save for Later"</text:p>
      <text:p text:style-name="P52"><text:s text:c="14"/>} )</text:p>
      <text:p text:style-name="P52"><text:s text:c="12"/>}, ( 0, n.h )( l.ZP,</text:p>
      <text:p text:style-name="P52"><text:s text:c="12"/>{</text:p>
      <text:p text:style-name="P52"><text:s text:c="14"/>action: ( 0, d.ZP )( "cart.movetowishlist" ),</text:p>
      <text:p text:style-name="P52"><text:s text:c="14"/>class: "-mrm -fw"</text:p>
      <text:p text:style-name="P52"><text:s text:c="12"/>}, ( 0, n.h )( l._G,</text:p>
      <text:p text:style-name="P52"><text:s text:c="12"/>{</text:p>
      <text:p text:style-name="P52"><text:s text:c="14"/>name: "name",</text:p>
      <text:p text:style-name="P52"><text:s text:c="14"/>value: o</text:p>
      <text:p text:style-name="P52"><text:s text:c="12"/>} ), ( 0, n.h )( l._G,</text:p>
      <text:p text:style-name="P52"><text:s text:c="12"/>{</text:p>
      <text:p text:style-name="P52"><text:s text:c="14"/>name: "simpleSku",</text:p>
      <text:p text:style-name="P52"><text:s text:c="14"/>value: s</text:p>
      <text:p text:style-name="P52"><text:s text:c="12"/>} ), ( 0, n.h )( "button",</text:p>
      <text:p text:style-name="P52"><text:s text:c="12"/>{</text:p>
      <text:p text:style-name="P52"><text:s text:c="14"/>class: "btn _sec _i -fw -fh"</text:p>
      <text:p text:style-name="P52"><text:s text:c="12"/>}, ( 0, n.h )( c.ZP,</text:p>
      <text:p text:style-name="P52"><text:s text:c="12"/>{</text:p>
      <text:p text:style-name="P52"><text:s text:c="14"/>name: "saved-items"</text:p>
      <text:p text:style-name="P52"><text:s text:c="12"/>} ), ( 0, n.h )( "span", null, t ) ) ) ), ( 0, n.h )( h.Z,</text:p>
      <text:p text:style-name="P52"><text:s text:c="12"/>{</text:p>
      <text:p text:style-name="P52"><text:s text:c="14"/>onSubmit: "removeFromCart",</text:p>
      <text:p text:style-name="P52"><text:s text:c="14"/>eventData: ne( ne(</text:p>
      <text:p text:style-name="P52"><text:s text:c="14"/>{}, a ),</text:p>
      <text:p text:style-name="P52"><text:s text:c="14"/>{},</text:p>
      <text:p text:style-name="P52"><text:s text:c="14"/>{</text:p>
      <text:p text:style-name="P52"><text:s text:c="16"/>eventLabel: "Remove"</text:p>
      <text:p text:style-name="P52"><text:s text:c="14"/>} )</text:p>
      <text:p text:style-name="P52"><text:s text:c="12"/>}, ( 0, n.h )( l.ZP,</text:p>
      <text:p text:style-name="P52"><text:s text:c="12"/>{</text:p>
      <text:p text:style-name="P52"><text:s text:c="14"/>action: ( 0, d.ZP )( "cart.remove", s ),</text:p>
      <text:p text:style-name="P52"><text:s text:c="14"/>class: "-fw"</text:p>
      <text:p text:style-name="P52"><text:s text:c="12"/>}, ( 0, n.h )( "button",</text:p>
      <text:p text:style-name="P52"><text:s text:c="12"/>{</text:p>
      <text:p text:style-name="P52"><text:s text:c="14"/>class: "btn _prim _i -fw -fh"</text:p>
      <text:p text:style-name="P52"><text:s text:c="12"/>}, ( 0, n.h )( c.ZP,</text:p>
      <text:p text:style-name="P52"><text:s text:c="12"/>{</text:p>
      <text:p text:style-name="P52"><text:s text:c="14"/>name: "delete"</text:p>
      <text:p text:style-name="P52"><text:s text:c="12"/>} ), ( 0, n.h )( "span", null, r ) ) ) ) ) ),</text:p>
      <text:p text:style-name="P52"><text:s text:c="12"/>RemindMe: (</text:p>
      <text:p text:style-name="P52"><text:s text:c="12"/>{</text:p>
      <text:p text:style-name="P52"><text:s text:c="14"/>data:</text:p>
      <text:p text:style-name="P52"><text:s text:c="14"/>{</text:p>
      <text:p text:style-name="P52"><text:s text:c="16"/>text: e,</text:p>
      <text:p text:style-name="P52"><text:s text:c="16"/>options: t = [],</text:p>
      <text:p text:style-name="P52"><text:s text:c="16"/>submitCTA: r,</text:p>
      <text:p text:style-name="P52"><text:s text:c="16"/>successTopMessage: o,</text:p>
      <text:p text:style-name="P52"><text:s text:c="16"/>eventData: i = {}</text:p>
      <text:p text:style-name="P52"><text:s text:c="14"/>}</text:p>
      <text:p text:style-name="P52"><text:s text:c="12"/>} ) =&gt; ( 0, n.h )( "div",</text:p>
      <text:p text:style-name="P52"><text:s text:c="12"/>{</text:p>
      <text:p text:style-name="P52"><text:s text:c="14"/>class: "cont -phl -ptl -pbm"</text:p>
      <text:p text:style-name="P52"><text:s text:c="12"/>}, ( 0, n.h )( "p",</text:p>
      <text:p text:style-name="P52"><text:s text:c="12"/>{</text:p>
      <text:p text:style-name="P52"><text:s text:c="14"/>class: "-ws-pl"</text:p>
      <text:p text:style-name="P52"><text:s text:c="12"/>}, e ), t.length &gt; 0 &amp;&amp; ( 0, n.h )( h.Z,</text:p>
      <text:p text:style-name="P52"><text:s text:c="12"/>{</text:p>
      <text:p text:style-name="P52"><text:s text:c="14"/>onSubmit: "remindMe",</text:p>
      <text:p text:style-name="P52"><text:s text:c="14"/>eventData: ae(</text:p>
      <text:p text:style-name="P52"><text:s text:c="14"/>{}, i )</text:p>
      <text:p text:style-name="P52"><text:s text:c="12"/>}, ( 0, n.h )( l.ZP,</text:p>
      <text:p text:style-name="P52"><text:s text:c="12"/>{</text:p>
      <text:p text:style-name="P52"><text:s text:c="14"/>id: "remeForm",</text:p>
      <text:p text:style-name="P52"><text:s text:c="14"/>class: "fi-w _cb _ha _val-btn -bg-wt -d-co -df -pln -pbn"</text:p>
      <text:p text:style-name="P52"><text:s text:c="12"/>}, t.map( ( ( e, t ) =&gt; ( 0, n.h )( l.XZ,</text:p>
      <text:p text:style-name="P52"><text:s text:c="12"/>{</text:p>
      <text:p text:style-name="P52"><text:s text:c="14"/>id: `reme${t}`,</text:p>
      <text:p text:style-name="P52"><text:s text:c="14"/>name: `reme[${t}]`,</text:p>
      <text:p text:style-name="P52"><text:s text:c="14"/>"data-value": e.value,</text:p>
      <text:p text:style-name="P52"><text:s text:c="14"/>label: e.text,</text:p>
      <text:p text:style-name="P52"><text:s text:c="14"/>labelClasses: "-mts -mlxl",</text:p>
      <text:p text:style-name="P52"><text:s text:c="14"/>noOptionWrapper: !0</text:p>
      <text:p text:style-name="P52"><text:s text:c="12"/>} ) ) ), ( 0, n.h )( "button",</text:p>
      <text:p text:style-name="P52"><text:s text:c="12"/>{</text:p>
      <text:p text:style-name="P52"><text:s text:c="14"/>class: "btn _prim _dis -fw -mtl"</text:p>
      <text:p text:style-name="P52"><text:s text:c="12"/>}, r ) ) ) )</text:p>
      <text:p text:style-name="P52"><text:s text:c="10"/>},</text:p>
      <text:p text:style-name="P52"><text:s text:c="10"/>pe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name: t</text:p>
      <text:p text:style-name="P52"><text:s text:c="12"/>} = e, r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se );</text:p>
      <text:p text:style-name="P52"><text:s text:c="12"/>const o = ( ( e, t ) =&gt; e[ t ] || e.Default )( ue, t );</text:p>
      <text:p text:style-name="P52"><text:s text:c="12"/>return ( 0, n.h )( o, le(</text:p>
      <text:p text:style-name="P52"><text:s text:c="12"/>{</text:p>
      <text:p text:style-name="P52"><text:s text:c="14"/>name: t</text:p>
      <text:p text:style-name="P52"><text:s text:c="12"/>}, r ) )</text:p>
      <text:p text:style-name="P52"><text:s text:c="10"/>},</text:p>
      <text:p text:style-name="P52"><text:s text:c="10"/>fe = [ "label" ],</text:p>
      <text:p text:style-name="P52"><text:s text:c="10"/>de = [ "id", "data", "dynData", "trackingData", "dynTrackingData", "dynId", "template", "shouldOpen", "disableOverlayClose", "hideTitle", "hideCloseBtn", "isStatic", "isLazyLoaded", "size", "classes", "components", "actions", "TemplateComponent" ],</text:p>
      <text:p text:style-name="P52"><text:s text:c="10"/>he = [ "title", "popupTitle", "closeCTA" ];</text:p>
      <text:p text:style-name="P52"/>
      <text:p text:style-name="P52"><text:s text:c="8"/>function ve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be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ve( Object( r ), !0 ).forEach( ( function ( t )</text:p>
      <text:p text:style-name="P52"><text:s text:c="12"/>{</text:p>
      <text:p text:style-name="P52"><text:s text:c="14"/>ye( e, t, r[ t ] )</text:p>
      <text:p text:style-name="P52"><text:s text:c="12"/>} ) ) : Object.getOwnPropertyDescriptors ? Object.defineProperties( e, Object.getOwnPropertyDescriptors( r ) ) : ve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ye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/>
      <text:p text:style-name="P52"><text:s text:c="8"/>function me()</text:p>
      <text:p text:style-name="P52"><text:s text:c="8"/>{</text:p>
      <text:p text:style-name="P52"><text:s text:c="10"/>return me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me.apply( this, arguments )</text:p>
      <text:p text:style-name="P52"><text:s text:c="8"/>}</text:p>
      <text:p text:style-name="P52"/>
      <text:p text:style-name="P52"><text:s text:c="8"/>function ge( e, t )</text:p>
      <text:p text:style-name="P52"><text:s text:c="8"/>{</text:p>
      <text:p text:style-name="P52"><text:s text:c="10"/>if ( null == e ) return {};</text:p>
      <text:p text:style-name="P52"><text:s text:c="10"/>var r, n, o = function ( e, t )</text:p>
      <text:p text:style-name="P52"><text:s text:c="10"/>{</text:p>
      <text:p text:style-name="P52"><text:s text:c="12"/>if ( null == e ) return {};</text:p>
      <text:p text:style-name="P52"><text:s text:c="12"/>var r, n, o = {},</text:p>
      <text:p text:style-name="P52"><text:s text:c="14"/>i = Object.keys( e );</text:p>
      <text:p text:style-name="P52"><text:s text:c="12"/>for ( n = 0; n &lt; i.length; n++ ) r = i[ n ], t.indexOf( r ) &gt;= 0 || ( o[ r ] = e[ r ] );</text:p>
      <text:p text:style-name="P52"><text:s text:c="12"/>return o</text:p>
      <text:p text:style-name="P52"><text:s text:c="10"/>}( e, t );</text:p>
      <text:p text:style-name="P52"><text:s text:c="10"/>if ( Object.getOwnPropertySymbols )</text:p>
      <text:p text:style-name="P52"><text:s text:c="10"/>{</text:p>
      <text:p text:style-name="P52"><text:s text:c="12"/>var i = Object.getOwnPropertySymbols( e );</text:p>
      <text:p text:style-name="P52"><text:s text:c="12"/>for ( n = 0; n &lt; i.length; n++ ) r = i[ n ], t.indexOf( r ) &gt;= 0 || Object.prototype.propertyIsEnumerable.call( e, r ) &amp;&amp; ( o[ r ] = e[ r ] )</text:p>
      <text:p text:style-name="P52"><text:s text:c="10"/>}</text:p>
      <text:p text:style-name="P52"><text:s text:c="10"/>return o</text:p>
      <text:p text:style-name="P52"><text:s text:c="8"/>}</text:p>
      <text:p text:style-name="P52"><text:s text:c="8"/>const Oe = {</text:p>
      <text:p text:style-name="P52"><text:s text:c="12"/>L: "_l"</text:p>
      <text:p text:style-name="P52"><text:s text:c="10"/>},</text:p>
      <text:p text:style-name="P52"><text:s text:c="10"/>_e = e =&gt; e &amp;&amp; Oe[ e ],</text:p>
      <text:p text:style-name="P52"><text:s text:c="10"/>we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label: t</text:p>
      <text:p text:style-name="P52"><text:s text:c="12"/>} = e, r = ge( e, fe );</text:p>
      <text:p text:style-name="P52"><text:s text:c="12"/>return ( 0, n.h )( "button", me(</text:p>
      <text:p text:style-name="P52"><text:s text:c="12"/>{}, r,</text:p>
      <text:p text:style-name="P52"><text:s text:c="12"/>{</text:p>
      <text:p text:style-name="P52"><text:s text:c="14"/>class: "cls",</text:p>
      <text:p text:style-name="P52"><text:s text:c="14"/>"aria-label": t</text:p>
      <text:p text:style-name="P52"><text:s text:c="12"/>} ), ( 0, n.h )( c.ZP,</text:p>
      <text:p text:style-name="P52"><text:s text:c="12"/>{</text:p>
      <text:p text:style-name="P52"><text:s text:c="14"/>name: "close"</text:p>
      <text:p text:style-name="P52"><text:s text:c="12"/>} ) )</text:p>
      <text:p text:style-name="P52"><text:s text:c="10"/>},</text:p>
      <text:p text:style-name="P52"><text:s text:c="10"/>je = "data-pop",</text:p>
      <text:p text:style-name="P52"><text:s text:c="10"/>Pe = "_open",</text:p>
      <text:p text:style-name="P52"><text:s text:c="10"/>ke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id: t,</text:p>
      <text:p text:style-name="P52"><text:s text:c="14"/>data: r = {},</text:p>
      <text:p text:style-name="P52"><text:s text:c="14"/>dynData: o = {},</text:p>
      <text:p text:style-name="P52"><text:s text:c="14"/>trackingData: i,</text:p>
      <text:p text:style-name="P52"><text:s text:c="14"/>dynTrackingData: c,</text:p>
      <text:p text:style-name="P52"><text:s text:c="14"/>dynId: l,</text:p>
      <text:p text:style-name="P52"><text:soft-page-break/><text:s text:c="14"/>template: u = "Default",</text:p>
      <text:p text:style-name="P52"><text:s text:c="14"/>shouldOpen: p,</text:p>
      <text:p text:style-name="P52"><text:s text:c="14"/>disableOverlayClose: f,</text:p>
      <text:p text:style-name="P52"><text:s text:c="14"/>hideTitle: d,</text:p>
      <text:p text:style-name="P52"><text:s text:c="14"/>hideCloseBtn: h,</text:p>
      <text:p text:style-name="P52"><text:s text:c="14"/>isStatic: v,</text:p>
      <text:p text:style-name="P52"><text:s text:c="14"/>isLazyLoaded: b,</text:p>
      <text:p text:style-name="P52"><text:s text:c="14"/>size: y,</text:p>
      <text:p text:style-name="P52"><text:s text:c="14"/>classes: m,</text:p>
      <text:p text:style-name="P52"><text:s text:c="14"/>components: g,</text:p>
      <text:p text:style-name="P52"><text:s text:c="14"/>actions: O = {},</text:p>
      <text:p text:style-name="P52"><text:s text:c="14"/>TemplateComponent: _</text:p>
      <text:p text:style-name="P52"><text:s text:c="12"/>} = e, w = ge( e, de );</text:p>
      <text:p text:style-name="P52"><text:s text:c="12"/>const</text:p>
      <text:p text:style-name="P52"><text:s text:c="12"/>{</text:p>
      <text:p text:style-name="P52"><text:s text:c="14"/>title: j,</text:p>
      <text:p text:style-name="P52"><text:s text:c="14"/>popupTitle: P,</text:p>
      <text:p text:style-name="P52"><text:s text:c="14"/>closeCTA: k</text:p>
      <text:p text:style-name="P52"><text:s text:c="12"/>} = r, S = ge( r, he );</text:p>
      <text:p text:style-name="P52"><text:s text:c="12"/>( 0, s.Ap )( t,</text:p>
      <text:p text:style-name="P52"><text:s text:c="12"/>{</text:p>
      <text:p text:style-name="P52"><text:s text:c="14"/>data: be(</text:p>
      <text:p text:style-name="P52"><text:s text:c="14"/>{</text:p>
      <text:p text:style-name="P52"><text:s text:c="16"/>title: j,</text:p>
      <text:p text:style-name="P52"><text:s text:c="16"/>popupTitle: P,</text:p>
      <text:p text:style-name="P52"><text:s text:c="16"/>closeCTA: k</text:p>
      <text:p text:style-name="P52"><text:s text:c="14"/>}, v ?</text:p>
      <text:p text:style-name="P52"><text:s text:c="14"/>{} : be(</text:p>
      <text:p text:style-name="P52"><text:s text:c="14"/>{}, S ) ),</text:p>
      <text:p text:style-name="P52"><text:s text:c="14"/>trackingData: i,</text:p>
      <text:p text:style-name="P52"><text:s text:c="14"/>template: u,</text:p>
      <text:p text:style-name="P52"><text:s text:c="14"/>shouldOpen: p,</text:p>
      <text:p text:style-name="P52"><text:s text:c="14"/>disableOverlayClose: f,</text:p>
      <text:p text:style-name="P52"><text:s text:c="14"/>size: y,</text:p>
      <text:p text:style-name="P52"><text:s text:c="14"/>classes: m,</text:p>
      <text:p text:style-name="P52"><text:s text:c="14"/>hideTitle: d,</text:p>
      <text:p text:style-name="P52"><text:s text:c="14"/>hideCloseBtn: h</text:p>
      <text:p text:style-name="P52"><text:s text:c="12"/>} );</text:p>
      <text:p text:style-name="P52"><text:s text:c="12"/>const C = _ || pe,</text:p>
      <text:p text:style-name="P52"><text:s text:c="14"/>E = be( be(</text:p>
      <text:p text:style-name="P52"><text:s text:c="14"/>{}, r ), o[ l ] );</text:p>
      <text:p text:style-name="P52"><text:s text:c="12"/>return ( 0, n.h )( "div", me(</text:p>
      <text:p text:style-name="P52"><text:s text:c="12"/>{</text:p>
      <text:p text:style-name="P52"><text:s text:c="14"/>class: ( 0, a.Z )( "popup", p &amp;&amp; Pe, _e( y ), m ),</text:p>
      <text:p text:style-name="P52"><text:s text:c="14"/>[ je ]: ""</text:p>
      <text:p text:style-name="P52"><text:s text:c="12"/>}, t ?</text:p>
      <text:p text:style-name="P52"><text:s text:c="12"/>{</text:p>
      <text:p text:style-name="P52"><text:s text:c="14"/>"data-pop-id": t</text:p>
      <text:p text:style-name="P52"><text:s text:c="12"/>} :</text:p>
      <text:p text:style-name="P52"><text:s text:c="12"/>{}, b ?</text:p>
      <text:p text:style-name="P52"><text:s text:c="12"/>{</text:p>
      <text:p text:style-name="P52"><text:s text:c="14"/>"data-pop-lazy-ld": ""</text:p>
      <text:p text:style-name="P52"><text:s text:c="12"/>} :</text:p>
      <text:p text:style-name="P52"><text:s text:c="12"/>{}, w,</text:p>
      <text:p text:style-name="P52"><text:s text:c="12"/>{</text:p>
      <text:p text:style-name="P52"><text:s text:c="14"/>role: "dialog",</text:p>
      <text:p text:style-name="P52"><text:s text:c="14"/>"aria-hidden": p ? "false" : "true",</text:p>
      <text:p text:style-name="P52"><text:s text:c="14"/>"aria-modal": "true",</text:p>
      <text:p text:style-name="P52"><text:s text:c="14"/>"aria-label": f ? void 0 : k</text:p>
      <text:p text:style-name="P52"><text:s text:c="12"/>} ), ( 0, n.h )( "section",</text:p>
      <text:p text:style-name="P52"><text:s text:c="12"/>{</text:p>
      <text:p text:style-name="P52"><text:s text:c="14"/>class: "cw",</text:p>
      <text:p text:style-name="P52"><text:s text:c="14"/>"aria-labelledby": "pop-ttl"</text:p>
      <text:p text:style-name="P52"><text:s text:c="12"/>}, !h &amp;&amp; ( 0, n.h )( we,</text:p>
      <text:p text:style-name="P52"><text:s text:c="12"/>{</text:p>
      <text:p text:style-name="P52"><text:s text:c="14"/>onClick: O.closeOnClick,</text:p>
      <text:p text:style-name="P52"><text:s text:c="14"/>label: E.closeCTA</text:p>
      <text:p text:style-name="P52"><text:s text:c="12"/>} ), ( 0, n.h )( "h2",</text:p>
      <text:p text:style-name="P52"><text:s text:c="12"/>{</text:p>
      <text:p text:style-name="P52"><text:s text:c="14"/>id: "pop-ttl",</text:p>
      <text:p text:style-name="P52"><text:s text:c="14"/>class: ( 0, a.Z )( "ttl",</text:p>
      <text:p text:style-name="P52"><text:s text:c="14"/>{</text:p>
      <text:p text:style-name="P52"><text:s text:c="16"/>"-vh-sr": d</text:p>
      <text:p text:style-name="P52"><text:s text:c="14"/>} )</text:p>
      <text:p text:style-name="P52"><text:s text:c="12"/>}, E.popupTitle || E.title ), ( 0, n.h )( C,</text:p>
      <text:p text:style-name="P52"><text:s text:c="12"/>{</text:p>
      <text:p text:style-name="P52"><text:s text:c="14"/>name: u,</text:p>
      <text:p text:style-name="P52"><text:s text:c="14"/>actions: O,</text:p>
      <text:p text:style-name="P52"><text:s text:c="14"/>components: g,</text:p>
      <text:p text:style-name="P52"><text:s text:c="14"/>data: E,</text:p>
      <text:p text:style-name="P52"><text:s text:c="14"/>dynId: l</text:p>
      <text:p text:style-name="P52"><text:s text:c="12"/>} ) ) )</text:p>
      <text:p text:style-name="P52"><text:s text:c="10"/>};</text:p>
      <text:p text:style-name="P52"><text:s text:c="8"/>var Se = r( 705 ),</text:p>
      <text:p text:style-name="P52"><text:s text:c="10"/>Ce = r( 8838 ),</text:p>
      <text:p text:style-name="P52"><text:s text:c="10"/>Ee = r( 5885 );</text:p>
      <text:p text:style-name="P52"/>
      <text:p text:style-name="P52"><text:s text:c="8"/>function xe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Te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Ae = {</text:p>
      <text:p text:style-name="P52"><text:s text:c="12"/>closePopup: Ce.P,</text:p>
      <text:p text:style-name="P52"><text:s text:c="12"/>viewPopup: Ce.j,</text:p>
      <text:p text:style-name="P52"><text:s text:c="12"/>onView: e =&gt; e</text:p>
      <text:p text:style-name="P52"><text:s text:c="10"/>},</text:p>
      <text:p text:style-name="P52"><text:s text:c="10"/>De = [ "shouldHandleTracking" ],</text:p>
      <text:p text:style-name="P52"><text:s text:c="10"/>$e = [ "shouldHandleTracking" ];</text:p>
      <text:p text:style-name="P52"/>
      <text:p text:style-name="P52"><text:s text:c="8"/>function Ze( e, t )</text:p>
      <text:p text:style-name="P52"><text:s text:c="8"/>{</text:p>
      <text:p text:style-name="P52"><text:s text:c="10"/>if ( null == e ) return {};</text:p>
      <text:p text:style-name="P52"><text:s text:c="10"/>var r, n, o = function ( e, t )</text:p>
      <text:p text:style-name="P52"><text:s text:c="10"/>{</text:p>
      <text:p text:style-name="P52"><text:s text:c="12"/>if ( null == e ) return {};</text:p>
      <text:p text:style-name="P52"><text:s text:c="12"/>var r, n, o = {},</text:p>
      <text:p text:style-name="P52"><text:s text:c="14"/>i = Object.keys( e );</text:p>
      <text:p text:style-name="P52"><text:s text:c="12"/>for ( n = 0; n &lt; i.length; n++ ) r = i[ n ], t.indexOf( r ) &gt;= 0 || ( o[ r ] = e[ r ] );</text:p>
      <text:p text:style-name="P52"><text:s text:c="12"/>return o</text:p>
      <text:p text:style-name="P52"><text:s text:c="10"/>}( e, t );</text:p>
      <text:p text:style-name="P52"><text:s text:c="10"/>if ( Object.getOwnPropertySymbols )</text:p>
      <text:p text:style-name="P52"><text:s text:c="10"/>{</text:p>
      <text:p text:style-name="P52"><text:s text:c="12"/>var i = Object.getOwnPropertySymbols( e );</text:p>
      <text:p text:style-name="P52"><text:s text:c="12"/>for ( n = 0; n &lt; i.length; n++ ) r = i[ n ], t.indexOf( r ) &gt;= 0 || Object.prototype.propertyIsEnumerable.call( e, r ) &amp;&amp; ( o[ r ] = e[ r ] )</text:p>
      <text:p text:style-name="P52"><text:s text:c="10"/>}</text:p>
      <text:p text:style-name="P52"><text:s text:c="10"/>return o</text:p>
      <text:p text:style-name="P52"><text:s text:c="8"/>}</text:p>
      <text:p text:style-name="P52"/>
      <text:p text:style-name="P52"><text:s text:c="8"/>function Ie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Le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Ie( Object( r ), !0 ).forEach( ( function ( t )</text:p>
      <text:p text:style-name="P52"><text:s text:c="12"/>{</text:p>
      <text:p text:style-name="P52"><text:s text:c="14"/>Ne( e, t, r[ t ] )</text:p>
      <text:p text:style-name="P52"><text:s text:c="12"/>} ) ) : Object.getOwnPropertyDescriptors ? Object.defineProperties( e, Object.getOwnPropertyDescriptors( r ) ) : Ie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Ne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Fe = "lockscroll",</text:p>
      <text:p text:style-name="P52"><text:s text:c="10"/>Ve = ( 0, Ee.B_ )(),</text:p>
      <text:p text:style-name="P52"><text:s text:c="10"/>He = ( e, t ) =&gt;</text:p>
      <text:p text:style-name="P52"><text:s text:c="10"/>{</text:p>
      <text:p text:style-name="P52"><text:s text:c="12"/>var</text:p>
      <text:p text:style-name="P52"><text:s text:c="12"/>{</text:p>
      <text:p text:style-name="P52"><text:s text:c="14"/>trackingData: r = {},</text:p>
      <text:p text:style-name="P52"><text:s text:c="14"/>dynTrackingData: n = {},</text:p>
      <text:p text:style-name="P52"><text:s text:c="14"/>dynId: o</text:p>
      <text:p text:style-name="P52"><text:s text:c="12"/>} = t;</text:p>
      <text:p text:style-name="P52"><text:s text:c="12"/>! function ( e )</text:p>
      <text:p text:style-name="P52"><text:s text:c="12"/>{</text:p>
      <text:p text:style-name="P52"><text:s text:c="14"/>var t = arguments.length &gt; 1 &amp;&amp; void 0 !== arguments[ 1 ] ? arguments[ 1 ] :</text:p>
      <text:p text:style-name="P52"><text:s text:c="16"/>{},</text:p>
      <text:p text:style-name="P52"><text:s text:c="16"/>r = Ae[ e ];</text:p>
      <text:p text:style-name="P52"><text:s text:c="14"/>Object.keys( t ).length &amp;&amp; r &amp;&amp; ( 0, Ee._H )( function ( e )</text:p>
      <text:p text:style-name="P52"><text:s text:c="14"/>{</text:p>
      <text:p text:style-name="P52"><text:s text:c="16"/>for ( var t = 1; t &lt; arguments.length; t++ )</text:p>
      <text:p text:style-name="P52"><text:s text:c="16"/>{</text:p>
      <text:p text:style-name="P52"><text:s text:c="18"/>var r = null != arguments[ t ] ? arguments[ t ] :</text:p>
      <text:p text:style-name="P52"><text:s text:c="18"/>{};</text:p>
      <text:p text:style-name="P52"><text:s text:c="18"/>t % 2 ? xe( Object( r ), !0 ).forEach( ( function ( t )</text:p>
      <text:p text:style-name="P52"><text:s text:c="18"/>{</text:p>
      <text:p text:style-name="P52"><text:s text:c="20"/>Te( e, t, r[ t ] )</text:p>
      <text:p text:style-name="P52"><text:s text:c="18"/>} ) ) : Object.getOwnPropertyDescriptors ? Object.defineProperties( e, Object.getOwnPropertyDescriptors( r ) ) : xe( Object( r ) ).forEach( ( function ( t )</text:p>
      <text:p text:style-name="P52"><text:s text:c="18"/>{</text:p>
      <text:p text:style-name="P52"><text:s text:c="20"/>Object.defineProperty( e, t, Object.getOwnPropertyDescriptor( r, t ) )</text:p>
      <text:p text:style-name="P52"><text:s text:c="18"/>} ) )</text:p>
      <text:p text:style-name="P52"><text:s text:c="16"/>}</text:p>
      <text:p text:style-name="P52"><text:s text:c="16"/>return e</text:p>
      <text:p text:style-name="P52"><text:s text:c="14"/>}(</text:p>
      <text:p text:style-name="P52"><text:s text:c="14"/>{}, r( t ) ) )</text:p>
      <text:p text:style-name="P52"><text:s text:c="12"/>}( e, Le( Le(</text:p>
      <text:p text:style-name="P52"><text:s text:c="12"/>{}, r[ e ] ), n[ o ] &amp;&amp; n[ o ][ e ] ) )</text:p>
      <text:p text:style-name="P52"><text:s text:c="10"/>};</text:p>
      <text:p text:style-name="P52"><text:s text:c="8"/>const Re = {</text:p>
      <text:p text:style-name="P52"><text:s text:c="10"/>beforeOpen: () =&gt;</text:p>
      <text:p text:style-name="P52"><text:s text:c="10"/>{</text:p>
      <text:p text:style-name="P52"><text:s text:c="12"/>$h( document.body ).class().add( Fe )</text:p>
      <text:p text:style-name="P52"><text:s text:c="10"/>},</text:p>
      <text:p text:style-name="P52"><text:s text:c="10"/>onInit: e =&gt;</text:p>
      <text:p text:style-name="P52"><text:s text:c="10"/>{</text:p>
      <text:p text:style-name="P52"><text:s text:c="12"/>var</text:p>
      <text:p text:style-name="P52"><text:s text:c="12"/>{</text:p>
      <text:p text:style-name="P52"><text:s text:c="14"/>el: t</text:p>
      <text:p text:style-name="P52"><text:s text:c="12"/>} = e;</text:p>
      <text:p text:style-name="P52"><text:s text:c="12"/>t &amp;&amp; ut( t ), t.tabIndex = 0, t.focus()</text:p>
      <text:p text:style-name="P52"><text:s text:c="10"/>},</text:p>
      <text:p text:style-name="P52"><text:s text:c="10"/>onOpen: function ()</text:p>
      <text:p text:style-name="P52"><text:s text:c="10"/>{</text:p>
      <text:p text:style-name="P52"><text:s text:c="12"/>var e = arguments.length &gt; 0 &amp;&amp; void 0 !== arguments[ 0 ] ? arguments[ 0 ] :</text:p>
      <text:p text:style-name="P52"><text:s text:c="14"/>{},</text:p>
      <text:p text:style-name="P52"><text:s text:c="14"/>{</text:p>
      <text:p text:style-name="P52"><text:s text:c="16"/>shouldHandleTracking: t</text:p>
      <text:p text:style-name="P52"><text:s text:c="14"/>} = e,</text:p>
      <text:p text:style-name="P52"><text:s text:c="14"/>r = Ze( e, De );</text:p>
      <text:p text:style-name="P52"><text:s text:c="12"/>Ve &amp;&amp; !1 !== t &amp;&amp; ( He( "viewPopup", r ), He( "onView", r ) )</text:p>
      <text:p text:style-name="P52"><text:s text:c="10"/>},</text:p>
      <text:p text:style-name="P52"><text:s text:c="10"/>onClose: function ()</text:p>
      <text:p text:style-name="P52"><text:s text:c="10"/>{</text:p>
      <text:p text:style-name="P52"><text:s text:c="12"/>var e = arguments.length &gt; 0 &amp;&amp; void 0 !== arguments[ 0 ] ? arguments[ 0 ] :</text:p>
      <text:p text:style-name="P52"><text:s text:c="14"/>{},</text:p>
      <text:p text:style-name="P52"><text:s text:c="14"/>{</text:p>
      <text:p text:style-name="P52"><text:s text:c="16"/>shouldHandleTracking: t</text:p>
      <text:p text:style-name="P52"><text:s text:c="14"/>} = e,</text:p>
      <text:p text:style-name="P52"><text:s text:c="14"/>r = Ze( e, $e );</text:p>
      <text:p text:style-name="P52"><text:s text:c="12"/>$h( document.body ).class().remove( Fe ), Ve &amp;&amp; !1 !== t &amp;&amp; He( "closePopup", r )</text:p>
      <text:p text:style-name="P52"><text:s text:c="10"/>}</text:p>
      <text:p text:style-name="P52"><text:s text:c="8"/>};</text:p>
      <text:p text:style-name="P52"><text:s text:c="8"/>var Me = r( 4687 ),</text:p>
      <text:p text:style-name="P52"><text:s text:c="10"/>Be = r( 3060 ),</text:p>
      <text:p text:style-name="P52"><text:s text:c="10"/>Ue = r( 3423 ),</text:p>
      <text:p text:style-name="P52"><text:s text:c="10"/>We = r( 7082 ),</text:p>
      <text:p text:style-name="P52"><text:s text:c="10"/>ze = r( 7969 );</text:p>
      <text:p text:style-name="P52"><text:s text:c="8"/>const Ge = {</text:p>
      <text:p text:style-name="P52"><text:s text:c="12"/>rating:</text:p>
      <text:p text:style-name="P52"><text:s text:c="12"/>{</text:p>
      <text:p text:style-name="P52"><text:s text:c="14"/>onOpen: () =&gt;</text:p>
      <text:p text:style-name="P52"><text:s text:c="14"/>{</text:p>
      <text:p text:style-name="P52"><text:s text:c="16"/>( () =&gt;</text:p>
      <text:p text:style-name="P52"><text:s text:c="16"/>{</text:p>
      <text:p text:style-name="P52"><text:s text:c="18"/>var e = $h( "#ratingPopup" );</text:p>
      <text:p text:style-name="P52"><text:s text:c="18"/>if ( e.get() )</text:p>
      <text:p text:style-name="P52"><text:s text:c="18"/>{</text:p>
      <text:p text:style-name="P52"><text:s text:c="20"/>var t = e.get();</text:p>
      <text:p text:style-name="P52"><text:s text:c="20"/>( 0, Be.S )( t ), ( 0, Me.$ )( t,</text:p>
      <text:p text:style-name="P52"><text:s text:c="20"/>{</text:p>
      <text:p text:style-name="P52"><text:s text:c="22"/>shouldPreventDefault: !0,</text:p>
      <text:p text:style-name="P52"><text:s text:c="22"/>cbx: () =&gt;</text:p>
      <text:p text:style-name="P52"><text:s text:c="22"/>{</text:p>
      <text:p text:style-name="P52"><text:s text:c="24"/>ht()</text:p>
      <text:p text:style-name="P52"><text:s text:c="22"/>}</text:p>
      <text:p text:style-name="P52"><text:s text:c="20"/>} )</text:p>
      <text:p text:style-name="P52"><text:s text:c="18"/>}</text:p>
      <text:p text:style-name="P52"><text:s text:c="16"/>} )()</text:p>
      <text:p text:style-name="P52"><text:s text:c="14"/>},</text:p>
      <text:p text:style-name="P52"><text:s text:c="14"/>onClose: () =&gt; fetch( ( 0, We.Z )( "ratingpopup.close" ), ( 0, ze.F )( "POST",</text:p>
      <text:p text:style-name="P52"><text:s text:c="14"/>{</text:p>
      <text:p text:style-name="P52"><text:s text:c="16"/>headers:</text:p>
      <text:p text:style-name="P52"><text:s text:c="16"/>{</text:p>
      <text:p text:style-name="P52"><text:s text:c="18"/>Accept: "application/json"</text:p>
      <text:p text:style-name="P52"><text:s text:c="16"/>}</text:p>
      <text:p text:style-name="P52"><text:s text:c="14"/>} ) )</text:p>
      <text:p text:style-name="P52"><text:s text:c="12"/>},</text:p>
      <text:p text:style-name="P52"><text:s text:c="12"/>newsletter:</text:p>
      <text:p text:style-name="P52"><text:s text:c="12"/>{</text:p>
      <text:p text:style-name="P52"><text:s text:c="14"/>onOpen: () =&gt;</text:p>
      <text:p text:style-name="P52"><text:soft-page-break/><text:s text:c="14"/>{</text:p>
      <text:p text:style-name="P52"><text:s text:c="16"/>( 0, Ue.Z )( "#nl-pop-f" )</text:p>
      <text:p text:style-name="P52"><text:s text:c="14"/>}</text:p>
      <text:p text:style-name="P52"><text:s text:c="12"/>}</text:p>
      <text:p text:style-name="P52"><text:s text:c="10"/>},</text:p>
      <text:p text:style-name="P52"><text:s text:c="10"/>qe = function ( e )</text:p>
      <text:p text:style-name="P52"><text:s text:c="10"/>{</text:p>
      <text:p text:style-name="P52"><text:s text:c="12"/>var t = arguments.length &gt; 1 &amp;&amp; void 0 !== arguments[ 1 ] ? arguments[ 1 ] :</text:p>
      <text:p text:style-name="P52"><text:s text:c="12"/>{};</text:p>
      <text:p text:style-name="P52"><text:s text:c="12"/>Re[ e ] &amp;&amp; Re[ e ]( t ), Ge[ t.id ] &amp;&amp; Ge[ t.id ][ e ] &amp;&amp; Ge[ t.id ][ e ]( t )</text:p>
      <text:p text:style-name="P52"><text:s text:c="10"/>};</text:p>
      <text:p text:style-name="P52"><text:s text:c="8"/>var Xe = [ "onOpen", "onClose", "shouldHandleTracking", "actions" ];</text:p>
      <text:p text:style-name="P52"/>
      <text:p text:style-name="P52"><text:s text:c="8"/>function Je()</text:p>
      <text:p text:style-name="P52"><text:s text:c="8"/>{</text:p>
      <text:p text:style-name="P52"><text:s text:c="10"/>return Je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Je.apply( this, arguments )</text:p>
      <text:p text:style-name="P52"><text:s text:c="8"/>}</text:p>
      <text:p text:style-name="P52"/>
      <text:p text:style-name="P52"><text:s text:c="8"/>function Ke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Qe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Ke( Object( r ), !0 ).forEach( ( function ( t )</text:p>
      <text:p text:style-name="P52"><text:s text:c="12"/>{</text:p>
      <text:p text:style-name="P52"><text:s text:c="14"/>Ye( e, t, r[ t ] )</text:p>
      <text:p text:style-name="P52"><text:s text:c="12"/>} ) ) : Object.getOwnPropertyDescriptors ? Object.defineProperties( e, Object.getOwnPropertyDescriptors( r ) ) : Ke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Ye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et = "OPEN",</text:p>
      <text:p text:style-name="P52"><text:s text:c="10"/>tt = "CLOSE",</text:p>
      <text:p text:style-name="P52"><text:s text:c="10"/>rt = ( e, t ) =&gt;</text:p>
      <text:p text:style-name="P52"><text:s text:c="10"/>{</text:p>
      <text:p text:style-name="P52"><text:s text:c="12"/>var</text:p>
      <text:p text:style-name="P52"><text:s text:c="12"/>{</text:p>
      <text:p text:style-name="P52"><text:s text:c="14"/>type: r,</text:p>
      <text:p text:style-name="P52"><text:s text:c="14"/>detail: n</text:p>
      <text:p text:style-name="P52"><text:s text:c="12"/>} = t;</text:p>
      <text:p text:style-name="P52"><text:s text:c="12"/>return r === et ? Qe( Qe(</text:p>
      <text:p text:style-name="P52"><text:s text:c="12"/>{}, n ),</text:p>
      <text:p text:style-name="P52"><text:s text:c="12"/>{},</text:p>
      <text:p text:style-name="P52"><text:s text:c="12"/>{</text:p>
      <text:p text:style-name="P52"><text:s text:c="14"/>shouldOpen: !0</text:p>
      <text:p text:style-name="P52"><text:s text:c="12"/>} ) : r === tt ? Qe( Qe( Qe(</text:p>
      <text:p text:style-name="P52"><text:s text:c="12"/>{}, e ), n ),</text:p>
      <text:p text:style-name="P52"><text:s text:c="12"/>{},</text:p>
      <text:p text:style-name="P52"><text:s text:c="12"/>{</text:p>
      <text:p text:style-name="P52"><text:s text:c="14"/>shouldOpen: !1</text:p>
      <text:p text:style-name="P52"><text:s text:c="12"/>} ) : void 0</text:p>
      <text:p text:style-name="P52"><text:s text:c="10"/>},</text:p>
      <text:p text:style-name="P52"><text:s text:c="10"/>nt = ( e, t ) =&gt; Qe( Qe(</text:p>
      <text:p text:style-name="P52"><text:s text:c="10"/>{}, e ),</text:p>
      <text:p text:style-name="P52"><text:s text:c="10"/>{},</text:p>
      <text:p text:style-name="P52"><text:s text:c="10"/>{</text:p>
      <text:p text:style-name="P52"><text:s text:c="12"/>el: t.current.base</text:p>
      <text:p text:style-name="P52"><text:s text:c="10"/>} );</text:p>
      <text:p text:style-name="P52"><text:s text:c="8"/>const ot = e =&gt;</text:p>
      <text:p text:style-name="P52"><text:s text:c="8"/>{</text:p>
      <text:p text:style-name="P52"><text:s text:c="10"/>var t = ( 0, Se.sO )( null ),</text:p>
      <text:p text:style-name="P52"><text:s text:c="12"/>[ r, o ] = ( 0, Se._Y )( rt, e ),</text:p>
      <text:p text:style-name="P52"><text:s text:c="12"/>i = ( 0, Se.I4 )( (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detail: t</text:p>
      <text:p text:style-name="P52"><text:s text:c="14"/>} = e;</text:p>
      <text:p text:style-name="P52"><text:s text:c="14"/>qe( "beforeOpen" ), o(</text:p>
      <text:p text:style-name="P52"><text:s text:c="14"/>{</text:p>
      <text:p text:style-name="P52"><text:s text:c="16"/>type: et,</text:p>
      <text:p text:style-name="P52"><text:s text:c="16"/>detail: t</text:p>
      <text:p text:style-name="P52"><text:s text:c="14"/>} )</text:p>
      <text:p text:style-name="P52"><text:s text:c="12"/>} ), [] ),</text:p>
      <text:p text:style-name="P52"><text:s text:c="12"/>a = ( 0, Se.I4 )( (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detail: t</text:p>
      <text:p text:style-name="P52"><text:s text:c="14"/>} = e;</text:p>
      <text:p text:style-name="P52"><text:s text:c="14"/>o(</text:p>
      <text:p text:style-name="P52"><text:s text:c="14"/>{</text:p>
      <text:p text:style-name="P52"><text:s text:c="16"/>type: tt,</text:p>
      <text:p text:style-name="P52"><text:s text:c="16"/>detail: t</text:p>
      <text:p text:style-name="P52"><text:s text:c="14"/>} )</text:p>
      <text:p text:style-name="P52"><text:s text:c="12"/>} ), [] ),</text:p>
      <text:p text:style-name="P52"><text:s text:c="12"/>c = ( 0, Se.I4 )( ( e =&gt;</text:p>
      <text:p text:style-name="P52"><text:s text:c="12"/>{</text:p>
      <text:p text:style-name="P52"><text:s text:c="14"/>( "Escape" === e.key || "Esc" === e.key || 27 === e.keycode ) &amp;&amp; !r.disableOverlayClose &amp;&amp; a( e )</text:p>
      <text:p text:style-name="P52"><text:s text:c="12"/>} ), [] );</text:p>
      <text:p text:style-name="P52"><text:s text:c="10"/>( 0, Se.bt )( ( () =&gt;</text:p>
      <text:p text:style-name="P52"><text:s text:c="10"/>{</text:p>
      <text:p text:style-name="P52"><text:s text:c="12"/>var e = t.current.base,</text:p>
      <text:p text:style-name="P52"><text:s text:c="14"/>n = nt( r, t );</text:p>
      <text:p text:style-name="P52"><text:s text:c="12"/>r.shouldOpen &amp;&amp; qe( "beforeOpen", n ), qe( "onInit", n ), "function" == typeof r.onInit &amp;&amp; r.onInit( n ), e.addEventListener( "opPop", i ), e.addEventListener( "clPop", a ), e.addEventListener( "keydown", c )</text:p>
      <text:p text:style-name="P52"><text:s text:c="10"/>} ), [] ), ( 0, Se.d4 )( ( () =&gt;</text:p>
      <text:p text:style-name="P52"><text:s text:c="10"/>{</text:p>
      <text:p text:style-name="P52"><text:s text:c="12"/>var e = nt( r, t );</text:p>
      <text:p text:style-name="P52"><text:s text:c="12"/>r.shouldOpen ? ( qe( "onOpen", e ), "function" == typeof r.onOpen &amp;&amp; r.onOpen( e ) ) : ( qe( "onClose", e ), "function" == typeof r.onClose &amp;&amp; r.onClose( e ) )</text:p>
      <text:p text:style-name="P52"><text:s text:c="10"/>} ), [ r ] );</text:p>
      <text:p text:style-name="P52"><text:s text:c="10"/>var</text:p>
      <text:p text:style-name="P52"><text:s text:c="10"/>{</text:p>
      <text:p text:style-name="P52"><text:s text:c="12"/>onOpen: s,</text:p>
      <text:p text:style-name="P52"><text:s text:c="12"/>onClose: l,</text:p>
      <text:p text:style-name="P52"><text:s text:c="12"/>shouldHandleTracking: u,</text:p>
      <text:p text:style-name="P52"><text:s text:c="12"/>actions: p</text:p>
      <text:p text:style-name="P52"><text:s text:c="10"/>} = r, f = function ( e, t )</text:p>
      <text:p text:style-name="P52"><text:s text:c="10"/>{</text:p>
      <text:p text:style-name="P52"><text:s text:c="12"/>if ( null == e ) return {};</text:p>
      <text:p text:style-name="P52"><text:s text:c="12"/>var r, n, o = function ( e, t )</text:p>
      <text:p text:style-name="P52"><text:s text:c="12"/>{</text:p>
      <text:p text:style-name="P52"><text:s text:c="14"/>if ( null == e ) return {};</text:p>
      <text:p text:style-name="P52"><text:s text:c="14"/>var r, n, o = {},</text:p>
      <text:p text:style-name="P52"><text:s text:c="16"/>i = Object.keys( e );</text:p>
      <text:p text:style-name="P52"><text:s text:c="14"/>for ( n = 0; n &lt; i.length; n++ ) r = i[ n ], t.indexOf( r ) &gt;= 0 || ( o[ r ] = e[ r ] );</text:p>
      <text:p text:style-name="P52"><text:s text:c="14"/>return o</text:p>
      <text:p text:style-name="P52"><text:s text:c="12"/>}( e, t );</text:p>
      <text:p text:style-name="P52"><text:s text:c="12"/>if ( Object.getOwnPropertySymbols )</text:p>
      <text:p text:style-name="P52"><text:s text:c="12"/>{</text:p>
      <text:p text:style-name="P52"><text:s text:c="14"/>var i = Object.getOwnPropertySymbols( e );</text:p>
      <text:p text:style-name="P52"><text:s text:c="14"/>for ( n = 0; n &lt; i.length; n++ ) r = i[ n ], t.indexOf( r ) &gt;= 0 || Object.prototype.propertyIsEnumerable.call( e, r ) &amp;&amp; ( o[ r ] = e[ r ] )</text:p>
      <text:p text:style-name="P52"><text:s text:c="12"/>}</text:p>
      <text:p text:style-name="P52"><text:s text:c="12"/>return o</text:p>
      <text:p text:style-name="P52"><text:s text:c="10"/>}( r, Xe );</text:p>
      <text:p text:style-name="P52"><text:s text:c="10"/>return ( 0, n.h )( ke, Je(</text:p>
      <text:p text:style-name="P52"><text:s text:c="10"/>{</text:p>
      <text:p text:style-name="P52"><text:s text:c="12"/>ref: t,</text:p>
      <text:p text:style-name="P52"><text:s text:c="12"/>onClick: e =&gt;</text:p>
      <text:p text:style-name="P52"><text:s text:c="12"/>{</text:p>
      <text:p text:style-name="P52"><text:s text:c="14"/>!r.disableOverlayClose &amp;&amp; e.target &amp;&amp; null !== e.target.getAttribute( je ) &amp;&amp; a( e )</text:p>
      <text:p text:style-name="P52"><text:s text:c="12"/>},</text:p>
      <text:p text:style-name="P52"><text:s text:c="12"/>actions: Qe( Qe(</text:p>
      <text:p text:style-name="P52"><text:s text:c="12"/>{}, p ),</text:p>
      <text:p text:style-name="P52"><text:s text:c="12"/>{},</text:p>
      <text:p text:style-name="P52"><text:s text:c="12"/>{</text:p>
      <text:p text:style-name="P52"><text:s text:c="14"/>closeOnClick: a</text:p>
      <text:p text:style-name="P52"><text:s text:c="12"/>} ),</text:p>
      <text:p text:style-name="P52"><text:s text:c="12"/>"data-csr": !!t.current || void 0</text:p>
      <text:p text:style-name="P52"><text:s text:c="10"/>}, f ) )</text:p>
      <text:p text:style-name="P52"><text:s text:c="8"/>};</text:p>
      <text:p text:style-name="P52"/>
      <text:p text:style-name="P52"><text:s text:c="8"/>function it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at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it( Object( r ), !0 ).forEach( ( function ( t )</text:p>
      <text:p text:style-name="P52"><text:s text:c="12"/>{</text:p>
      <text:p text:style-name="P52"><text:s text:c="14"/>ct( e, t, r[ t ] )</text:p>
      <text:p text:style-name="P52"><text:s text:c="12"/>} ) ) : Object.getOwnPropertyDescriptors ? Object.defineProperties( e, Object.getOwnPropertyDescriptors( r ) ) : it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ct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st = $h( "#pop" ),</text:p>
      <text:p text:style-name="P52"><text:s text:c="10"/>lt = null,</text:p>
      <text:p text:style-name="P52"><text:s text:c="10"/>ut = e =&gt;</text:p>
      <text:p text:style-name="P52"><text:s text:c="10"/>{</text:p>
      <text:p text:style-name="P52"><text:s text:c="12"/>lt = $h( e )</text:p>
      <text:p text:style-name="P52"><text:s text:c="10"/>},</text:p>
      <text:p text:style-name="P52"><text:s text:c="10"/>pt = () =&gt; !( !lt || !lt.get() ),</text:p>
      <text:p text:style-name="P52"><text:s text:c="10"/>ft = () =&gt; lt,</text:p>
      <text:p text:style-name="P52"><text:s text:c="10"/>dt = () =&gt; pt() &amp;&amp; lt.class().contains( Pe ),</text:p>
      <text:p text:style-name="P52"><text:s text:c="10"/>ht = e =&gt; pt() &amp;&amp; lt.dispatch( new CustomEvent( "clPop",</text:p>
      <text:p text:style-name="P52"><text:s text:c="10"/>{</text:p>
      <text:p text:style-name="P52"><text:s text:c="12"/>detail: e</text:p>
      <text:p text:style-name="P52"><text:s text:c="10"/>} ) ),</text:p>
      <text:p text:style-name="P52"><text:s text:c="10"/>vt = function ( e, t, r )</text:p>
      <text:p text:style-name="P52"><text:s text:c="10"/>{</text:p>
      <text:p text:style-name="P52"><text:s text:c="12"/>var a = !( arguments.length &gt; 3 &amp;&amp; void 0 !== arguments[ 3 ] ) || arguments[ 3 ],</text:p>
      <text:p text:style-name="P52"><text:s text:c="14"/>c = ( 0, i.n7 )( e, [ t, r ] );</text:p>
      <text:p text:style-name="P52"><text:s text:c="12"/>return pt() &amp;&amp; !a ? lt.dispatch( new CustomEvent( "opPop",</text:p>
      <text:p text:style-name="P52"><text:s text:c="12"/>{</text:p>
      <text:p text:style-name="P52"><text:s text:c="14"/>detail: c</text:p>
      <text:p text:style-name="P52"><text:s text:c="12"/>} ) ) : ( ( e, t ) =&gt;</text:p>
      <text:p text:style-name="P52"><text:s text:c="12"/>{</text:p>
      <text:p text:style-name="P52"><text:s text:c="14"/>var</text:p>
      <text:p text:style-name="P52"><text:s text:c="14"/>{</text:p>
      <text:p text:style-name="P52"><text:s text:c="16"/>shouldHydrate: r</text:p>
      <text:p text:style-name="P52"><text:s text:c="14"/>} = e;</text:p>
      <text:p text:style-name="P52"><text:s text:c="14"/>return ( r ? n.hydrate : n.render )( ( 0, o.u )( ( () =&gt; ( 0, n.h )( ot, e ) ) ), t ), !0</text:p>
      <text:p text:style-name="P52"><text:s text:c="12"/>} )( at( at(</text:p>
      <text:p text:style-name="P52"><text:s text:c="12"/>{}, c ),</text:p>
      <text:p text:style-name="P52"><text:s text:c="12"/>{},</text:p>
      <text:p text:style-name="P52"><text:s text:c="12"/>{</text:p>
      <text:p text:style-name="P52"><text:s text:c="14"/>shouldOpen: !0</text:p>
      <text:p text:style-name="P52"><text:s text:c="12"/>} ), st.get() )</text:p>
      <text:p text:style-name="P52"><text:s text:c="10"/>},</text:p>
      <text:p text:style-name="P52"><text:s text:c="10"/>bt = function ()</text:p>
      <text:p text:style-name="P52"><text:s text:c="10"/>{</text:p>
      <text:p text:style-name="P52"><text:s text:c="12"/>var</text:p>
      <text:p text:style-name="P52"><text:s text:c="12"/>{</text:p>
      <text:p text:style-name="P52"><text:s text:c="14"/>selector: e = "[".concat( je, "]." ).concat( Pe ),</text:p>
      <text:p text:style-name="P52"><text:s text:c="14"/>$context: t = st</text:p>
      <text:p text:style-name="P52"><text:s text:c="12"/>} = arguments.length &gt; 0 &amp;&amp; void 0 !== arguments[ 0 ] ? arguments[ 0 ] :</text:p>
      <text:p text:style-name="P52"><text:s text:c="12"/>{}, r = t.get() &amp;&amp; t.find( "".concat( e, ":not([data-csr])" ) );</text:p>
      <text:p text:style-name="P52"><text:s text:c="12"/>r &amp;&amp; vt( r.data( "popId" ),</text:p>
      <text:p text:style-name="P52"><text:s text:c="12"/>{</text:p>
      <text:p text:style-name="P52"><text:s text:c="14"/>shouldHydrate: !0,</text:p>
      <text:p text:style-name="P52"><text:s text:c="14"/>template: "HtmlContent",</text:p>
      <text:p text:style-name="P52"><text:s text:c="14"/>data:</text:p>
      <text:p text:style-name="P52"><text:s text:c="14"/>{</text:p>
      <text:p text:style-name="P52"><text:s text:c="16"/>content: ""</text:p>
      <text:p text:style-name="P52"><text:s text:c="14"/>}</text:p>
      <text:p text:style-name="P52"><text:s text:c="12"/>} )</text:p>
      <text:p text:style-name="P52"><text:s text:c="10"/>}</text:p>
      <text:p text:style-name="P52"><text:s text:c="6"/>},</text:p>
      <text:p text:style-name="P52"><text:s text:c="6"/>5958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L: () =&gt; u,</text:p>
      <text:p text:style-name="P52"><text:s text:c="10"/>y: () =&gt; l</text:p>
      <text:p text:style-name="P52"><text:s text:c="8"/>} );</text:p>
      <text:p text:style-name="P52"><text:s text:c="8"/>var n = r( 5792 ),</text:p>
      <text:p text:style-name="P52"><text:s text:c="10"/>o = r( 2724 ),</text:p>
      <text:p text:style-name="P52"><text:s text:c="10"/>i = r( 6385 );</text:p>
      <text:p text:style-name="P52"/>
      <text:p text:style-name="P52"><text:s text:c="8"/>function a( e, t )</text:p>
      <text:p text:style-name="P52"><text:s text:c="8"/>{</text:p>
      <text:p text:style-name="P52"><text:s text:c="10"/>var r = Object.keys( e );</text:p>
      <text:p text:style-name="P52"><text:soft-page-break/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c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a( Object( r ), !0 ).forEach( ( function ( t )</text:p>
      <text:p text:style-name="P52"><text:s text:c="12"/>{</text:p>
      <text:p text:style-name="P52"><text:s text:c="14"/>s( e, t, r[ t ] )</text:p>
      <text:p text:style-name="P52"><text:s text:c="12"/>} ) ) : Object.getOwnPropertyDescriptors ? Object.defineProperties( e, Object.getOwnPropertyDescriptors( r ) ) : a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s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l = function ()</text:p>
      <text:p text:style-name="P52"><text:s text:c="10"/>{</text:p>
      <text:p text:style-name="P52"><text:s text:c="12"/>var</text:p>
      <text:p text:style-name="P52"><text:s text:c="12"/>{</text:p>
      <text:p text:style-name="P52"><text:s text:c="14"/>$context: e = $doc,</text:p>
      <text:p text:style-name="P52"><text:s text:c="14"/>triggerType: t = "def",</text:p>
      <text:p text:style-name="P52"><text:s text:c="14"/>computePopupData: r</text:p>
      <text:p text:style-name="P52"><text:s text:c="12"/>} = arguments.length &gt; 0 &amp;&amp; void 0 !== arguments[ 0 ] ? arguments[ 0 ] :</text:p>
      <text:p text:style-name="P52"><text:s text:c="12"/>{};</text:p>
      <text:p text:style-name="P52"><text:s text:c="12"/>e.get() &amp;&amp; e.findAll( '[data-pop-trig="'.concat( t, '"]' ) ).forEach( ( e =&gt;</text:p>
      <text:p text:style-name="P52"><text:s text:c="12"/>{</text:p>
      <text:p text:style-name="P52"><text:s text:c="14"/>var t = $h( e );</text:p>
      <text:p text:style-name="P52"><text:s text:c="14"/>t.on( "click", ( e =&gt;</text:p>
      <text:p text:style-name="P52"><text:s text:c="14"/>{</text:p>
      <text:p text:style-name="P52"><text:s text:c="16"/>e.preventDefault();</text:p>
      <text:p text:style-name="P52"><text:s text:c="16"/>var n = t.data( "popOpen" );</text:p>
      <text:p text:style-name="P52"><text:s text:c="16"/>( 0, o.Mw )( n, c(</text:p>
      <text:p text:style-name="P52"><text:s text:c="16"/>{</text:p>
      <text:p text:style-name="P52"><text:s text:c="18"/>dynId: t.data( "popDynId" )</text:p>
      <text:p text:style-name="P52"><text:s text:c="16"/>}, "function" == typeof r &amp;&amp; r( n, t ) ), t.data( "popDom" ) ? ( 0, i.yG )( n ) :</text:p>
      <text:p text:style-name="P52"><text:s text:c="16"/>{} )</text:p>
      <text:p text:style-name="P52"><text:s text:c="14"/>} ) )</text:p>
      <text:p text:style-name="P52"><text:s text:c="12"/>} ) )</text:p>
      <text:p text:style-name="P52"><text:s text:c="10"/>},</text:p>
      <text:p text:style-name="P52"><text:s text:c="10"/>u = function ()</text:p>
      <text:p text:style-name="P52"><text:s text:c="10"/>{</text:p>
      <text:p text:style-name="P52"><text:s text:c="12"/>var</text:p>
      <text:p text:style-name="P52"><text:s text:c="12"/>{</text:p>
      <text:p text:style-name="P52"><text:s text:c="14"/>$context: e = $doc,</text:p>
      <text:p text:style-name="P52"><text:s text:c="14"/>triggerType: t = "lazy",</text:p>
      <text:p text:style-name="P52"><text:s text:c="14"/>handleNotFound: r = !0,</text:p>
      <text:p text:style-name="P52"><text:s text:c="14"/>computePopupData: i,</text:p>
      <text:p text:style-name="P52"><text:s text:c="14"/>onOpen: a,</text:p>
      <text:p text:style-name="P52"><text:s text:c="14"/>onError: s</text:p>
      <text:p text:style-name="P52"><text:s text:c="12"/>} = arguments.length &gt; 0 &amp;&amp; void 0 !== arguments[ 0 ] ? arguments[ 0 ] :</text:p>
      <text:p text:style-name="P52"><text:s text:c="12"/>{};</text:p>
      <text:p text:style-name="P52"><text:s text:c="12"/>l(</text:p>
      <text:p text:style-name="P52"><text:s text:c="12"/>{</text:p>
      <text:p text:style-name="P52"><text:s text:c="14"/>$context: e,</text:p>
      <text:p text:style-name="P52"><text:s text:c="14"/>triggerType: t,</text:p>
      <text:p text:style-name="P52"><text:s text:c="14"/>computePopupData: ( e, t ) =&gt; (</text:p>
      <text:p text:style-name="P52"><text:s text:c="14"/>{</text:p>
      <text:p text:style-name="P52"><text:s text:c="16"/>template: "HtmlContent",</text:p>
      <text:p text:style-name="P52"><text:s text:c="16"/>onOpen: function ()</text:p>
      <text:p text:style-name="P52"><text:s text:c="16"/>{</text:p>
      <text:p text:style-name="P52"><text:s text:c="18"/>var</text:p>
      <text:p text:style-name="P52"><text:s text:c="18"/>{</text:p>
      <text:p text:style-name="P52"><text:s text:c="20"/>data: l = {},</text:p>
      <text:p text:style-name="P52"><text:s text:c="20"/>dynData: u = {}</text:p>
      <text:p text:style-name="P52"><text:s text:c="18"/>} = arguments.length &gt; 0 &amp;&amp; void 0 !== arguments[ 0 ] ? arguments[ 0 ] :</text:p>
      <text:p text:style-name="P52"><text:s text:c="18"/>{}, p = t.data( "popDynId" ), f = c( c(</text:p>
      <text:p text:style-name="P52"><text:s text:c="18"/>{}, l ), u[ p ] );</text:p>
      <text:p text:style-name="P52"><text:s text:c="18"/>if ( f.url ) return ( 0, n.Z )( f.url, ( r =&gt;</text:p>
      <text:p text:style-name="P52"><text:s text:c="18"/>{</text:p>
      <text:p text:style-name="P52"><text:s text:c="20"/>( 0, o.Mw )( e, c(</text:p>
      <text:p text:style-name="P52"><text:s text:c="20"/>{</text:p>
      <text:p text:style-name="P52"><text:s text:c="22"/>template: "HtmlContent",</text:p>
      <text:p text:style-name="P52"><text:s text:c="22"/>data: c( c(</text:p>
      <text:p text:style-name="P52"><text:s text:c="22"/>{}, f ),</text:p>
      <text:p text:style-name="P52"><text:s text:c="22"/>{},</text:p>
      <text:p text:style-name="P52"><text:s text:c="22"/>{</text:p>
      <text:p text:style-name="P52"><text:s text:c="24"/>dynId: p,</text:p>
      <text:p text:style-name="P52"><text:s text:c="24"/>content: r</text:p>
      <text:p text:style-name="P52"><text:s text:c="22"/>} ),</text:p>
      <text:p text:style-name="P52"><text:s text:c="22"/>isLazyLoaded: !0,</text:p>
      <text:p text:style-name="P52"><text:s text:c="22"/>onOpen: a</text:p>
      <text:p text:style-name="P52"><text:s text:c="20"/>}, "function" == typeof i &amp;&amp; i( e, t, r ) ),</text:p>
      <text:p text:style-name="P52"><text:s text:c="20"/>{}, !1 )</text:p>
      <text:p text:style-name="P52"><text:s text:c="18"/>} ), ( e =&gt;</text:p>
      <text:p text:style-name="P52"><text:s text:c="18"/>{</text:p>
      <text:p text:style-name="P52"><text:s text:c="20"/>"function" == typeof s &amp;&amp; s( e )</text:p>
      <text:p text:style-name="P52"><text:s text:c="18"/>} ),</text:p>
      <text:p text:style-name="P52"><text:s text:c="18"/>{</text:p>
      <text:p text:style-name="P52"><text:s text:c="20"/>useFetchWithCache: !1,</text:p>
      <text:p text:style-name="P52"><text:s text:c="20"/>handleNotFound: r</text:p>
      <text:p text:style-name="P52"><text:s text:c="18"/>} )</text:p>
      <text:p text:style-name="P52"><text:s text:c="16"/>}</text:p>
      <text:p text:style-name="P52"><text:s text:c="14"/>} )</text:p>
      <text:p text:style-name="P52"><text:s text:c="12"/>} )</text:p>
      <text:p text:style-name="P52"><text:s text:c="10"/>}</text:p>
      <text:p text:style-name="P52"><text:s text:c="6"/>},</text:p>
      <text:p text:style-name="P52"><text:s text:c="6"/>464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g: () =&gt; d,</text:p>
      <text:p text:style-name="P52"><text:s text:c="10"/>n: () =&gt; f</text:p>
      <text:p text:style-name="P52"><text:s text:c="8"/>} );</text:p>
      <text:p text:style-name="P52"><text:s text:c="8"/>var n = r( 5324 ),</text:p>
      <text:p text:style-name="P52"><text:s text:c="10"/>o = r( 8838 ),</text:p>
      <text:p text:style-name="P52"><text:s text:c="10"/>i = r( 5885 );</text:p>
      <text:p text:style-name="P52"/>
      <text:p text:style-name="P52"><text:s text:c="8"/>function a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c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a( Object( r ), !0 ).forEach( ( function ( t )</text:p>
      <text:p text:style-name="P52"><text:s text:c="12"/>{</text:p>
      <text:p text:style-name="P52"><text:s text:c="14"/>s( e, t, r[ t ] )</text:p>
      <text:p text:style-name="P52"><text:s text:c="12"/>} ) ) : Object.getOwnPropertyDescriptors ? Object.defineProperties( e, Object.getOwnPropertyDescriptors( r ) ) : a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s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l = e =&gt; t =&gt; e.click( e.getData( t ) ),</text:p>
      <text:p text:style-name="P52"><text:s text:c="10"/>u = {</text:p>
      <text:p text:style-name="P52"><text:s text:c="12"/>eecProduct: l( n.O7 ),</text:p>
      <text:p text:style-name="P52"><text:s text:c="12"/>eecPromo: l( n.TE ),</text:p>
      <text:p text:style-name="P52"><text:s text:c="12"/>popupClose: o.P,</text:p>
      <text:p text:style-name="P52"><text:s text:c="12"/>wishlist: n.xp</text:p>
      <text:p text:style-name="P52"><text:s text:c="10"/>},</text:p>
      <text:p text:style-name="P52"><text:s text:c="10"/>p = ( e, t ) =&gt; u[ t.trackOnclick ] ? u[ t.trackOnclick ]( e ) : ( 0, i.O5 )( t ),</text:p>
      <text:p text:style-name="P52"><text:s text:c="10"/>f = e =&gt;</text:p>
      <text:p text:style-name="P52"><text:s text:c="10"/>{</text:p>
      <text:p text:style-name="P52"><text:s text:c="12"/>var t = $h( e );</text:p>
      <text:p text:style-name="P52"><text:s text:c="12"/>"A" === t.get( "nodeName" ) ? ( e =&gt;</text:p>
      <text:p text:style-name="P52"><text:s text:c="12"/>{</text:p>
      <text:p text:style-name="P52"><text:s text:c="14"/>if ( e.attr( "href" ) )</text:p>
      <text:p text:style-name="P52"><text:s text:c="14"/>{</text:p>
      <text:p text:style-name="P52"><text:s text:c="16"/>var t = e.data();</text:p>
      <text:p text:style-name="P52"><text:s text:c="16"/>t &amp;&amp; e.on( "click", ( r =&gt;</text:p>
      <text:p text:style-name="P52"><text:s text:c="16"/>{</text:p>
      <text:p text:style-name="P52"><text:s text:c="18"/>var n = r.ctrlKey || "_blank" === e.attr( "target" );</text:p>
      <text:p text:style-name="P52"><text:s text:c="18"/>n || r.preventDefault(), ( 0, i._H )( c( c(</text:p>
      <text:p text:style-name="P52"><text:s text:c="18"/>{}, p( e, t ) ),</text:p>
      <text:p text:style-name="P52"><text:s text:c="18"/>{},</text:p>
      <text:p text:style-name="P52"><text:s text:c="18"/>{</text:p>
      <text:p text:style-name="P52"><text:s text:c="20"/>eventCallback: !n &amp;&amp; ( () =&gt;</text:p>
      <text:p text:style-name="P52"><text:s text:c="20"/>{</text:p>
      <text:p text:style-name="P52"><text:s text:c="22"/>window.location.href = e.attr( "href" )</text:p>
      <text:p text:style-name="P52"><text:s text:c="20"/>} )</text:p>
      <text:p text:style-name="P52"><text:s text:c="18"/>} ) )</text:p>
      <text:p text:style-name="P52"><text:s text:c="16"/>} ) ).data( "trackOnclickBound", "true" )</text:p>
      <text:p text:style-name="P52"><text:s text:c="14"/>}</text:p>
      <text:p text:style-name="P52"><text:s text:c="12"/>} )( t ) : ( e =&gt;</text:p>
      <text:p text:style-name="P52"><text:s text:c="12"/>{</text:p>
      <text:p text:style-name="P52"><text:s text:c="14"/>var t = e.data();</text:p>
      <text:p text:style-name="P52"><text:s text:c="14"/>t &amp;&amp; e.on( "click", ( () =&gt;</text:p>
      <text:p text:style-name="P52"><text:s text:c="14"/>{</text:p>
      <text:p text:style-name="P52"><text:s text:c="16"/>( 0, i._H )( p( e, t ) )</text:p>
      <text:p text:style-name="P52"><text:s text:c="14"/>} ) ).data( "trackOnclickBound", "true" )</text:p>
      <text:p text:style-name="P52"><text:s text:c="12"/>} )( t )</text:p>
      <text:p text:style-name="P52"><text:s text:c="10"/>},</text:p>
      <text:p text:style-name="P52"><text:s text:c="10"/>d = function ()</text:p>
      <text:p text:style-name="P52"><text:s text:c="10"/>{</text:p>
      <text:p text:style-name="P52"><text:s text:c="12"/>var e = arguments.length &gt; 0 &amp;&amp; void 0 !== arguments[ 0 ] ? arguments[ 0 ] : $doc,</text:p>
      <text:p text:style-name="P52"><text:s text:c="14"/>t = arguments.length &gt; 1 &amp;&amp; void 0 !== arguments[ 1 ] ? arguments[ 1 ] : "[data-track-onclick]";</text:p>
      <text:p text:style-name="P52"><text:s text:c="12"/>e.findAll( t ).forEach( f )</text:p>
      <text:p text:style-name="P52"><text:s text:c="10"/>}</text:p>
      <text:p text:style-name="P52"><text:s text:c="6"/>},</text:p>
      <text:p text:style-name="P52"><text:s text:c="6"/>5885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B_: () =&gt; u,</text:p>
      <text:p text:style-name="P52"><text:s text:c="10"/>O5: () =&gt; p,</text:p>
      <text:p text:style-name="P52"><text:s text:c="10"/>_H: () =&gt; d,</text:p>
      <text:p text:style-name="P52"><text:s text:c="10"/>kP: () =&gt; f</text:p>
      <text:p text:style-name="P52"><text:s text:c="8"/>} );</text:p>
      <text:p text:style-name="P52"><text:s text:c="8"/>var n = r( 5324 ),</text:p>
      <text:p text:style-name="P52"><text:s text:c="10"/>o = r( 4649 ),</text:p>
      <text:p text:style-name="P52"><text:s text:c="10"/>i = r( 2073 ),</text:p>
      <text:p text:style-name="P52"><text:s text:c="10"/>a = [ "event", "eventCategory", "eventAction", "eventLabel", "eventValue", "eventTimeout", "eventCallback", "ecommerce" ];</text:p>
      <text:p text:style-name="P52"/>
      <text:p text:style-name="P52"><text:s text:c="8"/>function c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s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c( Object( r ), !0 ).forEach( ( function ( t )</text:p>
      <text:p text:style-name="P52"><text:s text:c="12"/>{</text:p>
      <text:p text:style-name="P52"><text:s text:c="14"/>l( e, t, r[ t ] )</text:p>
      <text:p text:style-name="P52"><text:s text:c="12"/>} ) ) : Object.getOwnPropertyDescriptors ? Object.defineProperties( e, Object.getOwnPropertyDescriptors( r ) ) : c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l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oft-page-break/><text:s text:c="12"/>writable: !0</text:p>
      <text:p text:style-name="P52"><text:s text:c="10"/>} ) : e[ t ] = r, e</text:p>
      <text:p text:style-name="P52"><text:s text:c="8"/>}</text:p>
      <text:p text:style-name="P52"><text:s text:c="8"/>var u = () =&gt; !!store.get( "tracking.gtm.key" ),</text:p>
      <text:p text:style-name="P52"><text:s text:c="10"/>p = e =&gt; (</text:p>
      <text:p text:style-name="P52"><text:s text:c="10"/>{</text:p>
      <text:p text:style-name="P52"><text:s text:c="12"/>eventCategory: e.eventcategory,</text:p>
      <text:p text:style-name="P52"><text:s text:c="12"/>eventLabel: e.eventlabel,</text:p>
      <text:p text:style-name="P52"><text:s text:c="12"/>eventAction: e.eventaction,</text:p>
      <text:p text:style-name="P52"><text:s text:c="12"/>eventValue: e.eventvalue</text:p>
      <text:p text:style-name="P52"><text:s text:c="10"/>} ),</text:p>
      <text:p text:style-name="P52"><text:s text:c="10"/>f = () =&gt;</text:p>
      <text:p text:style-name="P52"><text:s text:c="10"/>{</text:p>
      <text:p text:style-name="P52"><text:s text:c="12"/>window.dataLayer = window.dataLayer || [], ( 0, o.g )(), ( 0, i.CF )()</text:p>
      <text:p text:style-name="P52"><text:s text:c="10"/>},</text:p>
      <text:p text:style-name="P52"><text:s text:c="10"/>d = e =&gt;</text:p>
      <text:p text:style-name="P52"><text:s text:c="10"/>{</text:p>
      <text:p text:style-name="P52"><text:s text:c="12"/>var</text:p>
      <text:p text:style-name="P52"><text:s text:c="12"/>{</text:p>
      <text:p text:style-name="P52"><text:s text:c="14"/>event: t = "jumiaEvent",</text:p>
      <text:p text:style-name="P52"><text:s text:c="14"/>eventCategory: r = "Ecommerce",</text:p>
      <text:p text:style-name="P52"><text:s text:c="14"/>eventAction: o,</text:p>
      <text:p text:style-name="P52"><text:s text:c="14"/>eventLabel: i,</text:p>
      <text:p text:style-name="P52"><text:s text:c="14"/>eventValue: c,</text:p>
      <text:p text:style-name="P52"><text:s text:c="14"/>eventTimeout: l = 1e3,</text:p>
      <text:p text:style-name="P52"><text:s text:c="14"/>eventCallback: u,</text:p>
      <text:p text:style-name="P52"><text:s text:c="14"/>ecommerce: p</text:p>
      <text:p text:style-name="P52"><text:s text:c="12"/>} = e, f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a );</text:p>
      <text:p text:style-name="P52"><text:s text:c="12"/>if ( !u || ( 0, n.U3 )() )</text:p>
      <text:p text:style-name="P52"><text:s text:c="12"/>{</text:p>
      <text:p text:style-name="P52"><text:s text:c="14"/>var d = u ?</text:p>
      <text:p text:style-name="P52"><text:s text:c="14"/>{</text:p>
      <text:p text:style-name="P52"><text:s text:c="16"/>eventTimeout: l,</text:p>
      <text:p text:style-name="P52"><text:s text:c="16"/>eventCallback: u</text:p>
      <text:p text:style-name="P52"><text:s text:c="14"/>} :</text:p>
      <text:p text:style-name="P52"><text:s text:c="14"/>{};</text:p>
      <text:p text:style-name="P52"><text:s text:c="14"/>window.dataLayer.push( s( s(</text:p>
      <text:p text:style-name="P52"><text:s text:c="14"/>{</text:p>
      <text:p text:style-name="P52"><text:s text:c="16"/>event: t,</text:p>
      <text:p text:style-name="P52"><text:s text:c="16"/>eventCategory: r,</text:p>
      <text:p text:style-name="P52"><text:s text:c="16"/>eventAction: o,</text:p>
      <text:p text:style-name="P52"><text:s text:c="16"/>eventLabel: i,</text:p>
      <text:p text:style-name="P52"><text:s text:c="16"/>eventValue: c,</text:p>
      <text:p text:style-name="P52"><text:s text:c="16"/>ecommerce: p</text:p>
      <text:p text:style-name="P52"><text:s text:c="14"/>}, d ), f ) )</text:p>
      <text:p text:style-name="P52"><text:s text:c="12"/>}</text:p>
      <text:p text:style-name="P52"><text:s text:c="12"/>else u()</text:p>
      <text:p text:style-name="P52"><text:s text:c="10"/>}</text:p>
      <text:p text:style-name="P52"><text:s text:c="6"/>},</text:p>
      <text:p text:style-name="P52"><text:s text:c="6"/>2073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xV: () =&gt; g,</text:p>
      <text:p text:style-name="P52"><text:s text:c="10"/>CF: () =&gt; O</text:p>
      <text:p text:style-name="P52"><text:s text:c="8"/>} );</text:p>
      <text:p text:style-name="P52"><text:s text:c="8"/>var n = r( 5324 ),</text:p>
      <text:p text:style-name="P52"><text:s text:c="10"/>o = r( 9275 ),</text:p>
      <text:p text:style-name="P52"><text:s text:c="10"/>i = r( 1654 );</text:p>
      <text:p text:style-name="P52"/>
      <text:p text:style-name="P52"><text:s text:c="8"/>function a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c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s = ( e, t ) =&gt;</text:p>
      <text:p text:style-name="P52"><text:s text:c="10"/>{</text:p>
      <text:p text:style-name="P52"><text:s text:c="12"/>var</text:p>
      <text:p text:style-name="P52"><text:s text:c="12"/>{</text:p>
      <text:p text:style-name="P52"><text:s text:c="14"/>eventAction: r,</text:p>
      <text:p text:style-name="P52"><text:s text:c="14"/>capiId: o</text:p>
      <text:p text:style-name="P52"><text:s text:c="12"/>} = t;</text:p>
      <text:p text:style-name="P52"><text:s text:c="12"/>return {</text:p>
      <text:p text:style-name="P52"><text:s text:c="14"/>eventCategory: "Ecommerce",</text:p>
      <text:p text:style-name="P52"><text:s text:c="14"/>eventAction: r,</text:p>
      <text:p text:style-name="P52"><text:s text:c="14"/>eventLabel: e.data( "eventlabel" ) || n.K1.pageKey,</text:p>
      <text:p text:style-name="P52"><text:s text:c="14"/>ecommerce:</text:p>
      <text:p text:style-name="P52"><text:s text:c="14"/>{</text:p>
      <text:p text:style-name="P52"><text:s text:c="16"/>currencyCode: "EUR",</text:p>
      <text:p text:style-name="P52"><text:s text:c="16"/>add:</text:p>
      <text:p text:style-name="P52"><text:s text:c="16"/>{</text:p>
      <text:p text:style-name="P52"><text:s text:c="18"/>products: [ ( 0, i.x )( e ) ]</text:p>
      <text:p text:style-name="P52"><text:s text:c="16"/>}</text:p>
      <text:p text:style-name="P52"><text:s text:c="14"/>},</text:p>
      <text:p text:style-name="P52"><text:s text:c="14"/>capiId: o</text:p>
      <text:p text:style-name="P52"><text:s text:c="12"/>}</text:p>
      <text:p text:style-name="P52"><text:s text:c="10"/>},</text:p>
      <text:p text:style-name="P52"><text:s text:c="10"/>l = e =&gt;</text:p>
      <text:p text:style-name="P52"><text:s text:c="10"/>{</text:p>
      <text:p text:style-name="P52"><text:s text:c="12"/>var t = e.find( 'input[name="action"]' ),</text:p>
      <text:p text:style-name="P52"><text:s text:c="14"/>r = t &amp;&amp; t.val(),</text:p>
      <text:p text:style-name="P52"><text:s text:c="14"/>n = "string" != typeof r || "in" === r,</text:p>
      <text:p text:style-name="P52"><text:s text:c="14"/>i = ( 0, o.yc )();</text:p>
      <text:p text:style-name="P52"><text:s text:c="12"/>return s( e, function ( e )</text:p>
      <text:p text:style-name="P52"><text:s text:c="12"/>{</text:p>
      <text:p text:style-name="P52"><text:s text:c="14"/>for ( var t = 1; t &lt; arguments.length; t++ )</text:p>
      <text:p text:style-name="P52"><text:s text:c="14"/>{</text:p>
      <text:p text:style-name="P52"><text:s text:c="16"/>var r = null != arguments[ t ] ? arguments[ t ] :</text:p>
      <text:p text:style-name="P52"><text:s text:c="16"/>{};</text:p>
      <text:p text:style-name="P52"><text:s text:c="16"/>t % 2 ? a( Object( r ), !0 ).forEach( ( function ( t )</text:p>
      <text:p text:style-name="P52"><text:s text:c="16"/>{</text:p>
      <text:p text:style-name="P52"><text:s text:c="18"/>c( e, t, r[ t ] )</text:p>
      <text:p text:style-name="P52"><text:s text:c="16"/>} ) ) : Object.getOwnPropertyDescriptors ? Object.defineProperties( e, Object.getOwnPropertyDescriptors( r ) ) : a( Object( r ) ).forEach( ( function ( t )</text:p>
      <text:p text:style-name="P52"><text:s text:c="16"/>{</text:p>
      <text:p text:style-name="P52"><text:s text:c="18"/>Object.defineProperty( e, t, Object.getOwnPropertyDescriptor( r, t ) )</text:p>
      <text:p text:style-name="P52"><text:s text:c="16"/>} ) )</text:p>
      <text:p text:style-name="P52"><text:s text:c="14"/>}</text:p>
      <text:p text:style-name="P52"><text:s text:c="14"/>return e</text:p>
      <text:p text:style-name="P52"><text:s text:c="12"/>}(</text:p>
      <text:p text:style-name="P52"><text:s text:c="12"/>{</text:p>
      <text:p text:style-name="P52"><text:s text:c="14"/>eventAction: n ? "Add To Cart" : "Remove From Cart"</text:p>
      <text:p text:style-name="P52"><text:s text:c="12"/>}, i &amp;&amp;</text:p>
      <text:p text:style-name="P52"><text:s text:c="12"/>{</text:p>
      <text:p text:style-name="P52"><text:s text:c="14"/>capiId: i.replace( "{eventType}", "cart_".concat( e.data( "sku" ) ) )</text:p>
      <text:p text:style-name="P52"><text:s text:c="12"/>} ) )</text:p>
      <text:p text:style-name="P52"><text:s text:c="10"/>},</text:p>
      <text:p text:style-name="P52"><text:s text:c="10"/>u = e =&gt; s( e,</text:p>
      <text:p text:style-name="P52"><text:s text:c="10"/>{</text:p>
      <text:p text:style-name="P52"><text:s text:c="12"/>eventAction: "Remove From Cart"</text:p>
      <text:p text:style-name="P52"><text:s text:c="10"/>} ),</text:p>
      <text:p text:style-name="P52"><text:s text:c="10"/>p = r( 6310 ),</text:p>
      <text:p text:style-name="P52"><text:s text:c="10"/>f = r( 8329 ),</text:p>
      <text:p text:style-name="P52"><text:s text:c="10"/>d = r( 5885 );</text:p>
      <text:p text:style-name="P52"/>
      <text:p text:style-name="P52"><text:s text:c="8"/>function h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v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h( Object( r ), !0 ).forEach( ( function ( t )</text:p>
      <text:p text:style-name="P52"><text:s text:c="12"/>{</text:p>
      <text:p text:style-name="P52"><text:s text:c="14"/>b( e, t, r[ t ] )</text:p>
      <text:p text:style-name="P52"><text:s text:c="12"/>} ) ) : Object.getOwnPropertyDescriptors ? Object.defineProperties( e, Object.getOwnPropertyDescriptors( r ) ) : h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b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y = {</text:p>
      <text:p text:style-name="P52"><text:s text:c="12"/>ratingPopup: e =&gt;</text:p>
      <text:p text:style-name="P52"><text:s text:c="12"/>{</text:p>
      <text:p text:style-name="P52"><text:s text:c="14"/>m( e, n.AQ )</text:p>
      <text:p text:style-name="P52"><text:s text:c="12"/>},</text:p>
      <text:p text:style-name="P52"><text:s text:c="12"/>search: e =&gt; m( e, n.vP ),</text:p>
      <text:p text:style-name="P52"><text:s text:c="12"/>addToCart: e =&gt; m( e, l,</text:p>
      <text:p text:style-name="P52"><text:s text:c="12"/>{</text:p>
      <text:p text:style-name="P52"><text:s text:c="14"/>shouldSubmit: !( 0, f.ZN )( $h( e ) )</text:p>
      <text:p text:style-name="P52"><text:s text:c="12"/>} ),</text:p>
      <text:p text:style-name="P52"><text:s text:c="12"/>removeFromCart: e =&gt; m( e, u ),</text:p>
      <text:p text:style-name="P52"><text:s text:c="12"/>wishlist: e =&gt; m( e, n.tT,</text:p>
      <text:p text:style-name="P52"><text:s text:c="12"/>{</text:p>
      <text:p text:style-name="P52"><text:s text:c="14"/>shouldSubmit: !1,</text:p>
      <text:p text:style-name="P52"><text:s text:c="14"/>customValidation: p.HG</text:p>
      <text:p text:style-name="P52"><text:s text:c="12"/>} ),</text:p>
      <text:p text:style-name="P52"><text:s text:c="12"/>followSeller: e =&gt; m( e ),</text:p>
      <text:p text:style-name="P52"><text:s text:c="12"/>remindMe: e =&gt; m( e, ( e =&gt; (</text:p>
      <text:p text:style-name="P52"><text:s text:c="12"/>{</text:p>
      <text:p text:style-name="P52"><text:s text:c="14"/>eventCategory: e.data( "eventcategory" ),</text:p>
      <text:p text:style-name="P52"><text:s text:c="14"/>eventAction: "Submit",</text:p>
      <text:p text:style-name="P52"><text:s text:c="14"/>eventLabel: e.findAll( '[name^="reme"]:checked' ).map( ( e =&gt; $h( e ).data( "value" ) ) ).join( "," )</text:p>
      <text:p text:style-name="P52"><text:s text:c="12"/>} ) ),</text:p>
      <text:p text:style-name="P52"><text:s text:c="12"/>{</text:p>
      <text:p text:style-name="P52"><text:s text:c="14"/>shouldSubmit: !1</text:p>
      <text:p text:style-name="P52"><text:s text:c="12"/>} )</text:p>
      <text:p text:style-name="P52"><text:s text:c="10"/>},</text:p>
      <text:p text:style-name="P52"><text:s text:c="10"/>m = function ( e, t )</text:p>
      <text:p text:style-name="P52"><text:s text:c="10"/>{</text:p>
      <text:p text:style-name="P52"><text:s text:c="12"/>var r = v(</text:p>
      <text:p text:style-name="P52"><text:s text:c="12"/>{</text:p>
      <text:p text:style-name="P52"><text:s text:c="14"/>shouldSubmit: !0,</text:p>
      <text:p text:style-name="P52"><text:s text:c="14"/>customValidation: null</text:p>
      <text:p text:style-name="P52"><text:s text:c="12"/>}, arguments.length &gt; 2 &amp;&amp; void 0 !== arguments[ 2 ] ? arguments[ 2 ] :</text:p>
      <text:p text:style-name="P52"><text:s text:c="12"/>{} );</text:p>
      <text:p text:style-name="P52"><text:s text:c="12"/>e.addEventListener( "trackingSubmit", ( n =&gt;</text:p>
      <text:p text:style-name="P52"><text:s text:c="12"/>{</text:p>
      <text:p text:style-name="P52"><text:s text:c="14"/>var o = n.detail ||</text:p>
      <text:p text:style-name="P52"><text:s text:c="14"/>{};</text:p>
      <text:p text:style-name="P52"><text:s text:c="14"/>o.event &amp;&amp; o.event.preventDefault();</text:p>
      <text:p text:style-name="P52"><text:s text:c="14"/>var i = $h( e );</text:p>
      <text:p text:style-name="P52"><text:s text:c="14"/>if ( !r.customValidation || "function" == typeof r.customValidation &amp;&amp; r.customValidation( i ) )</text:p>
      <text:p text:style-name="P52"><text:s text:c="14"/>{</text:p>
      <text:p text:style-name="P52"><text:s text:c="16"/>var a = t ? t( i ) : ( 0, d.O5 )( i.data() ),</text:p>
      <text:p text:style-name="P52"><text:s text:c="18"/>c = r.shouldSubmit || o.shouldSubmit,</text:p>
      <text:p text:style-name="P52"><text:s text:c="18"/>s = "function" == typeof o.cbx;</text:p>
      <text:p text:style-name="P52"><text:s text:c="16"/>( 0, d._H )( v( v(</text:p>
      <text:p text:style-name="P52"><text:s text:c="16"/>{}, a ), c || s ?</text:p>
      <text:p text:style-name="P52"><text:s text:c="16"/>{</text:p>
      <text:p text:style-name="P52"><text:s text:c="18"/>eventCallback: () =&gt;</text:p>
      <text:p text:style-name="P52"><text:s text:c="18"/>{</text:p>
      <text:p text:style-name="P52"><text:s text:c="20"/>s &amp;&amp; o.cbx(), c &amp;&amp; e.submit()</text:p>
      <text:p text:style-name="P52"><text:s text:c="18"/>}</text:p>
      <text:p text:style-name="P52"><text:s text:c="16"/>} :</text:p>
      <text:p text:style-name="P52"><text:s text:c="16"/>{} ) )</text:p>
      <text:p text:style-name="P52"><text:s text:c="14"/>}</text:p>
      <text:p text:style-name="P52"><text:s text:c="12"/>} ) )</text:p>
      <text:p text:style-name="P52"><text:s text:c="10"/>},</text:p>
      <text:p text:style-name="P52"><text:s text:c="10"/>g = ( e, t ) =&gt;</text:p>
      <text:p text:style-name="P52"><text:s text:c="10"/>{</text:p>
      <text:p text:style-name="P52"><text:s text:c="12"/>if ( e.dataset )</text:p>
      <text:p text:style-name="P52"><text:s text:c="12"/>{</text:p>
      <text:p text:style-name="P52"><text:s text:c="14"/>var</text:p>
      <text:p text:style-name="P52"><text:s text:c="14"/>{</text:p>
      <text:p text:style-name="P52"><text:s text:c="16"/>trackOnsubmit: r</text:p>
      <text:p text:style-name="P52"><text:s text:c="14"/>} = e.dataset;</text:p>
      <text:p text:style-name="P52"><text:s text:c="14"/>y[ r ] ? y[ r ]( e ) : m( e, null, t )</text:p>
      <text:p text:style-name="P52"><text:s text:c="12"/>}</text:p>
      <text:p text:style-name="P52"><text:s text:c="10"/>},</text:p>
      <text:p text:style-name="P52"><text:s text:c="10"/>O = function ()</text:p>
      <text:p text:style-name="P52"><text:s text:c="10"/>{</text:p>
      <text:p text:style-name="P52"><text:s text:c="12"/>var e = arguments.length &gt; 0 &amp;&amp; void 0 !== arguments[ 0 ] ? arguments[ 0 ] : $doc,</text:p>
      <text:p text:style-name="P52"><text:s text:c="14"/>t = arguments.length &gt; 1 &amp;&amp; void 0 !== arguments[ 1 ] ? arguments[ 1 ] : "[data-track-onsubmit]",</text:p>
      <text:p text:style-name="P52"><text:s text:c="14"/>r = arguments.length &gt; 2 ? arguments[ 2 ] : void 0;</text:p>
      <text:p text:style-name="P52"><text:s text:c="12"/>e.findAll( t ).forEach( ( e =&gt;</text:p>
      <text:p text:style-name="P52"><text:s text:c="12"/>{</text:p>
      <text:p text:style-name="P52"><text:s text:c="14"/>g( e, r )</text:p>
      <text:p text:style-name="P52"><text:s text:c="12"/>} ) )</text:p>
      <text:p text:style-name="P52"><text:s text:c="10"/>}</text:p>
      <text:p text:style-name="P52"><text:s text:c="6"/>},</text:p>
      <text:p text:style-name="P52"><text:s text:c="6"/>2383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oft-page-break/><text:s text:c="8"/>{</text:p>
      <text:p text:style-name="P52"><text:s text:c="10"/>U: () =&gt; l</text:p>
      <text:p text:style-name="P52"><text:s text:c="8"/>} );</text:p>
      <text:p text:style-name="P52"><text:s text:c="8"/>var n = r( 5885 ),</text:p>
      <text:p text:style-name="P52"><text:s text:c="10"/>o = r( 5324 ),</text:p>
      <text:p text:style-name="P52"><text:s text:c="10"/>i = function ( e )</text:p>
      <text:p text:style-name="P52"><text:s text:c="10"/>{</text:p>
      <text:p text:style-name="P52"><text:s text:c="12"/>var t = arguments.length &gt; 1 &amp;&amp; void 0 !== arguments[ 1 ] ? arguments[ 1 ] : n._H,</text:p>
      <text:p text:style-name="P52"><text:s text:c="14"/>r = [],</text:p>
      <text:p text:style-name="P52"><text:s text:c="14"/>o = [],</text:p>
      <text:p text:style-name="P52"><text:s text:c="14"/>i = {},</text:p>
      <text:p text:style-name="P52"><text:s text:c="14"/>a = null;</text:p>
      <text:p text:style-name="P52"><text:s text:c="12"/>return {</text:p>
      <text:p text:style-name="P52"><text:s text:c="14"/>send: ( n, c ) =&gt;</text:p>
      <text:p text:style-name="P52"><text:s text:c="14"/>{</text:p>
      <text:p text:style-name="P52"><text:s text:c="16"/>c &amp;&amp; -1 === r.indexOf( c ) &amp;&amp; -1 === o.indexOf( c ) &amp;&amp; ( o.push( c ), i[ c ] = e.getData( n ), clearTimeout( a ), a = setTimeout( ( () =&gt;</text:p>
      <text:p text:style-name="P52"><text:s text:c="16"/>{</text:p>
      <text:p text:style-name="P52"><text:s text:c="18"/>for ( var n; o.length; ) n = o.splice( 0, 8 ), r.push( ...n ), t( e.impression( n.map( ( e =&gt; i[ e ] ) ) ) )</text:p>
      <text:p text:style-name="P52"><text:s text:c="16"/>} ), 800 ) )</text:p>
      <text:p text:style-name="P52"><text:s text:c="14"/>}</text:p>
      <text:p text:style-name="P52"><text:s text:c="12"/>}</text:p>
      <text:p text:style-name="P52"><text:s text:c="10"/>},</text:p>
      <text:p text:style-name="P52"><text:s text:c="10"/>a = {</text:p>
      <text:p text:style-name="P52"><text:s text:c="12"/>eecProduct: i( o.O7 ),</text:p>
      <text:p text:style-name="P52"><text:s text:c="12"/>eecPromo: i( o.TE )</text:p>
      <text:p text:style-name="P52"><text:s text:c="10"/>},</text:p>
      <text:p text:style-name="P52"><text:s text:c="10"/>c = ( e, t ) =&gt;</text:p>
      <text:p text:style-name="P52"><text:s text:c="10"/>{</text:p>
      <text:p text:style-name="P52"><text:s text:c="12"/>var</text:p>
      <text:p text:style-name="P52"><text:s text:c="12"/>{</text:p>
      <text:p text:style-name="P52"><text:s text:c="14"/>type: r</text:p>
      <text:p text:style-name="P52"><text:s text:c="12"/>} = t;</text:p>
      <text:p text:style-name="P52"><text:s text:c="12"/>a[ r ] &amp;&amp; a[ r ].send( e, e.data( "id" ) )</text:p>
      <text:p text:style-name="P52"><text:s text:c="10"/>},</text:p>
      <text:p text:style-name="P52"><text:s text:c="10"/>s = {</text:p>
      <text:p text:style-name="P52"><text:s text:c="12"/>eecProduct: c,</text:p>
      <text:p text:style-name="P52"><text:s text:c="12"/>eecPromo: c</text:p>
      <text:p text:style-name="P52"><text:s text:c="10"/>},</text:p>
      <text:p text:style-name="P52"><text:s text:c="10"/>l = function ( e )</text:p>
      <text:p text:style-name="P52"><text:s text:c="10"/>{</text:p>
      <text:p text:style-name="P52"><text:s text:c="12"/>var t = arguments.length &gt; 1 &amp;&amp; void 0 !== arguments[ 1 ] ? arguments[ 1 ] :</text:p>
      <text:p text:style-name="P52"><text:s text:c="14"/>{},</text:p>
      <text:p text:style-name="P52"><text:s text:c="14"/>r = $h( e ),</text:p>
      <text:p text:style-name="P52"><text:s text:c="14"/>o = t.viewType || r.data( "trackOnview" );</text:p>
      <text:p text:style-name="P52"><text:s text:c="12"/>s[ o ] ? s[ o ]( r,</text:p>
      <text:p text:style-name="P52"><text:s text:c="12"/>{</text:p>
      <text:p text:style-name="P52"><text:s text:c="14"/>type: o</text:p>
      <text:p text:style-name="P52"><text:s text:c="12"/>} ) : ( ( e, t ) =&gt;</text:p>
      <text:p text:style-name="P52"><text:s text:c="12"/>{</text:p>
      <text:p text:style-name="P52"><text:s text:c="14"/>( 0, n._H )( ( 0, n.O5 )( e.data() ) )</text:p>
      <text:p text:style-name="P52"><text:s text:c="12"/>} )( r )</text:p>
      <text:p text:style-name="P52"><text:s text:c="10"/>}</text:p>
      <text:p text:style-name="P52"><text:s text:c="6"/>},</text:p>
      <text:p text:style-name="P52"><text:s text:c="6"/>3481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i</text:p>
      <text:p text:style-name="P52"><text:s text:c="8"/>} );</text:p>
      <text:p text:style-name="P52"><text:s text:c="8"/>var n = r( 2614 ),</text:p>
      <text:p text:style-name="P52"><text:s text:c="10"/>o = r( 176 );</text:p>
      <text:p text:style-name="P52"><text:s text:c="8"/>const i = {</text:p>
      <text:p text:style-name="P52"><text:s text:c="10"/>fetchWithCache: "object" == typeof caches &amp;&amp; "function" == typeof caches.open ? n.Z : fetch,</text:p>
      <text:p text:style-name="P52"><text:s text:c="10"/>local: o.Z</text:p>
      <text:p text:style-name="P52"><text:s text:c="8"/>}</text:p>
      <text:p text:style-name="P52"><text:s text:c="6"/>},</text:p>
      <text:p text:style-name="P52"><text:s text:c="6"/>176: ( e, t, r ) =&gt;</text:p>
      <text:p text:style-name="P52"><text:s text:c="6"/>{</text:p>
      <text:p text:style-name="P52"><text:s text:c="8"/>"use strict";</text:p>
      <text:p text:style-name="P52"/>
      <text:p text:style-name="P52"><text:s text:c="8"/>function n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r.d( t,</text:p>
      <text:p text:style-name="P52"><text:s text:c="8"/>{</text:p>
      <text:p text:style-name="P52"><text:s text:c="10"/>Z: () =&gt; s</text:p>
      <text:p text:style-name="P52"><text:s text:c="8"/>} );</text:p>
      <text:p text:style-name="P52"><text:s text:c="8"/>var o = !0;</text:p>
      <text:p text:style-name="P52"><text:s text:c="8"/>try</text:p>
      <text:p text:style-name="P52"><text:s text:c="8"/>{</text:p>
      <text:p text:style-name="P52"><text:s text:c="10"/>localStorage.setItem( "t", "t" ), localStorage.removeItem( "t" )</text:p>
      <text:p text:style-name="P52"><text:s text:c="8"/>}</text:p>
      <text:p text:style-name="P52"><text:s text:c="8"/>catch ( e )</text:p>
      <text:p text:style-name="P52"><text:s text:c="8"/>{</text:p>
      <text:p text:style-name="P52"><text:s text:c="10"/>o = !1</text:p>
      <text:p text:style-name="P52"><text:s text:c="8"/>}</text:p>
      <text:p text:style-name="P52"><text:s text:c="8"/>var i = function ()</text:p>
      <text:p text:style-name="P52"><text:s text:c="8"/>{</text:p>
      <text:p text:style-name="P52"><text:s text:c="10"/>var e = () =&gt; this;</text:p>
      <text:p text:style-name="P52"><text:s text:c="10"/>this.get = () =&gt; null, this.set = e, this.save = e, this.remove = e</text:p>
      <text:p text:style-name="P52"><text:s text:c="8"/>};</text:p>
      <text:p text:style-name="P52"><text:s text:c="8"/>class a</text:p>
      <text:p text:style-name="P52"><text:s text:c="8"/>{</text:p>
      <text:p text:style-name="P52"><text:s text:c="10"/>constructor( e )</text:p>
      <text:p text:style-name="P52"><text:s text:c="10"/>{</text:p>
      <text:p text:style-name="P52"><text:s text:c="12"/>var</text:p>
      <text:p text:style-name="P52"><text:s text:c="12"/>{</text:p>
      <text:p text:style-name="P52"><text:s text:c="14"/>performGet: t = !0,</text:p>
      <text:p text:style-name="P52"><text:s text:c="14"/>handleAsObject: r = !0</text:p>
      <text:p text:style-name="P52"><text:s text:c="12"/>} = arguments.length &gt; 1 &amp;&amp; void 0 !== arguments[ 1 ] ? arguments[ 1 ] :</text:p>
      <text:p text:style-name="P52"><text:s text:c="12"/>{};</text:p>
      <text:p text:style-name="P52"><text:s text:c="12"/>n( this, "value", null ), n( this, "handleAsObject", !1 ), this.key = e, this.handleAsObject = r, t &amp;&amp; ( this.value = r ? JSON.parse( localStorage.getItem( e ) ) : localStorage.getItem( e ) )</text:p>
      <text:p text:style-name="P52"><text:s text:c="10"/>}</text:p>
      <text:p text:style-name="P52"><text:s text:c="10"/>get()</text:p>
      <text:p text:style-name="P52"><text:s text:c="10"/>{</text:p>
      <text:p text:style-name="P52"><text:s text:c="12"/>return this.value</text:p>
      <text:p text:style-name="P52"><text:s text:c="10"/>}</text:p>
      <text:p text:style-name="P52"><text:s text:c="10"/>set( e )</text:p>
      <text:p text:style-name="P52"><text:s text:c="10"/>{</text:p>
      <text:p text:style-name="P52"><text:s text:c="12"/>return this.value = e, this</text:p>
      <text:p text:style-name="P52"><text:s text:c="10"/>}</text:p>
      <text:p text:style-name="P52"><text:s text:c="10"/>save()</text:p>
      <text:p text:style-name="P52"><text:s text:c="10"/>{</text:p>
      <text:p text:style-name="P52"><text:s text:c="12"/>return localStorage.setItem( this.key, !0 === this.handleAsObject ? JSON.stringify( this.value ) : this.value ), this</text:p>
      <text:p text:style-name="P52"><text:s text:c="10"/>}</text:p>
      <text:p text:style-name="P52"><text:s text:c="10"/>remove()</text:p>
      <text:p text:style-name="P52"><text:s text:c="10"/>{</text:p>
      <text:p text:style-name="P52"><text:s text:c="12"/>return localStorage.removeItem( this.key ), this</text:p>
      <text:p text:style-name="P52"><text:s text:c="10"/>}</text:p>
      <text:p text:style-name="P52"><text:s text:c="8"/>}</text:p>
      <text:p text:style-name="P52"><text:s text:c="8"/>var c = {};</text:p>
      <text:p text:style-name="P52"><text:s text:c="8"/>const s = ( e, t ) =&gt; c[ e ] || ( c[ e ] = o ? new a( e, t ) : new i )</text:p>
      <text:p text:style-name="P52"><text:s text:c="6"/>},</text:p>
      <text:p text:style-name="P52"><text:s text:c="6"/>261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o</text:p>
      <text:p text:style-name="P52"><text:s text:c="8"/>} );</text:p>
      <text:p text:style-name="P52"><text:s text:c="8"/>var n = e =&gt; caches.open( "heRequestsV4" ).then( e ).catch( ( e =&gt;</text:p>
      <text:p text:style-name="P52"><text:s text:c="8"/>{} ) );</text:p>
      <text:p text:style-name="P52"><text:s text:c="8"/>const o = function ( e, t )</text:p>
      <text:p text:style-name="P52"><text:s text:c="8"/>{</text:p>
      <text:p text:style-name="P52"><text:s text:c="10"/>var r = arguments.length &gt; 2 &amp;&amp; void 0 !== arguments[ 2 ] ? arguments[ 2 ] : 1;</text:p>
      <text:p text:style-name="P52"><text:s text:c="10"/>return new Promise( ( ( o, i ) =&gt;</text:p>
      <text:p text:style-name="P52"><text:s text:c="10"/>{</text:p>
      <text:p text:style-name="P52"><text:s text:c="12"/>var a;</text:p>
      <text:p text:style-name="P52"><text:s text:c="12"/>( a = e, n( ( e =&gt; e.match( a ) ) ) ).then( ( a =&gt;</text:p>
      <text:p text:style-name="P52"><text:s text:c="12"/>{</text:p>
      <text:p text:style-name="P52"><text:s text:c="14"/>void 0 === a || ( ( e, t ) =&gt; ( ( new Date ).getTime() - new Date( e.headers.get( "Date" ) ).getTime() ) / 36e5 &gt; t )( a, r ) ? fetch( e, t ).then( ( t =&gt;</text:p>
      <text:p text:style-name="P52"><text:s text:c="14"/>{</text:p>
      <text:p text:style-name="P52"><text:s text:c="16"/>t.status &gt;= 200 &amp;&amp; t.status &lt;= 400 ? ( ( e, t ) =&gt; n( ( r =&gt; r.put( e, t ) ) ) )( e, t.clone() ).then( ( () =&gt;</text:p>
      <text:p text:style-name="P52"><text:s text:c="16"/>{</text:p>
      <text:p text:style-name="P52"><text:s text:c="18"/>o( t )</text:p>
      <text:p text:style-name="P52"><text:s text:c="16"/>} ) ) : o( t )</text:p>
      <text:p text:style-name="P52"><text:s text:c="14"/>} ) ).catch( ( e =&gt;</text:p>
      <text:p text:style-name="P52"><text:s text:c="14"/>{</text:p>
      <text:p text:style-name="P52"><text:s text:c="16"/>i( e )</text:p>
      <text:p text:style-name="P52"><text:s text:c="14"/>} ) ) : o( a )</text:p>
      <text:p text:style-name="P52"><text:s text:c="12"/>} ) )</text:p>
      <text:p text:style-name="P52"><text:s text:c="10"/>} ) )</text:p>
      <text:p text:style-name="P52"><text:s text:c="8"/>}</text:p>
      <text:p text:style-name="P52"><text:s text:c="6"/>},</text:p>
      <text:p text:style-name="P52"><text:s text:c="6"/>832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Gf: () =&gt; c,</text:p>
      <text:p text:style-name="P52"><text:s text:c="10"/>VO: () =&gt; b,</text:p>
      <text:p text:style-name="P52"><text:s text:c="10"/>WI: () =&gt; y,</text:p>
      <text:p text:style-name="P52"><text:s text:c="10"/>ZN: () =&gt; f,</text:p>
      <text:p text:style-name="P52"><text:s text:c="10"/>ZX: () =&gt; a,</text:p>
      <text:p text:style-name="P52"><text:s text:c="10"/>aE: () =&gt; h,</text:p>
      <text:p text:style-name="P52"><text:s text:c="10"/>aZ: () =&gt; l,</text:p>
      <text:p text:style-name="P52"><text:s text:c="10"/>ah: () =&gt; v,</text:p>
      <text:p text:style-name="P52"><text:s text:c="10"/>ny: () =&gt; u,</text:p>
      <text:p text:style-name="P52"><text:s text:c="10"/>p: () =&gt; d,</text:p>
      <text:p text:style-name="P52"><text:s text:c="10"/>pO: () =&gt; s,</text:p>
      <text:p text:style-name="P52"><text:s text:c="10"/>tC: () =&gt; p</text:p>
      <text:p text:style-name="P52"><text:s text:c="8"/>} );</text:p>
      <text:p text:style-name="P52"><text:s text:c="8"/>var n = r( 3348 );</text:p>
      <text:p text:style-name="P52"/>
      <text:p text:style-name="P52"><text:s text:c="8"/>function o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i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a = "data-csr",</text:p>
      <text:p text:style-name="P52"><text:s text:c="10"/>c = "data-var",</text:p>
      <text:p text:style-name="P52"><text:s text:c="10"/>s = e =&gt; e ? '[data-add-cart="'.concat( e, '"]' ) : "[data-add-cart]",</text:p>
      <text:p text:style-name="P52"><text:s text:c="10"/>l = () =&gt; "[data-trigpopup]",</text:p>
      <text:p text:style-name="P52"><text:s text:c="10"/>u = e =&gt; e.data( "addCart" ) || "default",</text:p>
      <text:p text:style-name="P52"><text:s text:c="10"/>p = e =&gt; e.data( "svar" ),</text:p>
      <text:p text:style-name="P52"><text:s text:c="10"/>f = e =&gt; e.get().hasAttribute( "data-xhr" ),</text:p>
      <text:p text:style-name="P52"><text:s text:c="10"/>d = e =&gt; e.get().hasAttribute( c ),</text:p>
      <text:p text:style-name="P52"><text:s text:c="10"/>h = e =&gt;</text:p>
      <text:p text:style-name="P52"><text:s text:c="10"/>{</text:p>
      <text:p text:style-name="P52"><text:s text:c="12"/>var t = p( e );</text:p>
      <text:p text:style-name="P52"><text:s text:c="12"/>return ( 0, n.JP )( u( e ), t || e.data( "sku" ), !!t )</text:p>
      <text:p text:style-name="P52"><text:s text:c="10"/>},</text:p>
      <text:p text:style-name="P52"><text:s text:c="10"/>v = function ()</text:p>
      <text:p text:style-name="P52"><text:s text:c="10"/>{</text:p>
      <text:p text:style-name="P52"><text:s text:c="12"/>var</text:p>
      <text:p text:style-name="P52"><text:s text:c="12"/>{</text:p>
      <text:p text:style-name="P52"><text:s text:c="14"/>current:</text:p>
      <text:p text:style-name="P52"><text:s text:c="14"/>{</text:p>
      <text:p text:style-name="P52"><text:s text:c="16"/>base: e</text:p>
      <text:p text:style-name="P52"><text:s text:c="14"/>} = {}</text:p>
      <text:p text:style-name="P52"><text:s text:c="12"/>} = arguments.length &gt; 0 &amp;&amp; void 0 !== arguments[ 0 ] ? arguments[ 0 ] :</text:p>
      <text:p text:style-name="P52"><text:s text:c="12"/>{};</text:p>
      <text:p text:style-name="P52"><text:s text:c="12"/>return e</text:p>
      <text:p text:style-name="P52"><text:s text:c="10"/>},</text:p>
      <text:p text:style-name="P52"><text:s text:c="10"/>b = e =&gt; "FORM" === e.tagName,</text:p>
      <text:p text:style-name="P52"><text:s text:c="10"/>y = function ( e )</text:p>
      <text:p text:style-name="P52"><text:s text:c="10"/>{</text:p>
      <text:p text:style-name="P52"><text:s text:c="12"/>var t = arguments.length &gt; 1 &amp;&amp; void 0 !== arguments[ 1 ] ? arguments[ 1 ] :</text:p>
      <text:p text:style-name="P52"><text:s text:c="14"/>{},</text:p>
      <text:p text:style-name="P52"><text:s text:c="14"/>r = arguments.length &gt; 2 &amp;&amp; void 0 !== arguments[ 2 ] ? arguments[ 2 ] : "updState",</text:p>
      <text:p text:style-name="P52"><text:s text:c="14"/>n = arguments.length &gt; 3 &amp;&amp; void 0 !== arguments[ 3 ] ? arguments[ 3 ] :</text:p>
      <text:p text:style-name="P52"><text:s text:c="14"/>{};</text:p>
      <text:p text:style-name="P52"><text:s text:c="12"/>e.dispatch( new CustomEvent( r, function ( e )</text:p>
      <text:p text:style-name="P52"><text:s text:c="12"/>{</text:p>
      <text:p text:style-name="P52"><text:s text:c="14"/>for ( var t = 1; t &lt; arguments.length; t++ )</text:p>
      <text:p text:style-name="P52"><text:s text:c="14"/>{</text:p>
      <text:p text:style-name="P52"><text:s text:c="16"/>var r = null != arguments[ t ] ? arguments[ t ] :</text:p>
      <text:p text:style-name="P52"><text:s text:c="16"/>{};</text:p>
      <text:p text:style-name="P52"><text:s text:c="16"/>t % 2 ? o( Object( r ), !0 ).forEach( ( function ( t )</text:p>
      <text:p text:style-name="P52"><text:s text:c="16"/>{</text:p>
      <text:p text:style-name="P52"><text:s text:c="18"/>i( e, t, r[ t ] )</text:p>
      <text:p text:style-name="P52"><text:s text:c="16"/>} ) ) : Object.getOwnPropertyDescriptors ? Object.defineProperties( e, Object.getOwnPropertyDescriptors( r ) ) : o( Object( r ) ).forEach( ( function ( t )</text:p>
      <text:p text:style-name="P52"><text:s text:c="16"/>{</text:p>
      <text:p text:style-name="P52"><text:s text:c="18"/>Object.defineProperty( e, t, Object.getOwnPropertyDescriptor( r, t ) )</text:p>
      <text:p text:style-name="P52"><text:s text:c="16"/>} ) )</text:p>
      <text:p text:style-name="P52"><text:s text:c="14"/>}</text:p>
      <text:p text:style-name="P52"><text:s text:c="14"/>return e</text:p>
      <text:p text:style-name="P52"><text:s text:c="12"/>}(</text:p>
      <text:p text:style-name="P52"><text:s text:c="12"/>{</text:p>
      <text:p text:style-name="P52"><text:s text:c="14"/>detail: t</text:p>
      <text:p text:style-name="P52"><text:s text:c="12"/>}, n ) ) )</text:p>
      <text:p text:style-name="P52"><text:s text:c="10"/>}</text:p>
      <text:p text:style-name="P52"><text:s text:c="6"/>},</text:p>
      <text:p text:style-name="P52"><text:s text:c="6"/>3348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JP: () =&gt; p,</text:p>
      <text:p text:style-name="P52"><text:s text:c="10"/>UM: () =&gt; f,</text:p>
      <text:p text:style-name="P52"><text:s text:c="10"/>bT: () =&gt; d,</text:p>
      <text:p text:style-name="P52"><text:s text:c="10"/>ow: () =&gt; u</text:p>
      <text:p text:style-name="P52"><text:s text:c="8"/>} );</text:p>
      <text:p text:style-name="P52"><text:s text:c="8"/>var n = r( 5016 ),</text:p>
      <text:p text:style-name="P52"><text:s text:c="10"/>o = [ "simple" ];</text:p>
      <text:p text:style-name="P52"/>
      <text:p text:style-name="P52"><text:s text:c="8"/>function i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><text:soft-page-break/></text:p>
      <text:p text:style-name="P52"><text:s text:c="8"/>function a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i( Object( r ), !0 ).forEach( ( function ( t )</text:p>
      <text:p text:style-name="P52"><text:s text:c="12"/>{</text:p>
      <text:p text:style-name="P52"><text:s text:c="14"/>c( e, t, r[ t ] )</text:p>
      <text:p text:style-name="P52"><text:s text:c="12"/>} ) ) : Object.getOwnPropertyDescriptors ? Object.defineProperties( e, Object.getOwnPropertyDescriptors( r ) ) : i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c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s = "addToCart",</text:p>
      <text:p text:style-name="P52"><text:s text:c="10"/>l = function ( e, t )</text:p>
      <text:p text:style-name="P52"><text:s text:c="10"/>{</text:p>
      <text:p text:style-name="P52"><text:s text:c="12"/>var r = arguments.length &gt; 2 &amp;&amp; void 0 !== arguments[ 2 ] ? arguments[ 2 ] :</text:p>
      <text:p text:style-name="P52"><text:s text:c="14"/>{},</text:p>
      <text:p text:style-name="P52"><text:s text:c="14"/>n = arguments.length &gt; 3 &amp;&amp; void 0 !== arguments[ 3 ] ? arguments[ 3 ] : "products",</text:p>
      <text:p text:style-name="P52"><text:s text:c="14"/>{</text:p>
      <text:p text:style-name="P52"><text:s text:c="16"/>simple: i = {}</text:p>
      <text:p text:style-name="P52"><text:s text:c="14"/>} = r,</text:p>
      <text:p text:style-name="P52"><text:s text:c="14"/>c = function ( e, t )</text:p>
      <text:p text:style-name="P52"><text:s text:c="14"/>{</text:p>
      <text:p text:style-name="P52"><text:s text:c="16"/>if ( null == e ) return {};</text:p>
      <text:p text:style-name="P52"><text:s text:c="16"/>var r, n, o = function ( e, t )</text:p>
      <text:p text:style-name="P52"><text:s text:c="16"/>{</text:p>
      <text:p text:style-name="P52"><text:s text:c="18"/>if ( null == e ) return {};</text:p>
      <text:p text:style-name="P52"><text:s text:c="18"/>var r, n, o = {},</text:p>
      <text:p text:style-name="P52"><text:s text:c="20"/>i = Object.keys( e );</text:p>
      <text:p text:style-name="P52"><text:s text:c="18"/>for ( n = 0; n &lt; i.length; n++ ) r = i[ n ], t.indexOf( r ) &gt;= 0 || ( o[ r ] = e[ r ] );</text:p>
      <text:p text:style-name="P52"><text:s text:c="18"/>return o</text:p>
      <text:p text:style-name="P52"><text:s text:c="16"/>}( e, t );</text:p>
      <text:p text:style-name="P52"><text:s text:c="16"/>if ( Object.getOwnPropertySymbols )</text:p>
      <text:p text:style-name="P52"><text:s text:c="16"/>{</text:p>
      <text:p text:style-name="P52"><text:s text:c="18"/>var i = Object.getOwnPropertySymbols( e );</text:p>
      <text:p text:style-name="P52"><text:s text:c="18"/>for ( n = 0; n &lt; i.length; n++ ) r = i[ n ], t.indexOf( r ) &gt;= 0 || Object.prototype.propertyIsEnumerable.call( e, r ) &amp;&amp; ( o[ r ] = e[ r ] )</text:p>
      <text:p text:style-name="P52"><text:s text:c="16"/>}</text:p>
      <text:p text:style-name="P52"><text:s text:c="16"/>return o</text:p>
      <text:p text:style-name="P52"><text:s text:c="14"/>}( r, o ),</text:p>
      <text:p text:style-name="P52"><text:s text:c="14"/>s = store.get( n, [] );</text:p>
      <text:p text:style-name="P52"><text:s text:c="12"/>( Array.isArray( s ) || s.length ) &amp;&amp; store.set( n, s.map( ( r =&gt; r.selectedVariation === t || r.sku === e ? a( a( a(</text:p>
      <text:p text:style-name="P52"><text:s text:c="12"/>{}, r ),</text:p>
      <text:p text:style-name="P52"><text:s text:c="12"/>{},</text:p>
      <text:p text:style-name="P52"><text:s text:c="12"/>{</text:p>
      <text:p text:style-name="P52"><text:s text:c="14"/>cart: c</text:p>
      <text:p text:style-name="P52"><text:s text:c="12"/>}, r.simples ?</text:p>
      <text:p text:style-name="P52"><text:s text:c="12"/>{</text:p>
      <text:p text:style-name="P52"><text:s text:c="14"/>simples: r.simples.map( ( e =&gt; e.sku === i.sku ? a( a(</text:p>
      <text:p text:style-name="P52"><text:s text:c="14"/>{}, e ),</text:p>
      <text:p text:style-name="P52"><text:s text:c="14"/>{},</text:p>
      <text:p text:style-name="P52"><text:s text:c="14"/>{</text:p>
      <text:p text:style-name="P52"><text:s text:c="16"/>cart: i</text:p>
      <text:p text:style-name="P52"><text:s text:c="14"/>} ) : e ) )</text:p>
      <text:p text:style-name="P52"><text:s text:c="12"/>} :</text:p>
      <text:p text:style-name="P52"><text:s text:c="12"/>{} ), r.simple ?</text:p>
      <text:p text:style-name="P52"><text:s text:c="12"/>{</text:p>
      <text:p text:style-name="P52"><text:s text:c="14"/>simple: a( a(</text:p>
      <text:p text:style-name="P52"><text:s text:c="14"/>{}, r.simple ),</text:p>
      <text:p text:style-name="P52"><text:s text:c="14"/>{},</text:p>
      <text:p text:style-name="P52"><text:s text:c="14"/>{</text:p>
      <text:p text:style-name="P52"><text:s text:c="16"/>cart: i</text:p>
      <text:p text:style-name="P52"><text:s text:c="14"/>} )</text:p>
      <text:p text:style-name="P52"><text:s text:c="12"/>} :</text:p>
      <text:p text:style-name="P52"><text:s text:c="12"/>{} ) : r ) ) )</text:p>
      <text:p text:style-name="P52"><text:s text:c="10"/>},</text:p>
      <text:p text:style-name="P52"><text:s text:c="10"/>u = ( e, t, r ) =&gt;</text:p>
      <text:p text:style-name="P52"><text:s text:c="10"/>{</text:p>
      <text:p text:style-name="P52"><text:s text:c="12"/>e &amp;&amp; ( Object.keys( store.get( s,</text:p>
      <text:p text:style-name="P52"><text:s text:c="12"/>{} ) ).forEach( ( n =&gt;</text:p>
      <text:p text:style-name="P52"><text:s text:c="12"/>{</text:p>
      <text:p text:style-name="P52"><text:s text:c="14"/>l( e, t, r, "".concat( s, "." ).concat( n, ".products" ) )</text:p>
      <text:p text:style-name="P52"><text:s text:c="12"/>} ) ), l( e, t, r ) )</text:p>
      <text:p text:style-name="P52"><text:s text:c="10"/>},</text:p>
      <text:p text:style-name="P52"><text:s text:c="10"/>p = ( e, t, r ) =&gt;</text:p>
      <text:p text:style-name="P52"><text:s text:c="10"/>{</text:p>
      <text:p text:style-name="P52"><text:s text:c="12"/>var o = d( "".concat( e, ".products" ), [] ),</text:p>
      <text:p text:style-name="P52"><text:s text:c="14"/>i = r ? "selectedVariation" : "sku";</text:p>
      <text:p text:style-name="P52"><text:s text:c="12"/>return o.length ? ( 0, n.wv )( o, t, i ) : ( 0, n.cs )( t, i )</text:p>
      <text:p text:style-name="P52"><text:s text:c="10"/>},</text:p>
      <text:p text:style-name="P52"><text:s text:c="10"/>f = function ( e )</text:p>
      <text:p text:style-name="P52"><text:s text:c="10"/>{</text:p>
      <text:p text:style-name="P52"><text:s text:c="12"/>var t = arguments.length &gt; 1 &amp;&amp; void 0 !== arguments[ 1 ] ? arguments[ 1 ] : [];</text:p>
      <text:p text:style-name="P52"><text:s text:c="12"/>return store.set( "".concat( s, "." ).concat( e, ".products" ), t )</text:p>
      <text:p text:style-name="P52"><text:s text:c="10"/>},</text:p>
      <text:p text:style-name="P52"><text:s text:c="10"/>d = ( e, t ) =&gt; store.get( "".concat( s, "." ).concat( e ), t )</text:p>
      <text:p text:style-name="P52"><text:s text:c="6"/>},</text:p>
      <text:p text:style-name="P52"><text:s text:c="6"/>6310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HG: () =&gt; n</text:p>
      <text:p text:style-name="P52"><text:s text:c="8"/>} );</text:p>
      <text:p text:style-name="P52"><text:s text:c="8"/>var n = e =&gt; "remove" === e.data( "actionType" ) || o( e ),</text:p>
      <text:p text:style-name="P52"><text:s text:c="10"/>o = e =&gt;</text:p>
      <text:p text:style-name="P52"><text:s text:c="10"/>{</text:p>
      <text:p text:style-name="P52"><text:s text:c="12"/>var t = ( e =&gt; e.get() &amp;&amp; e.find( 'input[name="simpleSku"]' ) )( e );</text:p>
      <text:p text:style-name="P52"><text:s text:c="12"/>return e.get().checkValidity() &amp;&amp; t &amp;&amp; "false" !== t.val()</text:p>
      <text:p text:style-name="P52"><text:s text:c="10"/>}</text:p>
      <text:p text:style-name="P52"><text:s text:c="6"/>},</text:p>
      <text:p text:style-name="P52"><text:s text:c="6"/>3423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p</text:p>
      <text:p text:style-name="P52"><text:s text:c="8"/>} );</text:p>
      <text:p text:style-name="P52"><text:s text:c="8"/>var n = r( 8604 ),</text:p>
      <text:p text:style-name="P52"><text:s text:c="10"/>o = r( 7969 ),</text:p>
      <text:p text:style-name="P52"><text:s text:c="10"/>i = r( 8355 ),</text:p>
      <text:p text:style-name="P52"><text:s text:c="10"/>a = r( 5885 ),</text:p>
      <text:p text:style-name="P52"><text:s text:c="10"/>c = r( 2724 );</text:p>
      <text:p text:style-name="P52"/>
      <text:p text:style-name="P52"><text:s text:c="8"/>function s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l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s( Object( r ), !0 ).forEach( ( function ( t )</text:p>
      <text:p text:style-name="P52"><text:s text:c="12"/>{</text:p>
      <text:p text:style-name="P52"><text:s text:c="14"/>u( e, t, r[ t ] )</text:p>
      <text:p text:style-name="P52"><text:s text:c="12"/>} ) ) : Object.getOwnPropertyDescriptors ? Object.defineProperties( e, Object.getOwnPropertyDescriptors( r ) ) : s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u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const p = e =&gt;</text:p>
      <text:p text:style-name="P52"><text:s text:c="8"/>{</text:p>
      <text:p text:style-name="P52"><text:s text:c="10"/>var t, r = null,</text:p>
      <text:p text:style-name="P52"><text:s text:c="12"/>s = ( 0, i.Z )( e,</text:p>
      <text:p text:style-name="P52"><text:s text:c="12"/>{</text:p>
      <text:p text:style-name="P52"><text:s text:c="14"/>scrollToError: !1</text:p>
      <text:p text:style-name="P52"><text:s text:c="12"/>} ),</text:p>
      <text:p text:style-name="P52"><text:s text:c="12"/>u = s.get(),</text:p>
      <text:p text:style-name="P52"><text:s text:c="12"/>p = u.get();</text:p>
      <text:p text:style-name="P52"><text:s text:c="10"/>p &amp;&amp; ( u.findAll( "button" ).forEach( ( e =&gt;</text:p>
      <text:p text:style-name="P52"><text:s text:c="10"/>{</text:p>
      <text:p text:style-name="P52"><text:s text:c="12"/>$h( e ).on( "click", ( e =&gt;</text:p>
      <text:p text:style-name="P52"><text:s text:c="12"/>{</text:p>
      <text:p text:style-name="P52"><text:s text:c="14"/>e.stopImmediatePropagation(), r = e.currentTarget</text:p>
      <text:p text:style-name="P52"><text:s text:c="12"/>} ) )</text:p>
      <text:p text:style-name="P52"><text:s text:c="10"/>} ) ), u.on( "submit", ( i =&gt;</text:p>
      <text:p text:style-name="P52"><text:s text:c="10"/>{</text:p>
      <text:p text:style-name="P52"><text:s text:c="12"/>i.preventDefault();</text:p>
      <text:p text:style-name="P52"><text:s text:c="12"/>var f = u.find( ":focus" ),</text:p>
      <text:p text:style-name="P52"><text:s text:c="14"/>d = f ? f.get() : r;</text:p>
      <text:p text:style-name="P52"><text:s text:c="12"/>d &amp;&amp; d.name &amp;&amp; "BUTTON" !== d.nodeName || ( clearTimeout( t ), t = setTimeout( ( () =&gt;</text:p>
      <text:p text:style-name="P52"><text:s text:c="12"/>{</text:p>
      <text:p text:style-name="P52"><text:s text:c="14"/>var t = new FormData( p );</text:p>
      <text:p text:style-name="P52"><text:s text:c="14"/>t.append( d.name, d.value ), s.clearAllErrors(), ( 0, n.Z )( u.get( "action" ), ( 0, o.F )( "POST",</text:p>
      <text:p text:style-name="P52"><text:s text:c="14"/>{</text:p>
      <text:p text:style-name="P52"><text:s text:c="16"/>credentials: "same-origin",</text:p>
      <text:p text:style-name="P52"><text:s text:c="16"/>body: t</text:p>
      <text:p text:style-name="P52"><text:s text:c="14"/>}, !1 ) ).then( ( t =&gt;</text:p>
      <text:p text:style-name="P52"><text:s text:c="14"/>{</text:p>
      <text:p text:style-name="P52"><text:s text:c="16"/>var</text:p>
      <text:p text:style-name="P52"><text:s text:c="16"/>{</text:p>
      <text:p text:style-name="P52"><text:s text:c="18"/>formMessages: n,</text:p>
      <text:p text:style-name="P52"><text:s text:c="18"/>messages: o = []</text:p>
      <text:p text:style-name="P52"><text:s text:c="16"/>} = t, i = r.value;</text:p>
      <text:p text:style-name="P52"><text:s text:c="16"/>r = null, o.length ? "#nl-pop-f" === e &amp;&amp; ( ( 0, c.j4 )(</text:p>
      <text:p text:style-name="P52"><text:s text:c="16"/>{</text:p>
      <text:p text:style-name="P52"><text:s text:c="18"/>shouldHandleTracking: !1</text:p>
      <text:p text:style-name="P52"><text:s text:c="16"/>} ), "success" === o[ 0 ].type &amp;&amp; p.hasAttribute( "data-track-onnlsuccess" ) &amp;&amp; ( 0, a._H )( l( l(</text:p>
      <text:p text:style-name="P52"><text:s text:c="16"/>{}, ( 0, a.O5 )( u.data() ) ),</text:p>
      <text:p text:style-name="P52"><text:s text:c="16"/>{},</text:p>
      <text:p text:style-name="P52"><text:s text:c="16"/>{</text:p>
      <text:p text:style-name="P52"><text:s text:c="18"/>eventLabel: i</text:p>
      <text:p text:style-name="P52"><text:s text:c="16"/>} ) ) ) : s.hydrateErrors( u, n )</text:p>
      <text:p text:style-name="P52"><text:s text:c="14"/>} ) ).catch( ( e =&gt;</text:p>
      <text:p text:style-name="P52"><text:s text:c="14"/>{</text:p>
      <text:p text:style-name="P52"><text:s text:c="16"/>r = null</text:p>
      <text:p text:style-name="P52"><text:s text:c="14"/>} ) )</text:p>
      <text:p text:style-name="P52"><text:s text:c="12"/>} ), 500 ) )</text:p>
      <text:p text:style-name="P52"><text:s text:c="10"/>} ) ) )</text:p>
      <text:p text:style-name="P52"><text:s text:c="8"/>}</text:p>
      <text:p text:style-name="P52"><text:s text:c="6"/>},</text:p>
      <text:p text:style-name="P52"><text:s text:c="6"/>5016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wv: () =&gt; n,</text:p>
      <text:p text:style-name="P52"><text:s text:c="10"/>cs: () =&gt; o,</text:p>
      <text:p text:style-name="P52"><text:s text:c="10"/>t1: () =&gt; i</text:p>
      <text:p text:style-name="P52"><text:s text:c="8"/>} );</text:p>
      <text:p text:style-name="P52"><text:s text:c="8"/>var n = function ()</text:p>
      <text:p text:style-name="P52"><text:s text:c="10"/>{</text:p>
      <text:p text:style-name="P52"><text:s text:c="12"/>var e = arguments.length &gt; 0 &amp;&amp; void 0 !== arguments[ 0 ] ? arguments[ 0 ] : [],</text:p>
      <text:p text:style-name="P52"><text:s text:c="14"/>t = arguments.length &gt; 1 ? arguments[ 1 ] : void 0,</text:p>
      <text:p text:style-name="P52"><text:s text:c="14"/>r = arguments.length &gt; 2 &amp;&amp; void 0 !== arguments[ 2 ] ? arguments[ 2 ] : "sku";</text:p>
      <text:p text:style-name="P52"><text:s text:c="12"/>return Array.isArray( e ) &amp;&amp; t &amp;&amp; e.find( ( e =&gt; e[ r ] === t ) ) ||</text:p>
      <text:p text:style-name="P52"><text:s text:c="12"/>{}</text:p>
      <text:p text:style-name="P52"><text:s text:c="10"/>},</text:p>
      <text:p text:style-name="P52"><text:s text:c="10"/>o = ( e, t ) =&gt; n( store.get( "products", [] ), e, t ),</text:p>
      <text:p text:style-name="P52"><text:s text:c="10"/>i = ( e, t ) =&gt; function ()</text:p>
      <text:p text:style-name="P52"><text:s text:c="10"/>{</text:p>
      <text:p text:style-name="P52"><text:s text:c="12"/>var e = arguments.length &gt; 0 &amp;&amp; void 0 !== arguments[ 0 ] ? arguments[ 0 ] : [],</text:p>
      <text:p text:style-name="P52"><text:s text:c="14"/>{</text:p>
      <text:p text:style-name="P52"><text:s text:c="16"/>mapOptions: t = !1</text:p>
      <text:p text:style-name="P52"><text:s text:c="14"/>} = arguments.length &gt; 1 &amp;&amp; void 0 !== arguments[ 1 ] ? arguments[ 1 ] :</text:p>
      <text:p text:style-name="P52"><text:s text:c="14"/>{},</text:p>
      <text:p text:style-name="P52"><text:s text:c="14"/>r = {},</text:p>
      <text:p text:style-name="P52"><text:s text:c="14"/>n = [];</text:p>
      <text:p text:style-name="P52"><text:s text:c="12"/>return e.forEach( ( function ()</text:p>
      <text:p text:style-name="P52"><text:s text:c="12"/>{</text:p>
      <text:p text:style-name="P52"><text:s text:c="14"/>var e = arguments.length &gt; 0 &amp;&amp; void 0 !== arguments[ 0 ] ? arguments[ 0 ] :</text:p>
      <text:p text:style-name="P52"><text:s text:c="16"/>{},</text:p>
      <text:p text:style-name="P52"><text:s text:c="16"/>o = arguments.length &gt; 1 ? arguments[ 1 ] : void 0,</text:p>
      <text:p text:style-name="P52"><text:s text:c="16"/>{</text:p>
      <text:p text:style-name="P52"><text:s text:c="18"/>sku: i</text:p>
      <text:p text:style-name="P52"><text:s text:c="16"/>} = e;</text:p>
      <text:p text:style-name="P52"><text:s text:c="14"/>r[ i ] = o, t &amp;&amp; n.push(</text:p>
      <text:p text:style-name="P52"><text:s text:c="14"/>{</text:p>
      <text:p text:style-name="P52"><text:s text:c="16"/>text: e.name,</text:p>
      <text:p text:style-name="P52"><text:s text:c="16"/>value: e.sku,</text:p>
      <text:p text:style-name="P52"><text:s text:c="16"/>disabled: !e.isBuyable</text:p>
      <text:p text:style-name="P52"><text:s text:c="14"/>} )</text:p>
      <text:p text:style-name="P52"><text:s text:c="12"/>} ) ), Object.freeze(</text:p>
      <text:p text:style-name="P52"><text:s text:c="12"/>{</text:p>
      <text:p text:style-name="P52"><text:s text:c="14"/>getOptions: () =&gt; n,</text:p>
      <text:p text:style-name="P52"><text:s text:c="14"/>getAll: () =&gt; e,</text:p>
      <text:p text:style-name="P52"><text:s text:c="14"/>getBySku: t =&gt; void 0 !== r[ t ] &amp;&amp; e[ r[ t ] ] ||</text:p>
      <text:p text:style-name="P52"><text:s text:c="14"/>{}</text:p>
      <text:p text:style-name="P52"><text:s text:c="12"/>} )</text:p>
      <text:p text:style-name="P52"><text:s text:c="10"/>}( o( e, t ).simples || store.get( "simples", [] ) )</text:p>
      <text:p text:style-name="P52"><text:s text:c="6"/>},</text:p>
      <text:p text:style-name="P52"><text:s text:c="6"/>5627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y: () =&gt; u</text:p>
      <text:p text:style-name="P52"><text:s text:c="8"/>} );</text:p>
      <text:p text:style-name="P52"><text:s text:c="8"/>var n = r( 3793 ),</text:p>
      <text:p text:style-name="P52"><text:s text:c="10"/>o = r( 7082 ),</text:p>
      <text:p text:style-name="P52"><text:s text:c="10"/>i = r( 2641 );</text:p>
      <text:p text:style-name="P52"/>
      <text:p text:style-name="P52"><text:s text:c="8"/>function a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oft-page-break/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c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a( Object( r ), !0 ).forEach( ( function ( t )</text:p>
      <text:p text:style-name="P52"><text:s text:c="12"/>{</text:p>
      <text:p text:style-name="P52"><text:s text:c="14"/>s( e, t, r[ t ] )</text:p>
      <text:p text:style-name="P52"><text:s text:c="12"/>} ) ) : Object.getOwnPropertyDescriptors ? Object.defineProperties( e, Object.getOwnPropertyDescriptors( r ) ) : a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s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l = {</text:p>
      <text:p text:style-name="P52"><text:s text:c="12"/>customer: e =&gt;</text:p>
      <text:p text:style-name="P52"><text:s text:c="12"/>{</text:p>
      <text:p text:style-name="P52"><text:s text:c="14"/>var t = e.data( "pageType" ),</text:p>
      <text:p text:style-name="P52"><text:s text:c="16"/>r = ( 0, i.e )( "customerUuid" );</text:p>
      <text:p text:style-name="P52"><text:s text:c="14"/>return t ?</text:p>
      <text:p text:style-name="P52"><text:s text:c="14"/>{</text:p>
      <text:p text:style-name="P52"><text:s text:c="16"/>url: ( 0, n.D )( "/fragment/recommendations/page-types/".concat( t, "/" ), c(</text:p>
      <text:p text:style-name="P52"><text:s text:c="16"/>{}, r ?</text:p>
      <text:p text:style-name="P52"><text:s text:c="16"/>{</text:p>
      <text:p text:style-name="P52"><text:s text:c="18"/>uid: r</text:p>
      <text:p text:style-name="P52"><text:s text:c="16"/>} :</text:p>
      <text:p text:style-name="P52"><text:s text:c="16"/>{} ) )</text:p>
      <text:p text:style-name="P52"><text:s text:c="14"/>} :</text:p>
      <text:p text:style-name="P52"><text:s text:c="14"/>{}</text:p>
      <text:p text:style-name="P52"><text:s text:c="12"/>},</text:p>
      <text:p text:style-name="P52"><text:s text:c="12"/>lastViewed: e =&gt;</text:p>
      <text:p text:style-name="P52"><text:s text:c="12"/>{</text:p>
      <text:p text:style-name="P52"><text:s text:c="14"/>var t = localCache( "rec_viewed" ).get() || [],</text:p>
      <text:p text:style-name="P52"><text:s text:c="16"/>r = ( e.data( "exclude" ) || "" ).split( "," ),</text:p>
      <text:p text:style-name="P52"><text:s text:c="16"/>i = e.data( "limit" ) || 12,</text:p>
      <text:p text:style-name="P52"><text:s text:c="16"/>a = r.length &gt; 0 ? t.filter( ( e =&gt; -1 === r.indexOf( e ) ) ) : t;</text:p>
      <text:p text:style-name="P52"><text:s text:c="14"/>return a.length &gt; 0 ?</text:p>
      <text:p text:style-name="P52"><text:s text:c="14"/>{</text:p>
      <text:p text:style-name="P52"><text:s text:c="16"/>url: ( 0, n.D )( "/fragment/products/",</text:p>
      <text:p text:style-name="P52"><text:s text:c="16"/>{</text:p>
      <text:p text:style-name="P52"><text:s text:c="18"/>sku: a.slice( 0, i )</text:p>
      <text:p text:style-name="P52"><text:s text:c="16"/>} ),</text:p>
      <text:p text:style-name="P52"><text:s text:c="16"/>seeAllUrl: ( 0, n.D )( ( 0, o.Z )( "lastviewed" ),</text:p>
      <text:p text:style-name="P52"><text:s text:c="16"/>{</text:p>
      <text:p text:style-name="P52"><text:s text:c="18"/>prods: t.length</text:p>
      <text:p text:style-name="P52"><text:s text:c="16"/>} )</text:p>
      <text:p text:style-name="P52"><text:s text:c="14"/>} :</text:p>
      <text:p text:style-name="P52"><text:s text:c="14"/>{}</text:p>
      <text:p text:style-name="P52"><text:s text:c="12"/>},</text:p>
      <text:p text:style-name="P52"><text:s text:c="12"/>lastSearched: () =&gt;</text:p>
      <text:p text:style-name="P52"><text:s text:c="12"/>{</text:p>
      <text:p text:style-name="P52"><text:s text:c="14"/>var</text:p>
      <text:p text:style-name="P52"><text:s text:c="14"/>{</text:p>
      <text:p text:style-name="P52"><text:s text:c="16"/>skus: e = [],</text:p>
      <text:p text:style-name="P52"><text:s text:c="16"/>searchUri: t = "",</text:p>
      <text:p text:style-name="P52"><text:s text:c="16"/>searchTerm: r = ""</text:p>
      <text:p text:style-name="P52"><text:s text:c="14"/>} = localCache( "rec_searched" ).get() ||</text:p>
      <text:p text:style-name="P52"><text:s text:c="14"/>{};</text:p>
      <text:p text:style-name="P52"><text:s text:c="14"/>return e.length &gt; 0 ?</text:p>
      <text:p text:style-name="P52"><text:s text:c="14"/>{</text:p>
      <text:p text:style-name="P52"><text:s text:c="16"/>url: ( 0, n.D )( "/fragment/products/",</text:p>
      <text:p text:style-name="P52"><text:s text:c="16"/>{</text:p>
      <text:p text:style-name="P52"><text:s text:c="18"/>sku: e</text:p>
      <text:p text:style-name="P52"><text:s text:c="16"/>} ),</text:p>
      <text:p text:style-name="P52"><text:s text:c="16"/>seeAllUrl: t,</text:p>
      <text:p text:style-name="P52"><text:s text:c="16"/>subTitle: r</text:p>
      <text:p text:style-name="P52"><text:s text:c="14"/>} :</text:p>
      <text:p text:style-name="P52"><text:s text:c="14"/>{}</text:p>
      <text:p text:style-name="P52"><text:s text:c="12"/>},</text:p>
      <text:p text:style-name="P52"><text:s text:c="12"/>seller: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sellerId: t,</text:p>
      <text:p text:style-name="P52"><text:s text:c="16"/>exclude: r</text:p>
      <text:p text:style-name="P52"><text:s text:c="14"/>} = e.data();</text:p>
      <text:p text:style-name="P52"><text:s text:c="14"/>return t ?</text:p>
      <text:p text:style-name="P52"><text:s text:c="14"/>{</text:p>
      <text:p text:style-name="P52"><text:s text:c="16"/>url: ( 0, n.D )( "/fragment/sellers/".concat( t, "/products/" ),</text:p>
      <text:p text:style-name="P52"><text:s text:c="16"/>{</text:p>
      <text:p text:style-name="P52"><text:s text:c="18"/>excludeSku: r</text:p>
      <text:p text:style-name="P52"><text:s text:c="16"/>} ),</text:p>
      <text:p text:style-name="P52"><text:s text:c="16"/>useCache: !1</text:p>
      <text:p text:style-name="P52"><text:s text:c="14"/>} :</text:p>
      <text:p text:style-name="P52"><text:s text:c="14"/>{}</text:p>
      <text:p text:style-name="P52"><text:s text:c="12"/>},</text:p>
      <text:p text:style-name="P52"><text:s text:c="12"/>product: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sku: t,</text:p>
      <text:p text:style-name="P52"><text:s text:c="16"/>pageType: r,</text:p>
      <text:p text:style-name="P52"><text:s text:c="16"/>strategy: o</text:p>
      <text:p text:style-name="P52"><text:s text:c="14"/>} = e.data();</text:p>
      <text:p text:style-name="P52"><text:s text:c="14"/>return t &amp;&amp; r ?</text:p>
      <text:p text:style-name="P52"><text:s text:c="14"/>{</text:p>
      <text:p text:style-name="P52"><text:s text:c="16"/>url: ( 0, n.D )( "/fragment/recommendations/products/".concat( t, "/page-types/" ).concat( r, "/" ),</text:p>
      <text:p text:style-name="P52"><text:s text:c="16"/>{</text:p>
      <text:p text:style-name="P52"><text:s text:c="18"/>strategy: o</text:p>
      <text:p text:style-name="P52"><text:s text:c="16"/>} ),</text:p>
      <text:p text:style-name="P52"><text:s text:c="16"/>useCache: !1</text:p>
      <text:p text:style-name="P52"><text:s text:c="14"/>} :</text:p>
      <text:p text:style-name="P52"><text:s text:c="14"/>{}</text:p>
      <text:p text:style-name="P52"><text:s text:c="12"/>},</text:p>
      <text:p text:style-name="P52"><text:s text:c="12"/>sponsored: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url: t</text:p>
      <text:p text:style-name="P52"><text:s text:c="14"/>} = e.data();</text:p>
      <text:p text:style-name="P52"><text:s text:c="14"/>return t ?</text:p>
      <text:p text:style-name="P52"><text:s text:c="14"/>{</text:p>
      <text:p text:style-name="P52"><text:s text:c="16"/>url: t,</text:p>
      <text:p text:style-name="P52"><text:s text:c="16"/>useCache: !1</text:p>
      <text:p text:style-name="P52"><text:s text:c="14"/>} :</text:p>
      <text:p text:style-name="P52"><text:s text:c="14"/>{}</text:p>
      <text:p text:style-name="P52"><text:s text:c="12"/>}</text:p>
      <text:p text:style-name="P52"><text:s text:c="10"/>},</text:p>
      <text:p text:style-name="P52"><text:s text:c="10"/>u = ( e, t ) =&gt; l[ e ] ? l[ e ]( t ) :</text:p>
      <text:p text:style-name="P52"><text:s text:c="10"/>{}</text:p>
      <text:p text:style-name="P52"><text:s text:c="6"/>},</text:p>
      <text:p text:style-name="P52"><text:s text:c="6"/>9275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Bh: () =&gt; n,</text:p>
      <text:p text:style-name="P52"><text:s text:c="10"/>yc: () =&gt; o</text:p>
      <text:p text:style-name="P52"><text:s text:c="8"/>} );</text:p>
      <text:p text:style-name="P52"><text:s text:c="8"/>var n = e =&gt;</text:p>
      <text:p text:style-name="P52"><text:s text:c="10"/>{</text:p>
      <text:p text:style-name="P52"><text:s text:c="12"/>var</text:p>
      <text:p text:style-name="P52"><text:s text:c="12"/>{</text:p>
      <text:p text:style-name="P52"><text:s text:c="14"/>capiId: t</text:p>
      <text:p text:style-name="P52"><text:s text:c="12"/>} = e;</text:p>
      <text:p text:style-name="P52"><text:s text:c="12"/>t &amp;&amp; store.set( "capiId", t ),</text:p>
      <text:p text:style-name="P52"><text:s text:c="14"/>function ( e )</text:p>
      <text:p text:style-name="P52"><text:s text:c="14"/>{</text:p>
      <text:p text:style-name="P52"><text:s text:c="16"/>var t = arguments.length &gt; 1 &amp;&amp; void 0 !== arguments[ 1 ] ? arguments[ 1 ] : $doc;</text:p>
      <text:p text:style-name="P52"><text:s text:c="16"/>e &amp;&amp; t.findAll( '[name="capiId"]' ).forEach( ( t =&gt;</text:p>
      <text:p text:style-name="P52"><text:s text:c="16"/>{</text:p>
      <text:p text:style-name="P52"><text:s text:c="18"/>$h( t ).attr( "value", e )</text:p>
      <text:p text:style-name="P52"><text:s text:c="16"/>} ) )</text:p>
      <text:p text:style-name="P52"><text:s text:c="14"/>}( t )</text:p>
      <text:p text:style-name="P52"><text:s text:c="10"/>},</text:p>
      <text:p text:style-name="P52"><text:s text:c="10"/>o = () =&gt; store.get( "capiId" )</text:p>
      <text:p text:style-name="P52"><text:s text:c="6"/>},</text:p>
      <text:p text:style-name="P52"><text:s text:c="6"/>165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x: () =&gt; f,</text:p>
      <text:p text:style-name="P52"><text:s text:c="10"/>b: () =&gt; p</text:p>
      <text:p text:style-name="P52"><text:s text:c="8"/>} );</text:p>
      <text:p text:style-name="P52"><text:s text:c="8"/>const n = ( ...e ) =&gt; e.filter( Boolean ).join( "_" );</text:p>
      <text:p text:style-name="P52"><text:s text:c="8"/>var o = r( 5324 );</text:p>
      <text:p text:style-name="P52"/>
      <text:p text:style-name="P52"><text:s text:c="8"/>function i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a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i( Object( r ), !0 ).forEach( ( function ( t )</text:p>
      <text:p text:style-name="P52"><text:s text:c="12"/>{</text:p>
      <text:p text:style-name="P52"><text:s text:c="14"/>c( e, t, r[ t ] )</text:p>
      <text:p text:style-name="P52"><text:s text:c="12"/>} ) ) : Object.getOwnPropertyDescriptors ? Object.defineProperties( e, Object.getOwnPropertyDescriptors( r ) ) : i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c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s = [ "name", "id", "price", "brand", "category", "list", "position", "sponadinfo", "dimension23", "dimension26", "dimension27", "dimension28", "dimension37", "dimension43", "dimension44" ],</text:p>
      <text:p text:style-name="P52"><text:s text:c="10"/>l = [ ...s, "price", "variant", "quantity" ],</text:p>
      <text:p text:style-name="P52"><text:s text:c="10"/>u = ( e, t ) =&gt; e.reduce( ( ( e, r ) =&gt; a( a(</text:p>
      <text:p text:style-name="P52"><text:s text:c="10"/>{}, e ),</text:p>
      <text:p text:style-name="P52"><text:s text:c="10"/>{},</text:p>
      <text:p text:style-name="P52"><text:s text:c="10"/>{</text:p>
      <text:p text:style-name="P52"><text:s text:c="12"/>[ r ]: t[ r ]</text:p>
      <text:p text:style-name="P52"><text:s text:c="10"/>} ) ),</text:p>
      <text:p text:style-name="P52"><text:s text:c="10"/>{} ),</text:p>
      <text:p text:style-name="P52"><text:s text:c="10"/>p = e =&gt; u( s, a( a(</text:p>
      <text:p text:style-name="P52"><text:s text:c="10"/>{}, e.data() ), ( e =&gt;</text:p>
      <text:p text:style-name="P52"><text:s text:c="10"/>{</text:p>
      <text:p text:style-name="P52"><text:s text:c="12"/>var t = e.closest( "[data-list]" );</text:p>
      <text:p text:style-name="P52"><text:s text:c="12"/>if ( !t ) return {};</text:p>
      <text:p text:style-name="P52"><text:s text:c="12"/>var r = t.data( "list" ),</text:p>
      <text:p text:style-name="P52"><text:s text:c="14"/>i = t.find( ".reco-w" ),</text:p>
      <text:p text:style-name="P52"><text:s text:c="14"/>a = i &amp;&amp; i.data( "recoType" );</text:p>
      <text:p text:style-name="P52"><text:s text:c="12"/>return {</text:p>
      <text:p text:style-name="P52"><text:s text:c="14"/>list: n( o.K1.pageKey, r, a )</text:p>
      <text:p text:style-name="P52"><text:s text:c="12"/>}</text:p>
      <text:p text:style-name="P52"><text:s text:c="10"/>} )( e ) ) ),</text:p>
      <text:p text:style-name="P52"><text:s text:c="10"/>f = e =&gt; u( l, a( a(</text:p>
      <text:p text:style-name="P52"><text:s text:c="10"/>{}, e.data() ),</text:p>
      <text:p text:style-name="P52"><text:s text:c="10"/>{},</text:p>
      <text:p text:style-name="P52"><text:s text:c="10"/>{</text:p>
      <text:p text:style-name="P52"><text:s text:c="12"/>quantity: e.data( "quantity" ) || 1</text:p>
      <text:p text:style-name="P52"><text:s text:c="10"/>} ) )</text:p>
      <text:p text:style-name="P52"><text:s text:c="6"/>},</text:p>
      <text:p text:style-name="P52"><text:s text:c="6"/>532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U3: () =&gt; c,</text:p>
      <text:p text:style-name="P52"><text:s text:c="10"/>O7: () =&gt; s,</text:p>
      <text:p text:style-name="P52"><text:s text:c="10"/>TE: () =&gt; l,</text:p>
      <text:p text:style-name="P52"><text:s text:c="10"/>AQ: () =&gt; p,</text:p>
      <text:p text:style-name="P52"><text:s text:c="10"/>vP: () =&gt; u,</text:p>
      <text:p text:style-name="P52"><text:s text:c="10"/>K1: () =&gt; a,</text:p>
      <text:p text:style-name="P52"><text:s text:c="10"/>xp: () =&gt; d,</text:p>
      <text:p text:style-name="P52"><text:s text:c="10"/>tT: () =&gt; f</text:p>
      <text:p text:style-name="P52"><text:s text:c="8"/>} );</text:p>
      <text:p text:style-name="P52"><text:s text:c="8"/>var n = r( 1654 ),</text:p>
      <text:p text:style-name="P52"><text:s text:c="10"/>o = [ "list" ];</text:p>
      <text:p text:style-name="P52"/>
      <text:p text:style-name="P52"><text:s text:c="8"/>function i( e, t )</text:p>
      <text:p text:style-name="P52"><text:s text:c="8"/>{</text:p>
      <text:p text:style-name="P52"><text:s text:c="10"/>if ( null == e ) return {};</text:p>
      <text:p text:style-name="P52"><text:s text:c="10"/>var r, n, o = function ( e, t )</text:p>
      <text:p text:style-name="P52"><text:s text:c="10"/>{</text:p>
      <text:p text:style-name="P52"><text:s text:c="12"/>if ( null == e ) return {};</text:p>
      <text:p text:style-name="P52"><text:s text:c="12"/>var r, n, o = {},</text:p>
      <text:p text:style-name="P52"><text:s text:c="14"/>i = Object.keys( e );</text:p>
      <text:p text:style-name="P52"><text:s text:c="12"/>for ( n = 0; n &lt; i.length; n++ ) r = i[ n ], t.indexOf( r ) &gt;= 0 || ( o[ r ] = e[ r ] );</text:p>
      <text:p text:style-name="P52"><text:s text:c="12"/>return o</text:p>
      <text:p text:style-name="P52"><text:s text:c="10"/>}( e, t );</text:p>
      <text:p text:style-name="P52"><text:s text:c="10"/>if ( Object.getOwnPropertySymbols )</text:p>
      <text:p text:style-name="P52"><text:s text:c="10"/>{</text:p>
      <text:p text:style-name="P52"><text:s text:c="12"/>var i = Object.getOwnPropertySymbols( e );</text:p>
      <text:p text:style-name="P52"><text:s text:c="12"/>for ( n = 0; n &lt; i.length; n++ ) r = i[ n ], t.indexOf( r ) &gt;= 0 || Object.prototype.propertyIsEnumerable.call( e, r ) &amp;&amp; ( o[ r ] = e[ r ] )</text:p>
      <text:p text:style-name="P52"><text:s text:c="10"/>}</text:p>
      <text:p text:style-name="P52"><text:s text:c="10"/>return o</text:p>
      <text:p text:style-name="P52"><text:s text:c="8"/>}</text:p>
      <text:p text:style-name="P52"><text:s text:c="8"/>var a = store.get( "tracking.gtm",</text:p>
      <text:p text:style-name="P52"><text:soft-page-break/><text:s text:c="10"/>{} ),</text:p>
      <text:p text:style-name="P52"><text:s text:c="10"/>c = () =&gt; !!window.google_tag_manager,</text:p>
      <text:p text:style-name="P52"><text:s text:c="10"/>s = {</text:p>
      <text:p text:style-name="P52"><text:s text:c="12"/>impression: e =&gt; (</text:p>
      <text:p text:style-name="P52"><text:s text:c="12"/>{</text:p>
      <text:p text:style-name="P52"><text:s text:c="14"/>eventAction: "Product Impressions",</text:p>
      <text:p text:style-name="P52"><text:s text:c="14"/>ecommerce:</text:p>
      <text:p text:style-name="P52"><text:s text:c="14"/>{</text:p>
      <text:p text:style-name="P52"><text:s text:c="16"/>currencyCode: "EUR",</text:p>
      <text:p text:style-name="P52"><text:s text:c="16"/>impressions: e</text:p>
      <text:p text:style-name="P52"><text:s text:c="14"/>}</text:p>
      <text:p text:style-name="P52"><text:s text:c="12"/>} ),</text:p>
      <text:p text:style-name="P52"><text:s text:c="12"/>click: e =&gt;</text:p>
      <text:p text:style-name="P52"><text:s text:c="12"/>{</text:p>
      <text:p text:style-name="P52"><text:s text:c="14"/>var</text:p>
      <text:p text:style-name="P52"><text:s text:c="14"/>{</text:p>
      <text:p text:style-name="P52"><text:s text:c="16"/>list: t</text:p>
      <text:p text:style-name="P52"><text:s text:c="14"/>} = e;</text:p>
      <text:p text:style-name="P52"><text:s text:c="14"/>return {</text:p>
      <text:p text:style-name="P52"><text:s text:c="16"/>eventAction: "Product Click",</text:p>
      <text:p text:style-name="P52"><text:s text:c="16"/>ecommerce:</text:p>
      <text:p text:style-name="P52"><text:s text:c="16"/>{</text:p>
      <text:p text:style-name="P52"><text:s text:c="18"/>currencyCode: "EUR",</text:p>
      <text:p text:style-name="P52"><text:s text:c="18"/>click:</text:p>
      <text:p text:style-name="P52"><text:s text:c="18"/>{</text:p>
      <text:p text:style-name="P52"><text:s text:c="20"/>actionField:</text:p>
      <text:p text:style-name="P52"><text:s text:c="20"/>{</text:p>
      <text:p text:style-name="P52"><text:s text:c="22"/>list: t</text:p>
      <text:p text:style-name="P52"><text:s text:c="20"/>},</text:p>
      <text:p text:style-name="P52"><text:s text:c="20"/>products: [ i( e, o ) ]</text:p>
      <text:p text:style-name="P52"><text:s text:c="18"/>}</text:p>
      <text:p text:style-name="P52"><text:s text:c="16"/>}</text:p>
      <text:p text:style-name="P52"><text:s text:c="14"/>}</text:p>
      <text:p text:style-name="P52"><text:s text:c="12"/>},</text:p>
      <text:p text:style-name="P52"><text:s text:c="12"/>getData: n.b</text:p>
      <text:p text:style-name="P52"><text:s text:c="10"/>},</text:p>
      <text:p text:style-name="P52"><text:s text:c="10"/>l = {</text:p>
      <text:p text:style-name="P52"><text:s text:c="12"/>impression: e =&gt; (</text:p>
      <text:p text:style-name="P52"><text:s text:c="12"/>{</text:p>
      <text:p text:style-name="P52"><text:s text:c="14"/>eventAction: "Promotion View",</text:p>
      <text:p text:style-name="P52"><text:s text:c="14"/>ecommerce:</text:p>
      <text:p text:style-name="P52"><text:s text:c="14"/>{</text:p>
      <text:p text:style-name="P52"><text:s text:c="16"/>promoView:</text:p>
      <text:p text:style-name="P52"><text:s text:c="16"/>{</text:p>
      <text:p text:style-name="P52"><text:s text:c="18"/>promotions: e</text:p>
      <text:p text:style-name="P52"><text:s text:c="16"/>}</text:p>
      <text:p text:style-name="P52"><text:s text:c="14"/>}</text:p>
      <text:p text:style-name="P52"><text:s text:c="12"/>} ),</text:p>
      <text:p text:style-name="P52"><text:s text:c="12"/>click: e =&gt; (</text:p>
      <text:p text:style-name="P52"><text:s text:c="12"/>{</text:p>
      <text:p text:style-name="P52"><text:s text:c="14"/>eventAction: "Promotion Click",</text:p>
      <text:p text:style-name="P52"><text:s text:c="14"/>ecommerce:</text:p>
      <text:p text:style-name="P52"><text:s text:c="14"/>{</text:p>
      <text:p text:style-name="P52"><text:s text:c="16"/>promoClick:</text:p>
      <text:p text:style-name="P52"><text:s text:c="16"/>{</text:p>
      <text:p text:style-name="P52"><text:s text:c="18"/>promotions: [ e ]</text:p>
      <text:p text:style-name="P52"><text:s text:c="16"/>}</text:p>
      <text:p text:style-name="P52"><text:s text:c="14"/>}</text:p>
      <text:p text:style-name="P52"><text:s text:c="12"/>} ),</text:p>
      <text:p text:style-name="P52"><text:s text:c="12"/>getData: e =&gt; (</text:p>
      <text:p text:style-name="P52"><text:s text:c="12"/>{</text:p>
      <text:p text:style-name="P52"><text:s text:c="14"/>id: e.data( "id" ),</text:p>
      <text:p text:style-name="P52"><text:s text:c="14"/>name: e.data( "name" ) || e.data( "id" ),</text:p>
      <text:p text:style-name="P52"><text:s text:c="14"/>creative: e.data( "creative" ),</text:p>
      <text:p text:style-name="P52"><text:s text:c="14"/>position: e.data( "position" )</text:p>
      <text:p text:style-name="P52"><text:s text:c="12"/>} )</text:p>
      <text:p text:style-name="P52"><text:s text:c="10"/>},</text:p>
      <text:p text:style-name="P52"><text:s text:c="10"/>u = e =&gt;</text:p>
      <text:p text:style-name="P52"><text:s text:c="10"/>{</text:p>
      <text:p text:style-name="P52"><text:s text:c="12"/>var t = e.find( 'input[name="q"]' );</text:p>
      <text:p text:style-name="P52"><text:s text:c="12"/>return {</text:p>
      <text:p text:style-name="P52"><text:s text:c="14"/>eventCategory: "Search Bar",</text:p>
      <text:p text:style-name="P52"><text:s text:c="14"/>eventAction: "SubmitCTA",</text:p>
      <text:p text:style-name="P52"><text:s text:c="14"/>eventLabel: t &amp;&amp; t.val()</text:p>
      <text:p text:style-name="P52"><text:s text:c="12"/>}</text:p>
      <text:p text:style-name="P52"><text:s text:c="10"/>},</text:p>
      <text:p text:style-name="P52"><text:s text:c="10"/>p = e =&gt;</text:p>
      <text:p text:style-name="P52"><text:s text:c="10"/>{</text:p>
      <text:p text:style-name="P52"><text:s text:c="12"/>var t = e.find( 'input[name="stars"]' );</text:p>
      <text:p text:style-name="P52"><text:s text:c="12"/>return {</text:p>
      <text:p text:style-name="P52"><text:s text:c="14"/>eventCategory: "Rating Popup",</text:p>
      <text:p text:style-name="P52"><text:s text:c="14"/>eventAction: "Rate",</text:p>
      <text:p text:style-name="P52"><text:s text:c="14"/>eventValue: t &amp;&amp; t.val(),</text:p>
      <text:p text:style-name="P52"><text:s text:c="14"/>eventLabel: a.pageType || ""</text:p>
      <text:p text:style-name="P52"><text:s text:c="12"/>}</text:p>
      <text:p text:style-name="P52"><text:s text:c="10"/>},</text:p>
      <text:p text:style-name="P52"><text:s text:c="10"/>f = e =&gt;</text:p>
      <text:p text:style-name="P52"><text:s text:c="10"/>{</text:p>
      <text:p text:style-name="P52"><text:s text:c="12"/>var t = 'input[name="simpleSku"]',</text:p>
      <text:p text:style-name="P52"><text:s text:c="14"/>r = "add" === e.data( "actionType" ),</text:p>
      <text:p text:style-name="P52"><text:s text:c="14"/>n = r ? "Add To Wishlist" : "Remove From Wishlist",</text:p>
      <text:p text:style-name="P52"><text:s text:c="14"/>o = e.find( "".concat( t, ":checked" ) ) || e.find( t );</text:p>
      <text:p text:style-name="P52"><text:s text:c="12"/>return {</text:p>
      <text:p text:style-name="P52"><text:s text:c="14"/>eventCategory: "Wishlist",</text:p>
      <text:p text:style-name="P52"><text:s text:c="14"/>eventAction: n,</text:p>
      <text:p text:style-name="P52"><text:s text:c="14"/>eventLabel: r ? o &amp;&amp; o.val() : store.get( "wishlist.".concat( e.data( "sku" ), ".simpleSku" ), "" )</text:p>
      <text:p text:style-name="P52"><text:s text:c="12"/>}</text:p>
      <text:p text:style-name="P52"><text:s text:c="10"/>},</text:p>
      <text:p text:style-name="P52"><text:s text:c="10"/>d = e =&gt; (</text:p>
      <text:p text:style-name="P52"><text:s text:c="10"/>{</text:p>
      <text:p text:style-name="P52"><text:s text:c="12"/>eventCategory: "Wishlist",</text:p>
      <text:p text:style-name="P52"><text:s text:c="12"/>eventAction: "Add To Wishlist",</text:p>
      <text:p text:style-name="P52"><text:s text:c="12"/>eventLabel: e.data( "simplesku" )</text:p>
      <text:p text:style-name="P52"><text:s text:c="10"/>} )</text:p>
      <text:p text:style-name="P52"><text:s text:c="6"/>},</text:p>
      <text:p text:style-name="P52"><text:s text:c="6"/>8838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P: () =&gt; o,</text:p>
      <text:p text:style-name="P52"><text:s text:c="10"/>j: () =&gt; i</text:p>
      <text:p text:style-name="P52"><text:s text:c="8"/>} );</text:p>
      <text:p text:style-name="P52"><text:s text:c="8"/>var n = r( 5324 ),</text:p>
      <text:p text:style-name="P52"><text:s text:c="10"/>o = e =&gt;</text:p>
      <text:p text:style-name="P52"><text:s text:c="10"/>{</text:p>
      <text:p text:style-name="P52"><text:s text:c="12"/>var</text:p>
      <text:p text:style-name="P52"><text:s text:c="12"/>{</text:p>
      <text:p text:style-name="P52"><text:s text:c="14"/>type: t</text:p>
      <text:p text:style-name="P52"><text:s text:c="12"/>} = e;</text:p>
      <text:p text:style-name="P52"><text:s text:c="12"/>return {</text:p>
      <text:p text:style-name="P52"><text:s text:c="14"/>eventCategory: "".concat( t, " Popup" ),</text:p>
      <text:p text:style-name="P52"><text:s text:c="14"/>eventAction: "Close",</text:p>
      <text:p text:style-name="P52"><text:s text:c="14"/>eventLabel: n.K1.pageType || ""</text:p>
      <text:p text:style-name="P52"><text:s text:c="12"/>}</text:p>
      <text:p text:style-name="P52"><text:s text:c="10"/>},</text:p>
      <text:p text:style-name="P52"><text:s text:c="10"/>i = e =&gt;</text:p>
      <text:p text:style-name="P52"><text:s text:c="10"/>{</text:p>
      <text:p text:style-name="P52"><text:s text:c="12"/>var</text:p>
      <text:p text:style-name="P52"><text:s text:c="12"/>{</text:p>
      <text:p text:style-name="P52"><text:s text:c="14"/>type: t</text:p>
      <text:p text:style-name="P52"><text:s text:c="12"/>} = e;</text:p>
      <text:p text:style-name="P52"><text:s text:c="12"/>return {</text:p>
      <text:p text:style-name="P52"><text:s text:c="14"/>eventCategory: "".concat( t, " Popup" ),</text:p>
      <text:p text:style-name="P52"><text:s text:c="14"/>eventAction: "View",</text:p>
      <text:p text:style-name="P52"><text:s text:c="14"/>eventLabel: n.K1.pageType || ""</text:p>
      <text:p text:style-name="P52"><text:s text:c="12"/>}</text:p>
      <text:p text:style-name="P52"><text:s text:c="10"/>}</text:p>
      <text:p text:style-name="P52"><text:s text:c="6"/>},</text:p>
      <text:p text:style-name="P52"><text:s text:c="6"/>4952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N: () =&gt; n,</text:p>
      <text:p text:style-name="P52"><text:s text:c="10"/>W: () =&gt; o</text:p>
      <text:p text:style-name="P52"><text:s text:c="8"/>} );</text:p>
      <text:p text:style-name="P52"><text:s text:c="8"/>var n = () =&gt; new Worker( new URL( r.p + r.u( 407 ), r.b ) ),</text:p>
      <text:p text:style-name="P52"><text:s text:c="10"/>o = () =&gt; new Worker( new URL( r.p + r.u( 35 ), r.b ) )</text:p>
      <text:p text:style-name="P52"><text:s text:c="6"/>},</text:p>
      <text:p text:style-name="P52"><text:s text:c="6"/>613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i</text:p>
      <text:p text:style-name="P52"><text:s text:c="8"/>} );</text:p>
      <text:p text:style-name="P52"><text:s text:c="8"/>var n = [],</text:p>
      <text:p text:style-name="P52"><text:s text:c="10"/>o = !1;</text:p>
      <text:p text:style-name="P52"><text:s text:c="8"/>const i = {</text:p>
      <text:p text:style-name="P52"><text:s text:c="10"/>subscribe: ( e, t ) =&gt; ( o || ( o = !0, $doc.on( "click", ( e =&gt;</text:p>
      <text:p text:style-name="P52"><text:s text:c="10"/>{</text:p>
      <text:p text:style-name="P52"><text:s text:c="12"/>n.forEach( ( t =&gt;</text:p>
      <text:p text:style-name="P52"><text:s text:c="12"/>{</text:p>
      <text:p text:style-name="P52"><text:s text:c="14"/>t.checker( e.target ) &amp;&amp; t.cbx()</text:p>
      <text:p text:style-name="P52"><text:s text:c="12"/>} ) )</text:p>
      <text:p text:style-name="P52"><text:s text:c="10"/>} ) ) ), n.push(</text:p>
      <text:p text:style-name="P52"><text:s text:c="10"/>{</text:p>
      <text:p text:style-name="P52"><text:s text:c="12"/>checker: e,</text:p>
      <text:p text:style-name="P52"><text:s text:c="12"/>cbx: t</text:p>
      <text:p text:style-name="P52"><text:s text:c="10"/>} ) - 1 ),</text:p>
      <text:p text:style-name="P52"><text:s text:c="10"/>unsubscribe: e =&gt; n[ e ] &amp;&amp; n.splice( e, 1 )</text:p>
      <text:p text:style-name="P52"><text:s text:c="8"/>}</text:p>
      <text:p text:style-name="P52"><text:s text:c="6"/>},</text:p>
      <text:p text:style-name="P52"><text:s text:c="6"/>6733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n</text:p>
      <text:p text:style-name="P52"><text:s text:c="8"/>} );</text:p>
      <text:p text:style-name="P52"><text:s text:c="8"/>const n = "IntersectionObserver" in window ? IntersectionObserver : function ( e, t )</text:p>
      <text:p text:style-name="P52"><text:s text:c="8"/>{</text:p>
      <text:p text:style-name="P52"><text:s text:c="10"/>var n, o = !0,</text:p>
      <text:p text:style-name="P52"><text:s text:c="12"/>i = [],</text:p>
      <text:p text:style-name="P52"><text:s text:c="12"/>a = [],</text:p>
      <text:p text:style-name="P52"><text:s text:c="12"/>c = !1;</text:p>
      <text:p text:style-name="P52"><text:s text:c="10"/>r.e( 653 ).then( r.t.bind( r, 950, 23 ) ).then( ( () =&gt;</text:p>
      <text:p text:style-name="P52"><text:s text:c="10"/>{</text:p>
      <text:p text:style-name="P52"><text:s text:c="12"/>n = new IntersectionObserver( e, t ), o = !1, i.forEach( ( e =&gt;</text:p>
      <text:p text:style-name="P52"><text:s text:c="12"/>{</text:p>
      <text:p text:style-name="P52"><text:s text:c="14"/>e &amp;&amp; n.observe( e )</text:p>
      <text:p text:style-name="P52"><text:s text:c="12"/>} ) ), i = [], a.forEach( ( e =&gt;</text:p>
      <text:p text:style-name="P52"><text:s text:c="12"/>{</text:p>
      <text:p text:style-name="P52"><text:s text:c="14"/>e &amp;&amp; n.unobserve( e )</text:p>
      <text:p text:style-name="P52"><text:s text:c="12"/>} ) ), a = [], c &amp;&amp; n.disconnect()</text:p>
      <text:p text:style-name="P52"><text:s text:c="10"/>} ) ), this.observe = e =&gt;</text:p>
      <text:p text:style-name="P52"><text:s text:c="10"/>{</text:p>
      <text:p text:style-name="P52"><text:s text:c="12"/>o ? i.push( e ) : n.observe( e )</text:p>
      <text:p text:style-name="P52"><text:s text:c="10"/>}, this.unobserve = e =&gt;</text:p>
      <text:p text:style-name="P52"><text:s text:c="10"/>{</text:p>
      <text:p text:style-name="P52"><text:s text:c="12"/>o ? a.push( e ) : n.unobserve( e )</text:p>
      <text:p text:style-name="P52"><text:s text:c="10"/>}, this.disconnect = () =&gt;</text:p>
      <text:p text:style-name="P52"><text:s text:c="10"/>{</text:p>
      <text:p text:style-name="P52"><text:s text:c="12"/>o ? c = !0 : n.disconnect()</text:p>
      <text:p text:style-name="P52"><text:s text:c="10"/>}</text:p>
      <text:p text:style-name="P52"><text:s text:c="8"/>}</text:p>
      <text:p text:style-name="P52"><text:s text:c="6"/>},</text:p>
      <text:p text:style-name="P52"><text:s text:c="6"/>6711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X: () =&gt; i</text:p>
      <text:p text:style-name="P52"><text:s text:c="8"/>} );</text:p>
      <text:p text:style-name="P52"><text:s text:c="8"/>var n = !1,</text:p>
      <text:p text:style-name="P52"><text:s text:c="10"/>o = !1;</text:p>
      <text:p text:style-name="P52"><text:s text:c="8"/>try</text:p>
      <text:p text:style-name="P52"><text:s text:c="8"/>{</text:p>
      <text:p text:style-name="P52"><text:s text:c="10"/>window.scroll(</text:p>
      <text:p text:style-name="P52"><text:s text:c="10"/>{</text:p>
      <text:p text:style-name="P52"><text:s text:c="12"/>get top()</text:p>
      <text:p text:style-name="P52"><text:s text:c="12"/>{</text:p>
      <text:p text:style-name="P52"><text:s text:c="14"/>o = !0</text:p>
      <text:p text:style-name="P52"><text:s text:c="12"/>}</text:p>
      <text:p text:style-name="P52"><text:s text:c="10"/>} )</text:p>
      <text:p text:style-name="P52"><text:s text:c="8"/>}</text:p>
      <text:p text:style-name="P52"><text:s text:c="8"/>catch ( e )</text:p>
      <text:p text:style-name="P52"><text:s text:c="8"/>{</text:p>
      <text:p text:style-name="P52"><text:s text:c="10"/>o = !1</text:p>
      <text:p text:style-name="P52"><text:s text:c="8"/>}</text:p>
      <text:p text:style-name="P52"><text:s text:c="8"/>var i = e =&gt;</text:p>
      <text:p text:style-name="P52"><text:s text:c="8"/>{</text:p>
      <text:p text:style-name="P52"><text:s text:c="10"/>n || ( n = setTimeout( ( () =&gt;</text:p>
      <text:p text:style-name="P52"><text:s text:c="10"/>{</text:p>
      <text:p text:style-name="P52"><text:s text:c="12"/>var t = e ? ( e =&gt;</text:p>
      <text:p text:style-name="P52"><text:s text:c="12"/>{</text:p>
      <text:p text:style-name="P52"><text:s text:c="14"/>var t = ( e =&gt;</text:p>
      <text:p text:style-name="P52"><text:s text:c="14"/>{</text:p>
      <text:p text:style-name="P52"><text:s text:c="16"/>var t = e.getBoundingClientRect().top,</text:p>
      <text:p text:style-name="P52"><text:s text:c="18"/>r = window.getComputedStyle( e );</text:p>
      <text:p text:style-name="P52"><text:s text:c="16"/>return t - parseInt( r.marginTop, 10 ) - parseInt( r.height, 10 )</text:p>
      <text:p text:style-name="P52"><text:s text:c="14"/>} )( $h( e ).parent().get() );</text:p>
      <text:p text:style-name="P52"><text:s text:c="14"/>return {</text:p>
      <text:p text:style-name="P52"><text:s text:c="16"/>top: t + ( window.pageYOffset || document.documentElement.scrollTop ),</text:p>
      <text:p text:style-name="P52"><text:s text:c="16"/>behavior: "smooth"</text:p>
      <text:p text:style-name="P52"><text:s text:c="14"/>}</text:p>
      <text:p text:style-name="P52"><text:s text:c="12"/>} )( e ) :</text:p>
      <text:p text:style-name="P52"><text:s text:c="12"/>{</text:p>
      <text:p text:style-name="P52"><text:s text:c="14"/>top: 0</text:p>
      <text:p text:style-name="P52"><text:s text:c="12"/>};</text:p>
      <text:p text:style-name="P52"><text:s text:c="12"/>t &amp;&amp; ( o ? window.scroll( t ) : window.scroll( window.scrollX, t.top ) ), n = !1</text:p>
      <text:p text:style-name="P52"><text:s text:c="10"/>} ), 50 ) )</text:p>
      <text:p text:style-name="P52"><text:s text:c="8"/>}</text:p>
      <text:p text:style-name="P52"><text:s text:c="6"/>},</text:p>
      <text:p text:style-name="P52"><text:s text:c="6"/>213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S: () =&gt; s,</text:p>
      <text:p text:style-name="P52"><text:s text:c="10"/>u: () =&gt; c</text:p>
      <text:p text:style-name="P52"><text:s text:c="8"/>} );</text:p>
      <text:p text:style-name="P52"><text:s text:c="8"/>var n = r( 2315 ),</text:p>
      <text:p text:style-name="P52"><text:s text:c="10"/>o = r( 1890 ),</text:p>
      <text:p text:style-name="P52"><text:s text:c="10"/>i = r( 860 ),</text:p>
      <text:p text:style-name="P52"><text:s text:c="10"/>a = r( 7069 ),</text:p>
      <text:p text:style-name="P52"><text:s text:c="10"/>c = e =&gt;</text:p>
      <text:p text:style-name="P52"><text:s text:c="10"/>{</text:p>
      <text:p text:style-name="P52"><text:s text:c="12"/>var t = ( 0, o.$ )( [ "activeLanguage", "languages" ] )( a.Yl );</text:p>
      <text:p text:style-name="P52"><text:s text:c="12"/>return ( 0, n.h )( o.z,</text:p>
      <text:p text:style-name="P52"><text:s text:c="12"/>{</text:p>
      <text:p text:style-name="P52"><text:s text:c="14"/>store: ( 0, i.Z )(</text:p>
      <text:p text:style-name="P52"><text:s text:c="14"/>{</text:p>
      <text:p text:style-name="P52"><text:s text:c="16"/>tracking: store.get( "tracking" ),</text:p>
      <text:p text:style-name="P52"><text:s text:c="16"/>csrfToken: store.get( "csrfToken" ),</text:p>
      <text:p text:style-name="P52"><text:s text:c="16"/>supportsSVGFragmentId: store.get( "svgFallback" ),</text:p>
      <text:p text:style-name="P52"><text:s text:c="16"/>sprites: store.get( "sprites" ),</text:p>
      <text:p text:style-name="P52"><text:s text:c="16"/>activeLanguage: store.get( "activeLanguage" ),</text:p>
      <text:p text:style-name="P52"><text:s text:c="16"/>languages: store.get( "languages" )</text:p>
      <text:p text:style-name="P52"><text:s text:c="14"/>} )</text:p>
      <text:p text:style-name="P52"><text:s text:c="12"/>}, ( 0, n.h )( n.Fragment, null, ( 0, n.h )( t, null ), ( 0, n.h )( e, null ) ) )</text:p>
      <text:p text:style-name="P52"><text:s text:c="10"/>},</text:p>
      <text:p text:style-name="P52"><text:s text:c="10"/>s = ( e, t ) =&gt;</text:p>
      <text:p text:style-name="P52"><text:s text:c="10"/>{</text:p>
      <text:p text:style-name="P52"><text:s text:c="12"/>var r = $h( t ).get();</text:p>
      <text:p text:style-name="P52"><text:s text:c="12"/>r &amp;&amp; ( 0, n.render )( c( ( () =&gt; e ) ), r )</text:p>
      <text:p text:style-name="P52"><text:s text:c="10"/>}</text:p>
      <text:p text:style-name="P52"><text:s text:c="6"/>},</text:p>
      <text:p text:style-name="P52"><text:s text:c="6"/>2641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d: () =&gt; o,</text:p>
      <text:p text:style-name="P52"><text:s text:c="10"/>e: () =&gt; n</text:p>
      <text:p text:style-name="P52"><text:s text:c="8"/>} );</text:p>
      <text:p text:style-name="P52"><text:s text:c="8"/>var n = e =&gt;</text:p>
      <text:p text:style-name="P52"><text:s text:c="10"/>{</text:p>
      <text:p text:style-name="P52"><text:s text:c="12"/>var t = new RegExp( "(?:(?:^|.*;\\s*)".concat( e, "\\s*\\=\\s*([^;]*).*$)|^.*$" ) );</text:p>
      <text:p text:style-name="P52"><text:s text:c="12"/>return decodeURIComponent( document.cookie.replace( t, "$1" ) )</text:p>
      <text:p text:style-name="P52"><text:s text:c="10"/>},</text:p>
      <text:p text:style-name="P52"><text:s text:c="10"/>o = ( e, t, r ) =&gt;</text:p>
      <text:p text:style-name="P52"><text:s text:c="10"/>{</text:p>
      <text:p text:style-name="P52"><text:s text:c="12"/>var n = r ? "; expires=".concat( new Date( 1e3 * r + Date.now() ).toUTCString() ) : "";</text:p>
      <text:p text:style-name="P52"><text:s text:c="12"/>document.cookie = "".concat( e, "=" ).concat( encodeURIComponent( t ), "; path=/" ).concat( n )</text:p>
      <text:p text:style-name="P52"><text:s text:c="10"/>}</text:p>
      <text:p text:style-name="P52"><text:s text:c="6"/>},</text:p>
      <text:p text:style-name="P52"><text:s text:c="6"/>860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c</text:p>
      <text:p text:style-name="P52"><text:s text:c="8"/>} );</text:p>
      <text:p text:style-name="P52"><text:s text:c="8"/>var n = r( 9275 ),</text:p>
      <text:p text:style-name="P52"><text:soft-page-break/><text:s text:c="10"/>o = r( 1086 ),</text:p>
      <text:p text:style-name="P52"><text:s text:c="10"/>i = r( 8571 ),</text:p>
      <text:p text:style-name="P52"><text:s text:c="10"/>a = e =&gt; t =&gt; ( e( t ), t );</text:p>
      <text:p text:style-name="P52"><text:s text:c="8"/>const c = ( e, t ) =&gt; fetch( e, t ).then( ( e =&gt; e.json() ) ).then( a( o.vB ) ).then( a( i.vm ) ).then( a( n.Bh ) )</text:p>
      <text:p text:style-name="P52"><text:s text:c="6"/>},</text:p>
      <text:p text:style-name="P52"><text:s text:c="6"/>796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F: () =&gt; p,</text:p>
      <text:p text:style-name="P52"><text:s text:c="10"/>W: () =&gt; f</text:p>
      <text:p text:style-name="P52"><text:s text:c="8"/>} );</text:p>
      <text:p text:style-name="P52"><text:s text:c="8"/>var n = [ "body" ],</text:p>
      <text:p text:style-name="P52"><text:s text:c="10"/>o = [ "body" ];</text:p>
      <text:p text:style-name="P52"/>
      <text:p text:style-name="P52"><text:s text:c="8"/>function i( e, t )</text:p>
      <text:p text:style-name="P52"><text:s text:c="8"/>{</text:p>
      <text:p text:style-name="P52"><text:s text:c="10"/>if ( null == e ) return {};</text:p>
      <text:p text:style-name="P52"><text:s text:c="10"/>var r, n, o = function ( e, t )</text:p>
      <text:p text:style-name="P52"><text:s text:c="10"/>{</text:p>
      <text:p text:style-name="P52"><text:s text:c="12"/>if ( null == e ) return {};</text:p>
      <text:p text:style-name="P52"><text:s text:c="12"/>var r, n, o = {},</text:p>
      <text:p text:style-name="P52"><text:s text:c="14"/>i = Object.keys( e );</text:p>
      <text:p text:style-name="P52"><text:s text:c="12"/>for ( n = 0; n &lt; i.length; n++ ) r = i[ n ], t.indexOf( r ) &gt;= 0 || ( o[ r ] = e[ r ] );</text:p>
      <text:p text:style-name="P52"><text:s text:c="12"/>return o</text:p>
      <text:p text:style-name="P52"><text:s text:c="10"/>}( e, t );</text:p>
      <text:p text:style-name="P52"><text:s text:c="10"/>if ( Object.getOwnPropertySymbols )</text:p>
      <text:p text:style-name="P52"><text:s text:c="10"/>{</text:p>
      <text:p text:style-name="P52"><text:s text:c="12"/>var i = Object.getOwnPropertySymbols( e );</text:p>
      <text:p text:style-name="P52"><text:s text:c="12"/>for ( n = 0; n &lt; i.length; n++ ) r = i[ n ], t.indexOf( r ) &gt;= 0 || Object.prototype.propertyIsEnumerable.call( e, r ) &amp;&amp; ( o[ r ] = e[ r ] )</text:p>
      <text:p text:style-name="P52"><text:s text:c="10"/>}</text:p>
      <text:p text:style-name="P52"><text:s text:c="10"/>return o</text:p>
      <text:p text:style-name="P52"><text:s text:c="8"/>}</text:p>
      <text:p text:style-name="P52"/>
      <text:p text:style-name="P52"><text:s text:c="8"/>function a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c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a( Object( r ), !0 ).forEach( ( function ( t )</text:p>
      <text:p text:style-name="P52"><text:s text:c="12"/>{</text:p>
      <text:p text:style-name="P52"><text:s text:c="14"/>s( e, t, r[ t ] )</text:p>
      <text:p text:style-name="P52"><text:s text:c="12"/>} ) ) : Object.getOwnPropertyDescriptors ? Object.defineProperties( e, Object.getOwnPropertyDescriptors( r ) ) : a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s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l = e =&gt; Object.keys( e ).map( ( t =&gt; "".concat( encodeURIComponent( t ), "=" ).concat( encodeURIComponent( e[ t ] ) ) ) ).join( "&amp;" ),</text:p>
      <text:p text:style-name="P52"><text:s text:c="10"/>u = function ()</text:p>
      <text:p text:style-name="P52"><text:s text:c="10"/>{</text:p>
      <text:p text:style-name="P52"><text:s text:c="12"/>return c(</text:p>
      <text:p text:style-name="P52"><text:s text:c="12"/>{</text:p>
      <text:p text:style-name="P52"><text:s text:c="14"/>credentials: "same-origin"</text:p>
      <text:p text:style-name="P52"><text:s text:c="12"/>}, arguments.length &gt; 0 &amp;&amp; void 0 !== arguments[ 0 ] ? arguments[ 0 ] :</text:p>
      <text:p text:style-name="P52"><text:s text:c="12"/>{} )</text:p>
      <text:p text:style-name="P52"><text:s text:c="10"/>},</text:p>
      <text:p text:style-name="P52"><text:s text:c="10"/>p = function ()</text:p>
      <text:p text:style-name="P52"><text:s text:c="10"/>{</text:p>
      <text:p text:style-name="P52"><text:s text:c="12"/>var e = arguments.length &gt; 0 &amp;&amp; void 0 !== arguments[ 0 ] ? arguments[ 0 ] : "GET",</text:p>
      <text:p text:style-name="P52"><text:s text:c="14"/>t = arguments.length &gt; 1 &amp;&amp; void 0 !== arguments[ 1 ] ? arguments[ 1 ] :</text:p>
      <text:p text:style-name="P52"><text:s text:c="14"/>{},</text:p>
      <text:p text:style-name="P52"><text:s text:c="14"/>r = !( arguments.length &gt; 2 &amp;&amp; void 0 !== arguments[ 2 ] ) || arguments[ 2 ],</text:p>
      <text:p text:style-name="P52"><text:s text:c="14"/>{</text:p>
      <text:p text:style-name="P52"><text:s text:c="16"/>body: o</text:p>
      <text:p text:style-name="P52"><text:s text:c="14"/>} = t,</text:p>
      <text:p text:style-name="P52"><text:s text:c="14"/>a = i( t, n );</text:p>
      <text:p text:style-name="P52"><text:s text:c="12"/>return u( c( c( c(</text:p>
      <text:p text:style-name="P52"><text:s text:c="12"/>{}, a ),</text:p>
      <text:p text:style-name="P52"><text:s text:c="12"/>{},</text:p>
      <text:p text:style-name="P52"><text:s text:c="12"/>{</text:p>
      <text:p text:style-name="P52"><text:s text:c="14"/>method: e</text:p>
      <text:p text:style-name="P52"><text:s text:c="12"/>}, o ?</text:p>
      <text:p text:style-name="P52"><text:s text:c="12"/>{</text:p>
      <text:p text:style-name="P52"><text:s text:c="14"/>body: r ? l( o ) : o</text:p>
      <text:p text:style-name="P52"><text:s text:c="12"/>} :</text:p>
      <text:p text:style-name="P52"><text:s text:c="12"/>{} ),</text:p>
      <text:p text:style-name="P52"><text:s text:c="12"/>{},</text:p>
      <text:p text:style-name="P52"><text:s text:c="12"/>{</text:p>
      <text:p text:style-name="P52"><text:s text:c="14"/>headers: c( c(</text:p>
      <text:p text:style-name="P52"><text:s text:c="14"/>{}, a.headers ||</text:p>
      <text:p text:style-name="P52"><text:s text:c="14"/>{} ),</text:p>
      <text:p text:style-name="P52"><text:s text:c="14"/>{},</text:p>
      <text:p text:style-name="P52"><text:s text:c="14"/>{</text:p>
      <text:p text:style-name="P52"><text:s text:c="16"/>Accept: "application/json",</text:p>
      <text:p text:style-name="P52"><text:s text:c="16"/>"X-Request-Type": "async"</text:p>
      <text:p text:style-name="P52"><text:s text:c="14"/>} )</text:p>
      <text:p text:style-name="P52"><text:s text:c="12"/>} ) )</text:p>
      <text:p text:style-name="P52"><text:s text:c="10"/>},</text:p>
      <text:p text:style-name="P52"><text:s text:c="10"/>f = function ()</text:p>
      <text:p text:style-name="P52"><text:s text:c="10"/>{</text:p>
      <text:p text:style-name="P52"><text:s text:c="12"/>var e = arguments.length &gt; 0 &amp;&amp; void 0 !== arguments[ 0 ] ? arguments[ 0 ] : "GET",</text:p>
      <text:p text:style-name="P52"><text:s text:c="14"/>t = arguments.length &gt; 1 &amp;&amp; void 0 !== arguments[ 1 ] ? arguments[ 1 ] :</text:p>
      <text:p text:style-name="P52"><text:s text:c="14"/>{},</text:p>
      <text:p text:style-name="P52"><text:s text:c="14"/>r = !( arguments.length &gt; 2 &amp;&amp; void 0 !== arguments[ 2 ] ) || arguments[ 2 ],</text:p>
      <text:p text:style-name="P52"><text:s text:c="14"/>{</text:p>
      <text:p text:style-name="P52"><text:s text:c="16"/>body: n</text:p>
      <text:p text:style-name="P52"><text:s text:c="14"/>} = t,</text:p>
      <text:p text:style-name="P52"><text:s text:c="14"/>a = i( t, o );</text:p>
      <text:p text:style-name="P52"><text:s text:c="12"/>return u( c( c( c(</text:p>
      <text:p text:style-name="P52"><text:s text:c="12"/>{}, a ),</text:p>
      <text:p text:style-name="P52"><text:s text:c="12"/>{},</text:p>
      <text:p text:style-name="P52"><text:s text:c="12"/>{</text:p>
      <text:p text:style-name="P52"><text:s text:c="14"/>method: e</text:p>
      <text:p text:style-name="P52"><text:s text:c="12"/>}, n ?</text:p>
      <text:p text:style-name="P52"><text:s text:c="12"/>{</text:p>
      <text:p text:style-name="P52"><text:s text:c="14"/>body: r ? l( n ) : n</text:p>
      <text:p text:style-name="P52"><text:s text:c="12"/>} :</text:p>
      <text:p text:style-name="P52"><text:s text:c="12"/>{} ),</text:p>
      <text:p text:style-name="P52"><text:s text:c="12"/>{},</text:p>
      <text:p text:style-name="P52"><text:s text:c="12"/>{</text:p>
      <text:p text:style-name="P52"><text:s text:c="14"/>headers: c( c(</text:p>
      <text:p text:style-name="P52"><text:s text:c="14"/>{}, a.headers ||</text:p>
      <text:p text:style-name="P52"><text:s text:c="14"/>{} ),</text:p>
      <text:p text:style-name="P52"><text:s text:c="14"/>{},</text:p>
      <text:p text:style-name="P52"><text:s text:c="14"/>{</text:p>
      <text:p text:style-name="P52"><text:s text:c="16"/>"X-Request-Type": "async"</text:p>
      <text:p text:style-name="P52"><text:s text:c="14"/>} )</text:p>
      <text:p text:style-name="P52"><text:s text:c="12"/>} ) )</text:p>
      <text:p text:style-name="P52"><text:s text:c="10"/>}</text:p>
      <text:p text:style-name="P52"><text:s text:c="6"/>},</text:p>
      <text:p text:style-name="P52"><text:s text:c="6"/>7997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XX: () =&gt; i,</text:p>
      <text:p text:style-name="P52"><text:s text:c="10"/>dZ: () =&gt; a,</text:p>
      <text:p text:style-name="P52"><text:s text:c="10"/>wp: () =&gt; o</text:p>
      <text:p text:style-name="P52"><text:s text:c="8"/>} );</text:p>
      <text:p text:style-name="P52"><text:s text:c="8"/>var n = store.get( "languages" ) ||</text:p>
      <text:p text:style-name="P52"><text:s text:c="10"/>{},</text:p>
      <text:p text:style-name="P52"><text:s text:c="10"/>o = store.get( "activeLanguage" ),</text:p>
      <text:p text:style-name="P52"><text:s text:c="10"/>i = n[ o ] ||</text:p>
      <text:p text:style-name="P52"><text:s text:c="10"/>{},</text:p>
      <text:p text:style-name="P52"><text:s text:c="10"/>a = i.isRTL</text:p>
      <text:p text:style-name="P52"><text:s text:c="6"/>},</text:p>
      <text:p text:style-name="P52"><text:s text:c="6"/>5792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d</text:p>
      <text:p text:style-name="P52"><text:s text:c="8"/>} );</text:p>
      <text:p text:style-name="P52"><text:s text:c="8"/>var n = r( 3793 ),</text:p>
      <text:p text:style-name="P52"><text:s text:c="10"/>o = r( 3481 ),</text:p>
      <text:p text:style-name="P52"><text:s text:c="10"/>i = r( 7969 );</text:p>
      <text:p text:style-name="P52"/>
      <text:p text:style-name="P52"><text:s text:c="8"/>function a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c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a( Object( r ), !0 ).forEach( ( function ( t )</text:p>
      <text:p text:style-name="P52"><text:s text:c="12"/>{</text:p>
      <text:p text:style-name="P52"><text:s text:c="14"/>s( e, t, r[ t ] )</text:p>
      <text:p text:style-name="P52"><text:s text:c="12"/>} ) ) : Object.getOwnPropertyDescriptors ? Object.defineProperties( e, Object.getOwnPropertyDescriptors( r ) ) : a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s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><text:s text:c="8"/>var l = "Not Found Error",</text:p>
      <text:p text:style-name="P52"><text:s text:c="10"/>u = {</text:p>
      <text:p text:style-name="P52"><text:s text:c="12"/>activeLanguage: "en",</text:p>
      <text:p text:style-name="P52"><text:s text:c="12"/>supportsSVGFragmentIdOnly: !1,</text:p>
      <text:p text:style-name="P52"><text:s text:c="12"/>useFetchWithCache: !1,</text:p>
      <text:p text:style-name="P52"><text:s text:c="12"/>hoursTTL: 1,</text:p>
      <text:p text:style-name="P52"><text:s text:c="12"/>handleNotFound: !1,</text:p>
      <text:p text:style-name="P52"><text:s text:c="12"/>params:</text:p>
      <text:p text:style-name="P52"><text:s text:c="12"/>{},</text:p>
      <text:p text:style-name="P52"><text:s text:c="12"/>fetchAsJSON: !1</text:p>
      <text:p text:style-name="P52"><text:s text:c="10"/>};</text:p>
      <text:p text:style-name="P52"><text:s text:c="8"/>var p = r( 7997 ),</text:p>
      <text:p text:style-name="P52"><text:s text:c="10"/>f = r( 5750 );</text:p>
      <text:p text:style-name="P52"><text:s text:c="8"/>const d = function ( e, t, r )</text:p>
      <text:p text:style-name="P52"><text:s text:c="8"/>{</text:p>
      <text:p text:style-name="P52"><text:s text:c="10"/>var</text:p>
      <text:p text:style-name="P52"><text:s text:c="10"/>{</text:p>
      <text:p text:style-name="P52"><text:s text:c="12"/>useFetchWithCache: a,</text:p>
      <text:p text:style-name="P52"><text:s text:c="12"/>handleNotFound: s,</text:p>
      <text:p text:style-name="P52"><text:s text:c="12"/>fetchAsJSON: d</text:p>
      <text:p text:style-name="P52"><text:s text:c="10"/>} = arguments.length &gt; 3 &amp;&amp; void 0 !== arguments[ 3 ] ? arguments[ 3 ] :</text:p>
      <text:p text:style-name="P52"><text:s text:c="10"/>{</text:p>
      <text:p text:style-name="P52"><text:s text:c="12"/>useFetchWithCache: !0</text:p>
      <text:p text:style-name="P52"><text:s text:c="10"/>};</text:p>
      <text:p text:style-name="P52"><text:s text:c="10"/>return function ( e, t, r )</text:p>
      <text:p text:style-name="P52"><text:s text:c="10"/>{</text:p>
      <text:p text:style-name="P52"><text:s text:c="12"/>var a, s = arguments.length &gt; 3 &amp;&amp; void 0 !== arguments[ 3 ] ? arguments[ 3 ] :</text:p>
      <text:p text:style-name="P52"><text:s text:c="14"/>{},</text:p>
      <text:p text:style-name="P52"><text:s text:c="14"/>p = c( c(</text:p>
      <text:p text:style-name="P52"><text:s text:c="14"/>{}, u ), s ),</text:p>
      <text:p text:style-name="P52"><text:s text:c="14"/>f = c( c(</text:p>
      <text:p text:style-name="P52"><text:s text:c="14"/>{}, u.params ), s.params );</text:p>
      <text:p text:style-name="P52"><text:s text:c="12"/>( a = p.useFetchWithCache, a ? o.Z.fetchWithCache : fetch )( ( ( e, t ) =&gt;</text:p>
      <text:p text:style-name="P52"><text:s text:c="12"/>{</text:p>
      <text:p text:style-name="P52"><text:s text:c="14"/>var</text:p>
      <text:p text:style-name="P52"><text:s text:c="14"/>{</text:p>
      <text:p text:style-name="P52"><text:s text:c="16"/>activeLanguage: r,</text:p>
      <text:p text:style-name="P52"><text:s text:c="16"/>supportsSVGFragmentIdOnly: o</text:p>
      <text:p text:style-name="P52"><text:s text:c="14"/>} = t;</text:p>
      <text:p text:style-name="P52"><text:s text:c="14"/>return ( 0, n.D )( e, c(</text:p>
      <text:p text:style-name="P52"><text:s text:c="14"/>{</text:p>
      <text:p text:style-name="P52"><text:s text:c="16"/>lang: r</text:p>
      <text:p text:style-name="P52"><text:s text:c="14"/>}, o ?</text:p>
      <text:p text:style-name="P52"><text:s text:c="14"/>{</text:p>
      <text:p text:style-name="P52"><text:s text:c="16"/>svgFallback: "true"</text:p>
      <text:p text:style-name="P52"><text:s text:c="14"/>} :</text:p>
      <text:p text:style-name="P52"><text:s text:c="14"/>{} ) )</text:p>
      <text:p text:style-name="P52"><text:s text:c="12"/>} )( e, p ), ( p.fetchAsJSON ? i.F : i.W )( "GET", f ), p.hoursTTL ).then( ( e =&gt;</text:p>
      <text:p text:style-name="P52"><text:s text:c="12"/>{</text:p>
      <text:p text:style-name="P52"><text:s text:c="14"/>if ( p.handleNotFound &amp;&amp; 404 === e.status ) return e;</text:p>
      <text:p text:style-name="P52"><text:s text:c="14"/>if ( e.status &lt; 200 || e.status &gt; 400 ) throw new Error( l );</text:p>
      <text:p text:style-name="P52"><text:s text:c="14"/>if ( p.useFetchWithCache &amp;&amp; e.redirected ) throw new Error( "Lazy partial redirected" );</text:p>
      <text:p text:style-name="P52"><text:s text:c="14"/>return e</text:p>
      <text:p text:style-name="P52"><text:s text:c="12"/>} ) ).then( ( e =&gt; p.fetchAsJSON ? e.json() : e.text() ) ).then( t ).catch( ( e =&gt;</text:p>
      <text:p text:style-name="P52"><text:s text:c="12"/>{</text:p>
      <text:p text:style-name="P52"><text:s text:c="14"/>if ( "function" == typeof r &amp;&amp; r(), e.message !== l ) throw e</text:p>
      <text:p text:style-name="P52"><text:s text:c="12"/>} ) )</text:p>
      <text:p text:style-name="P52"><text:s text:c="10"/>}( e, t, r,</text:p>
      <text:p text:style-name="P52"><text:s text:c="10"/>{</text:p>
      <text:p text:style-name="P52"><text:s text:c="12"/>activeLanguage: p.wp,</text:p>
      <text:p text:style-name="P52"><text:s text:c="12"/>supportsSVGFragmentIdOnly: ( 0, f.d )(),</text:p>
      <text:p text:style-name="P52"><text:s text:c="12"/>useFetchWithCache: a,</text:p>
      <text:p text:style-name="P52"><text:s text:c="12"/>handleNotFound: s,</text:p>
      <text:p text:style-name="P52"><text:s text:c="12"/>fetchAsJSON: d</text:p>
      <text:p text:style-name="P52"><text:s text:c="10"/>} )</text:p>
      <text:p text:style-name="P52"><text:s text:c="8"/>}</text:p>
      <text:p text:style-name="P52"><text:s text:c="6"/>},</text:p>
      <text:p text:style-name="P52"><text:s text:c="6"/>9473: ( e, t, r ) =&gt;</text:p>
      <text:p text:style-name="P52"><text:s text:c="6"/>{</text:p>
      <text:p text:style-name="P52"><text:soft-page-break/><text:s text:c="8"/>"use strict";</text:p>
      <text:p text:style-name="P52"><text:s text:c="8"/>r.d( t,</text:p>
      <text:p text:style-name="P52"><text:s text:c="8"/>{</text:p>
      <text:p text:style-name="P52"><text:s text:c="10"/>q: () =&gt; n</text:p>
      <text:p text:style-name="P52"><text:s text:c="8"/>} ), window.onpageshow = () =&gt;</text:p>
      <text:p text:style-name="P52"><text:s text:c="8"/>{</text:p>
      <text:p text:style-name="P52"><text:s text:c="10"/>window.onpageshow = e =&gt;</text:p>
      <text:p text:style-name="P52"><text:s text:c="10"/>{</text:p>
      <text:p text:style-name="P52"><text:s text:c="12"/>e.persisted &amp;&amp; $h( "body" ).get().hasAttribute( "data-reload" ) &amp;&amp; window.location.reload()</text:p>
      <text:p text:style-name="P52"><text:s text:c="10"/>}</text:p>
      <text:p text:style-name="P52"><text:s text:c="8"/>};</text:p>
      <text:p text:style-name="P52"><text:s text:c="8"/>var n = () =&gt;</text:p>
      <text:p text:style-name="P52"><text:s text:c="8"/>{</text:p>
      <text:p text:style-name="P52"><text:s text:c="10"/>$h( "body" ).data( "reload", "true" )</text:p>
      <text:p text:style-name="P52"><text:s text:c="8"/>}</text:p>
      <text:p text:style-name="P52"><text:s text:c="6"/>},</text:p>
      <text:p text:style-name="P52"><text:s text:c="6"/>7082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c,</text:p>
      <text:p text:style-name="P52"><text:s text:c="10"/>y: () =&gt; a</text:p>
      <text:p text:style-name="P52"><text:s text:c="8"/>} );</text:p>
      <text:p text:style-name="P52"><text:s text:c="8"/>var n = r( 6063 ),</text:p>
      <text:p text:style-name="P52"><text:s text:c="10"/>o = r( 7997 ),</text:p>
      <text:p text:style-name="P52"><text:s text:c="10"/>i = o.XX.default ? "" : o.wp ? "/".concat( o.wp ) : "",</text:p>
      <text:p text:style-name="P52"><text:s text:c="10"/>a = e =&gt; "".concat( i ).concat( "/" === e[ 0 ] ? e : "/".concat( e ) );</text:p>
      <text:p text:style-name="P52"><text:s text:c="8"/>const c = function ( e )</text:p>
      <text:p text:style-name="P52"><text:s text:c="8"/>{</text:p>
      <text:p text:style-name="P52"><text:s text:c="10"/>try</text:p>
      <text:p text:style-name="P52"><text:s text:c="10"/>{</text:p>
      <text:p text:style-name="P52"><text:s text:c="12"/>var t = e.split( "." ).reduce( ( ( e, t ) =&gt; e ? e[ t ] || "/" : e ), n.Z );</text:p>
      <text:p text:style-name="P52"><text:s text:c="12"/>if ( "function" == typeof t )</text:p>
      <text:p text:style-name="P52"><text:s text:c="12"/>{</text:p>
      <text:p text:style-name="P52"><text:s text:c="14"/>for ( var r = arguments.length, o = new Array( r &gt; 1 ? r - 1 : 0 ), a = 1; a &lt; r; a++ ) o[ a - 1 ] = arguments[ a ];</text:p>
      <text:p text:style-name="P52"><text:s text:c="14"/>return "".concat( i ).concat( t( ...o ) )</text:p>
      <text:p text:style-name="P52"><text:s text:c="12"/>}</text:p>
      <text:p text:style-name="P52"><text:s text:c="12"/>return "".concat( i ).concat( t )</text:p>
      <text:p text:style-name="P52"><text:s text:c="10"/>}</text:p>
      <text:p text:style-name="P52"><text:s text:c="10"/>catch ( e )</text:p>
      <text:p text:style-name="P52"><text:s text:c="10"/>{}</text:p>
      <text:p text:style-name="P52"><text:s text:c="10"/>return "".concat( i, "/" )</text:p>
      <text:p text:style-name="P52"><text:s text:c="8"/>}</text:p>
      <text:p text:style-name="P52"><text:s text:c="6"/>},</text:p>
      <text:p text:style-name="P52"><text:s text:c="6"/>5750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d: () =&gt; o</text:p>
      <text:p text:style-name="P52"><text:s text:c="8"/>} );</text:p>
      <text:p text:style-name="P52"><text:s text:c="8"/>var n = null,</text:p>
      <text:p text:style-name="P52"><text:s text:c="10"/>o = () =&gt; ( null === n &amp;&amp; ( n = store.get( "svgFallback" ) ), n )</text:p>
      <text:p text:style-name="P52"><text:s text:c="6"/>},</text:p>
      <text:p text:style-name="P52"><text:s text:c="6"/>2315: ( e, t, r ) =&gt;</text:p>
      <text:p text:style-name="P52"><text:s text:c="6"/>{</text:p>
      <text:p text:style-name="P52"><text:s text:c="8"/>"use strict";</text:p>
      <text:p text:style-name="P52"><text:s text:c="8"/>r.r( t ), r.d( t,</text:p>
      <text:p text:style-name="P52"><text:s text:c="8"/>{</text:p>
      <text:p text:style-name="P52"><text:s text:c="10"/>Component: () =&gt; w,</text:p>
      <text:p text:style-name="P52"><text:s text:c="10"/>Fragment: () =&gt; _,</text:p>
      <text:p text:style-name="P52"><text:s text:c="10"/>cloneElement: () =&gt; U,</text:p>
      <text:p text:style-name="P52"><text:s text:c="10"/>createContext: () =&gt; W,</text:p>
      <text:p text:style-name="P52"><text:s text:c="10"/>createElement: () =&gt; m,</text:p>
      <text:p text:style-name="P52"><text:s text:c="10"/>createRef: () =&gt; O,</text:p>
      <text:p text:style-name="P52"><text:s text:c="10"/>h: () =&gt; m,</text:p>
      <text:p text:style-name="P52"><text:s text:c="10"/>hydrate: () =&gt; B,</text:p>
      <text:p text:style-name="P52"><text:s text:c="10"/>isValidElement: () =&gt; a,</text:p>
      <text:p text:style-name="P52"><text:s text:c="10"/>options: () =&gt; o,</text:p>
      <text:p text:style-name="P52"><text:s text:c="10"/>render: () =&gt; M,</text:p>
      <text:p text:style-name="P52"><text:s text:c="10"/>toChildArray: () =&gt; x</text:p>
      <text:p text:style-name="P52"><text:s text:c="8"/>} );</text:p>
      <text:p text:style-name="P52"><text:s text:c="8"/>var n, o, i, a, c, s, l, u, p, f = {},</text:p>
      <text:p text:style-name="P52"><text:s text:c="10"/>d = [],</text:p>
      <text:p text:style-name="P52"><text:s text:c="10"/>h = /acit|ex(?:s|g|n|p|$)|rph|grid|ows|mnc|ntw|ine[ch]|zoo|^ord|itera/i,</text:p>
      <text:p text:style-name="P52"><text:s text:c="10"/>v = Array.isArray;</text:p>
      <text:p text:style-name="P52"/>
      <text:p text:style-name="P52"><text:s text:c="8"/>function b( e, t )</text:p>
      <text:p text:style-name="P52"><text:s text:c="8"/>{</text:p>
      <text:p text:style-name="P52"><text:s text:c="10"/>for ( var r in t ) e[ r ] = t[ r ];</text:p>
      <text:p text:style-name="P52"><text:s text:c="10"/>return e</text:p>
      <text:p text:style-name="P52"><text:s text:c="8"/>}</text:p>
      <text:p text:style-name="P52"/>
      <text:p text:style-name="P52"><text:s text:c="8"/>function y( e )</text:p>
      <text:p text:style-name="P52"><text:s text:c="8"/>{</text:p>
      <text:p text:style-name="P52"><text:s text:c="10"/>var t = e.parentNode;</text:p>
      <text:p text:style-name="P52"><text:s text:c="10"/>t &amp;&amp; t.removeChild( e )</text:p>
      <text:p text:style-name="P52"><text:s text:c="8"/>}</text:p>
      <text:p text:style-name="P52"/>
      <text:p text:style-name="P52"><text:s text:c="8"/>function m( e, t, r )</text:p>
      <text:p text:style-name="P52"><text:s text:c="8"/>{</text:p>
      <text:p text:style-name="P52"><text:s text:c="10"/>var o, i, a, c = {};</text:p>
      <text:p text:style-name="P52"><text:s text:c="10"/>for ( a in t ) "key" == a ? o = t[ a ] : "ref" == a ? i = t[ a ] : c[ a ] = t[ a ];</text:p>
      <text:p text:style-name="P52"><text:s text:c="10"/>if ( arguments.length &gt; 2 &amp;&amp; ( c.children = arguments.length &gt; 3 ? n.call( arguments, 2 ) : r ), "function" == typeof e &amp;&amp; null != e.defaultProps )</text:p>
      <text:p text:style-name="P52"><text:s text:c="12"/>for ( a in e.defaultProps ) void 0 === c[ a ] &amp;&amp; ( c[ a ] = e.defaultProps[ a ] );</text:p>
      <text:p text:style-name="P52"><text:s text:c="10"/>return g( e, c, o, i, null )</text:p>
      <text:p text:style-name="P52"><text:s text:c="8"/>}</text:p>
      <text:p text:style-name="P52"/>
      <text:p text:style-name="P52"><text:s text:c="8"/>function g( e, t, r, n, a )</text:p>
      <text:p text:style-name="P52"><text:s text:c="8"/>{</text:p>
      <text:p text:style-name="P52"><text:s text:c="10"/>var c = {</text:p>
      <text:p text:style-name="P52"><text:s text:c="12"/>type: e,</text:p>
      <text:p text:style-name="P52"><text:s text:c="12"/>props: t,</text:p>
      <text:p text:style-name="P52"><text:s text:c="12"/>key: r,</text:p>
      <text:p text:style-name="P52"><text:s text:c="12"/>ref: n,</text:p>
      <text:p text:style-name="P52"><text:s text:c="12"/>__k: null,</text:p>
      <text:p text:style-name="P52"><text:s text:c="12"/>__: null,</text:p>
      <text:p text:style-name="P52"><text:s text:c="12"/>__b: 0,</text:p>
      <text:p text:style-name="P52"><text:s text:c="12"/>__e: null,</text:p>
      <text:p text:style-name="P52"><text:s text:c="12"/>__d: void 0,</text:p>
      <text:p text:style-name="P52"><text:s text:c="12"/>__c: null,</text:p>
      <text:p text:style-name="P52"><text:s text:c="12"/>__h: null,</text:p>
      <text:p text:style-name="P52"><text:s text:c="12"/>constructor: void 0,</text:p>
      <text:p text:style-name="P52"><text:s text:c="12"/>__v: null == a ? ++i : a</text:p>
      <text:p text:style-name="P52"><text:s text:c="10"/>};</text:p>
      <text:p text:style-name="P52"><text:s text:c="10"/>return null == a &amp;&amp; null != o.vnode &amp;&amp; o.vnode( c ), c</text:p>
      <text:p text:style-name="P52"><text:s text:c="8"/>}</text:p>
      <text:p text:style-name="P52"/>
      <text:p text:style-name="P52"><text:s text:c="8"/>function O()</text:p>
      <text:p text:style-name="P52"><text:s text:c="8"/>{</text:p>
      <text:p text:style-name="P52"><text:s text:c="10"/>return {</text:p>
      <text:p text:style-name="P52"><text:s text:c="12"/>current: null</text:p>
      <text:p text:style-name="P52"><text:s text:c="10"/>}</text:p>
      <text:p text:style-name="P52"><text:s text:c="8"/>}</text:p>
      <text:p text:style-name="P52"/>
      <text:p text:style-name="P52"><text:s text:c="8"/>function _( e )</text:p>
      <text:p text:style-name="P52"><text:s text:c="8"/>{</text:p>
      <text:p text:style-name="P52"><text:s text:c="10"/>return e.children</text:p>
      <text:p text:style-name="P52"><text:s text:c="8"/>}</text:p>
      <text:p text:style-name="P52"/>
      <text:p text:style-name="P52"><text:s text:c="8"/>function w( e, t )</text:p>
      <text:p text:style-name="P52"><text:s text:c="8"/>{</text:p>
      <text:p text:style-name="P52"><text:s text:c="10"/>this.props = e, this.context = t</text:p>
      <text:p text:style-name="P52"><text:s text:c="8"/>}</text:p>
      <text:p text:style-name="P52"/>
      <text:p text:style-name="P52"><text:s text:c="8"/>function j( e, t )</text:p>
      <text:p text:style-name="P52"><text:s text:c="8"/>{</text:p>
      <text:p text:style-name="P52"><text:s text:c="10"/>if ( null == t ) return e.__ ? j( e.__, e.__.__k.indexOf( e ) + 1 ) : null;</text:p>
      <text:p text:style-name="P52"><text:s text:c="10"/>for ( var r; t &lt; e.__k.length; t++ )</text:p>
      <text:p text:style-name="P52"><text:s text:c="12"/>if ( null != ( r = e.__k[ t ] ) &amp;&amp; null != r.__e ) return r.__e;</text:p>
      <text:p text:style-name="P52"><text:s text:c="10"/>return "function" == typeof e.type ? j( e ) : null</text:p>
      <text:p text:style-name="P52"><text:s text:c="8"/>}</text:p>
      <text:p text:style-name="P52"/>
      <text:p text:style-name="P52"><text:s text:c="8"/>function P( e )</text:p>
      <text:p text:style-name="P52"><text:s text:c="8"/>{</text:p>
      <text:p text:style-name="P52"><text:s text:c="10"/>var t, r;</text:p>
      <text:p text:style-name="P52"><text:s text:c="10"/>if ( null != ( e = e.__ ) &amp;&amp; null != e.__c )</text:p>
      <text:p text:style-name="P52"><text:s text:c="10"/>{</text:p>
      <text:p text:style-name="P52"><text:s text:c="12"/>for ( e.__e = e.__c.base = null, t = 0; t &lt; e.__k.length; t++ )</text:p>
      <text:p text:style-name="P52"><text:s text:c="14"/>if ( null != ( r = e.__k[ t ] ) &amp;&amp; null != r.__e )</text:p>
      <text:p text:style-name="P52"><text:s text:c="14"/>{</text:p>
      <text:p text:style-name="P52"><text:s text:c="16"/>e.__e = e.__c.base = r.__e;</text:p>
      <text:p text:style-name="P52"><text:s text:c="16"/>break</text:p>
      <text:p text:style-name="P52"><text:s text:c="14"/>} return P( e )</text:p>
      <text:p text:style-name="P52"><text:s text:c="10"/>}</text:p>
      <text:p text:style-name="P52"><text:s text:c="8"/>}</text:p>
      <text:p text:style-name="P52"/>
      <text:p text:style-name="P52"><text:s text:c="8"/>function k( e )</text:p>
      <text:p text:style-name="P52"><text:s text:c="8"/>{</text:p>
      <text:p text:style-name="P52"><text:s text:c="10"/>( !e.__d &amp;&amp; ( e.__d = !0 ) &amp;&amp; c.push( e ) &amp;&amp; !S.__r++ || s !== o.debounceRendering ) &amp;&amp; ( ( s = o.debounceRendering ) || l )( S )</text:p>
      <text:p text:style-name="P52"><text:s text:c="8"/>}</text:p>
      <text:p text:style-name="P52"/>
      <text:p text:style-name="P52"><text:s text:c="8"/>function S()</text:p>
      <text:p text:style-name="P52"><text:s text:c="8"/>{</text:p>
      <text:p text:style-name="P52"><text:s text:c="10"/>var e, t, r, n, o, i, a, s;</text:p>
      <text:p text:style-name="P52"><text:s text:c="10"/>for ( c.sort( u ); e = c.shift(); ) e.__d &amp;&amp; ( t = c.length, n = void 0, o = void 0, a = ( i = ( r = e ).__v ).__e, ( s = r.__P ) &amp;&amp; ( n = [], ( o = b(</text:p>
      <text:p text:style-name="P52"><text:s text:c="10"/>{}, i ) ).__v = i.__v + 1, L( s, i, o, r.__n, void 0 !== s.ownerSVGElement, null != i.__h ? [ a ] : null, n, null == a ? j( i ) : a, i.__h ), N( n, i ), i.__e != a &amp;&amp; P( i ) ), c.length &gt; t &amp;&amp; c.sort( u ) );</text:p>
      <text:p text:style-name="P52"><text:s text:c="10"/>S.__r = 0</text:p>
      <text:p text:style-name="P52"><text:s text:c="8"/>}</text:p>
      <text:p text:style-name="P52"/>
      <text:p text:style-name="P52"><text:s text:c="8"/>function C( e, t, r, n, o, i, a, c, s, l )</text:p>
      <text:p text:style-name="P52"><text:s text:c="8"/>{</text:p>
      <text:p text:style-name="P52"><text:s text:c="10"/>var u, p, h, b, y, m, O, w = n &amp;&amp; n.__k || d,</text:p>
      <text:p text:style-name="P52"><text:s text:c="12"/>P = w.length;</text:p>
      <text:p text:style-name="P52"><text:s text:c="10"/>for ( r.__k = [], u = 0; u &lt; t.length; u++ )</text:p>
      <text:p text:style-name="P52"><text:s text:c="12"/>if ( null != ( b = r.__k[ u ] = null == ( b = t[ u ] ) || "boolean" == typeof b || "function" == typeof b ? null : "string" == typeof b || "number" == typeof b || "bigint" == typeof b ? g( null, b, null, null, b ) : v( b ) ? g( _,</text:p>
      <text:p text:style-name="P52"><text:s text:c="14"/>{</text:p>
      <text:p text:style-name="P52"><text:s text:c="16"/>children: b</text:p>
      <text:p text:style-name="P52"><text:s text:c="14"/>}, null, null, null ) : b.__b &gt; 0 ? g( b.type, b.props, b.key, b.ref ? b.ref : null, b.__v ) : b ) )</text:p>
      <text:p text:style-name="P52"><text:s text:c="12"/>{</text:p>
      <text:p text:style-name="P52"><text:s text:c="14"/>if ( b.__ = r, b.__b = r.__b + 1, null === ( h = w[ u ] ) || h &amp;&amp; b.key == h.key &amp;&amp; b.type === h.type ) w[ u ] = void 0;</text:p>
      <text:p text:style-name="P52"><text:s text:c="14"/>else</text:p>
      <text:p text:style-name="P52"><text:s text:c="16"/>for ( p = 0; p &lt; P; p++ )</text:p>
      <text:p text:style-name="P52"><text:s text:c="16"/>{</text:p>
      <text:p text:style-name="P52"><text:s text:c="18"/>if ( ( h = w[ p ] ) &amp;&amp; b.key == h.key &amp;&amp; b.type === h.type )</text:p>
      <text:p text:style-name="P52"><text:s text:c="18"/>{</text:p>
      <text:p text:style-name="P52"><text:s text:c="20"/>w[ p ] = void 0;</text:p>
      <text:p text:style-name="P52"><text:s text:c="20"/>break</text:p>
      <text:p text:style-name="P52"><text:s text:c="18"/>}</text:p>
      <text:p text:style-name="P52"><text:s text:c="18"/>h = null</text:p>
      <text:p text:style-name="P52"><text:s text:c="16"/>}</text:p>
      <text:p text:style-name="P52"><text:s text:c="14"/>L( e, b, h = h || f, o, i, a, c, s, l ), y = b.__e, ( p = b.ref ) &amp;&amp; h.ref != p &amp;&amp; ( O || ( O = [] ), h.ref &amp;&amp; O.push( h.ref, null, b ), O.push( p, b.__c || y, b ) ), null != y ? ( null == m &amp;&amp; ( m = y ), "function" == typeof b.type &amp;&amp; b.__k === h.__k ? b.__d = s = E( b, s, e ) : s = T( e, b, h, w, y, s ), "function" == typeof r.type &amp;&amp; ( r.__d = s ) ) : s &amp;&amp; h.__e == s &amp;&amp; s.parentNode != e &amp;&amp; ( s = j( h ) )</text:p>
      <text:p text:style-name="P52"><text:s text:c="12"/>} for ( r.__e = m, u = P; u--; ) null != w[ u ] &amp;&amp; ( "function" == typeof r.type &amp;&amp; null != w[ u ].__e &amp;&amp; w[ u ].__e == r.__d &amp;&amp; ( r.__d = A( n ).nextSibling ), H( w[ u ], w[ u ] ) );</text:p>
      <text:p text:style-name="P52"><text:s text:c="10"/>if ( O )</text:p>
      <text:p text:style-name="P52"><text:s text:c="12"/>for ( u = 0; u &lt; O.length; u++ ) V( O[ u ], O[ ++u ], O[ ++u ] )</text:p>
      <text:p text:style-name="P52"><text:s text:c="8"/>}</text:p>
      <text:p text:style-name="P52"/>
      <text:p text:style-name="P52"><text:s text:c="8"/>function E( e, t, r )</text:p>
      <text:p text:style-name="P52"><text:s text:c="8"/>{</text:p>
      <text:p text:style-name="P52"><text:s text:c="10"/>for ( var n, o = e.__k, i = 0; o &amp;&amp; i &lt; o.length; i++ )( n = o[ i ] ) &amp;&amp; ( n.__ = e, t = "function" == typeof n.type ? E( n, t, r ) : T( r, n, n, o, n.__e, t ) );</text:p>
      <text:p text:style-name="P52"><text:s text:c="10"/>return t</text:p>
      <text:p text:style-name="P52"><text:s text:c="8"/>}</text:p>
      <text:p text:style-name="P52"/>
      <text:p text:style-name="P52"><text:s text:c="8"/>function x( e, t )</text:p>
      <text:p text:style-name="P52"><text:s text:c="8"/>{</text:p>
      <text:p text:style-name="P52"><text:s text:c="10"/>return t = t || [], null == e || "boolean" == typeof e || ( v( e ) ? e.some( ( function ( e )</text:p>
      <text:p text:style-name="P52"><text:s text:c="10"/>{</text:p>
      <text:p text:style-name="P52"><text:s text:c="12"/>x( e, t )</text:p>
      <text:p text:style-name="P52"><text:s text:c="10"/>} ) ) : t.push( e ) ), t</text:p>
      <text:p text:style-name="P52"><text:s text:c="8"/>}</text:p>
      <text:p text:style-name="P52"/>
      <text:p text:style-name="P52"><text:s text:c="8"/>function T( e, t, r, n, o, i )</text:p>
      <text:p text:style-name="P52"><text:s text:c="8"/>{</text:p>
      <text:p text:style-name="P52"><text:s text:c="10"/>var a, c, s;</text:p>
      <text:p text:style-name="P52"><text:s text:c="10"/>if ( void 0 !== t.__d ) a = t.__d, t.__d = void 0;</text:p>
      <text:p text:style-name="P52"><text:s text:c="10"/>else if ( null == r || o != i || null == o.parentNode ) e: if ( null == i || i.parentNode !== e ) e.appendChild( o ), a = null;</text:p>
      <text:p text:style-name="P52"><text:s text:c="12"/>else</text:p>
      <text:p text:style-name="P52"><text:s text:c="12"/>{</text:p>
      <text:p text:style-name="P52"><text:s text:c="14"/>for ( c = i, s = 0;</text:p>
      <text:p text:style-name="P52"><text:s text:c="16"/>( c = c.nextSibling ) &amp;&amp; s &lt; n.length; s += 1 )</text:p>
      <text:p text:style-name="P52"><text:s text:c="16"/>if ( c == o ) break e;</text:p>
      <text:p text:style-name="P52"><text:s text:c="14"/>e.insertBefore( o, i ), a = i</text:p>
      <text:p text:style-name="P52"><text:s text:c="12"/>} return void 0 !== a ? a : o.nextSibling</text:p>
      <text:p text:style-name="P52"><text:s text:c="8"/>}</text:p>
      <text:p text:style-name="P52"/>
      <text:p text:style-name="P52"><text:s text:c="8"/>function A( e )</text:p>
      <text:p text:style-name="P52"><text:s text:c="8"/>{</text:p>
      <text:p text:style-name="P52"><text:s text:c="10"/>var t, r, n;</text:p>
      <text:p text:style-name="P52"><text:s text:c="10"/>if ( null == e.type || "string" == typeof e.type ) return e.__e;</text:p>
      <text:p text:style-name="P52"><text:s text:c="10"/>if ( e.__k )</text:p>
      <text:p text:style-name="P52"><text:s text:c="12"/>for ( t = e.__k.length - 1; t &gt;= 0; t-- )</text:p>
      <text:p text:style-name="P52"><text:s text:c="14"/>if ( ( r = e.__k[ t ] ) &amp;&amp; ( n = A( r ) ) ) return n;</text:p>
      <text:p text:style-name="P52"><text:s text:c="10"/>return null</text:p>
      <text:p text:style-name="P52"><text:s text:c="8"/>}</text:p>
      <text:p text:style-name="P52"/>
      <text:p text:style-name="P52"><text:s text:c="8"/>function D( e, t, r )</text:p>
      <text:p text:style-name="P52"><text:s text:c="8"/>{</text:p>
      <text:p text:style-name="P52"><text:s text:c="10"/>"-" === t[ 0 ] ? e.setProperty( t, null == r ? "" : r ) : e[ t ] = null == r ? "" : "number" != typeof r || h.test( t ) ? r : r + "px"</text:p>
      <text:p text:style-name="P52"><text:s text:c="8"/>}</text:p>
      <text:p text:style-name="P52"/>
      <text:p text:style-name="P52"><text:s text:c="8"/>function $( e, t, r, n, o )</text:p>
      <text:p text:style-name="P52"><text:s text:c="8"/>{</text:p>
      <text:p text:style-name="P52"><text:s text:c="10"/>var i;</text:p>
      <text:p text:style-name="P52"><text:s text:c="10"/>e: if ( "style" === t )</text:p>
      <text:p text:style-name="P52"><text:s text:c="12"/>if ( "string" == typeof r ) e.style.cssText = r;</text:p>
      <text:p text:style-name="P52"><text:s text:c="12"/>else</text:p>
      <text:p text:style-name="P52"><text:s text:c="12"/>{</text:p>
      <text:p text:style-name="P52"><text:s text:c="14"/>if ( "string" == typeof n &amp;&amp; ( e.style.cssText = n = "" ), n )</text:p>
      <text:p text:style-name="P52"><text:s text:c="16"/>for ( t in n ) r &amp;&amp; t in r || D( e.style, t, "" );</text:p>
      <text:p text:style-name="P52"><text:s text:c="14"/>if ( r )</text:p>
      <text:p text:style-name="P52"><text:s text:c="16"/>for ( t in r ) n &amp;&amp; r[ t ] === n[ t ] || D( e.style, t, r[ t ] )</text:p>
      <text:p text:style-name="P52"><text:s text:c="12"/>}</text:p>
      <text:p text:style-name="P52"><text:s text:c="10"/>else if ( "o" === t[ 0 ] &amp;&amp; "n" === t[ 1 ] ) i = t !== ( t = t.replace( /Capture$/, "" ) ), t = t.toLowerCase() in e ? t.toLowerCase().slice( 2 ) : t.slice( 2 ), e.l || ( e.l = {} ), e.l[ t + i ] = r, r ? n || e.addEventListener( t, i ? I : Z, i ) : e.removeEventListener( t, i ? I : Z, i );</text:p>
      <text:p text:style-name="P52"><text:s text:c="10"/>else if ( "dangerouslySetInnerHTML" !== t )</text:p>
      <text:p text:style-name="P52"><text:s text:c="10"/>{</text:p>
      <text:p text:style-name="P52"><text:s text:c="12"/>if ( o ) t = t.replace( /xlink(H|:h)/, "h" ).replace( /sName$/, "s" );</text:p>
      <text:p text:style-name="P52"><text:s text:c="12"/>else if ( "width" !== t &amp;&amp; "height" !== t &amp;&amp; "href" !== t &amp;&amp; "list" !== t &amp;&amp; "form" !== t &amp;&amp; "tabIndex" !== t &amp;&amp; "download" !== t &amp;&amp; "rowSpan" !== t &amp;&amp; "colSpan" !== t &amp;&amp; t in e ) try</text:p>
      <text:p text:style-name="P52"><text:s text:c="12"/>{</text:p>
      <text:p text:style-name="P52"><text:s text:c="14"/>e[ t ] = null == r ? "" : r;</text:p>
      <text:p text:style-name="P52"><text:s text:c="14"/>break e</text:p>
      <text:p text:style-name="P52"><text:s text:c="12"/>}</text:p>
      <text:p text:style-name="P52"><text:s text:c="12"/>catch ( e )</text:p>
      <text:p text:style-name="P52"><text:s text:c="12"/>{}</text:p>
      <text:p text:style-name="P52"><text:s text:c="12"/>"function" == typeof r || ( null == r || !1 === r &amp;&amp; "-" !== t[ 4 ] ? e.removeAttribute( t ) : e.setAttribute( t, r ) )</text:p>
      <text:p text:style-name="P52"><text:s text:c="10"/>}</text:p>
      <text:p text:style-name="P52"><text:s text:c="8"/>}</text:p>
      <text:p text:style-name="P52"/>
      <text:p text:style-name="P52"><text:s text:c="8"/>function Z( e )</text:p>
      <text:p text:style-name="P52"><text:s text:c="8"/>{</text:p>
      <text:p text:style-name="P52"><text:s text:c="10"/>return this.l[ e.type + !1 ]( o.event ? o.event( e ) : e )</text:p>
      <text:p text:style-name="P52"><text:s text:c="8"/>}</text:p>
      <text:p text:style-name="P52"/>
      <text:p text:style-name="P52"><text:s text:c="8"/>function I( e )</text:p>
      <text:p text:style-name="P52"><text:s text:c="8"/>{</text:p>
      <text:p text:style-name="P52"><text:s text:c="10"/>return this.l[ e.type + !0 ]( o.event ? o.event( e ) : e )</text:p>
      <text:p text:style-name="P52"><text:s text:c="8"/>}</text:p>
      <text:p text:style-name="P52"/>
      <text:p text:style-name="P52"><text:s text:c="8"/>function L( e, t, r, n, i, a, c, s, l )</text:p>
      <text:p text:style-name="P52"><text:s text:c="8"/>{</text:p>
      <text:p text:style-name="P52"><text:s text:c="10"/>var u, p, f, d, h, y, m, g, O, j, P, k, S, E, x, T = t.type;</text:p>
      <text:p text:style-name="P52"><text:s text:c="10"/>if ( void 0 !== t.constructor ) return null;</text:p>
      <text:p text:style-name="P52"><text:s text:c="10"/>null != r.__h &amp;&amp; ( l = r.__h, s = t.__e = r.__e, t.__h = null, a = [ s ] ), ( u = o.__b ) &amp;&amp; u( t );</text:p>
      <text:p text:style-name="P52"><text:s text:c="10"/>try</text:p>
      <text:p text:style-name="P52"><text:s text:c="10"/>{</text:p>
      <text:p text:style-name="P52"><text:s text:c="12"/>e: if ( "function" == typeof T )</text:p>
      <text:p text:style-name="P52"><text:s text:c="12"/>{</text:p>
      <text:p text:style-name="P52"><text:s text:c="14"/>if ( g = t.props, O = ( u = T.contextType ) &amp;&amp; n[ u.__c ], j = u ? O ? O.props.value : u.__ : n, r.__c ? m = ( p = t.__c = r.__c ).__ = p.__E : ( "prototype" in T &amp;&amp; T.prototype.render ? t.__c = p = new T( g, j ) : ( t.__c = p = new w( g, j ), p.constructor = T, p.render = R ), O &amp;&amp; O.sub( p ), p.props = g, p.state || ( p.state = {} ), p.context = j, p.__n = n, f = p.__d = !0, p.__h = [], p._sb = [] ), null == p.__s &amp;&amp; ( p.__s = p.state ), null != T.getDerivedStateFromProps &amp;&amp; ( p.__s == p.state &amp;&amp; ( p.__s = b(</text:p>
      <text:p text:style-name="P52"><text:s text:c="16"/>{}, p.__s ) ), b( p.__s, T.getDerivedStateFromProps( g, p.__s ) ) ), d = p.props, h = p.state, p.__v = t, f ) null == T.getDerivedStateFromProps &amp;&amp; null != p.componentWillMount &amp;&amp; p.componentWillMount(), null != p.componentDidMount &amp;&amp; p.__h.push( p.componentDidMount );</text:p>
      <text:p text:style-name="P52"><text:s text:c="14"/>else</text:p>
      <text:p text:style-name="P52"><text:s text:c="14"/>{</text:p>
      <text:p text:style-name="P52"><text:s text:c="16"/>if ( null == T.getDerivedStateFromProps &amp;&amp; g !== d &amp;&amp; null != p.componentWillReceiveProps &amp;&amp; p.componentWillReceiveProps( g, j ), !p.__e &amp;&amp; null != p.shouldComponentUpdate &amp;&amp; !1 === p.shouldComponentUpdate( g, p.__s, j ) || t.__v === r.__v )</text:p>
      <text:p text:style-name="P52"><text:s text:c="16"/>{</text:p>
      <text:p text:style-name="P52"><text:s text:c="18"/>for ( t.__v !== r.__v &amp;&amp; ( p.props = g, p.state = p.__s, p.__d = !1 ), p.__e = !1, t.__e = r.__e, t.__k = r.__k, t.__k.forEach( ( function ( e )</text:p>
      <text:p text:style-name="P52"><text:s text:c="20"/>{</text:p>
      <text:p text:style-name="P52"><text:s text:c="22"/>e &amp;&amp; ( e.__ = t )</text:p>
      <text:p text:style-name="P52"><text:s text:c="20"/>} ) ), P = 0; P &lt; p._sb.length; P++ ) p.__h.push( p._sb[ P ] );</text:p>
      <text:p text:style-name="P52"><text:s text:c="18"/>p._sb = [], p.__h.length &amp;&amp; c.push( p );</text:p>
      <text:p text:style-name="P52"><text:s text:c="18"/>break e</text:p>
      <text:p text:style-name="P52"><text:s text:c="16"/>}</text:p>
      <text:p text:style-name="P52"><text:s text:c="16"/>null != p.componentWillUpdate &amp;&amp; p.componentWillUpdate( g, p.__s, j ), null != p.componentDidUpdate &amp;&amp; p.__h.push( ( function ()</text:p>
      <text:p text:style-name="P52"><text:s text:c="16"/>{</text:p>
      <text:p text:style-name="P52"><text:s text:c="18"/>p.componentDidUpdate( d, h, y )</text:p>
      <text:p text:style-name="P52"><text:s text:c="16"/>} ) )</text:p>
      <text:p text:style-name="P52"><text:s text:c="14"/>}</text:p>
      <text:p text:style-name="P52"><text:s text:c="14"/>if ( p.context = j, p.props = g, p.__P = e, k = o.__r, S = 0, "prototype" in T &amp;&amp; T.prototype.render )</text:p>
      <text:p text:style-name="P52"><text:s text:c="14"/>{</text:p>
      <text:p text:style-name="P52"><text:s text:c="16"/>for ( p.state = p.__s, p.__d = !1, k &amp;&amp; k( t ), u = p.render( p.props, p.state, p.context ), E = 0; E &lt; p._sb.length; E++ ) p.__h.push( p._sb[ E ] );</text:p>
      <text:p text:style-name="P52"><text:s text:c="16"/>p._sb = []</text:p>
      <text:p text:style-name="P52"><text:s text:c="14"/>}</text:p>
      <text:p text:style-name="P52"><text:s text:c="14"/>else</text:p>
      <text:p text:style-name="P52"><text:s text:c="16"/>do {</text:p>
      <text:p text:style-name="P52"><text:s text:c="18"/>p.__d = !1, k &amp;&amp; k( t ), u = p.render( p.props, p.state, p.context ), p.state = p.__s</text:p>
      <text:p text:style-name="P52"><text:s text:c="16"/>} while ( p.__d &amp;&amp; ++S &lt; 25 );</text:p>
      <text:p text:style-name="P52"><text:s text:c="14"/>p.state = p.__s, null != p.getChildContext &amp;&amp; ( n = b( b(</text:p>
      <text:p text:style-name="P52"><text:s text:c="14"/>{}, n ), p.getChildContext() ) ), f || null == p.getSnapshotBeforeUpdate || ( y = p.getSnapshotBeforeUpdate( d, h ) ), C( e, v( x = null != u &amp;&amp; u.type === _ &amp;&amp; null == u.key ? u.props.children : u ) ? x : [ x ], t, r, n, i, a, c, s, l ), p.base = t.__e, t.__h = null, p.__h.length &amp;&amp; c.push( p ), m &amp;&amp; ( p.__E = p.__ = null ), p.__e = !1</text:p>
      <text:p text:style-name="P52"><text:soft-page-break/><text:s text:c="12"/>}</text:p>
      <text:p text:style-name="P52"><text:s text:c="12"/>else null == a &amp;&amp; t.__v === r.__v ? ( t.__k = r.__k, t.__e = r.__e ) : t.__e = F( r.__e, t, r, n, i, a, c, l );</text:p>
      <text:p text:style-name="P52"><text:s text:c="12"/>( u = o.diffed ) &amp;&amp; u( t )</text:p>
      <text:p text:style-name="P52"><text:s text:c="10"/>}</text:p>
      <text:p text:style-name="P52"><text:s text:c="10"/>catch ( e )</text:p>
      <text:p text:style-name="P52"><text:s text:c="10"/>{</text:p>
      <text:p text:style-name="P52"><text:s text:c="12"/>t.__v = null, ( l || null != a ) &amp;&amp; ( t.__e = s, t.__h = !!l, a[ a.indexOf( s ) ] = null ), o.__e( e, t, r )</text:p>
      <text:p text:style-name="P52"><text:s text:c="10"/>}</text:p>
      <text:p text:style-name="P52"><text:s text:c="8"/>}</text:p>
      <text:p text:style-name="P52"/>
      <text:p text:style-name="P52"><text:s text:c="8"/>function N( e, t )</text:p>
      <text:p text:style-name="P52"><text:s text:c="8"/>{</text:p>
      <text:p text:style-name="P52"><text:s text:c="10"/>o.__c &amp;&amp; o.__c( t, e ), e.some( ( function ( t )</text:p>
      <text:p text:style-name="P52"><text:s text:c="10"/>{</text:p>
      <text:p text:style-name="P52"><text:s text:c="12"/>try</text:p>
      <text:p text:style-name="P52"><text:s text:c="12"/>{</text:p>
      <text:p text:style-name="P52"><text:s text:c="14"/>e = t.__h, t.__h = [], e.some( ( function ( e )</text:p>
      <text:p text:style-name="P52"><text:s text:c="14"/>{</text:p>
      <text:p text:style-name="P52"><text:s text:c="16"/>e.call( t )</text:p>
      <text:p text:style-name="P52"><text:s text:c="14"/>} ) )</text:p>
      <text:p text:style-name="P52"><text:s text:c="12"/>}</text:p>
      <text:p text:style-name="P52"><text:s text:c="12"/>catch ( e )</text:p>
      <text:p text:style-name="P52"><text:s text:c="12"/>{</text:p>
      <text:p text:style-name="P52"><text:s text:c="14"/>o.__e( e, t.__v )</text:p>
      <text:p text:style-name="P52"><text:s text:c="12"/>}</text:p>
      <text:p text:style-name="P52"><text:s text:c="10"/>} ) )</text:p>
      <text:p text:style-name="P52"><text:s text:c="8"/>}</text:p>
      <text:p text:style-name="P52"/>
      <text:p text:style-name="P52"><text:s text:c="8"/>function F( e, t, r, o, i, a, c, s )</text:p>
      <text:p text:style-name="P52"><text:s text:c="8"/>{</text:p>
      <text:p text:style-name="P52"><text:s text:c="10"/>var l, u, p, d = r.props,</text:p>
      <text:p text:style-name="P52"><text:s text:c="12"/>h = t.props,</text:p>
      <text:p text:style-name="P52"><text:s text:c="12"/>b = t.type,</text:p>
      <text:p text:style-name="P52"><text:s text:c="12"/>m = 0;</text:p>
      <text:p text:style-name="P52"><text:s text:c="10"/>if ( "svg" === b &amp;&amp; ( i = !0 ), null != a )</text:p>
      <text:p text:style-name="P52"><text:s text:c="12"/>for ( ; m &lt; a.length; m++ )</text:p>
      <text:p text:style-name="P52"><text:s text:c="14"/>if ( ( l = a[ m ] ) &amp;&amp; "setAttribute" in l == !!b &amp;&amp; ( b ? l.localName === b : 3 === l.nodeType ) )</text:p>
      <text:p text:style-name="P52"><text:s text:c="14"/>{</text:p>
      <text:p text:style-name="P52"><text:s text:c="16"/>e = l, a[ m ] = null;</text:p>
      <text:p text:style-name="P52"><text:s text:c="16"/>break</text:p>
      <text:p text:style-name="P52"><text:s text:c="14"/>} if ( null == e )</text:p>
      <text:p text:style-name="P52"><text:s text:c="10"/>{</text:p>
      <text:p text:style-name="P52"><text:s text:c="12"/>if ( null === b ) return document.createTextNode( h );</text:p>
      <text:p text:style-name="P52"><text:s text:c="12"/>e = i ? document.createElementNS( "http://www.w3.org/2000/svg", b ) : document.createElement( b, h.is &amp;&amp; h ), a = null, s = !1</text:p>
      <text:p text:style-name="P52"><text:s text:c="10"/>}</text:p>
      <text:p text:style-name="P52"><text:s text:c="10"/>if ( null === b ) d === h || s &amp;&amp; e.data === h || ( e.data = h );</text:p>
      <text:p text:style-name="P52"><text:s text:c="10"/>else</text:p>
      <text:p text:style-name="P52"><text:s text:c="10"/>{</text:p>
      <text:p text:style-name="P52"><text:s text:c="12"/>if ( a = a &amp;&amp; n.call( e.childNodes ), u = ( d = r.props || f ).dangerouslySetInnerHTML, p = h.dangerouslySetInnerHTML, !s )</text:p>
      <text:p text:style-name="P52"><text:s text:c="12"/>{</text:p>
      <text:p text:style-name="P52"><text:s text:c="14"/>if ( null != a )</text:p>
      <text:p text:style-name="P52"><text:s text:c="16"/>for ( d = {}, m = 0; m &lt; e.attributes.length; m++ ) d[ e.attributes[ m ].name ] = e.attributes[ m ].value;</text:p>
      <text:p text:style-name="P52"><text:s text:c="14"/>( p || u ) &amp;&amp; ( p &amp;&amp; ( u &amp;&amp; p.__html == u.__html || p.__html === e.innerHTML ) || ( e.innerHTML = p &amp;&amp; p.__html || "" ) )</text:p>
      <text:p text:style-name="P52"><text:s text:c="12"/>}</text:p>
      <text:p text:style-name="P52"><text:s text:c="12"/>if ( function ( e, t, r, n, o )</text:p>
      <text:p text:style-name="P52"><text:s text:c="14"/>{</text:p>
      <text:p text:style-name="P52"><text:s text:c="16"/>var i;</text:p>
      <text:p text:style-name="P52"><text:s text:c="16"/>for ( i in r ) "children" === i || "key" === i || i in t || $( e, i, null, r[ i ], n );</text:p>
      <text:p text:style-name="P52"><text:s text:c="16"/>for ( i in t ) o &amp;&amp; "function" != typeof t[ i ] || "children" === i || "key" === i || "value" === i || "checked" === i || r[ i ] === t[ i ] || $( e, i, t[ i ], r[ i ], n )</text:p>
      <text:p text:style-name="P52"><text:s text:c="14"/>}( e, h, d, i, s ), p ) t.__k = [];</text:p>
      <text:p text:style-name="P52"><text:s text:c="12"/>else if ( C( e, v( m = t.props.children ) ? m : [ m ], t, r, o, i &amp;&amp; "foreignObject" !== b, a, c, a ? a[ 0 ] : r.__k &amp;&amp; j( r, 0 ), s ), null != a )</text:p>
      <text:p text:style-name="P52"><text:s text:c="14"/>for ( m = a.length; m--; ) null != a[ m ] &amp;&amp; y( a[ m ] );</text:p>
      <text:p text:style-name="P52"><text:s text:c="12"/>s || ( "value" in h &amp;&amp; void 0 !== ( m = h.value ) &amp;&amp; ( m !== e.value || "progress" === b &amp;&amp; !m || "option" === b &amp;&amp; m !== d.value ) &amp;&amp; $( e, "value", m, d.value, !1 ), "checked" in h &amp;&amp; void 0 !== ( m = h.checked ) &amp;&amp; m !== e.checked &amp;&amp; $( e, "checked", m, d.checked, !1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V( e, t, r )</text:p>
      <text:p text:style-name="P52"><text:s text:c="8"/>{</text:p>
      <text:p text:style-name="P52"><text:s text:c="10"/>try</text:p>
      <text:p text:style-name="P52"><text:s text:c="10"/>{</text:p>
      <text:p text:style-name="P52"><text:s text:c="12"/>"function" == typeof e ? e( t ) : e.current = t</text:p>
      <text:p text:style-name="P52"><text:s text:c="10"/>}</text:p>
      <text:p text:style-name="P52"><text:s text:c="10"/>catch ( e )</text:p>
      <text:p text:style-name="P52"><text:s text:c="10"/>{</text:p>
      <text:p text:style-name="P52"><text:s text:c="12"/>o.__e( e, r )</text:p>
      <text:p text:style-name="P52"><text:s text:c="10"/>}</text:p>
      <text:p text:style-name="P52"><text:s text:c="8"/>}</text:p>
      <text:p text:style-name="P52"/>
      <text:p text:style-name="P52"><text:s text:c="8"/>function H( e, t, r )</text:p>
      <text:p text:style-name="P52"><text:s text:c="8"/>{</text:p>
      <text:p text:style-name="P52"><text:s text:c="10"/>var n, i;</text:p>
      <text:p text:style-name="P52"><text:s text:c="10"/>if ( o.unmount &amp;&amp; o.unmount( e ), ( n = e.ref ) &amp;&amp; ( n.current &amp;&amp; n.current !== e.__e || V( n, null, t ) ), null != ( n = e.__c ) )</text:p>
      <text:p text:style-name="P52"><text:s text:c="10"/>{</text:p>
      <text:p text:style-name="P52"><text:s text:c="12"/>if ( n.componentWillUnmount ) try</text:p>
      <text:p text:style-name="P52"><text:s text:c="12"/>{</text:p>
      <text:p text:style-name="P52"><text:s text:c="14"/>n.componentWillUnmount()</text:p>
      <text:p text:style-name="P52"><text:s text:c="12"/>}</text:p>
      <text:p text:style-name="P52"><text:s text:c="12"/>catch ( e )</text:p>
      <text:p text:style-name="P52"><text:s text:c="12"/>{</text:p>
      <text:p text:style-name="P52"><text:s text:c="14"/>o.__e( e, t )</text:p>
      <text:p text:style-name="P52"><text:s text:c="12"/>}</text:p>
      <text:p text:style-name="P52"><text:s text:c="12"/>n.base = n.__P = null, e.__c = void 0</text:p>
      <text:p text:style-name="P52"><text:s text:c="10"/>}</text:p>
      <text:p text:style-name="P52"><text:s text:c="10"/>if ( n = e.__k )</text:p>
      <text:p text:style-name="P52"><text:s text:c="12"/>for ( i = 0; i &lt; n.length; i++ ) n[ i ] &amp;&amp; H( n[ i ], t, r || "function" != typeof e.type );</text:p>
      <text:p text:style-name="P52"><text:s text:c="10"/>r || null == e.__e || y( e.__e ), e.__ = e.__e = e.__d = void 0</text:p>
      <text:p text:style-name="P52"><text:s text:c="8"/>}</text:p>
      <text:p text:style-name="P52"/>
      <text:p text:style-name="P52"><text:s text:c="8"/>function R( e, t, r )</text:p>
      <text:p text:style-name="P52"><text:s text:c="8"/>{</text:p>
      <text:p text:style-name="P52"><text:s text:c="10"/>return this.constructor( e, r )</text:p>
      <text:p text:style-name="P52"><text:s text:c="8"/>}</text:p>
      <text:p text:style-name="P52"/>
      <text:p text:style-name="P52"><text:s text:c="8"/>function M( e, t, r )</text:p>
      <text:p text:style-name="P52"><text:s text:c="8"/>{</text:p>
      <text:p text:style-name="P52"><text:s text:c="10"/>var i, a, c;</text:p>
      <text:p text:style-name="P52"><text:s text:c="10"/>o.__ &amp;&amp; o.__( e, t ), a = ( i = "function" == typeof r ) ? null : r &amp;&amp; r.__k || t.__k, c = [], L( t, e = ( !i &amp;&amp; r || t ).__k = m( _, null, [ e ] ), a || f, f, void 0 !== t.ownerSVGElement, !i &amp;&amp; r ? [ r ] : a ? null : t.firstChild ? n.call( t.childNodes ) : null, c, !i &amp;&amp; r ? r : a ? a.__e : t.firstChild, i ), N( c, e )</text:p>
      <text:p text:style-name="P52"><text:s text:c="8"/>}</text:p>
      <text:p text:style-name="P52"/>
      <text:p text:style-name="P52"><text:s text:c="8"/>function B( e, t )</text:p>
      <text:p text:style-name="P52"><text:s text:c="8"/>{</text:p>
      <text:p text:style-name="P52"><text:s text:c="10"/>M( e, t, B )</text:p>
      <text:p text:style-name="P52"><text:s text:c="8"/>}</text:p>
      <text:p text:style-name="P52"/>
      <text:p text:style-name="P52"><text:s text:c="8"/>function U( e, t, r )</text:p>
      <text:p text:style-name="P52"><text:s text:c="8"/>{</text:p>
      <text:p text:style-name="P52"><text:s text:c="10"/>var o, i, a, c, s = b(</text:p>
      <text:p text:style-name="P52"><text:s text:c="10"/>{}, e.props );</text:p>
      <text:p text:style-name="P52"><text:s text:c="10"/>for ( a in e.type &amp;&amp; e.type.defaultProps &amp;&amp; ( c = e.type.defaultProps ), t ) "key" == a ? o = t[ a ] : "ref" == a ? i = t[ a ] : s[ a ] = void 0 === t[ a ] &amp;&amp; void 0 !== c ? c[ a ] : t[ a ];</text:p>
      <text:p text:style-name="P52"><text:s text:c="10"/>return arguments.length &gt; 2 &amp;&amp; ( s.children = arguments.length &gt; 3 ? n.call( arguments, 2 ) : r ), g( e.type, s, o || e.key, i || e.ref, null )</text:p>
      <text:p text:style-name="P52"><text:s text:c="8"/>}</text:p>
      <text:p text:style-name="P52"/>
      <text:p text:style-name="P52"><text:s text:c="8"/>function W( e, t )</text:p>
      <text:p text:style-name="P52"><text:s text:c="8"/>{</text:p>
      <text:p text:style-name="P52"><text:s text:c="10"/>var r = {</text:p>
      <text:p text:style-name="P52"><text:s text:c="12"/>__c: t = "__cC" + p++,</text:p>
      <text:p text:style-name="P52"><text:s text:c="12"/>__: e,</text:p>
      <text:p text:style-name="P52"><text:s text:c="12"/>Consumer: function ( e, t )</text:p>
      <text:p text:style-name="P52"><text:s text:c="12"/>{</text:p>
      <text:p text:style-name="P52"><text:s text:c="14"/>return e.children( t )</text:p>
      <text:p text:style-name="P52"><text:s text:c="12"/>},</text:p>
      <text:p text:style-name="P52"><text:s text:c="12"/>Provider: function ( e )</text:p>
      <text:p text:style-name="P52"><text:s text:c="12"/>{</text:p>
      <text:p text:style-name="P52"><text:s text:c="14"/>var r, n;</text:p>
      <text:p text:style-name="P52"><text:s text:c="14"/>return this.getChildContext || ( r = [], ( n = {} )[ t ] = this, this.getChildContext = function ()</text:p>
      <text:p text:style-name="P52"><text:s text:c="14"/>{</text:p>
      <text:p text:style-name="P52"><text:s text:c="16"/>return n</text:p>
      <text:p text:style-name="P52"><text:s text:c="14"/>}, this.shouldComponentUpdate = function ( e )</text:p>
      <text:p text:style-name="P52"><text:s text:c="14"/>{</text:p>
      <text:p text:style-name="P52"><text:s text:c="16"/>this.props.value !== e.value &amp;&amp; r.some( ( function ( e )</text:p>
      <text:p text:style-name="P52"><text:s text:c="16"/>{</text:p>
      <text:p text:style-name="P52"><text:s text:c="18"/>e.__e = !0, k( e )</text:p>
      <text:p text:style-name="P52"><text:s text:c="16"/>} ) )</text:p>
      <text:p text:style-name="P52"><text:s text:c="14"/>}, this.sub = function ( e )</text:p>
      <text:p text:style-name="P52"><text:s text:c="14"/>{</text:p>
      <text:p text:style-name="P52"><text:s text:c="16"/>r.push( e );</text:p>
      <text:p text:style-name="P52"><text:s text:c="16"/>var t = e.componentWillUnmount;</text:p>
      <text:p text:style-name="P52"><text:s text:c="16"/>e.componentWillUnmount = function ()</text:p>
      <text:p text:style-name="P52"><text:s text:c="16"/>{</text:p>
      <text:p text:style-name="P52"><text:s text:c="18"/>r.splice( r.indexOf( e ), 1 ), t &amp;&amp; t.call( e )</text:p>
      <text:p text:style-name="P52"><text:s text:c="16"/>}</text:p>
      <text:p text:style-name="P52"><text:s text:c="14"/>} ), e.children</text:p>
      <text:p text:style-name="P52"><text:s text:c="12"/>}</text:p>
      <text:p text:style-name="P52"><text:s text:c="10"/>};</text:p>
      <text:p text:style-name="P52"><text:s text:c="10"/>return r.Provider.__ = r.Consumer.contextType = r</text:p>
      <text:p text:style-name="P52"><text:s text:c="8"/>}</text:p>
      <text:p text:style-name="P52"><text:s text:c="8"/>n = d.slice, o = {</text:p>
      <text:p text:style-name="P52"><text:s text:c="10"/>__e: function ( e, t, r, n )</text:p>
      <text:p text:style-name="P52"><text:s text:c="10"/>{</text:p>
      <text:p text:style-name="P52"><text:s text:c="12"/>for ( var o, i, a; t = t.__; )</text:p>
      <text:p text:style-name="P52"><text:s text:c="14"/>if ( ( o = t.__c ) &amp;&amp; !o.__ ) try</text:p>
      <text:p text:style-name="P52"><text:s text:c="14"/>{</text:p>
      <text:p text:style-name="P52"><text:s text:c="16"/>if ( ( i = o.constructor ) &amp;&amp; null != i.getDerivedStateFromError &amp;&amp; ( o.setState( i.getDerivedStateFromError( e ) ), a = o.__d ), null != o.componentDidCatch &amp;&amp; ( o.componentDidCatch( e, n ||</text:p>
      <text:p text:style-name="P52"><text:s text:c="18"/>{} ), a = o.__d ), a ) return o.__E = o</text:p>
      <text:p text:style-name="P52"><text:s text:c="14"/>}</text:p>
      <text:p text:style-name="P52"><text:s text:c="12"/>catch ( t )</text:p>
      <text:p text:style-name="P52"><text:s text:c="12"/>{</text:p>
      <text:p text:style-name="P52"><text:s text:c="14"/>e = t</text:p>
      <text:p text:style-name="P52"><text:s text:c="12"/>}</text:p>
      <text:p text:style-name="P52"><text:s text:c="12"/>throw e</text:p>
      <text:p text:style-name="P52"><text:s text:c="10"/>}</text:p>
      <text:p text:style-name="P52"><text:s text:c="8"/>}, i = 0, a = function ( e )</text:p>
      <text:p text:style-name="P52"><text:s text:c="8"/>{</text:p>
      <text:p text:style-name="P52"><text:s text:c="10"/>return null != e &amp;&amp; void 0 === e.constructor</text:p>
      <text:p text:style-name="P52"><text:s text:c="8"/>}, w.prototype.setState = function ( e, t )</text:p>
      <text:p text:style-name="P52"><text:s text:c="8"/>{</text:p>
      <text:p text:style-name="P52"><text:s text:c="10"/>var r;</text:p>
      <text:p text:style-name="P52"><text:s text:c="10"/>r = null != this.__s &amp;&amp; this.__s !== this.state ? this.__s : this.__s = b(</text:p>
      <text:p text:style-name="P52"><text:s text:c="10"/>{}, this.state ), "function" == typeof e &amp;&amp; ( e = e( b(</text:p>
      <text:p text:style-name="P52"><text:s text:c="10"/>{}, r ), this.props ) ), e &amp;&amp; b( r, e ), null != e &amp;&amp; this.__v &amp;&amp; ( t &amp;&amp; this._sb.push( t ), k( this ) )</text:p>
      <text:p text:style-name="P52"><text:s text:c="8"/>}, w.prototype.forceUpdate = function ( e )</text:p>
      <text:p text:style-name="P52"><text:s text:c="8"/>{</text:p>
      <text:p text:style-name="P52"><text:s text:c="10"/>this.__v &amp;&amp; ( this.__e = !0, e &amp;&amp; this.__h.push( e ), k( this ) )</text:p>
      <text:p text:style-name="P52"><text:s text:c="8"/>}, w.prototype.render = _, c = [], l = "function" == typeof Promise ? Promise.prototype.then.bind( Promise.resolve() ) : setTimeout, u = function ( e, t )</text:p>
      <text:p text:style-name="P52"><text:s text:c="8"/>{</text:p>
      <text:p text:style-name="P52"><text:s text:c="10"/>return e.__v.__b - t.__v.__b</text:p>
      <text:p text:style-name="P52"><text:s text:c="8"/>}, S.__r = 0, p = 0</text:p>
      <text:p text:style-name="P52"><text:s text:c="6"/>},</text:p>
      <text:p text:style-name="P52"><text:s text:c="6"/>705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I4: () =&gt; j,</text:p>
      <text:p text:style-name="P52"><text:s text:c="10"/>_Y: () =&gt; m,</text:p>
      <text:p text:style-name="P52"><text:s text:c="10"/>bt: () =&gt; O,</text:p>
      <text:p text:style-name="P52"><text:s text:c="10"/>d4: () =&gt; g,</text:p>
      <text:p text:style-name="P52"><text:s text:c="10"/>eJ: () =&gt; y,</text:p>
      <text:p text:style-name="P52"><text:s text:c="10"/>sO: () =&gt; _</text:p>
      <text:p text:style-name="P52"><text:s text:c="8"/>} );</text:p>
      <text:p text:style-name="P52"><text:s text:c="8"/>var n, o, i, a, c = r( 2315 ),</text:p>
      <text:p text:style-name="P52"><text:s text:c="10"/>s = 0,</text:p>
      <text:p text:style-name="P52"><text:s text:c="10"/>l = [],</text:p>
      <text:p text:style-name="P52"><text:s text:c="10"/>u = [],</text:p>
      <text:p text:style-name="P52"><text:s text:c="10"/>p = c.options.__b,</text:p>
      <text:p text:style-name="P52"><text:s text:c="10"/>f = c.options.__r,</text:p>
      <text:p text:style-name="P52"><text:s text:c="10"/>d = c.options.diffed,</text:p>
      <text:p text:style-name="P52"><text:s text:c="10"/>h = c.options.__c,</text:p>
      <text:p text:style-name="P52"><text:s text:c="10"/>v = c.options.unmount;</text:p>
      <text:p text:style-name="P52"/>
      <text:p text:style-name="P52"><text:s text:c="8"/>function b( e, t )</text:p>
      <text:p text:style-name="P52"><text:s text:c="8"/>{</text:p>
      <text:p text:style-name="P52"><text:s text:c="10"/>c.options.__h &amp;&amp; c.options.__h( o, e, s || t ), s = 0;</text:p>
      <text:p text:style-name="P52"><text:s text:c="10"/>var r = o.__H || ( o.__H = {</text:p>
      <text:p text:style-name="P52"><text:s text:c="12"/>__: [],</text:p>
      <text:p text:style-name="P52"><text:s text:c="12"/>__h: []</text:p>
      <text:p text:style-name="P52"><text:s text:c="10"/>} );</text:p>
      <text:p text:style-name="P52"><text:s text:c="10"/>return e &gt;= r.__.length &amp;&amp; r.__.push(</text:p>
      <text:p text:style-name="P52"><text:s text:c="10"/>{</text:p>
      <text:p text:style-name="P52"><text:s text:c="12"/>__V: u</text:p>
      <text:p text:style-name="P52"><text:s text:c="10"/>} ), r.__[ e ]</text:p>
      <text:p text:style-name="P52"><text:s text:c="8"/>}</text:p>
      <text:p text:style-name="P52"/>
      <text:p text:style-name="P52"><text:s text:c="8"/>function y( e )</text:p>
      <text:p text:style-name="P52"><text:s text:c="8"/>{</text:p>
      <text:p text:style-name="P52"><text:s text:c="10"/>return s = 1, m( T, e )</text:p>
      <text:p text:style-name="P52"><text:s text:c="8"/>}</text:p>
      <text:p text:style-name="P52"/>
      <text:p text:style-name="P52"><text:s text:c="8"/>function m( e, t, r )</text:p>
      <text:p text:style-name="P52"><text:s text:c="8"/>{</text:p>
      <text:p text:style-name="P52"><text:s text:c="10"/>var i = b( n++, 2 );</text:p>
      <text:p text:style-name="P52"><text:s text:c="10"/>if ( i.t = e, !i.__c &amp;&amp; ( i.__ = [ r ? r( t ) : T( void 0, t ), function ( e )</text:p>
      <text:p text:style-name="P52"><text:s text:c="12"/>{</text:p>
      <text:p text:style-name="P52"><text:s text:c="14"/>var t = i.__N ? i.__N[ 0 ] : i.__[ 0 ],</text:p>
      <text:p text:style-name="P52"><text:s text:c="16"/>r = i.t( t, e );</text:p>
      <text:p text:style-name="P52"><text:s text:c="14"/>t !== r &amp;&amp; ( i.__N = [ r, i.__[ 1 ] ], i.__c.setState(</text:p>
      <text:p text:style-name="P52"><text:s text:c="14"/>{} ) )</text:p>
      <text:p text:style-name="P52"><text:s text:c="12"/>} ], i.__c = o, !o.u ) )</text:p>
      <text:p text:style-name="P52"><text:s text:c="10"/>{</text:p>
      <text:p text:style-name="P52"><text:s text:c="12"/>var a = function ( e, t, r )</text:p>
      <text:p text:style-name="P52"><text:s text:c="12"/>{</text:p>
      <text:p text:style-name="P52"><text:s text:c="14"/>if ( !i.__c.__H ) return !0;</text:p>
      <text:p text:style-name="P52"><text:s text:c="14"/>var n = i.__c.__H.__.filter( ( function ( e )</text:p>
      <text:p text:style-name="P52"><text:s text:c="14"/>{</text:p>
      <text:p text:style-name="P52"><text:s text:c="16"/>return e.__c</text:p>
      <text:p text:style-name="P52"><text:s text:c="14"/>} ) );</text:p>
      <text:p text:style-name="P52"><text:s text:c="14"/>if ( n.every( ( function ( e )</text:p>
      <text:p text:style-name="P52"><text:s text:c="16"/>{</text:p>
      <text:p text:style-name="P52"><text:s text:c="18"/>return !e.__N</text:p>
      <text:p text:style-name="P52"><text:s text:c="16"/>} ) ) ) return !c || c.call( this, e, t, r );</text:p>
      <text:p text:style-name="P52"><text:s text:c="14"/>var o = !1;</text:p>
      <text:p text:style-name="P52"><text:s text:c="14"/>return n.forEach( ( function ( e )</text:p>
      <text:p text:style-name="P52"><text:s text:c="14"/>{</text:p>
      <text:p text:style-name="P52"><text:s text:c="16"/>if ( e.__N )</text:p>
      <text:p text:style-name="P52"><text:s text:c="16"/>{</text:p>
      <text:p text:style-name="P52"><text:s text:c="18"/>var t = e.__[ 0 ];</text:p>
      <text:p text:style-name="P52"><text:s text:c="18"/>e.__ = e.__N, e.__N = void 0, t !== e.__[ 0 ] &amp;&amp; ( o = !0 )</text:p>
      <text:p text:style-name="P52"><text:s text:c="16"/>}</text:p>
      <text:p text:style-name="P52"><text:s text:c="14"/>} ) ), !( !o &amp;&amp; i.__c.props === e ) &amp;&amp; ( !c || c.call( this, e, t, r ) )</text:p>
      <text:p text:style-name="P52"><text:s text:c="12"/>};</text:p>
      <text:p text:style-name="P52"><text:s text:c="12"/>o.u = !0;</text:p>
      <text:p text:style-name="P52"><text:s text:c="12"/>var c = o.shouldComponentUpdate,</text:p>
      <text:p text:style-name="P52"><text:s text:c="14"/>s = o.componentWillUpdate;</text:p>
      <text:p text:style-name="P52"><text:s text:c="12"/>o.componentWillUpdate = function ( e, t, r )</text:p>
      <text:p text:style-name="P52"><text:s text:c="12"/>{</text:p>
      <text:p text:style-name="P52"><text:s text:c="14"/>if ( this.__e )</text:p>
      <text:p text:style-name="P52"><text:s text:c="14"/>{</text:p>
      <text:p text:style-name="P52"><text:s text:c="16"/>var n = c;</text:p>
      <text:p text:style-name="P52"><text:s text:c="16"/>c = void 0, a( e, t, r ), c = n</text:p>
      <text:p text:style-name="P52"><text:s text:c="14"/>}</text:p>
      <text:p text:style-name="P52"><text:s text:c="14"/>s &amp;&amp; s.call( this, e, t, r )</text:p>
      <text:p text:style-name="P52"><text:s text:c="12"/>}, o.shouldComponentUpdate = a</text:p>
      <text:p text:style-name="P52"><text:s text:c="10"/>}</text:p>
      <text:p text:style-name="P52"><text:s text:c="10"/>return i.__N || i.__</text:p>
      <text:p text:style-name="P52"><text:s text:c="8"/>}</text:p>
      <text:p text:style-name="P52"/>
      <text:p text:style-name="P52"><text:s text:c="8"/>function g( e, t )</text:p>
      <text:p text:style-name="P52"><text:s text:c="8"/>{</text:p>
      <text:p text:style-name="P52"><text:s text:c="10"/>var r = b( n++, 3 );</text:p>
      <text:p text:style-name="P52"><text:s text:c="10"/>!c.options.__s &amp;&amp; x( r.__H, t ) &amp;&amp; ( r.__ = e, r.i = t, o.__H.__h.push( r ) )</text:p>
      <text:p text:style-name="P52"><text:s text:c="8"/>}</text:p>
      <text:p text:style-name="P52"/>
      <text:p text:style-name="P52"><text:s text:c="8"/>function O( e, t )</text:p>
      <text:p text:style-name="P52"><text:s text:c="8"/>{</text:p>
      <text:p text:style-name="P52"><text:s text:c="10"/>var r = b( n++, 4 );</text:p>
      <text:p text:style-name="P52"><text:s text:c="10"/>!c.options.__s &amp;&amp; x( r.__H, t ) &amp;&amp; ( r.__ = e, r.i = t, o.__h.push( r ) )</text:p>
      <text:p text:style-name="P52"><text:s text:c="8"/>}</text:p>
      <text:p text:style-name="P52"/>
      <text:p text:style-name="P52"><text:s text:c="8"/>function _( e )</text:p>
      <text:p text:style-name="P52"><text:s text:c="8"/>{</text:p>
      <text:p text:style-name="P52"><text:s text:c="10"/>return s = 5, w( ( function ()</text:p>
      <text:p text:style-name="P52"><text:s text:c="10"/>{</text:p>
      <text:p text:style-name="P52"><text:s text:c="12"/>return {</text:p>
      <text:p text:style-name="P52"><text:s text:c="14"/>current: e</text:p>
      <text:p text:style-name="P52"><text:s text:c="12"/>}</text:p>
      <text:p text:style-name="P52"><text:s text:c="10"/>} ), [] )</text:p>
      <text:p text:style-name="P52"><text:s text:c="8"/>}</text:p>
      <text:p text:style-name="P52"/>
      <text:p text:style-name="P52"><text:s text:c="8"/>function w( e, t )</text:p>
      <text:p text:style-name="P52"><text:s text:c="8"/>{</text:p>
      <text:p text:style-name="P52"><text:s text:c="10"/>var r = b( n++, 7 );</text:p>
      <text:p text:style-name="P52"><text:s text:c="10"/>return x( r.__H, t ) ? ( r.__V = e(), r.i = t, r.__h = e, r.__V ) : r.__</text:p>
      <text:p text:style-name="P52"><text:s text:c="8"/>}</text:p>
      <text:p text:style-name="P52"/>
      <text:p text:style-name="P52"><text:s text:c="8"/>function j( e, t )</text:p>
      <text:p text:style-name="P52"><text:s text:c="8"/>{</text:p>
      <text:p text:style-name="P52"><text:s text:c="10"/>return s = 8, w( ( function ()</text:p>
      <text:p text:style-name="P52"><text:s text:c="10"/>{</text:p>
      <text:p text:style-name="P52"><text:s text:c="12"/>return e</text:p>
      <text:p text:style-name="P52"><text:s text:c="10"/>} ), t )</text:p>
      <text:p text:style-name="P52"><text:s text:c="8"/>}</text:p>
      <text:p text:style-name="P52"/>
      <text:p text:style-name="P52"><text:s text:c="8"/>function P()</text:p>
      <text:p text:style-name="P52"><text:s text:c="8"/>{</text:p>
      <text:p text:style-name="P52"><text:s text:c="10"/>for ( var e; e = l.shift(); )</text:p>
      <text:p text:style-name="P52"><text:soft-page-break/><text:s text:c="12"/>if ( e.__P &amp;&amp; e.__H ) try</text:p>
      <text:p text:style-name="P52"><text:s text:c="12"/>{</text:p>
      <text:p text:style-name="P52"><text:s text:c="14"/>e.__H.__h.forEach( C ), e.__H.__h.forEach( E ), e.__H.__h = []</text:p>
      <text:p text:style-name="P52"><text:s text:c="12"/>}</text:p>
      <text:p text:style-name="P52"><text:s text:c="10"/>catch ( t )</text:p>
      <text:p text:style-name="P52"><text:s text:c="10"/>{</text:p>
      <text:p text:style-name="P52"><text:s text:c="12"/>e.__H.__h = [], c.options.__e( t, e.__v )</text:p>
      <text:p text:style-name="P52"><text:s text:c="10"/>}</text:p>
      <text:p text:style-name="P52"><text:s text:c="8"/>}</text:p>
      <text:p text:style-name="P52"><text:s text:c="8"/>c.options.__b = function ( e )</text:p>
      <text:p text:style-name="P52"><text:s text:c="8"/>{</text:p>
      <text:p text:style-name="P52"><text:s text:c="10"/>o = null, p &amp;&amp; p( e )</text:p>
      <text:p text:style-name="P52"><text:s text:c="8"/>}, c.options.__r = function ( e )</text:p>
      <text:p text:style-name="P52"><text:s text:c="8"/>{</text:p>
      <text:p text:style-name="P52"><text:s text:c="10"/>f &amp;&amp; f( e ), n = 0;</text:p>
      <text:p text:style-name="P52"><text:s text:c="10"/>var t = ( o = e.__c ).__H;</text:p>
      <text:p text:style-name="P52"><text:s text:c="10"/>t &amp;&amp; ( i === o ? ( t.__h = [], o.__h = [], t.__.forEach( ( function ( e )</text:p>
      <text:p text:style-name="P52"><text:s text:c="10"/>{</text:p>
      <text:p text:style-name="P52"><text:s text:c="12"/>e.__N &amp;&amp; ( e.__ = e.__N ), e.__V = u, e.__N = e.i = void 0</text:p>
      <text:p text:style-name="P52"><text:s text:c="10"/>} ) ) ) : ( t.__h.forEach( C ), t.__h.forEach( E ), t.__h = [], n = 0 ) ), i = o</text:p>
      <text:p text:style-name="P52"><text:s text:c="8"/>}, c.options.diffed = function ( e )</text:p>
      <text:p text:style-name="P52"><text:s text:c="8"/>{</text:p>
      <text:p text:style-name="P52"><text:s text:c="10"/>d &amp;&amp; d( e );</text:p>
      <text:p text:style-name="P52"><text:s text:c="10"/>var t = e.__c;</text:p>
      <text:p text:style-name="P52"><text:s text:c="10"/>t &amp;&amp; t.__H &amp;&amp; ( t.__H.__h.length &amp;&amp; ( 1 !== l.push( t ) &amp;&amp; a === c.options.requestAnimationFrame || ( ( a = c.options.requestAnimationFrame ) || S )( P ) ), t.__H.__.forEach( ( function ( e )</text:p>
      <text:p text:style-name="P52"><text:s text:c="10"/>{</text:p>
      <text:p text:style-name="P52"><text:s text:c="12"/>e.i &amp;&amp; ( e.__H = e.i ), e.__V !== u &amp;&amp; ( e.__ = e.__V ), e.i = void 0, e.__V = u</text:p>
      <text:p text:style-name="P52"><text:s text:c="10"/>} ) ) ), i = o = null</text:p>
      <text:p text:style-name="P52"><text:s text:c="8"/>}, c.options.__c = function ( e, t )</text:p>
      <text:p text:style-name="P52"><text:s text:c="8"/>{</text:p>
      <text:p text:style-name="P52"><text:s text:c="10"/>t.some( ( function ( e )</text:p>
      <text:p text:style-name="P52"><text:s text:c="10"/>{</text:p>
      <text:p text:style-name="P52"><text:s text:c="12"/>try</text:p>
      <text:p text:style-name="P52"><text:s text:c="12"/>{</text:p>
      <text:p text:style-name="P52"><text:s text:c="14"/>e.__h.forEach( C ), e.__h = e.__h.filter( ( function ( e )</text:p>
      <text:p text:style-name="P52"><text:s text:c="14"/>{</text:p>
      <text:p text:style-name="P52"><text:s text:c="16"/>return !e.__ || E( e )</text:p>
      <text:p text:style-name="P52"><text:s text:c="14"/>} ) )</text:p>
      <text:p text:style-name="P52"><text:s text:c="12"/>}</text:p>
      <text:p text:style-name="P52"><text:s text:c="12"/>catch ( r )</text:p>
      <text:p text:style-name="P52"><text:s text:c="12"/>{</text:p>
      <text:p text:style-name="P52"><text:s text:c="14"/>t.some( ( function ( e )</text:p>
      <text:p text:style-name="P52"><text:s text:c="14"/>{</text:p>
      <text:p text:style-name="P52"><text:s text:c="16"/>e.__h &amp;&amp; ( e.__h = [] )</text:p>
      <text:p text:style-name="P52"><text:s text:c="14"/>} ) ), t = [], c.options.__e( r, e.__v )</text:p>
      <text:p text:style-name="P52"><text:s text:c="12"/>}</text:p>
      <text:p text:style-name="P52"><text:s text:c="10"/>} ) ), h &amp;&amp; h( e, t )</text:p>
      <text:p text:style-name="P52"><text:s text:c="8"/>}, c.options.unmount = function ( e )</text:p>
      <text:p text:style-name="P52"><text:s text:c="8"/>{</text:p>
      <text:p text:style-name="P52"><text:s text:c="10"/>v &amp;&amp; v( e );</text:p>
      <text:p text:style-name="P52"><text:s text:c="10"/>var t, r = e.__c;</text:p>
      <text:p text:style-name="P52"><text:s text:c="10"/>r &amp;&amp; r.__H &amp;&amp; ( r.__H.__.forEach( ( function ( e )</text:p>
      <text:p text:style-name="P52"><text:s text:c="10"/>{</text:p>
      <text:p text:style-name="P52"><text:s text:c="12"/>try</text:p>
      <text:p text:style-name="P52"><text:s text:c="12"/>{</text:p>
      <text:p text:style-name="P52"><text:s text:c="14"/>C( e )</text:p>
      <text:p text:style-name="P52"><text:s text:c="12"/>}</text:p>
      <text:p text:style-name="P52"><text:s text:c="12"/>catch ( e )</text:p>
      <text:p text:style-name="P52"><text:s text:c="12"/>{</text:p>
      <text:p text:style-name="P52"><text:s text:c="14"/>t = e</text:p>
      <text:p text:style-name="P52"><text:s text:c="12"/>}</text:p>
      <text:p text:style-name="P52"><text:s text:c="10"/>} ) ), r.__H = void 0, t &amp;&amp; c.options.__e( t, r.__v ) )</text:p>
      <text:p text:style-name="P52"><text:s text:c="8"/>};</text:p>
      <text:p text:style-name="P52"><text:s text:c="8"/>var k = "function" == typeof requestAnimationFrame;</text:p>
      <text:p text:style-name="P52"/>
      <text:p text:style-name="P52"><text:s text:c="8"/>function S( e )</text:p>
      <text:p text:style-name="P52"><text:s text:c="8"/>{</text:p>
      <text:p text:style-name="P52"><text:s text:c="10"/>var t, r = function ()</text:p>
      <text:p text:style-name="P52"><text:s text:c="12"/>{</text:p>
      <text:p text:style-name="P52"><text:s text:c="14"/>clearTimeout( n ), k &amp;&amp; cancelAnimationFrame( t ), setTimeout( e )</text:p>
      <text:p text:style-name="P52"><text:s text:c="12"/>},</text:p>
      <text:p text:style-name="P52"><text:s text:c="12"/>n = setTimeout( r, 100 );</text:p>
      <text:p text:style-name="P52"><text:s text:c="10"/>k &amp;&amp; ( t = requestAnimationFrame( r ) )</text:p>
      <text:p text:style-name="P52"><text:s text:c="8"/>}</text:p>
      <text:p text:style-name="P52"/>
      <text:p text:style-name="P52"><text:s text:c="8"/>function C( e )</text:p>
      <text:p text:style-name="P52"><text:s text:c="8"/>{</text:p>
      <text:p text:style-name="P52"><text:s text:c="10"/>var t = o,</text:p>
      <text:p text:style-name="P52"><text:s text:c="12"/>r = e.__c;</text:p>
      <text:p text:style-name="P52"><text:s text:c="10"/>"function" == typeof r &amp;&amp; ( e.__c = void 0, r() ), o = t</text:p>
      <text:p text:style-name="P52"><text:s text:c="8"/>}</text:p>
      <text:p text:style-name="P52"/>
      <text:p text:style-name="P52"><text:s text:c="8"/>function E( e )</text:p>
      <text:p text:style-name="P52"><text:s text:c="8"/>{</text:p>
      <text:p text:style-name="P52"><text:s text:c="10"/>var t = o;</text:p>
      <text:p text:style-name="P52"><text:s text:c="10"/>e.__c = e.__(), o = t</text:p>
      <text:p text:style-name="P52"><text:s text:c="8"/>}</text:p>
      <text:p text:style-name="P52"/>
      <text:p text:style-name="P52"><text:s text:c="8"/>function x( e, t )</text:p>
      <text:p text:style-name="P52"><text:s text:c="8"/>{</text:p>
      <text:p text:style-name="P52"><text:s text:c="10"/>return !e || e.length !== t.length || t.some( ( function ( t, r )</text:p>
      <text:p text:style-name="P52"><text:s text:c="10"/>{</text:p>
      <text:p text:style-name="P52"><text:s text:c="12"/>return t !== e[ r ]</text:p>
      <text:p text:style-name="P52"><text:s text:c="10"/>} ) )</text:p>
      <text:p text:style-name="P52"><text:s text:c="8"/>}</text:p>
      <text:p text:style-name="P52"/>
      <text:p text:style-name="P52"><text:s text:c="8"/>function T( e, t )</text:p>
      <text:p text:style-name="P52"><text:s text:c="8"/>{</text:p>
      <text:p text:style-name="P52"><text:s text:c="10"/>return "function" == typeof t ? t( e ) : t</text:p>
      <text:p text:style-name="P52"><text:s text:c="8"/>}</text:p>
      <text:p text:style-name="P52"><text:s text:c="6"/>},</text:p>
      <text:p text:style-name="P52"><text:s text:c="6"/>860: ( e, t, r ) =&gt;</text:p>
      <text:p text:style-name="P52"><text:s text:c="6"/>{</text:p>
      <text:p text:style-name="P52"><text:s text:c="8"/>"use strict";</text:p>
      <text:p text:style-name="P52"/>
      <text:p text:style-name="P52"><text:s text:c="8"/>function n( e, t )</text:p>
      <text:p text:style-name="P52"><text:s text:c="8"/>{</text:p>
      <text:p text:style-name="P52"><text:s text:c="10"/>for ( var r in t ) e[ r ] = t[ r ];</text:p>
      <text:p text:style-name="P52"><text:s text:c="10"/>return e</text:p>
      <text:p text:style-name="P52"><text:s text:c="8"/>}</text:p>
      <text:p text:style-name="P52"/>
      <text:p text:style-name="P52"><text:s text:c="8"/>function o( e )</text:p>
      <text:p text:style-name="P52"><text:s text:c="8"/>{</text:p>
      <text:p text:style-name="P52"><text:s text:c="10"/>var t = [];</text:p>
      <text:p text:style-name="P52"/>
      <text:p text:style-name="P52"><text:s text:c="10"/>function r( e )</text:p>
      <text:p text:style-name="P52"><text:s text:c="10"/>{</text:p>
      <text:p text:style-name="P52"><text:s text:c="12"/>for ( var r = [], n = 0; n &lt; t.length; n++ ) t[ n ] === e ? e = null : r.push( t[ n ] );</text:p>
      <text:p text:style-name="P52"><text:s text:c="12"/>t = r</text:p>
      <text:p text:style-name="P52"><text:s text:c="10"/>}</text:p>
      <text:p text:style-name="P52"/>
      <text:p text:style-name="P52"><text:s text:c="10"/>function o( r, o, i )</text:p>
      <text:p text:style-name="P52"><text:s text:c="10"/>{</text:p>
      <text:p text:style-name="P52"><text:s text:c="12"/>e = o ? r : n( n(</text:p>
      <text:p text:style-name="P52"><text:s text:c="12"/>{}, e ), r );</text:p>
      <text:p text:style-name="P52"><text:s text:c="12"/>for ( var a = t, c = 0; c &lt; a.length; c++ ) a[ c ]( e, i )</text:p>
      <text:p text:style-name="P52"><text:s text:c="10"/>}</text:p>
      <text:p text:style-name="P52"><text:s text:c="10"/>return e = e ||</text:p>
      <text:p text:style-name="P52"><text:s text:c="10"/>{},</text:p>
      <text:p text:style-name="P52"><text:s text:c="10"/>{</text:p>
      <text:p text:style-name="P52"><text:s text:c="12"/>action: function ( t )</text:p>
      <text:p text:style-name="P52"><text:s text:c="12"/>{</text:p>
      <text:p text:style-name="P52"><text:s text:c="14"/>function r( e )</text:p>
      <text:p text:style-name="P52"><text:s text:c="14"/>{</text:p>
      <text:p text:style-name="P52"><text:s text:c="16"/>o( e, !1, t )</text:p>
      <text:p text:style-name="P52"><text:s text:c="14"/>}</text:p>
      <text:p text:style-name="P52"><text:s text:c="14"/>return function ()</text:p>
      <text:p text:style-name="P52"><text:s text:c="14"/>{</text:p>
      <text:p text:style-name="P52"><text:s text:c="16"/>for ( var n = arguments, o = [ e ], i = 0; i &lt; arguments.length; i++ ) o.push( n[ i ] );</text:p>
      <text:p text:style-name="P52"><text:s text:c="16"/>var a = t.apply( this, o );</text:p>
      <text:p text:style-name="P52"><text:s text:c="16"/>if ( null != a ) return a.then ? a.then( r ) : r( a )</text:p>
      <text:p text:style-name="P52"><text:s text:c="14"/>}</text:p>
      <text:p text:style-name="P52"><text:s text:c="12"/>},</text:p>
      <text:p text:style-name="P52"><text:s text:c="12"/>setState: o,</text:p>
      <text:p text:style-name="P52"><text:s text:c="12"/>subscribe: function ( e )</text:p>
      <text:p text:style-name="P52"><text:s text:c="12"/>{</text:p>
      <text:p text:style-name="P52"><text:s text:c="14"/>return t.push( e ),</text:p>
      <text:p text:style-name="P52"><text:s text:c="16"/>function ()</text:p>
      <text:p text:style-name="P52"><text:s text:c="16"/>{</text:p>
      <text:p text:style-name="P52"><text:s text:c="18"/>r( e )</text:p>
      <text:p text:style-name="P52"><text:s text:c="16"/>}</text:p>
      <text:p text:style-name="P52"><text:s text:c="12"/>},</text:p>
      <text:p text:style-name="P52"><text:s text:c="12"/>unsubscribe: r,</text:p>
      <text:p text:style-name="P52"><text:s text:c="12"/>getState: function ()</text:p>
      <text:p text:style-name="P52"><text:s text:c="12"/>{</text:p>
      <text:p text:style-name="P52"><text:s text:c="14"/>return e</text:p>
      <text:p text:style-name="P52"><text:s text:c="12"/>}</text:p>
      <text:p text:style-name="P52"><text:s text:c="10"/>}</text:p>
      <text:p text:style-name="P52"><text:s text:c="8"/>}</text:p>
      <text:p text:style-name="P52"><text:s text:c="8"/>r.d( t,</text:p>
      <text:p text:style-name="P52"><text:s text:c="8"/>{</text:p>
      <text:p text:style-name="P52"><text:s text:c="10"/>Z: () =&gt; o</text:p>
      <text:p text:style-name="P52"><text:s text:c="8"/>} )</text:p>
      <text:p text:style-name="P52"><text:s text:c="6"/>},</text:p>
      <text:p text:style-name="P52"><text:s text:c="6"/>1890: ( e, t, r ) =&gt;</text:p>
      <text:p text:style-name="P52"><text:s text:c="6"/>{</text:p>
      <text:p text:style-name="P52"><text:s text:c="8"/>var n = r( 2315 );</text:p>
      <text:p text:style-name="P52"/>
      <text:p text:style-name="P52"><text:s text:c="8"/>function o( e, t )</text:p>
      <text:p text:style-name="P52"><text:s text:c="8"/>{</text:p>
      <text:p text:style-name="P52"><text:s text:c="10"/>for ( var r in t ) e[ r ] = t[ r ];</text:p>
      <text:p text:style-name="P52"><text:s text:c="10"/>return e</text:p>
      <text:p text:style-name="P52"><text:s text:c="8"/>}</text:p>
      <text:p text:style-name="P52"/>
      <text:p text:style-name="P52"><text:s text:c="8"/>function i( e )</text:p>
      <text:p text:style-name="P52"><text:s text:c="8"/>{</text:p>
      <text:p text:style-name="P52"><text:s text:c="10"/>this.getChildContext = function ()</text:p>
      <text:p text:style-name="P52"><text:s text:c="10"/>{</text:p>
      <text:p text:style-name="P52"><text:s text:c="12"/>return {</text:p>
      <text:p text:style-name="P52"><text:s text:c="14"/>store: e.store</text:p>
      <text:p text:style-name="P52"><text:s text:c="12"/>}</text:p>
      <text:p text:style-name="P52"><text:s text:c="10"/>}</text:p>
      <text:p text:style-name="P52"><text:s text:c="8"/>}</text:p>
      <text:p text:style-name="P52"><text:s text:c="8"/>i.prototype.render = function ( e )</text:p>
      <text:p text:style-name="P52"><text:s text:c="8"/>{</text:p>
      <text:p text:style-name="P52"><text:s text:c="10"/>return e.children &amp;&amp; e.children[ 0 ] || e.children</text:p>
      <text:p text:style-name="P52"><text:s text:c="8"/>}, t.$ = function ( e, t )</text:p>
      <text:p text:style-name="P52"><text:s text:c="8"/>{</text:p>
      <text:p text:style-name="P52"><text:s text:c="10"/>var r;</text:p>
      <text:p text:style-name="P52"><text:s text:c="10"/>return "function" != typeof e &amp;&amp; ( "string" == typeof ( r = e ||</text:p>
      <text:p text:style-name="P52"><text:s text:c="12"/>{} ) &amp;&amp; ( r = r.split( /\s*,\s*/ ) ), e = function ( e )</text:p>
      <text:p text:style-name="P52"><text:s text:c="12"/>{</text:p>
      <text:p text:style-name="P52"><text:s text:c="14"/>for ( var t = {}, n = 0; n &lt; r.length; n++ ) t[ r[ n ] ] = e[ r[ n ] ];</text:p>
      <text:p text:style-name="P52"><text:s text:c="14"/>return t</text:p>
      <text:p text:style-name="P52"><text:s text:c="12"/>} ),</text:p>
      <text:p text:style-name="P52"><text:s text:c="12"/>function ( r )</text:p>
      <text:p text:style-name="P52"><text:s text:c="12"/>{</text:p>
      <text:p text:style-name="P52"><text:s text:c="14"/>function i( i, a )</text:p>
      <text:p text:style-name="P52"><text:s text:c="14"/>{</text:p>
      <text:p text:style-name="P52"><text:s text:c="16"/>var c = this,</text:p>
      <text:p text:style-name="P52"><text:s text:c="18"/>s = a.store,</text:p>
      <text:p text:style-name="P52"><text:s text:c="18"/>l = e( s ? s.getState() :</text:p>
      <text:p text:style-name="P52"><text:s text:c="18"/>{}, i ),</text:p>
      <text:p text:style-name="P52"><text:s text:c="18"/>u = t ? function ( e, t )</text:p>
      <text:p text:style-name="P52"><text:s text:c="18"/>{</text:p>
      <text:p text:style-name="P52"><text:s text:c="20"/>"function" == typeof e &amp;&amp; ( e = e( t ) );</text:p>
      <text:p text:style-name="P52"><text:s text:c="20"/>var r = {};</text:p>
      <text:p text:style-name="P52"><text:s text:c="20"/>for ( var n in e ) r[ n ] = t.action( e[ n ] );</text:p>
      <text:p text:style-name="P52"><text:s text:c="20"/>return r</text:p>
      <text:p text:style-name="P52"><text:s text:c="18"/>}( t, s ) :</text:p>
      <text:p text:style-name="P52"><text:s text:c="18"/>{</text:p>
      <text:p text:style-name="P52"><text:s text:c="20"/>store: s</text:p>
      <text:p text:style-name="P52"><text:s text:c="18"/>},</text:p>
      <text:p text:style-name="P52"><text:s text:c="18"/>p = function ()</text:p>
      <text:p text:style-name="P52"><text:s text:c="18"/>{</text:p>
      <text:p text:style-name="P52"><text:s text:c="20"/>var t = e( s ? s.getState() :</text:p>
      <text:p text:style-name="P52"><text:s text:c="20"/>{}, i );</text:p>
      <text:p text:style-name="P52"><text:s text:c="20"/>for ( var r in t )</text:p>
      <text:p text:style-name="P52"><text:s text:c="22"/>if ( t[ r ] !== l[ r ] ) return l = t, c.setState(</text:p>
      <text:p text:style-name="P52"><text:s text:c="22"/>{} );</text:p>
      <text:p text:style-name="P52"><text:s text:c="20"/>for ( var n in l )</text:p>
      <text:p text:style-name="P52"><text:s text:c="22"/>if ( !( n in t ) ) return l = t, c.setState(</text:p>
      <text:p text:style-name="P52"><text:s text:c="22"/>{} )</text:p>
      <text:p text:style-name="P52"><text:s text:c="18"/>};</text:p>
      <text:p text:style-name="P52"><text:s text:c="16"/>this.componentWillReceiveProps = function ( e )</text:p>
      <text:p text:style-name="P52"><text:s text:c="16"/>{</text:p>
      <text:p text:style-name="P52"><text:s text:c="18"/>i = e, p()</text:p>
      <text:p text:style-name="P52"><text:s text:c="16"/>}, this.componentDidMount = function ()</text:p>
      <text:p text:style-name="P52"><text:s text:c="16"/>{</text:p>
      <text:p text:style-name="P52"><text:s text:c="18"/>s.subscribe( p )</text:p>
      <text:p text:style-name="P52"><text:s text:c="16"/>}, this.componentWillUnmount = function ()</text:p>
      <text:p text:style-name="P52"><text:s text:c="16"/>{</text:p>
      <text:p text:style-name="P52"><text:s text:c="18"/>s.unsubscribe( p )</text:p>
      <text:p text:style-name="P52"><text:s text:c="16"/>}, this.render = function ( e )</text:p>
      <text:p text:style-name="P52"><text:s text:c="16"/>{</text:p>
      <text:p text:style-name="P52"><text:s text:c="18"/>return n.h( r, o( o( o(</text:p>
      <text:p text:style-name="P52"><text:s text:c="18"/>{}, u ), e ), l ) )</text:p>
      <text:p text:style-name="P52"><text:s text:c="16"/>}</text:p>
      <text:p text:style-name="P52"><text:s text:c="14"/>}</text:p>
      <text:p text:style-name="P52"><text:s text:c="14"/>return ( i.prototype = new n.Component ).constructor = i</text:p>
      <text:p text:style-name="P52"><text:s text:c="12"/>}</text:p>
      <text:p text:style-name="P52"><text:s text:c="8"/>}, t.z = i</text:p>
      <text:p text:style-name="P52"><text:s text:c="6"/>},</text:p>
      <text:p text:style-name="P52"><text:s text:c="6"/>112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c</text:p>
      <text:p text:style-name="P52"><text:s text:c="8"/>} );</text:p>
      <text:p text:style-name="P52"><text:s text:c="8"/>var n = r( 2315 ),</text:p>
      <text:p text:style-name="P52"><text:s text:c="10"/>o = r( 6124 ),</text:p>
      <text:p text:style-name="P52"><text:s text:c="10"/>i = r( 2806 );</text:p>
      <text:p text:style-name="P52"><text:s text:c="8"/>const a = {</text:p>
      <text:p text:style-name="P52"><text:s text:c="12"/>default:</text:p>
      <text:p text:style-name="P52"><text:s text:c="12"/>{</text:p>
      <text:p text:style-name="P52"><text:s text:c="14"/>class: "",</text:p>
      <text:p text:style-name="P52"><text:s text:c="14"/>icon: "info"</text:p>
      <text:p text:style-name="P52"><text:s text:c="12"/>},</text:p>
      <text:p text:style-name="P52"><text:s text:c="12"/>info:</text:p>
      <text:p text:style-name="P52"><text:s text:c="12"/>{</text:p>
      <text:p text:style-name="P52"><text:s text:c="14"/>class: "_nfo",</text:p>
      <text:p text:style-name="P52"><text:s text:c="14"/>icon: "info"</text:p>
      <text:p text:style-name="P52"><text:s text:c="12"/>},</text:p>
      <text:p text:style-name="P52"><text:s text:c="12"/>success:</text:p>
      <text:p text:style-name="P52"><text:s text:c="12"/>{</text:p>
      <text:p text:style-name="P52"><text:s text:c="14"/>class: "_scss",</text:p>
      <text:p text:style-name="P52"><text:s text:c="14"/>icon: "check"</text:p>
      <text:p text:style-name="P52"><text:s text:c="12"/>},</text:p>
      <text:p text:style-name="P52"><text:s text:c="12"/>warning:</text:p>
      <text:p text:style-name="P52"><text:s text:c="12"/>{</text:p>
      <text:p text:style-name="P52"><text:s text:c="14"/>class: "_wrn",</text:p>
      <text:p text:style-name="P52"><text:s text:c="14"/>icon: "info"</text:p>
      <text:p text:style-name="P52"><text:s text:c="12"/>},</text:p>
      <text:p text:style-name="P52"><text:s text:c="12"/>danger:</text:p>
      <text:p text:style-name="P52"><text:s text:c="12"/>{</text:p>
      <text:p text:style-name="P52"><text:s text:c="14"/>class: "_dngr",</text:p>
      <text:p text:style-name="P52"><text:s text:c="14"/>icon: "error"</text:p>
      <text:p text:style-name="P52"><text:s text:c="12"/>}</text:p>
      <text:p text:style-name="P52"><text:s text:c="10"/>},</text:p>
      <text:p text:style-name="P52"><text:s text:c="10"/>c = (</text:p>
      <text:p text:style-name="P52"><text:s text:c="10"/>{</text:p>
      <text:p text:style-name="P52"><text:s text:c="12"/>classes: e,</text:p>
      <text:p text:style-name="P52"><text:s text:c="12"/>title: t,</text:p>
      <text:p text:style-name="P52"><text:s text:c="12"/>text: r,</text:p>
      <text:p text:style-name="P52"><text:s text:c="12"/>type: c = "default"</text:p>
      <text:p text:style-name="P52"><text:s text:c="10"/>} ) =&gt;</text:p>
      <text:p text:style-name="P52"><text:s text:c="10"/>{</text:p>
      <text:p text:style-name="P52"><text:s text:c="12"/>const s = void 0 === a[ c ] ? a.default : a[ c ];</text:p>
      <text:p text:style-name="P52"><text:s text:c="12"/>return ( 0, n.h )( "div",</text:p>
      <text:p text:style-name="P52"><text:s text:c="12"/>{</text:p>
      <text:p text:style-name="P52"><text:s text:c="14"/>class: ( 0, o.Z )( "alert", e, s.class )</text:p>
      <text:p text:style-name="P52"><text:s text:c="12"/>}, ( 0, n.h )( i.ZP,</text:p>
      <text:p text:style-name="P52"><text:s text:c="12"/>{</text:p>
      <text:p text:style-name="P52"><text:s text:c="14"/>name: s.icon,</text:p>
      <text:p text:style-name="P52"><text:s text:c="14"/>width: "16",</text:p>
      <text:p text:style-name="P52"><text:s text:c="14"/>height: "16"</text:p>
      <text:p text:style-name="P52"><text:s text:c="12"/>} ), ( 0, n.h )( "div",</text:p>
      <text:p text:style-name="P52"><text:s text:c="12"/>{</text:p>
      <text:p text:style-name="P52"><text:s text:c="14"/>class: "msg"</text:p>
      <text:p text:style-name="P52"><text:s text:c="12"/>}, ( 0, n.h )( "p",</text:p>
      <text:p text:style-name="P52"><text:s text:c="12"/>{</text:p>
      <text:p text:style-name="P52"><text:s text:c="14"/>class: "tit"</text:p>
      <text:p text:style-name="P52"><text:s text:c="12"/>}, t ), r &amp;&amp; ( 0, n.h )( "p",</text:p>
      <text:p text:style-name="P52"><text:s text:c="12"/>{</text:p>
      <text:p text:style-name="P52"><text:s text:c="14"/>class: "text"</text:p>
      <text:p text:style-name="P52"><text:s text:c="12"/>}, r ) ) )</text:p>
      <text:p text:style-name="P52"><text:s text:c="10"/>}</text:p>
      <text:p text:style-name="P52"><text:s text:c="6"/>},</text:p>
      <text:p text:style-name="P52"><text:s text:c="6"/>2058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u</text:p>
      <text:p text:style-name="P52"><text:s text:c="8"/>} );</text:p>
      <text:p text:style-name="P52"><text:soft-page-break/><text:s text:c="8"/>var n = r( 2315 ),</text:p>
      <text:p text:style-name="P52"><text:s text:c="10"/>o = r( 6124 ),</text:p>
      <text:p text:style-name="P52"><text:s text:c="10"/>i = r( 3625 ),</text:p>
      <text:p text:style-name="P52"><text:s text:c="10"/>a = r( 2806 );</text:p>
      <text:p text:style-name="P52"><text:s text:c="8"/>const c = [ "element", "text", "id", "classes", "href", "icon", "bgColor", "txtColor", "children" ];</text:p>
      <text:p text:style-name="P52"/>
      <text:p text:style-name="P52"><text:s text:c="8"/>function s()</text:p>
      <text:p text:style-name="P52"><text:s text:c="8"/>{</text:p>
      <text:p text:style-name="P52"><text:s text:c="10"/>return s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s.apply( this, arguments )</text:p>
      <text:p text:style-name="P52"><text:s text:c="8"/>}</text:p>
      <text:p text:style-name="P52"><text:s text:c="8"/>const l = {</text:p>
      <text:p text:style-name="P52"><text:s text:c="12"/>global: "_glb",</text:p>
      <text:p text:style-name="P52"><text:s text:c="12"/>JMALL: "_mall"</text:p>
      <text:p text:style-name="P52"><text:s text:c="10"/>},</text:p>
      <text:p text:style-name="P52"><text:s text:c="10"/>u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element: t = "span",</text:p>
      <text:p text:style-name="P52"><text:s text:c="14"/>text: r,</text:p>
      <text:p text:style-name="P52"><text:s text:c="14"/>id: u,</text:p>
      <text:p text:style-name="P52"><text:s text:c="14"/>classes: p,</text:p>
      <text:p text:style-name="P52"><text:s text:c="14"/>href: f,</text:p>
      <text:p text:style-name="P52"><text:s text:c="14"/>icon: d,</text:p>
      <text:p text:style-name="P52"><text:s text:c="14"/>bgColor: h,</text:p>
      <text:p text:style-name="P52"><text:s text:c="14"/>txtColor: v,</text:p>
      <text:p text:style-name="P52"><text:s text:c="14"/>children: b</text:p>
      <text:p text:style-name="P52"><text:s text:c="12"/>} = e, y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c );</text:p>
      <text:p text:style-name="P52"><text:s text:c="12"/>if ( !r ) return;</text:p>
      <text:p text:style-name="P52"><text:s text:c="12"/>const m = f ? i.Z : t,</text:p>
      <text:p text:style-name="P52"><text:s text:c="14"/>g = `${v?`color:${v};`:""}${h?`background:${h};`:""}`;</text:p>
      <text:p text:style-name="P52"><text:s text:c="12"/>return ( 0, n.h )( m, s(</text:p>
      <text:p text:style-name="P52"><text:s text:c="12"/>{}, y,</text:p>
      <text:p text:style-name="P52"><text:s text:c="12"/>{</text:p>
      <text:p text:style-name="P52"><text:s text:c="14"/>href: f,</text:p>
      <text:p text:style-name="P52"><text:s text:c="14"/>class: ( 0, o.Z )( "bdg", l[ u ], p )</text:p>
      <text:p text:style-name="P52"><text:s text:c="12"/>}, g ?</text:p>
      <text:p text:style-name="P52"><text:s text:c="12"/>{</text:p>
      <text:p text:style-name="P52"><text:s text:c="14"/>style: g</text:p>
      <text:p text:style-name="P52"><text:s text:c="12"/>} :</text:p>
      <text:p text:style-name="P52"><text:s text:c="12"/>{} ), d &amp;&amp; ( 0, n.h )( a.ZP,</text:p>
      <text:p text:style-name="P52"><text:s text:c="12"/>{</text:p>
      <text:p text:style-name="P52"><text:s text:c="14"/>name: d,</text:p>
      <text:p text:style-name="P52"><text:s text:c="14"/>width: "16",</text:p>
      <text:p text:style-name="P52"><text:s text:c="14"/>height: "16"</text:p>
      <text:p text:style-name="P52"><text:s text:c="12"/>} ), r, b )</text:p>
      <text:p text:style-name="P52"><text:s text:c="10"/>}</text:p>
      <text:p text:style-name="P52"><text:s text:c="6"/>},</text:p>
      <text:p text:style-name="P52"><text:s text:c="6"/>8008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t8: () =&gt; A,</text:p>
      <text:p text:style-name="P52"><text:s text:c="10"/>XZ: () =&gt; P,</text:p>
      <text:p text:style-name="P52"><text:s text:c="10"/>_G: () =&gt; h,</text:p>
      <text:p text:style-name="P52"><text:s text:c="10"/>II: () =&gt; _,</text:p>
      <text:p text:style-name="P52"><text:s text:c="10"/>Ee: () =&gt; x,</text:p>
      <text:p text:style-name="P52"><text:s text:c="10"/>bB: () =&gt; D,</text:p>
      <text:p text:style-name="P52"><text:s text:c="10"/>ZP: () =&gt; $</text:p>
      <text:p text:style-name="P52"><text:s text:c="8"/>} );</text:p>
      <text:p text:style-name="P52"><text:s text:c="8"/>var n = r( 2315 ),</text:p>
      <text:p text:style-name="P52"><text:s text:c="10"/>o = r( 1890 ),</text:p>
      <text:p text:style-name="P52"><text:s text:c="10"/>i = r( 4734 ),</text:p>
      <text:p text:style-name="P52"><text:s text:c="10"/>a = r( 6124 );</text:p>
      <text:p text:style-name="P52"/>
      <text:p text:style-name="P52"><text:s text:c="8"/>function c()</text:p>
      <text:p text:style-name="P52"><text:s text:c="8"/>{</text:p>
      <text:p text:style-name="P52"><text:s text:c="10"/>return c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c.apply( this, arguments )</text:p>
      <text:p text:style-name="P52"><text:s text:c="8"/>}</text:p>
      <text:p text:style-name="P52"><text:s text:c="8"/>const s = ( e, t = "" ) =&gt; t ? `fi-${t}-${e}` : `fi-${e}`,</text:p>
      <text:p text:style-name="P52"><text:s text:c="10"/>l = (</text:p>
      <text:p text:style-name="P52"><text:s text:c="10"/>{</text:p>
      <text:p text:style-name="P52"><text:s text:c="12"/>text: e,</text:p>
      <text:p text:style-name="P52"><text:s text:c="12"/>forId: t,</text:p>
      <text:p text:style-name="P52"><text:s text:c="12"/>classes: r,</text:p>
      <text:p text:style-name="P52"><text:s text:c="12"/>context: o = ""</text:p>
      <text:p text:style-name="P52"><text:s text:c="10"/>} ) =&gt; e &amp;&amp; ( 0, n.h )( "label", c(</text:p>
      <text:p text:style-name="P52"><text:s text:c="10"/>{</text:p>
      <text:p text:style-name="P52"><text:s text:c="12"/>class: ( 0, a.Z )( "lbl", r )</text:p>
      <text:p text:style-name="P52"><text:s text:c="10"/>}, t ?</text:p>
      <text:p text:style-name="P52"><text:s text:c="10"/>{</text:p>
      <text:p text:style-name="P52"><text:s text:c="12"/>for: s( t, o )</text:p>
      <text:p text:style-name="P52"><text:s text:c="10"/>} :</text:p>
      <text:p text:style-name="P52"><text:s text:c="10"/>{} ), e ),</text:p>
      <text:p text:style-name="P52"><text:s text:c="10"/>u = (</text:p>
      <text:p text:style-name="P52"><text:s text:c="10"/>{</text:p>
      <text:p text:style-name="P52"><text:s text:c="12"/>msg: e,</text:p>
      <text:p text:style-name="P52"><text:s text:c="12"/>classes: t = "fi-er"</text:p>
      <text:p text:style-name="P52"><text:s text:c="10"/>} ) =&gt; e &amp;&amp; ( 0, n.h )( "div",</text:p>
      <text:p text:style-name="P52"><text:s text:c="10"/>{</text:p>
      <text:p text:style-name="P52"><text:s text:c="12"/>class: t || null</text:p>
      <text:p text:style-name="P52"><text:s text:c="10"/>}, e ),</text:p>
      <text:p text:style-name="P52"><text:s text:c="10"/>p = (</text:p>
      <text:p text:style-name="P52"><text:s text:c="10"/>{</text:p>
      <text:p text:style-name="P52"><text:s text:c="12"/>preClass: e = "",</text:p>
      <text:p text:style-name="P52"><text:s text:c="12"/>classes: t,</text:p>
      <text:p text:style-name="P52"><text:s text:c="12"/>children: r</text:p>
      <text:p text:style-name="P52"><text:s text:c="10"/>} ) =&gt;</text:p>
      <text:p text:style-name="P52"><text:s text:c="10"/>{</text:p>
      <text:p text:style-name="P52"><text:s text:c="12"/>const o = {};</text:p>
      <text:p text:style-name="P52"><text:s text:c="12"/>return ( e || t ) &amp;&amp; ( o.class = ( 0, a.Z )( e, t ) ), ( 0, n.h )( "div", o, r )</text:p>
      <text:p text:style-name="P52"><text:s text:c="10"/>},</text:p>
      <text:p text:style-name="P52"><text:s text:c="10"/>f = [ "useId" ];</text:p>
      <text:p text:style-name="P52"/>
      <text:p text:style-name="P52"><text:s text:c="8"/>function d()</text:p>
      <text:p text:style-name="P52"><text:s text:c="8"/>{</text:p>
      <text:p text:style-name="P52"><text:s text:c="10"/>return d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d.apply( this, arguments )</text:p>
      <text:p text:style-name="P52"><text:s text:c="8"/>}</text:p>
      <text:p text:style-name="P52"><text:s text:c="8"/>const h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useId: t = !1</text:p>
      <text:p text:style-name="P52"><text:s text:c="12"/>} = e, r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f );</text:p>
      <text:p text:style-name="P52"><text:s text:c="12"/>return ( 0, n.h )( "input", d(</text:p>
      <text:p text:style-name="P52"><text:s text:c="12"/>{}, r, !0 === t ?</text:p>
      <text:p text:style-name="P52"><text:s text:c="12"/>{</text:p>
      <text:p text:style-name="P52"><text:s text:c="14"/>id: s( r.name )</text:p>
      <text:p text:style-name="P52"><text:s text:c="12"/>} :</text:p>
      <text:p text:style-name="P52"><text:s text:c="12"/>{},</text:p>
      <text:p text:style-name="P52"><text:s text:c="12"/>{</text:p>
      <text:p text:style-name="P52"><text:s text:c="14"/>type: "hidden"</text:p>
      <text:p text:style-name="P52"><text:s text:c="12"/>} ) )</text:p>
      <text:p text:style-name="P52"><text:s text:c="10"/>},</text:p>
      <text:p text:style-name="P52"><text:s text:c="10"/>v = [ "children", "store", "method", "csrfToken", "htmlErrors", "customValidation" ];</text:p>
      <text:p text:style-name="P52"/>
      <text:p text:style-name="P52"><text:s text:c="8"/>function b()</text:p>
      <text:p text:style-name="P52"><text:s text:c="8"/>{</text:p>
      <text:p text:style-name="P52"><text:s text:c="10"/>return b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b.apply( this, arguments )</text:p>
      <text:p text:style-name="P52"><text:s text:c="8"/>}</text:p>
      <text:p text:style-name="P52"><text:s text:c="8"/>const y = ( 0, o.$ )( "csrfToken" )( ( (</text:p>
      <text:p text:style-name="P52"><text:s text:c="8"/>{</text:p>
      <text:p text:style-name="P52"><text:s text:c="10"/>csrfToken: e</text:p>
      <text:p text:style-name="P52"><text:s text:c="8"/>} ) =&gt; ( 0, n.h )( h,</text:p>
      <text:p text:style-name="P52"><text:s text:c="8"/>{</text:p>
      <text:p text:style-name="P52"><text:s text:c="10"/>name: "csrfToken",</text:p>
      <text:p text:style-name="P52"><text:s text:c="10"/>value: e</text:p>
      <text:p text:style-name="P52"><text:s text:c="8"/>} ) ) );</text:p>
      <text:p text:style-name="P52"><text:s text:c="8"/>var m = r( 2806 );</text:p>
      <text:p text:style-name="P52"><text:s text:c="8"/>const g = [ "label", "classes", "idContext", "name", "type", "value", "errorMessage", "hideLabel", "icon", "isIconRight" ];</text:p>
      <text:p text:style-name="P52"/>
      <text:p text:style-name="P52"><text:s text:c="8"/>function O()</text:p>
      <text:p text:style-name="P52"><text:s text:c="8"/>{</text:p>
      <text:p text:style-name="P52"><text:s text:c="10"/>return O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O.apply( this, arguments )</text:p>
      <text:p text:style-name="P52"><text:s text:c="8"/>}</text:p>
      <text:p text:style-name="P52"><text:s text:c="8"/>const _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label: t,</text:p>
      <text:p text:style-name="P52"><text:s text:c="14"/>classes: r,</text:p>
      <text:p text:style-name="P52"><text:s text:c="14"/>idContext: o,</text:p>
      <text:p text:style-name="P52"><text:s text:c="14"/>name: i,</text:p>
      <text:p text:style-name="P52"><text:s text:c="14"/>type: c = "text",</text:p>
      <text:p text:style-name="P52"><text:s text:c="14"/>value: f,</text:p>
      <text:p text:style-name="P52"><text:s text:c="14"/>errorMessage: d,</text:p>
      <text:p text:style-name="P52"><text:s text:c="14"/>hideLabel: h,</text:p>
      <text:p text:style-name="P52"><text:s text:c="14"/>icon: v,</text:p>
      <text:p text:style-name="P52"><text:s text:c="14"/>isIconRight: b</text:p>
      <text:p text:style-name="P52"><text:s text:c="12"/>} = e, y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g );</text:p>
      <text:p text:style-name="P52"><text:s text:c="12"/>return ( 0, n.h )( p,</text:p>
      <text:p text:style-name="P52"><text:s text:c="12"/>{</text:p>
      <text:p text:style-name="P52"><text:s text:c="14"/>preClass: "fi-w",</text:p>
      <text:p text:style-name="P52"><text:s text:c="14"/>classes: ( 0, a.Z )( r,</text:p>
      <text:p text:style-name="P52"><text:s text:c="14"/>{</text:p>
      <text:p text:style-name="P52"><text:s text:c="16"/>_ic: !!v,</text:p>
      <text:p text:style-name="P52"><text:s text:c="16"/>_icr: b</text:p>
      <text:p text:style-name="P52"><text:s text:c="14"/>} )</text:p>
      <text:p text:style-name="P52"><text:s text:c="12"/>}, ( 0, n.h )( u,</text:p>
      <text:p text:style-name="P52"><text:s text:c="12"/>{</text:p>
      <text:p text:style-name="P52"><text:s text:c="14"/>msg: d</text:p>
      <text:p text:style-name="P52"><text:s text:c="12"/>} ), ( 0, n.h )( "input", O(</text:p>
      <text:p text:style-name="P52"><text:s text:c="12"/>{}, y,</text:p>
      <text:p text:style-name="P52"><text:s text:c="12"/>{</text:p>
      <text:p text:style-name="P52"><text:s text:c="14"/>class: "fi",</text:p>
      <text:p text:style-name="P52"><text:s text:c="14"/>type: c,</text:p>
      <text:p text:style-name="P52"><text:s text:c="14"/>value: f</text:p>
      <text:p text:style-name="P52"><text:s text:c="12"/>}, i &amp;&amp;</text:p>
      <text:p text:style-name="P52"><text:s text:c="12"/>{</text:p>
      <text:p text:style-name="P52"><text:s text:c="14"/>id: s( i, o ),</text:p>
      <text:p text:style-name="P52"><text:s text:c="14"/>name: i</text:p>
      <text:p text:style-name="P52"><text:s text:c="12"/>}, h ?</text:p>
      <text:p text:style-name="P52"><text:s text:c="12"/>{</text:p>
      <text:p text:style-name="P52"><text:s text:c="14"/>"aria-label": t</text:p>
      <text:p text:style-name="P52"><text:s text:c="12"/>} :</text:p>
      <text:p text:style-name="P52"><text:s text:c="12"/>{} ) ), t &amp;&amp; !h &amp;&amp; ( 0, n.h )( l, O(</text:p>
      <text:p text:style-name="P52"><text:s text:c="12"/>{</text:p>
      <text:p text:style-name="P52"><text:s text:c="14"/>text: t</text:p>
      <text:p text:style-name="P52"><text:s text:c="12"/>}, i &amp;&amp;</text:p>
      <text:p text:style-name="P52"><text:s text:c="12"/>{</text:p>
      <text:p text:style-name="P52"><text:s text:c="14"/>forId: i</text:p>
      <text:p text:style-name="P52"><text:s text:c="12"/>} ) ), v &amp;&amp; ( 0, n.h )( m.ZP,</text:p>
      <text:p text:style-name="P52"><text:s text:c="12"/>{</text:p>
      <text:p text:style-name="P52"><text:s text:c="14"/>name: v</text:p>
      <text:p text:style-name="P52"><text:s text:c="12"/>} ) )</text:p>
      <text:p text:style-name="P52"><text:s text:c="10"/>},</text:p>
      <text:p text:style-name="P52"><text:s text:c="10"/>w = [ "value", "label", "children", "classes", "labelClasses", "noOptionWrapper", "idContext", "name", "errorMessage" ];</text:p>
      <text:p text:style-name="P52"/>
      <text:p text:style-name="P52"><text:s text:c="8"/>function j()</text:p>
      <text:p text:style-name="P52"><text:s text:c="8"/>{</text:p>
      <text:p text:style-name="P52"><text:s text:c="10"/>return j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j.apply( this, arguments )</text:p>
      <text:p text:style-name="P52"><text:s text:c="8"/>}</text:p>
      <text:p text:style-name="P52"><text:s text:c="8"/>const P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value: t,</text:p>
      <text:p text:style-name="P52"><text:s text:c="14"/>label: r,</text:p>
      <text:p text:style-name="P52"><text:s text:c="14"/>children: o,</text:p>
      <text:p text:style-name="P52"><text:s text:c="14"/>classes: i,</text:p>
      <text:p text:style-name="P52"><text:s text:c="14"/>labelClasses: a,</text:p>
      <text:p text:style-name="P52"><text:s text:c="14"/>noOptionWrapper: c,</text:p>
      <text:p text:style-name="P52"><text:s text:c="14"/>idContext: f,</text:p>
      <text:p text:style-name="P52"><text:s text:c="14"/>name: d,</text:p>
      <text:p text:style-name="P52"><text:s text:c="14"/>errorMessage: h</text:p>
      <text:p text:style-name="P52"><text:s text:c="12"/>} = e, v = function ( e, t )</text:p>
      <text:p text:style-name="P52"><text:soft-page-break/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w );</text:p>
      <text:p text:style-name="P52"><text:s text:c="12"/>const b = c ? n.Fragment : p;</text:p>
      <text:p text:style-name="P52"><text:s text:c="12"/>return ( 0, n.h )( b,</text:p>
      <text:p text:style-name="P52"><text:s text:c="12"/>{</text:p>
      <text:p text:style-name="P52"><text:s text:c="14"/>preClass: "fi-w _cb",</text:p>
      <text:p text:style-name="P52"><text:s text:c="14"/>classes: i</text:p>
      <text:p text:style-name="P52"><text:s text:c="12"/>}, ( 0, n.h )( u,</text:p>
      <text:p text:style-name="P52"><text:s text:c="12"/>{</text:p>
      <text:p text:style-name="P52"><text:s text:c="14"/>msg: h</text:p>
      <text:p text:style-name="P52"><text:s text:c="12"/>} ), ( 0, n.h )( "input", j(</text:p>
      <text:p text:style-name="P52"><text:s text:c="12"/>{}, v,</text:p>
      <text:p text:style-name="P52"><text:s text:c="12"/>{</text:p>
      <text:p text:style-name="P52"><text:s text:c="14"/>class: "cb",</text:p>
      <text:p text:style-name="P52"><text:s text:c="14"/>type: "checkbox",</text:p>
      <text:p text:style-name="P52"><text:s text:c="14"/>value: "1"</text:p>
      <text:p text:style-name="P52"><text:s text:c="12"/>}, d &amp;&amp;</text:p>
      <text:p text:style-name="P52"><text:s text:c="12"/>{</text:p>
      <text:p text:style-name="P52"><text:s text:c="14"/>id: s( d, f ),</text:p>
      <text:p text:style-name="P52"><text:s text:c="14"/>name: d</text:p>
      <text:p text:style-name="P52"><text:s text:c="12"/>}, t &amp;&amp;</text:p>
      <text:p text:style-name="P52"><text:s text:c="12"/>{</text:p>
      <text:p text:style-name="P52"><text:s text:c="14"/>checked: "1" === t</text:p>
      <text:p text:style-name="P52"><text:s text:c="12"/>} ) ), ( 0, n.h )( l, j(</text:p>
      <text:p text:style-name="P52"><text:s text:c="12"/>{</text:p>
      <text:p text:style-name="P52"><text:s text:c="14"/>text: r,</text:p>
      <text:p text:style-name="P52"><text:s text:c="14"/>classes: a,</text:p>
      <text:p text:style-name="P52"><text:s text:c="14"/>context: f</text:p>
      <text:p text:style-name="P52"><text:s text:c="12"/>}, d &amp;&amp;</text:p>
      <text:p text:style-name="P52"><text:s text:c="12"/>{</text:p>
      <text:p text:style-name="P52"><text:s text:c="14"/>forId: d</text:p>
      <text:p text:style-name="P52"><text:s text:c="12"/>} ) ), o )</text:p>
      <text:p text:style-name="P52"><text:s text:c="10"/>},</text:p>
      <text:p text:style-name="P52"><text:s text:c="10"/>k = [ "label", "forName", "children", "classes" ];</text:p>
      <text:p text:style-name="P52"/>
      <text:p text:style-name="P52"><text:s text:c="8"/>function S()</text:p>
      <text:p text:style-name="P52"><text:s text:c="8"/>{</text:p>
      <text:p text:style-name="P52"><text:s text:c="10"/>return S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S.apply( this, arguments )</text:p>
      <text:p text:style-name="P52"><text:s text:c="8"/>}</text:p>
      <text:p text:style-name="P52"><text:s text:c="8"/>const C = e =&gt;</text:p>
      <text:p text:style-name="P52"><text:s text:c="8"/>{</text:p>
      <text:p text:style-name="P52"><text:s text:c="10"/>let</text:p>
      <text:p text:style-name="P52"><text:s text:c="10"/>{</text:p>
      <text:p text:style-name="P52"><text:s text:c="12"/>label: t,</text:p>
      <text:p text:style-name="P52"><text:s text:c="12"/>forName: r,</text:p>
      <text:p text:style-name="P52"><text:s text:c="12"/>children: o,</text:p>
      <text:p text:style-name="P52"><text:s text:c="12"/>classes: i</text:p>
      <text:p text:style-name="P52"><text:s text:c="10"/>} = e, a = function ( e, t )</text:p>
      <text:p text:style-name="P52"><text:s text:c="10"/>{</text:p>
      <text:p text:style-name="P52"><text:s text:c="12"/>if ( null == e ) return {};</text:p>
      <text:p text:style-name="P52"><text:s text:c="12"/>var r, n, o = function ( e, t )</text:p>
      <text:p text:style-name="P52"><text:s text:c="12"/>{</text:p>
      <text:p text:style-name="P52"><text:s text:c="14"/>if ( null == e ) return {};</text:p>
      <text:p text:style-name="P52"><text:s text:c="14"/>var r, n, o = {},</text:p>
      <text:p text:style-name="P52"><text:s text:c="16"/>i = Object.keys( e );</text:p>
      <text:p text:style-name="P52"><text:s text:c="14"/>for ( n = 0; n &lt; i.length; n++ ) r = i[ n ], t.indexOf( r ) &gt;= 0 || ( o[ r ] = e[ r ] );</text:p>
      <text:p text:style-name="P52"><text:s text:c="14"/>return o</text:p>
      <text:p text:style-name="P52"><text:s text:c="12"/>}( e, t );</text:p>
      <text:p text:style-name="P52"><text:s text:c="12"/>if ( Object.getOwnPropertySymbols )</text:p>
      <text:p text:style-name="P52"><text:s text:c="12"/>{</text:p>
      <text:p text:style-name="P52"><text:s text:c="14"/>var i = Object.getOwnPropertySymbols( e );</text:p>
      <text:p text:style-name="P52"><text:s text:c="14"/>for ( n = 0; n &lt; i.length; n++ ) r = i[ n ], t.indexOf( r ) &gt;= 0 || Object.prototype.propertyIsEnumerable.call( e, r ) &amp;&amp; ( o[ r ] = e[ r ] )</text:p>
      <text:p text:style-name="P52"><text:s text:c="12"/>}</text:p>
      <text:p text:style-name="P52"><text:s text:c="12"/>return o</text:p>
      <text:p text:style-name="P52"><text:s text:c="10"/>}( e, k );</text:p>
      <text:p text:style-name="P52"><text:s text:c="10"/>return ( 0, n.h )( p,</text:p>
      <text:p text:style-name="P52"><text:s text:c="10"/>{</text:p>
      <text:p text:style-name="P52"><text:s text:c="12"/>classes: i</text:p>
      <text:p text:style-name="P52"><text:s text:c="10"/>}, ( 0, n.h )( "input", S(</text:p>
      <text:p text:style-name="P52"><text:s text:c="10"/>{}, a,</text:p>
      <text:p text:style-name="P52"><text:s text:c="10"/>{</text:p>
      <text:p text:style-name="P52"><text:s text:c="12"/>type: "radio",</text:p>
      <text:p text:style-name="P52"><text:s text:c="12"/>class: "rad"</text:p>
      <text:p text:style-name="P52"><text:s text:c="10"/>} ) ), ( 0, n.h )( l, S(</text:p>
      <text:p text:style-name="P52"><text:s text:c="10"/>{</text:p>
      <text:p text:style-name="P52"><text:s text:c="12"/>text: t</text:p>
      <text:p text:style-name="P52"><text:s text:c="10"/>}, r &amp;&amp;</text:p>
      <text:p text:style-name="P52"><text:s text:c="10"/>{</text:p>
      <text:p text:style-name="P52"><text:s text:c="12"/>forId: r</text:p>
      <text:p text:style-name="P52"><text:s text:c="10"/>} ) ), o )</text:p>
      <text:p text:style-name="P52"><text:s text:c="8"/>};</text:p>
      <text:p text:style-name="P52"/>
      <text:p text:style-name="P52"><text:s text:c="8"/>function E()</text:p>
      <text:p text:style-name="P52"><text:s text:c="8"/>{</text:p>
      <text:p text:style-name="P52"><text:s text:c="10"/>return E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E.apply( this, arguments )</text:p>
      <text:p text:style-name="P52"><text:s text:c="8"/>}</text:p>
      <text:p text:style-name="P52"><text:s text:c="8"/>const x = (</text:p>
      <text:p text:style-name="P52"><text:s text:c="10"/>{</text:p>
      <text:p text:style-name="P52"><text:s text:c="12"/>value: e,</text:p>
      <text:p text:style-name="P52"><text:s text:c="12"/>required: t,</text:p>
      <text:p text:style-name="P52"><text:s text:c="12"/>children: r,</text:p>
      <text:p text:style-name="P52"><text:s text:c="12"/>classes: o,</text:p>
      <text:p text:style-name="P52"><text:s text:c="12"/>optionClasses: i,</text:p>
      <text:p text:style-name="P52"><text:s text:c="12"/>name: c,</text:p>
      <text:p text:style-name="P52"><text:s text:c="12"/>errorMessage: l,</text:p>
      <text:p text:style-name="P52"><text:s text:c="12"/>options: p</text:p>
      <text:p text:style-name="P52"><text:s text:c="10"/>} ) =&gt;</text:p>
      <text:p text:style-name="P52"><text:s text:c="10"/>{</text:p>
      <text:p text:style-name="P52"><text:s text:c="12"/>const f = c &amp;&amp; s( c );</text:p>
      <text:p text:style-name="P52"><text:s text:c="12"/>return ( 0, n.h )( "fieldset",</text:p>
      <text:p text:style-name="P52"><text:s text:c="12"/>{</text:p>
      <text:p text:style-name="P52"><text:s text:c="14"/>name: c,</text:p>
      <text:p text:style-name="P52"><text:s text:c="14"/>class: ( 0, a.Z )( "fi-w _rad", o )</text:p>
      <text:p text:style-name="P52"><text:s text:c="12"/>}, ( 0, n.h )( "legend", null, c ), ( 0, n.h )( u,</text:p>
      <text:p text:style-name="P52"><text:s text:c="12"/>{</text:p>
      <text:p text:style-name="P52"><text:s text:c="14"/>msg: l</text:p>
      <text:p text:style-name="P52"><text:s text:c="12"/>} ), p.map( ( ( r, o ) =&gt; ( 0, n.h )( C, E(</text:p>
      <text:p text:style-name="P52"><text:s text:c="12"/>{</text:p>
      <text:p text:style-name="P52"><text:s text:c="14"/>classes: i,</text:p>
      <text:p text:style-name="P52"><text:s text:c="14"/>label: r.text,</text:p>
      <text:p text:style-name="P52"><text:s text:c="14"/>value: r.value</text:p>
      <text:p text:style-name="P52"><text:s text:c="12"/>}, f &amp;&amp;</text:p>
      <text:p text:style-name="P52"><text:s text:c="12"/>{</text:p>
      <text:p text:style-name="P52"><text:s text:c="14"/>id: `${f}-${o}`,</text:p>
      <text:p text:style-name="P52"><text:s text:c="14"/>name: c,</text:p>
      <text:p text:style-name="P52"><text:s text:c="14"/>forName: `${c}-${o}`</text:p>
      <text:p text:style-name="P52"><text:s text:c="12"/>},</text:p>
      <text:p text:style-name="P52"><text:s text:c="12"/>{</text:p>
      <text:p text:style-name="P52"><text:s text:c="14"/>checked: r.value === e</text:p>
      <text:p text:style-name="P52"><text:s text:c="12"/>}, t &amp;&amp;</text:p>
      <text:p text:style-name="P52"><text:s text:c="12"/>{</text:p>
      <text:p text:style-name="P52"><text:s text:c="14"/>required: !0</text:p>
      <text:p text:style-name="P52"><text:s text:c="12"/>}, r.disabled &amp;&amp;</text:p>
      <text:p text:style-name="P52"><text:s text:c="12"/>{</text:p>
      <text:p text:style-name="P52"><text:s text:c="14"/>disabled: !0</text:p>
      <text:p text:style-name="P52"><text:s text:c="12"/>} ), r.children ) ) ), r )</text:p>
      <text:p text:style-name="P52"><text:s text:c="10"/>},</text:p>
      <text:p text:style-name="P52"><text:s text:c="10"/>T = [ "children" ];</text:p>
      <text:p text:style-name="P52"><text:s text:c="8"/>const A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children: t</text:p>
      <text:p text:style-name="P52"><text:s text:c="12"/>} = e, r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T );</text:p>
      <text:p text:style-name="P52"><text:s text:c="12"/>return ( 0, n.h )( "button", r, t )</text:p>
      <text:p text:style-name="P52"><text:s text:c="10"/>},</text:p>
      <text:p text:style-name="P52"><text:s text:c="10"/>D = (</text:p>
      <text:p text:style-name="P52"><text:s text:c="10"/>{</text:p>
      <text:p text:style-name="P52"><text:s text:c="12"/>value: e,</text:p>
      <text:p text:style-name="P52"><text:s text:c="12"/>children: t,</text:p>
      <text:p text:style-name="P52"><text:s text:c="12"/>options: r = [],</text:p>
      <text:p text:style-name="P52"><text:s text:c="12"/>label: o,</text:p>
      <text:p text:style-name="P52"><text:s text:c="12"/>name: i,</text:p>
      <text:p text:style-name="P52"><text:s text:c="12"/>errorMessage: c,</text:p>
      <text:p text:style-name="P52"><text:s text:c="12"/>classes: l,</text:p>
      <text:p text:style-name="P52"><text:s text:c="12"/>required: p,</text:p>
      <text:p text:style-name="P52"><text:s text:c="12"/>context: f,</text:p>
      <text:p text:style-name="P52"><text:s text:c="12"/>enableAll: d = !1,</text:p>
      <text:p text:style-name="P52"><text:s text:c="12"/>useDisabledClass: h</text:p>
      <text:p text:style-name="P52"><text:s text:c="10"/>} ) =&gt;</text:p>
      <text:p text:style-name="P52"><text:s text:c="10"/>{</text:p>
      <text:p text:style-name="P52"><text:s text:c="12"/>const v = s( i, f );</text:p>
      <text:p text:style-name="P52"><text:s text:c="12"/>return ( 0, n.h )( "div",</text:p>
      <text:p text:style-name="P52"><text:s text:c="12"/>{</text:p>
      <text:p text:style-name="P52"><text:s text:c="14"/>role: "radiogroup",</text:p>
      <text:p text:style-name="P52"><text:s text:c="14"/>class: ( 0, a.Z )( "var-w", l ),</text:p>
      <text:p text:style-name="P52"><text:s text:c="14"/>"aria-label": o,</text:p>
      <text:p text:style-name="P52"><text:s text:c="14"/>"data-fi-w": !0</text:p>
      <text:p text:style-name="P52"><text:s text:c="12"/>}, ( 0, n.h )( u,</text:p>
      <text:p text:style-name="P52"><text:s text:c="12"/>{</text:p>
      <text:p text:style-name="P52"><text:s text:c="14"/>msg: c</text:p>
      <text:p text:style-name="P52"><text:s text:c="12"/>} ), r.map( ( ( t, r ) =&gt; [ ( 0, n.h )( "input",</text:p>
      <text:p text:style-name="P52"><text:s text:c="12"/>{</text:p>
      <text:p text:style-name="P52"><text:s text:c="14"/>id: `${v}-${r}`,</text:p>
      <text:p text:style-name="P52"><text:s text:c="14"/>class: ( 0, a.Z )( "vi",</text:p>
      <text:p text:style-name="P52"><text:s text:c="14"/>{</text:p>
      <text:p text:style-name="P52"><text:s text:c="16"/>_dis: h &amp;&amp; t.disabled</text:p>
      <text:p text:style-name="P52"><text:s text:c="14"/>} ),</text:p>
      <text:p text:style-name="P52"><text:s text:c="14"/>disabled: !d &amp;&amp; !h &amp;&amp; t.disabled,</text:p>
      <text:p text:style-name="P52"><text:s text:c="14"/>type: "radio",</text:p>
      <text:p text:style-name="P52"><text:s text:c="14"/>name: i,</text:p>
      <text:p text:style-name="P52"><text:s text:c="14"/>value: t.value,</text:p>
      <text:p text:style-name="P52"><text:s text:c="14"/>checked: t.value === e,</text:p>
      <text:p text:style-name="P52"><text:s text:c="14"/>required: p || null,</text:p>
      <text:p text:style-name="P52"><text:s text:c="14"/>"data-fi": !0</text:p>
      <text:p text:style-name="P52"><text:s text:c="12"/>} ), ( 0, n.h )( "label",</text:p>
      <text:p text:style-name="P52"><text:s text:c="12"/>{</text:p>
      <text:p text:style-name="P52"><text:s text:c="14"/>class: "vl",</text:p>
      <text:p text:style-name="P52"><text:s text:c="14"/>for: `${v}-${r}`</text:p>
      <text:p text:style-name="P52"><text:s text:c="12"/>}, t.text ) ] ) ), t )</text:p>
      <text:p text:style-name="P52"><text:s text:c="10"/>},</text:p>
      <text:p text:style-name="P52"><text:s text:c="10"/>$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children: t,</text:p>
      <text:p text:style-name="P52"><text:s text:c="14"/>store: r,</text:p>
      <text:p text:style-name="P52"><text:s text:c="14"/>method: o = "post",</text:p>
      <text:p text:style-name="P52"><text:s text:c="14"/>csrfToken: a,</text:p>
      <text:p text:style-name="P52"><text:s text:c="14"/>htmlErrors: c,</text:p>
      <text:p text:style-name="P52"><text:s text:c="14"/>customValidation: s = {}</text:p>
      <text:p text:style-name="P52"><text:s text:c="12"/>} = e, l = function ( e, t )</text:p>
      <text:p text:style-name="P52"><text:s text:c="12"/>{</text:p>
      <text:p text:style-name="P52"><text:s text:c="14"/>if ( null == e ) return {};</text:p>
      <text:p text:style-name="P52"><text:s text:c="14"/>var r, n, o = function ( e, t )</text:p>
      <text:p text:style-name="P52"><text:s text:c="14"/>{</text:p>
      <text:p text:style-name="P52"><text:s text:c="16"/>if ( null == e ) return {};</text:p>
      <text:p text:style-name="P52"><text:s text:c="16"/>var r, n, o = {},</text:p>
      <text:p text:style-name="P52"><text:s text:c="18"/>i = Object.keys( e );</text:p>
      <text:p text:style-name="P52"><text:s text:c="16"/>for ( n = 0; n &lt; i.length; n++ ) r = i[ n ], t.indexOf( r ) &gt;= 0 || ( o[ r ] = e[ r ] );</text:p>
      <text:p text:style-name="P52"><text:s text:c="16"/>return o</text:p>
      <text:p text:style-name="P52"><text:s text:c="14"/>}( e, t );</text:p>
      <text:p text:style-name="P52"><text:s text:c="14"/>if ( Object.getOwnPropertySymbols )</text:p>
      <text:p text:style-name="P52"><text:s text:c="14"/>{</text:p>
      <text:p text:style-name="P52"><text:s text:c="16"/>var i = Object.getOwnPropertySymbols( e );</text:p>
      <text:p text:style-name="P52"><text:s text:c="16"/>for ( n = 0; n &lt; i.length; n++ ) r = i[ n ], t.indexOf( r ) &gt;= 0 || Object.prototype.propertyIsEnumerable.call( e, r ) &amp;&amp; ( o[ r ] = e[ r ] )</text:p>
      <text:p text:style-name="P52"><text:s text:c="14"/>}</text:p>
      <text:p text:style-name="P52"><text:s text:c="14"/>return o</text:p>
      <text:p text:style-name="P52"><text:s text:c="12"/>}( e, v );</text:p>
      <text:p text:style-name="P52"><text:s text:c="12"/>return c &amp;&amp; ( 0, i.TG )( "htmlErrors", c ), ( 0, n.h )( "form", b(</text:p>
      <text:p text:style-name="P52"><text:s text:c="12"/>{</text:p>
      <text:p text:style-name="P52"><text:s text:c="14"/>method: o</text:p>
      <text:p text:style-name="P52"><text:s text:c="12"/>}, l, s ), t, "post" === o &amp;&amp; ( 0, n.h )( y, null ) )</text:p>
      <text:p text:style-name="P52"><text:s text:c="10"/>}</text:p>
      <text:p text:style-name="P52"><text:s text:c="6"/>},</text:p>
      <text:p text:style-name="P52"><text:s text:c="6"/>838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n</text:p>
      <text:p text:style-name="P52"><text:s text:c="8"/>} );</text:p>
      <text:p text:style-name="P52"><text:s text:c="8"/>const n = {</text:p>
      <text:p text:style-name="P52"><text:s text:c="10"/>icons: [ "visibility", "visibility-off", "check", "error", "categories", "warning", "saved-items", "saved-items-filled", "info", "add", "remove", "postal", "express", "pickup", "truck" ]</text:p>
      <text:p text:style-name="P52"><text:s text:c="8"/>}</text:p>
      <text:p text:style-name="P52"><text:s text:c="6"/>},</text:p>
      <text:p text:style-name="P52"><text:s text:c="6"/>2806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P: () =&gt; m</text:p>
      <text:p text:style-name="P52"><text:s text:c="8"/>} );</text:p>
      <text:p text:style-name="P52"><text:s text:c="8"/>var n = r( 2315 ),</text:p>
      <text:p text:style-name="P52"><text:s text:c="10"/>o = r( 705 ),</text:p>
      <text:p text:style-name="P52"><text:s text:c="10"/>i = r( 1890 ),</text:p>
      <text:p text:style-name="P52"><text:s text:c="10"/>a = r( 6124 );</text:p>
      <text:p text:style-name="P52"><text:s text:c="8"/>const c = {</text:p>
      <text:p text:style-name="P52"><text:s text:c="10"/>icons:</text:p>
      <text:p text:style-name="P52"><text:s text:c="10"/>{</text:p>
      <text:p text:style-name="P52"><text:s text:c="12"/>"arrow-back": "arrow-forward",</text:p>
      <text:p text:style-name="P52"><text:s text:c="12"/>"arrow-right": "arrow-left",</text:p>
      <text:p text:style-name="P52"><text:s text:c="12"/>"arrow-left": "arrow-right",</text:p>
      <text:p text:style-name="P52"><text:s text:c="12"/>"last-page": "first-page",</text:p>
      <text:p text:style-name="P52"><text:s text:c="12"/>"first-page": "last-page"</text:p>
      <text:p text:style-name="P52"><text:s text:c="10"/>}</text:p>
      <text:p text:style-name="P52"><text:s text:c="8"/>};</text:p>
      <text:p text:style-name="P52"><text:s text:c="8"/>let s;</text:p>
      <text:p text:style-name="P52"><text:s text:c="8"/>const l = [ "name", "classes", "width", "height", "set", "isRTL", "sprites", "supportsSVGFragmentId", "store", "icons" ],</text:p>
      <text:p text:style-name="P52"><text:s text:c="10"/>u = [ "allowRTL" ];</text:p>
      <text:p text:style-name="P52"/>
      <text:p text:style-name="P52"><text:s text:c="8"/>function p()</text:p>
      <text:p text:style-name="P52"><text:s text:c="8"/>{</text:p>
      <text:p text:style-name="P52"><text:s text:c="10"/>return p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p.apply( this, arguments )</text:p>
      <text:p text:style-name="P52"><text:s text:c="8"/>}</text:p>
      <text:p text:style-name="P52"/>
      <text:p text:style-name="P52"><text:s text:c="8"/>function f( e, t )</text:p>
      <text:p text:style-name="P52"><text:s text:c="8"/>{</text:p>
      <text:p text:style-name="P52"><text:s text:c="10"/>if ( null == e ) return {};</text:p>
      <text:p text:style-name="P52"><text:s text:c="10"/>var r, n, o = function ( e, t )</text:p>
      <text:p text:style-name="P52"><text:soft-page-break/><text:s text:c="10"/>{</text:p>
      <text:p text:style-name="P52"><text:s text:c="12"/>if ( null == e ) return {};</text:p>
      <text:p text:style-name="P52"><text:s text:c="12"/>var r, n, o = {},</text:p>
      <text:p text:style-name="P52"><text:s text:c="14"/>i = Object.keys( e );</text:p>
      <text:p text:style-name="P52"><text:s text:c="12"/>for ( n = 0; n &lt; i.length; n++ ) r = i[ n ], t.indexOf( r ) &gt;= 0 || ( o[ r ] = e[ r ] );</text:p>
      <text:p text:style-name="P52"><text:s text:c="12"/>return o</text:p>
      <text:p text:style-name="P52"><text:s text:c="10"/>}( e, t );</text:p>
      <text:p text:style-name="P52"><text:s text:c="10"/>if ( Object.getOwnPropertySymbols )</text:p>
      <text:p text:style-name="P52"><text:s text:c="10"/>{</text:p>
      <text:p text:style-name="P52"><text:s text:c="12"/>var i = Object.getOwnPropertySymbols( e );</text:p>
      <text:p text:style-name="P52"><text:s text:c="12"/>for ( n = 0; n &lt; i.length; n++ ) r = i[ n ], t.indexOf( r ) &gt;= 0 || Object.prototype.propertyIsEnumerable.call( e, r ) &amp;&amp; ( o[ r ] = e[ r ] )</text:p>
      <text:p text:style-name="P52"><text:s text:c="10"/>}</text:p>
      <text:p text:style-name="P52"><text:s text:c="10"/>return o</text:p>
      <text:p text:style-name="P52"><text:s text:c="8"/>}</text:p>
      <text:p text:style-name="P52"><text:s text:c="8"/>const d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name: t,</text:p>
      <text:p text:style-name="P52"><text:s text:c="14"/>classes: r,</text:p>
      <text:p text:style-name="P52"><text:s text:c="14"/>width: i,</text:p>
      <text:p text:style-name="P52"><text:s text:c="14"/>height: c,</text:p>
      <text:p text:style-name="P52"><text:s text:c="14"/>set: u = "icons",</text:p>
      <text:p text:style-name="P52"><text:s text:c="14"/>isRTL: d = !1,</text:p>
      <text:p text:style-name="P52"><text:s text:c="14"/>sprites: h = {},</text:p>
      <text:p text:style-name="P52"><text:s text:c="14"/>supportsSVGFragmentId: v,</text:p>
      <text:p text:style-name="P52"><text:s text:c="14"/>store: m,</text:p>
      <text:p text:style-name="P52"><text:s text:c="14"/>icons: g = b</text:p>
      <text:p text:style-name="P52"><text:s text:c="12"/>} = e, O = f( e, l );</text:p>
      <text:p text:style-name="P52"><text:s text:c="12"/>u = ( e =&gt; `${e}${"shop"===e?`-${process.env.SHOP}`:""}` )( u );</text:p>
      <text:p text:style-name="P52"><text:s text:c="12"/>const _ = ( 0, o.sO )( null ),</text:p>
      <text:p text:style-name="P52"><text:s text:c="14"/>w = y( u, t, d ),</text:p>
      <text:p text:style-name="P52"><text:s text:c="14"/>j = {};</text:p>
      <text:p text:style-name="P52"><text:s text:c="12"/>if ( ( 0, o.d4 )( ( () =&gt;</text:p>
      <text:p text:style-name="P52"><text:s text:c="14"/>{</text:p>
      <text:p text:style-name="P52"><text:s text:c="16"/>void 0 !== s || ( s = ( () =&gt;</text:p>
      <text:p text:style-name="P52"><text:s text:c="16"/>{</text:p>
      <text:p text:style-name="P52"><text:s text:c="18"/>const e = navigator.userAgent;</text:p>
      <text:p text:style-name="P52"><text:s text:c="18"/>let t = e.match( /(opera|chrome|safari|firefox|msie|trident(?=\/))\/?\s*(\d+)/i ) || [];</text:p>
      <text:p text:style-name="P52"><text:s text:c="18"/>if ( "Safari" !== t[ 1 ] ) return !1;</text:p>
      <text:p text:style-name="P52"><text:s text:c="18"/>t = t[ 2 ] ? [ t[ 1 ], t[ 2 ] ] : [ navigator.appName, navigator.appVersion, "-?" ];</text:p>
      <text:p text:style-name="P52"><text:s text:c="18"/>const r = e.match( /version\/(\d+\.\d+)/i );</text:p>
      <text:p text:style-name="P52"><text:s text:c="18"/>null !== r &amp;&amp; t.splice( 1, 1, r[ 1 ] );</text:p>
      <text:p text:style-name="P52"><text:s text:c="18"/>const [ n, o ] = t[ 1 ].split( "." );</text:p>
      <text:p text:style-name="P52"><text:s text:c="18"/>return !( n &gt; 12 || 12 === n &amp;&amp; o &gt; 1 )</text:p>
      <text:p text:style-name="P52"><text:s text:c="16"/>} )() ), s &amp;&amp; _.current.width.baseVal.value &lt; 1 &amp;&amp; _.current.setAttributeNS( "http://www.w3.org/1999/xlink", "xlink:href", C )</text:p>
      <text:p text:style-name="P52"><text:s text:c="14"/>} ), [] ), !j ) return;</text:p>
      <text:p text:style-name="P52"><text:s text:c="12"/>const P = "icons" === u ? "24" : null,</text:p>
      <text:p text:style-name="P52"><text:s text:c="14"/>k = j.viewBox || ( P ? `0 0 ${P} ${P}` : `0 0 ${i} ${c}` ),</text:p>
      <text:p text:style-name="P52"><text:s text:c="14"/>S = k.split( " " ),</text:p>
      <text:p text:style-name="P52"><text:s text:c="14"/>C = ( v ? ( ( e, t ) =&gt; `#${e}-${t}` )( u, w ) : `${h[u]}#${w}` ) || "";</text:p>
      <text:p text:style-name="P52"><text:s text:c="12"/>return ( 0, n.h )( "svg", p(</text:p>
      <text:p text:style-name="P52"><text:s text:c="12"/>{}, O,</text:p>
      <text:p text:style-name="P52"><text:s text:c="12"/>{</text:p>
      <text:p text:style-name="P52"><text:s text:c="14"/>viewBox: k,</text:p>
      <text:p text:style-name="P52"><text:s text:c="14"/>class: ( 0, a.Z )( "ic", r ),</text:p>
      <text:p text:style-name="P52"><text:s text:c="14"/>width: i || P || S[ 2 ],</text:p>
      <text:p text:style-name="P52"><text:s text:c="14"/>height: c || P || S[ 3 ]</text:p>
      <text:p text:style-name="P52"><text:s text:c="12"/>} ), ( 0, n.h )( "use", p(</text:p>
      <text:p text:style-name="P52"><text:s text:c="12"/>{</text:p>
      <text:p text:style-name="P52"><text:s text:c="14"/>xlinkHref: C</text:p>
      <text:p text:style-name="P52"><text:s text:c="12"/>},</text:p>
      <text:p text:style-name="P52"><text:s text:c="12"/>{</text:p>
      <text:p text:style-name="P52"><text:s text:c="14"/>ref: _</text:p>
      <text:p text:style-name="P52"><text:s text:c="12"/>} ) ) )</text:p>
      <text:p text:style-name="P52"><text:s text:c="10"/>},</text:p>
      <text:p text:style-name="P52"><text:s text:c="10"/>h = ( 0, i.$ )( ( (</text:p>
      <text:p text:style-name="P52"><text:s text:c="10"/>{</text:p>
      <text:p text:style-name="P52"><text:s text:c="12"/>activeLanguage: e,</text:p>
      <text:p text:style-name="P52"><text:s text:c="12"/>languages: t = {},</text:p>
      <text:p text:style-name="P52"><text:s text:c="12"/>supportsSVGFragmentId: r,</text:p>
      <text:p text:style-name="P52"><text:s text:c="12"/>sprites: n</text:p>
      <text:p text:style-name="P52"><text:s text:c="10"/>} ) =&gt; (</text:p>
      <text:p text:style-name="P52"><text:s text:c="10"/>{</text:p>
      <text:p text:style-name="P52"><text:s text:c="12"/>isRTL: t[ e ] &amp;&amp; t[ e ].isRTL,</text:p>
      <text:p text:style-name="P52"><text:s text:c="12"/>supportsSVGFragmentId: r,</text:p>
      <text:p text:style-name="P52"><text:s text:c="12"/>sprites: n</text:p>
      <text:p text:style-name="P52"><text:s text:c="10"/>} ) ) )( d ),</text:p>
      <text:p text:style-name="P52"><text:s text:c="10"/>v = ( 0, i.$ )( [ "supportsSVGFragmentId", "sprites" ] )( d ),</text:p>
      <text:p text:style-name="P52"><text:s text:c="10"/>b = void 0,</text:p>
      <text:p text:style-name="P52"><text:s text:c="10"/>y = ( e, t, r ) =&gt;</text:p>
      <text:p text:style-name="P52"><text:s text:c="10"/>{</text:p>
      <text:p text:style-name="P52"><text:s text:c="12"/>let n;</text:p>
      <text:p text:style-name="P52"><text:s text:c="12"/>return r &amp;&amp; ( n = c[ e ] &amp;&amp; c[ e ][ t ] ), n || t</text:p>
      <text:p text:style-name="P52"><text:s text:c="10"/>},</text:p>
      <text:p text:style-name="P52"><text:s text:c="10"/>m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allowRTL: t = !1</text:p>
      <text:p text:style-name="P52"><text:s text:c="12"/>} = e, r = f( e, u );</text:p>
      <text:p text:style-name="P52"><text:s text:c="12"/>return t ? ( 0, n.h )( h, r ) : ( 0, n.h )( v, r )</text:p>
      <text:p text:style-name="P52"><text:s text:c="10"/>}</text:p>
      <text:p text:style-name="P52"><text:s text:c="6"/>},</text:p>
      <text:p text:style-name="P52"><text:s text:c="6"/>5020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a</text:p>
      <text:p text:style-name="P52"><text:s text:c="8"/>} );</text:p>
      <text:p text:style-name="P52"><text:s text:c="8"/>var n = r( 2315 );</text:p>
      <text:p text:style-name="P52"><text:s text:c="8"/>const o = [ "isLazy", "alt", "src", "lazyAttribute" ];</text:p>
      <text:p text:style-name="P52"/>
      <text:p text:style-name="P52"><text:s text:c="8"/>function i()</text:p>
      <text:p text:style-name="P52"><text:s text:c="8"/>{</text:p>
      <text:p text:style-name="P52"><text:s text:c="10"/>return i = Object.assign ? Object.assign.bind() : function ( e )</text:p>
      <text:p text:style-name="P52"><text:s text:c="10"/>{</text:p>
      <text:p text:style-name="P52"><text:s text:c="12"/>for ( var t = 1; t &lt; arguments.length; t++ )</text:p>
      <text:p text:style-name="P52"><text:s text:c="12"/>{</text:p>
      <text:p text:style-name="P52"><text:s text:c="14"/>var r = arguments[ t ];</text:p>
      <text:p text:style-name="P52"><text:s text:c="14"/>for ( var n in r ) Object.prototype.hasOwnProperty.call( r, n ) &amp;&amp; ( e[ n ] = r[ n ] )</text:p>
      <text:p text:style-name="P52"><text:s text:c="12"/>}</text:p>
      <text:p text:style-name="P52"><text:s text:c="12"/>return e</text:p>
      <text:p text:style-name="P52"><text:s text:c="10"/>}, i.apply( this, arguments )</text:p>
      <text:p text:style-name="P52"><text:s text:c="8"/>}</text:p>
      <text:p text:style-name="P52"><text:s text:c="8"/>const a = e =&gt;</text:p>
      <text:p text:style-name="P52"><text:s text:c="8"/>{</text:p>
      <text:p text:style-name="P52"><text:s text:c="10"/>let</text:p>
      <text:p text:style-name="P52"><text:s text:c="10"/>{</text:p>
      <text:p text:style-name="P52"><text:s text:c="12"/>isLazy: t = !0,</text:p>
      <text:p text:style-name="P52"><text:s text:c="12"/>alt: r,</text:p>
      <text:p text:style-name="P52"><text:s text:c="12"/>src: a = "",</text:p>
      <text:p text:style-name="P52"><text:s text:c="12"/>lazyAttribute: c = "lazy"</text:p>
      <text:p text:style-name="P52"><text:s text:c="10"/>} = e, s = function ( e, t )</text:p>
      <text:p text:style-name="P52"><text:s text:c="10"/>{</text:p>
      <text:p text:style-name="P52"><text:s text:c="12"/>if ( null == e ) return {};</text:p>
      <text:p text:style-name="P52"><text:s text:c="12"/>var r, n, o = function ( e, t )</text:p>
      <text:p text:style-name="P52"><text:s text:c="12"/>{</text:p>
      <text:p text:style-name="P52"><text:s text:c="14"/>if ( null == e ) return {};</text:p>
      <text:p text:style-name="P52"><text:s text:c="14"/>var r, n, o = {},</text:p>
      <text:p text:style-name="P52"><text:s text:c="16"/>i = Object.keys( e );</text:p>
      <text:p text:style-name="P52"><text:s text:c="14"/>for ( n = 0; n &lt; i.length; n++ ) r = i[ n ], t.indexOf( r ) &gt;= 0 || ( o[ r ] = e[ r ] );</text:p>
      <text:p text:style-name="P52"><text:s text:c="14"/>return o</text:p>
      <text:p text:style-name="P52"><text:s text:c="12"/>}( e, t );</text:p>
      <text:p text:style-name="P52"><text:s text:c="12"/>if ( Object.getOwnPropertySymbols )</text:p>
      <text:p text:style-name="P52"><text:s text:c="12"/>{</text:p>
      <text:p text:style-name="P52"><text:s text:c="14"/>var i = Object.getOwnPropertySymbols( e );</text:p>
      <text:p text:style-name="P52"><text:s text:c="14"/>for ( n = 0; n &lt; i.length; n++ ) r = i[ n ], t.indexOf( r ) &gt;= 0 || Object.prototype.propertyIsEnumerable.call( e, r ) &amp;&amp; ( o[ r ] = e[ r ] )</text:p>
      <text:p text:style-name="P52"><text:s text:c="12"/>}</text:p>
      <text:p text:style-name="P52"><text:s text:c="12"/>return o</text:p>
      <text:p text:style-name="P52"><text:s text:c="10"/>}( e, o );</text:p>
      <text:p text:style-name="P52"><text:s text:c="10"/>return ( 0, n.h )( "img", i(</text:p>
      <text:p text:style-name="P52"><text:s text:c="10"/>{}, !0 === t ?</text:p>
      <text:p text:style-name="P52"><text:s text:c="10"/>{</text:p>
      <text:p text:style-name="P52"><text:s text:c="12"/>[ `data-${c}` ]: !0,</text:p>
      <text:p text:style-name="P52"><text:s text:c="12"/>"data-src": a,</text:p>
      <text:p text:style-name="P52"><text:s text:c="12"/>src: "data:image/gif;base64,R0lGODlhAQABAIAAAAAAAP///yH5BAEAAAAALAAAAAABAAEAAAIBRAA7"</text:p>
      <text:p text:style-name="P52"><text:s text:c="10"/>} :</text:p>
      <text:p text:style-name="P52"><text:s text:c="10"/>{</text:p>
      <text:p text:style-name="P52"><text:s text:c="12"/>src: a</text:p>
      <text:p text:style-name="P52"><text:s text:c="10"/>}, s,</text:p>
      <text:p text:style-name="P52"><text:s text:c="10"/>{</text:p>
      <text:p text:style-name="P52"><text:s text:c="12"/>alt: r</text:p>
      <text:p text:style-name="P52"><text:s text:c="10"/>} ) )</text:p>
      <text:p text:style-name="P52"><text:s text:c="8"/>}</text:p>
      <text:p text:style-name="P52"><text:s text:c="6"/>},</text:p>
      <text:p text:style-name="P52"><text:s text:c="6"/>3625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i</text:p>
      <text:p text:style-name="P52"><text:s text:c="8"/>} );</text:p>
      <text:p text:style-name="P52"><text:s text:c="8"/>var n = r( 2315 );</text:p>
      <text:p text:style-name="P52"><text:s text:c="8"/>const o = [ "children" ];</text:p>
      <text:p text:style-name="P52"><text:s text:c="8"/>const i = e =&gt;</text:p>
      <text:p text:style-name="P52"><text:s text:c="8"/>{</text:p>
      <text:p text:style-name="P52"><text:s text:c="10"/>let</text:p>
      <text:p text:style-name="P52"><text:s text:c="10"/>{</text:p>
      <text:p text:style-name="P52"><text:s text:c="12"/>children: t</text:p>
      <text:p text:style-name="P52"><text:s text:c="10"/>} = e, r = function ( e, t )</text:p>
      <text:p text:style-name="P52"><text:s text:c="10"/>{</text:p>
      <text:p text:style-name="P52"><text:s text:c="12"/>if ( null == e ) return {};</text:p>
      <text:p text:style-name="P52"><text:s text:c="12"/>var r, n, o = function ( e, t )</text:p>
      <text:p text:style-name="P52"><text:s text:c="12"/>{</text:p>
      <text:p text:style-name="P52"><text:s text:c="14"/>if ( null == e ) return {};</text:p>
      <text:p text:style-name="P52"><text:s text:c="14"/>var r, n, o = {},</text:p>
      <text:p text:style-name="P52"><text:s text:c="16"/>i = Object.keys( e );</text:p>
      <text:p text:style-name="P52"><text:s text:c="14"/>for ( n = 0; n &lt; i.length; n++ ) r = i[ n ], t.indexOf( r ) &gt;= 0 || ( o[ r ] = e[ r ] );</text:p>
      <text:p text:style-name="P52"><text:s text:c="14"/>return o</text:p>
      <text:p text:style-name="P52"><text:s text:c="12"/>}( e, t );</text:p>
      <text:p text:style-name="P52"><text:s text:c="12"/>if ( Object.getOwnPropertySymbols )</text:p>
      <text:p text:style-name="P52"><text:s text:c="12"/>{</text:p>
      <text:p text:style-name="P52"><text:s text:c="14"/>var i = Object.getOwnPropertySymbols( e );</text:p>
      <text:p text:style-name="P52"><text:s text:c="14"/>for ( n = 0; n &lt; i.length; n++ ) r = i[ n ], t.indexOf( r ) &gt;= 0 || Object.prototype.propertyIsEnumerable.call( e, r ) &amp;&amp; ( o[ r ] = e[ r ] )</text:p>
      <text:p text:style-name="P52"><text:s text:c="12"/>}</text:p>
      <text:p text:style-name="P52"><text:s text:c="12"/>return o</text:p>
      <text:p text:style-name="P52"><text:s text:c="10"/>}( e, o );</text:p>
      <text:p text:style-name="P52"><text:s text:c="10"/>return ( 0, n.h )( "a", r, t )</text:p>
      <text:p text:style-name="P52"><text:s text:c="8"/>}</text:p>
      <text:p text:style-name="P52"><text:s text:c="6"/>},</text:p>
      <text:p text:style-name="P52"><text:s text:c="6"/>60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qh: () =&gt; f,</text:p>
      <text:p text:style-name="P52"><text:s text:c="10"/>yw: () =&gt; p</text:p>
      <text:p text:style-name="P52"><text:s text:c="8"/>} );</text:p>
      <text:p text:style-name="P52"><text:s text:c="8"/>var n = r( 2315 ),</text:p>
      <text:p text:style-name="P52"><text:s text:c="10"/>o = r( 2601 );</text:p>
      <text:p text:style-name="P52"><text:s text:c="8"/>const i = [ "trigger", "popId", "dynId", "data", "trackingData", "type" ],</text:p>
      <text:p text:style-name="P52"><text:s text:c="10"/>a = [ "trigger", "popId", "popData", "shouldGetDomData", "type" ];</text:p>
      <text:p text:style-name="P52"/>
      <text:p text:style-name="P52"><text:s text:c="8"/>function c( e, t )</text:p>
      <text:p text:style-name="P52"><text:s text:c="8"/>{</text:p>
      <text:p text:style-name="P52"><text:s text:c="10"/>var r = Object.keys( e );</text:p>
      <text:p text:style-name="P52"><text:s text:c="10"/>if ( Object.getOwnPropertySymbols )</text:p>
      <text:p text:style-name="P52"><text:s text:c="10"/>{</text:p>
      <text:p text:style-name="P52"><text:s text:c="12"/>var n = Object.getOwnPropertySymbols( e );</text:p>
      <text:p text:style-name="P52"><text:s text:c="12"/>t &amp;&amp; ( n = n.filter( ( function ( t )</text:p>
      <text:p text:style-name="P52"><text:s text:c="12"/>{</text:p>
      <text:p text:style-name="P52"><text:s text:c="14"/>return Object.getOwnPropertyDescriptor( e, t ).enumerable</text:p>
      <text:p text:style-name="P52"><text:s text:c="12"/>} ) ) ), r.push.apply( r, n )</text:p>
      <text:p text:style-name="P52"><text:s text:c="10"/>}</text:p>
      <text:p text:style-name="P52"><text:s text:c="10"/>return r</text:p>
      <text:p text:style-name="P52"><text:s text:c="8"/>}</text:p>
      <text:p text:style-name="P52"/>
      <text:p text:style-name="P52"><text:s text:c="8"/>function s( e )</text:p>
      <text:p text:style-name="P52"><text:s text:c="8"/>{</text:p>
      <text:p text:style-name="P52"><text:s text:c="10"/>for ( var t = 1; t &lt; arguments.length; t++ )</text:p>
      <text:p text:style-name="P52"><text:s text:c="10"/>{</text:p>
      <text:p text:style-name="P52"><text:s text:c="12"/>var r = null != arguments[ t ] ? arguments[ t ] :</text:p>
      <text:p text:style-name="P52"><text:s text:c="12"/>{};</text:p>
      <text:p text:style-name="P52"><text:s text:c="12"/>t % 2 ? c( Object( r ), !0 ).forEach( ( function ( t )</text:p>
      <text:p text:style-name="P52"><text:s text:c="12"/>{</text:p>
      <text:p text:style-name="P52"><text:s text:c="14"/>l( e, t, r[ t ] )</text:p>
      <text:p text:style-name="P52"><text:s text:c="12"/>} ) ) : Object.getOwnPropertyDescriptors ? Object.defineProperties( e, Object.getOwnPropertyDescriptors( r ) ) : c( Object( r ) ).forEach( ( function ( t )</text:p>
      <text:p text:style-name="P52"><text:s text:c="12"/>{</text:p>
      <text:p text:style-name="P52"><text:s text:c="14"/>Object.defineProperty( e, t, Object.getOwnPropertyDescriptor( r, t ) )</text:p>
      <text:p text:style-name="P52"><text:s text:c="12"/>} ) )</text:p>
      <text:p text:style-name="P52"><text:s text:c="10"/>}</text:p>
      <text:p text:style-name="P52"><text:s text:c="10"/>return e</text:p>
      <text:p text:style-name="P52"><text:s text:c="8"/>}</text:p>
      <text:p text:style-name="P52"/>
      <text:p text:style-name="P52"><text:s text:c="8"/>function l( e, t, r )</text:p>
      <text:p text:style-name="P52"><text:s text:c="8"/>{</text:p>
      <text:p text:style-name="P52"><text:s text:c="10"/>return ( t = function ( e )</text:p>
      <text:p text:style-name="P52"><text:s text:c="10"/>{</text:p>
      <text:p text:style-name="P52"><text:s text:c="12"/>var t = function ( e, t )</text:p>
      <text:p text:style-name="P52"><text:s text:c="12"/>{</text:p>
      <text:p text:style-name="P52"><text:s text:c="14"/>if ( "object" != typeof e || null === e ) return e;</text:p>
      <text:p text:style-name="P52"><text:s text:c="14"/>var r = e[ Symbol.toPrimitive ];</text:p>
      <text:p text:style-name="P52"><text:s text:c="14"/>if ( void 0 !== r )</text:p>
      <text:p text:style-name="P52"><text:s text:c="14"/>{</text:p>
      <text:p text:style-name="P52"><text:s text:c="16"/>var n = r.call( e, "string" );</text:p>
      <text:p text:style-name="P52"><text:s text:c="16"/>if ( "object" != typeof n ) return n;</text:p>
      <text:p text:style-name="P52"><text:s text:c="16"/>throw new TypeError( "@@toPrimitive must return a primitive value." )</text:p>
      <text:p text:style-name="P52"><text:s text:c="14"/>}</text:p>
      <text:p text:style-name="P52"><text:s text:c="14"/>return String( e )</text:p>
      <text:p text:style-name="P52"><text:s text:c="12"/>}( e );</text:p>
      <text:p text:style-name="P52"><text:s text:c="12"/>return "symbol" == typeof t ? t : String( t )</text:p>
      <text:p text:style-name="P52"><text:s text:c="10"/>}( t ) ) in e ? Object.defineProperty( e, t,</text:p>
      <text:p text:style-name="P52"><text:s text:c="10"/>{</text:p>
      <text:p text:style-name="P52"><text:s text:c="12"/>value: r,</text:p>
      <text:p text:style-name="P52"><text:s text:c="12"/>enumerable: !0,</text:p>
      <text:p text:style-name="P52"><text:s text:c="12"/>configurable: !0,</text:p>
      <text:p text:style-name="P52"><text:s text:c="12"/>writable: !0</text:p>
      <text:p text:style-name="P52"><text:s text:c="10"/>} ) : e[ t ] = r, e</text:p>
      <text:p text:style-name="P52"><text:s text:c="8"/>}</text:p>
      <text:p text:style-name="P52"/>
      <text:p text:style-name="P52"><text:s text:c="8"/>function u( e, t )</text:p>
      <text:p text:style-name="P52"><text:s text:c="8"/>{</text:p>
      <text:p text:style-name="P52"><text:s text:c="10"/>if ( null == e ) return {};</text:p>
      <text:p text:style-name="P52"><text:s text:c="10"/>var r, n, o = function ( e, t )</text:p>
      <text:p text:style-name="P52"><text:s text:c="10"/>{</text:p>
      <text:p text:style-name="P52"><text:s text:c="12"/>if ( null == e ) return {};</text:p>
      <text:p text:style-name="P52"><text:s text:c="12"/>var r, n, o = {},</text:p>
      <text:p text:style-name="P52"><text:s text:c="14"/>i = Object.keys( e );</text:p>
      <text:p text:style-name="P52"><text:s text:c="12"/>for ( n = 0; n &lt; i.length; n++ ) r = i[ n ], t.indexOf( r ) &gt;= 0 || ( o[ r ] = e[ r ] );</text:p>
      <text:p text:style-name="P52"><text:s text:c="12"/>return o</text:p>
      <text:p text:style-name="P52"><text:s text:c="10"/>}( e, t );</text:p>
      <text:p text:style-name="P52"><text:s text:c="10"/>if ( Object.getOwnPropertySymbols )</text:p>
      <text:p text:style-name="P52"><text:s text:c="10"/>{</text:p>
      <text:p text:style-name="P52"><text:s text:c="12"/>var i = Object.getOwnPropertySymbols( e );</text:p>
      <text:p text:style-name="P52"><text:s text:c="12"/>for ( n = 0; n &lt; i.length; n++ ) r = i[ n ], t.indexOf( r ) &gt;= 0 || Object.prototype.propertyIsEnumerable.call( e, r ) &amp;&amp; ( o[ r ] = e[ r ] )</text:p>
      <text:p text:style-name="P52"><text:s text:c="10"/>}</text:p>
      <text:p text:style-name="P52"><text:s text:c="10"/>return o</text:p>
      <text:p text:style-name="P52"><text:s text:c="8"/>}</text:p>
      <text:p text:style-name="P52"><text:s text:c="8"/>const p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trigger: t,</text:p>
      <text:p text:style-name="P52"><text:s text:c="14"/>popId: r,</text:p>
      <text:p text:style-name="P52"><text:s text:c="14"/>dynId: a,</text:p>
      <text:p text:style-name="P52"><text:s text:c="14"/>data: c,</text:p>
      <text:p text:style-name="P52"><text:s text:c="14"/>trackingData: l,</text:p>
      <text:p text:style-name="P52"><text:s text:c="14"/>type: p = "def"</text:p>
      <text:p text:style-name="P52"><text:s text:c="12"/>} = e, f = u( e, i );</text:p>
      <text:p text:style-name="P52"><text:s text:c="12"/>return ( 0, o.Q6 )( r, a, c, l ), ( 0, n.cloneElement )( t, s( s(</text:p>
      <text:p text:style-name="P52"><text:s text:c="12"/>{}, f ),</text:p>
      <text:p text:style-name="P52"><text:s text:c="12"/>{},</text:p>
      <text:p text:style-name="P52"><text:s text:c="12"/>{</text:p>
      <text:p text:style-name="P52"><text:s text:c="14"/>"data-pop-trig": p,</text:p>
      <text:p text:style-name="P52"><text:s text:c="14"/>"data-pop-dyn-id": a,</text:p>
      <text:p text:style-name="P52"><text:s text:c="14"/>"data-pop-open": r</text:p>
      <text:p text:style-name="P52"><text:s text:c="12"/>} ) )</text:p>
      <text:p text:style-name="P52"><text:s text:c="10"/>},</text:p>
      <text:p text:style-name="P52"><text:s text:c="10"/>f =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trigger: t,</text:p>
      <text:p text:style-name="P52"><text:s text:c="14"/>popId: r,</text:p>
      <text:p text:style-name="P52"><text:s text:c="14"/>popData: i,</text:p>
      <text:p text:style-name="P52"><text:s text:c="14"/>shouldGetDomData: c,</text:p>
      <text:p text:style-name="P52"><text:s text:c="14"/>type: l = "def"</text:p>
      <text:p text:style-name="P52"><text:s text:c="12"/>} = e, p = u( e, a );</text:p>
      <text:p text:style-name="P52"><text:s text:c="12"/>return i &amp;&amp; ( 0, o.Ap )( r, i ), ( 0, n.cloneElement )( t, s( s(</text:p>
      <text:p text:style-name="P52"><text:s text:c="12"/>{}, p ),</text:p>
      <text:p text:style-name="P52"><text:s text:c="12"/>{},</text:p>
      <text:p text:style-name="P52"><text:s text:c="12"/>{</text:p>
      <text:p text:style-name="P52"><text:s text:c="14"/>"data-pop-trig": l,</text:p>
      <text:p text:style-name="P52"><text:s text:c="14"/>"data-pop-open": r</text:p>
      <text:p text:style-name="P52"><text:soft-page-break/><text:s text:c="12"/>}, c ?</text:p>
      <text:p text:style-name="P52"><text:s text:c="12"/>{</text:p>
      <text:p text:style-name="P52"><text:s text:c="14"/>"data-pop-dom": "true"</text:p>
      <text:p text:style-name="P52"><text:s text:c="12"/>} :</text:p>
      <text:p text:style-name="P52"><text:s text:c="12"/>{} ) )</text:p>
      <text:p text:style-name="P52"><text:s text:c="10"/>}</text:p>
      <text:p text:style-name="P52"><text:s text:c="6"/>},</text:p>
      <text:p text:style-name="P52"><text:s text:c="6"/>2601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Ap: () =&gt; i,</text:p>
      <text:p text:style-name="P52"><text:s text:c="10"/>Q6: () =&gt; o,</text:p>
      <text:p text:style-name="P52"><text:s text:c="10"/>qW: () =&gt; n</text:p>
      <text:p text:style-name="P52"><text:s text:c="8"/>} ), r( 4734 );</text:p>
      <text:p text:style-name="P52"><text:s text:c="8"/>const n = "popups",</text:p>
      <text:p text:style-name="P52"><text:s text:c="10"/>o = ( e, t, r, n ) =&gt;</text:p>
      <text:p text:style-name="P52"><text:s text:c="10"/>{},</text:p>
      <text:p text:style-name="P52"><text:s text:c="10"/>i = ( e, t ) =&gt;</text:p>
      <text:p text:style-name="P52"><text:s text:c="10"/>{}</text:p>
      <text:p text:style-name="P52"><text:s text:c="6"/>},</text:p>
      <text:p text:style-name="P52"><text:s text:c="6"/>1960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l</text:p>
      <text:p text:style-name="P52"><text:s text:c="8"/>} );</text:p>
      <text:p text:style-name="P52"><text:s text:c="8"/>var n = r( 2315 ),</text:p>
      <text:p text:style-name="P52"><text:s text:c="10"/>o = r( 1890 );</text:p>
      <text:p text:style-name="P52"><text:s text:c="8"/>const i = [ "eventData" ],</text:p>
      <text:p text:style-name="P52"><text:s text:c="10"/>a = [ "tracking", "isLazyPartial", "isPopup", "children" ];</text:p>
      <text:p text:style-name="P52"/>
      <text:p text:style-name="P52"><text:s text:c="8"/>function c( e, t )</text:p>
      <text:p text:style-name="P52"><text:s text:c="8"/>{</text:p>
      <text:p text:style-name="P52"><text:s text:c="10"/>if ( null == e ) return {};</text:p>
      <text:p text:style-name="P52"><text:s text:c="10"/>var r, n, o = function ( e, t )</text:p>
      <text:p text:style-name="P52"><text:s text:c="10"/>{</text:p>
      <text:p text:style-name="P52"><text:s text:c="12"/>if ( null == e ) return {};</text:p>
      <text:p text:style-name="P52"><text:s text:c="12"/>var r, n, o = {},</text:p>
      <text:p text:style-name="P52"><text:s text:c="14"/>i = Object.keys( e );</text:p>
      <text:p text:style-name="P52"><text:s text:c="12"/>for ( n = 0; n &lt; i.length; n++ ) r = i[ n ], t.indexOf( r ) &gt;= 0 || ( o[ r ] = e[ r ] );</text:p>
      <text:p text:style-name="P52"><text:s text:c="12"/>return o</text:p>
      <text:p text:style-name="P52"><text:s text:c="10"/>}( e, t );</text:p>
      <text:p text:style-name="P52"><text:s text:c="10"/>if ( Object.getOwnPropertySymbols )</text:p>
      <text:p text:style-name="P52"><text:s text:c="10"/>{</text:p>
      <text:p text:style-name="P52"><text:s text:c="12"/>var i = Object.getOwnPropertySymbols( e );</text:p>
      <text:p text:style-name="P52"><text:s text:c="12"/>for ( n = 0; n &lt; i.length; n++ ) r = i[ n ], t.indexOf( r ) &gt;= 0 || Object.prototype.propertyIsEnumerable.call( e, r ) &amp;&amp; ( o[ r ] = e[ r ] )</text:p>
      <text:p text:style-name="P52"><text:s text:c="10"/>}</text:p>
      <text:p text:style-name="P52"><text:s text:c="10"/>return o</text:p>
      <text:p text:style-name="P52"><text:s text:c="8"/>}</text:p>
      <text:p text:style-name="P52"><text:s text:c="8"/>const s = [ "onClick", "onSubmit", "onView", "onSliderView", "onNlSuccess" ],</text:p>
      <text:p text:style-name="P52"><text:s text:c="10"/>l = ( 0, o.$ )( [ "tracking", "isLazyPartial" ] )( ( e =&gt;</text:p>
      <text:p text:style-name="P52"><text:s text:c="10"/>{</text:p>
      <text:p text:style-name="P52"><text:s text:c="12"/>let</text:p>
      <text:p text:style-name="P52"><text:s text:c="12"/>{</text:p>
      <text:p text:style-name="P52"><text:s text:c="14"/>tracking:</text:p>
      <text:p text:style-name="P52"><text:s text:c="14"/>{</text:p>
      <text:p text:style-name="P52"><text:s text:c="16"/>gtm:</text:p>
      <text:p text:style-name="P52"><text:s text:c="16"/>{</text:p>
      <text:p text:style-name="P52"><text:s text:c="18"/>key: t</text:p>
      <text:p text:style-name="P52"><text:s text:c="16"/>} = {}</text:p>
      <text:p text:style-name="P52"><text:s text:c="14"/>} = {},</text:p>
      <text:p text:style-name="P52"><text:s text:c="14"/>isLazyPartial: r,</text:p>
      <text:p text:style-name="P52"><text:s text:c="14"/>isPopup: o,</text:p>
      <text:p text:style-name="P52"><text:s text:c="14"/>children: l</text:p>
      <text:p text:style-name="P52"><text:s text:c="12"/>} = e, u = c( e, a );</text:p>
      <text:p text:style-name="P52"><text:s text:c="12"/>const p = ( 0, n.toChildArray )( l )[ 0 ];</text:p>
      <text:p text:style-name="P52"><text:s text:c="12"/>return t || r || o ? ( 0, n.cloneElement )( p, ( e =&gt;</text:p>
      <text:p text:style-name="P52"><text:s text:c="12"/>{</text:p>
      <text:p text:style-name="P52"><text:s text:c="14"/>let</text:p>
      <text:p text:style-name="P52"><text:s text:c="14"/>{</text:p>
      <text:p text:style-name="P52"><text:s text:c="16"/>eventData: t = {}</text:p>
      <text:p text:style-name="P52"><text:s text:c="14"/>} = e, r = c( e, i );</text:p>
      <text:p text:style-name="P52"><text:s text:c="14"/>const n = {};</text:p>
      <text:p text:style-name="P52"><text:s text:c="14"/>return Object.keys( t ).forEach( ( e =&gt;</text:p>
      <text:p text:style-name="P52"><text:s text:c="14"/>{</text:p>
      <text:p text:style-name="P52"><text:s text:c="16"/>n[ `data-${e}` ] = t[ e ]</text:p>
      <text:p text:style-name="P52"><text:s text:c="14"/>} ) ), s.forEach( ( e =&gt;</text:p>
      <text:p text:style-name="P52"><text:s text:c="14"/>{</text:p>
      <text:p text:style-name="P52"><text:s text:c="16"/>const t = r[ e ];</text:p>
      <text:p text:style-name="P52"><text:s text:c="16"/>t &amp;&amp; ( n[ `data-track-${e.toLowerCase()}` ] = t )</text:p>
      <text:p text:style-name="P52"><text:s text:c="14"/>} ) ), n</text:p>
      <text:p text:style-name="P52"><text:s text:c="12"/>} )( u ) ) : p</text:p>
      <text:p text:style-name="P52"><text:s text:c="10"/>} ) )</text:p>
      <text:p text:style-name="P52"><text:s text:c="6"/>},</text:p>
      <text:p text:style-name="P52"><text:s text:c="6"/>6063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n</text:p>
      <text:p text:style-name="P52"><text:s text:c="8"/>} );</text:p>
      <text:p text:style-name="P52"><text:s text:c="8"/>const n = {</text:p>
      <text:p text:style-name="P52"><text:s text:c="10"/>account:</text:p>
      <text:p text:style-name="P52"><text:s text:c="10"/>{</text:p>
      <text:p text:style-name="P52"><text:s text:c="12"/>index: "/customer/account/index/",</text:p>
      <text:p text:style-name="P52"><text:s text:c="12"/>address:</text:p>
      <text:p text:style-name="P52"><text:s text:c="12"/>{</text:p>
      <text:p text:style-name="P52"><text:s text:c="14"/>index: "/customer/address/index/",</text:p>
      <text:p text:style-name="P52"><text:s text:c="14"/>create: "/customer/address/create/",</text:p>
      <text:p text:style-name="P52"><text:s text:c="14"/>default: "/customer/address/default/",</text:p>
      <text:p text:style-name="P52"><text:s text:c="14"/>delete: "/customer/address/delete/"</text:p>
      <text:p text:style-name="P52"><text:s text:c="12"/>},</text:p>
      <text:p text:style-name="P52"><text:s text:c="12"/>changepass: "/customer/account/changepass/",</text:p>
      <text:p text:style-name="P52"><text:s text:c="12"/>edit: "/customer/account/edit/",</text:p>
      <text:p text:style-name="P52"><text:s text:c="12"/>followseller: "/customer/followed-sellers/",</text:p>
      <text:p text:style-name="P52"><text:s text:c="12"/>impersonate:</text:p>
      <text:p text:style-name="P52"><text:s text:c="12"/>{</text:p>
      <text:p text:style-name="P52"><text:s text:c="14"/>index: "/customer/impersonate/",</text:p>
      <text:p text:style-name="P52"><text:s text:c="14"/>stop: "/customer/impersonate/stop/"</text:p>
      <text:p text:style-name="P52"><text:s text:c="12"/>},</text:p>
      <text:p text:style-name="P52"><text:s text:c="12"/>inbox: "/customer/account/inbox/",</text:p>
      <text:p text:style-name="P52"><text:s text:c="12"/>newsletter:</text:p>
      <text:p text:style-name="P52"><text:s text:c="12"/>{</text:p>
      <text:p text:style-name="P52"><text:s text:c="14"/>index: "/customer/newsletter/manage/",</text:p>
      <text:p text:style-name="P52"><text:s text:c="14"/>unsubscribe: "/customer/newsletter/unsubscribe/"</text:p>
      <text:p text:style-name="P52"><text:s text:c="12"/>},</text:p>
      <text:p text:style-name="P52"><text:s text:c="12"/>order:</text:p>
      <text:p text:style-name="P52"><text:s text:c="12"/>{</text:p>
      <text:p text:style-name="P52"><text:s text:c="14"/>index: "/customer/order/index/",</text:p>
      <text:p text:style-name="P52"><text:s text:c="14"/>closed: "/customer/order/closed/"</text:p>
      <text:p text:style-name="P52"><text:s text:c="12"/>},</text:p>
      <text:p text:style-name="P52"><text:s text:c="12"/>review: "/customer/reviewsratings/index/",</text:p>
      <text:p text:style-name="P52"><text:s text:c="12"/>voucher:</text:p>
      <text:p text:style-name="P52"><text:s text:c="12"/>{</text:p>
      <text:p text:style-name="P52"><text:s text:c="14"/>index: "/customer/coupon/index/",</text:p>
      <text:p text:style-name="P52"><text:s text:c="14"/>inactive: "/customer/coupon/inactive/"</text:p>
      <text:p text:style-name="P52"><text:s text:c="12"/>},</text:p>
      <text:p text:style-name="P52"><text:s text:c="12"/>wishlist: "/customer/wishlist/index/"</text:p>
      <text:p text:style-name="P52"><text:s text:c="10"/>},</text:p>
      <text:p text:style-name="P52"><text:s text:c="10"/>auth:</text:p>
      <text:p text:style-name="P52"><text:s text:c="10"/>{</text:p>
      <text:p text:style-name="P52"><text:s text:c="12"/>forgotpassword: "/customer/account/forgotpassword/",</text:p>
      <text:p text:style-name="P52"><text:s text:c="12"/>login: "/customer/account/login/",</text:p>
      <text:p text:style-name="P52"><text:s text:c="12"/>logout: "/customer/account/logout/",</text:p>
      <text:p text:style-name="P52"><text:s text:c="12"/>register: "/customer/account/create/"</text:p>
      <text:p text:style-name="P52"><text:s text:c="10"/>},</text:p>
      <text:p text:style-name="P52"><text:s text:c="10"/>cart:</text:p>
      <text:p text:style-name="P52"><text:s text:c="10"/>{</text:p>
      <text:p text:style-name="P52"><text:s text:c="12"/>index: "/cart/",</text:p>
      <text:p text:style-name="P52"><text:s text:c="12"/>add: e =&gt; `/cart/products/${e}/add/`,</text:p>
      <text:p text:style-name="P52"><text:s text:c="12"/>buyboth: "/cart/xhr/buy-both/",</text:p>
      <text:p text:style-name="P52"><text:s text:c="12"/>movetowishlist: "/cart/move-to-wishlist/",</text:p>
      <text:p text:style-name="P52"><text:s text:c="12"/>qty: ( e, t ) =&gt; `/cart/${t?"xhr/":""}products/${e}/quantity/`,</text:p>
      <text:p text:style-name="P52"><text:s text:c="12"/>remove: e =&gt; `/cart/products/${e}/remove/`</text:p>
      <text:p text:style-name="P52"><text:s text:c="10"/>},</text:p>
      <text:p text:style-name="P52"><text:s text:c="10"/>catalog: "/catalog/",</text:p>
      <text:p text:style-name="P52"><text:s text:c="10"/>checkout:</text:p>
      <text:p text:style-name="P52"><text:s text:c="10"/>{</text:p>
      <text:p text:style-name="P52"><text:s text:c="12"/>shipping: "/checkout/shipping-options/",</text:p>
      <text:p text:style-name="P52"><text:s text:c="12"/>summary:</text:p>
      <text:p text:style-name="P52"><text:s text:c="12"/>{</text:p>
      <text:p text:style-name="P52"><text:s text:c="14"/>confirm: "/checkout/create-order/"</text:p>
      <text:p text:style-name="P52"><text:s text:c="12"/>},</text:p>
      <text:p text:style-name="P52"><text:s text:c="12"/>voucher:</text:p>
      <text:p text:style-name="P52"><text:s text:c="12"/>{</text:p>
      <text:p text:style-name="P52"><text:s text:c="14"/>add: "/checkout/voucher/add/",</text:p>
      <text:p text:style-name="P52"><text:s text:c="14"/>remove: "/checkout/voucher/remove/"</text:p>
      <text:p text:style-name="P52"><text:s text:c="12"/>}</text:p>
      <text:p text:style-name="P52"><text:s text:c="10"/>},</text:p>
      <text:p text:style-name="P52"><text:s text:c="10"/>home: "/",</text:p>
      <text:p text:style-name="P52"><text:s text:c="10"/>lastviewed: "/history/",</text:p>
      <text:p text:style-name="P52"><text:s text:c="10"/>newsletter:</text:p>
      <text:p text:style-name="P52"><text:s text:c="10"/>{</text:p>
      <text:p text:style-name="P52"><text:s text:c="12"/>subscription: "/newsletter/subscription/default/"</text:p>
      <text:p text:style-name="P52"><text:s text:c="10"/>},</text:p>
      <text:p text:style-name="P52"><text:s text:c="10"/>ratingpopup:</text:p>
      <text:p text:style-name="P52"><text:s text:c="10"/>{</text:p>
      <text:p text:style-name="P52"><text:s text:c="12"/>rate: "/customer/rating/popup/rate/",</text:p>
      <text:p text:style-name="P52"><text:s text:c="12"/>close: "/customer/rating/popup/close/"</text:p>
      <text:p text:style-name="P52"><text:s text:c="10"/>},</text:p>
      <text:p text:style-name="P52"><text:s text:c="10"/>review:</text:p>
      <text:p text:style-name="P52"><text:s text:c="10"/>{</text:p>
      <text:p text:style-name="P52"><text:s text:c="12"/>rate: "/customer/reviewsratings/rate/"</text:p>
      <text:p text:style-name="P52"><text:s text:c="10"/>},</text:p>
      <text:p text:style-name="P52"><text:s text:c="10"/>seller:</text:p>
      <text:p text:style-name="P52"><text:s text:c="10"/>{</text:p>
      <text:p text:style-name="P52"><text:s text:c="12"/>follow: "/sellers/follow/",</text:p>
      <text:p text:style-name="P52"><text:s text:c="12"/>unfollow: "/sellers/unfollow/"</text:p>
      <text:p text:style-name="P52"><text:s text:c="10"/>},</text:p>
      <text:p text:style-name="P52"><text:s text:c="10"/>wishlist:</text:p>
      <text:p text:style-name="P52"><text:s text:c="10"/>{</text:p>
      <text:p text:style-name="P52"><text:s text:c="12"/>add: "/wishlist/add/"</text:p>
      <text:p text:style-name="P52"><text:s text:c="10"/>}</text:p>
      <text:p text:style-name="P52"><text:s text:c="8"/>}</text:p>
      <text:p text:style-name="P52"><text:s text:c="6"/>},</text:p>
      <text:p text:style-name="P52"><text:s text:c="6"/>612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Z: () =&gt; n</text:p>
      <text:p text:style-name="P52"><text:s text:c="8"/>} );</text:p>
      <text:p text:style-name="P52"><text:s text:c="8"/>const n = ( ...e ) =&gt;</text:p>
      <text:p text:style-name="P52"><text:s text:c="8"/>{</text:p>
      <text:p text:style-name="P52"><text:s text:c="10"/>const t = [];</text:p>
      <text:p text:style-name="P52"><text:s text:c="10"/>for ( let r = 0; r &lt; e.length; r++ )</text:p>
      <text:p text:style-name="P52"><text:s text:c="10"/>{</text:p>
      <text:p text:style-name="P52"><text:s text:c="12"/>const n = e[ r ];</text:p>
      <text:p text:style-name="P52"><text:s text:c="12"/>if ( !n ) continue;</text:p>
      <text:p text:style-name="P52"><text:s text:c="12"/>const o = typeof n;</text:p>
      <text:p text:style-name="P52"><text:s text:c="12"/>if ( "string" === o ) t.push( n );</text:p>
      <text:p text:style-name="P52"><text:s text:c="12"/>else if ( "object" === o &amp;&amp; !Array.isArray( n ) )</text:p>
      <text:p text:style-name="P52"><text:s text:c="14"/>for ( const e in n ) !0 === n[ e ] &amp;&amp; t.push( e )</text:p>
      <text:p text:style-name="P52"><text:s text:c="10"/>}</text:p>
      <text:p text:style-name="P52"><text:s text:c="10"/>if ( !( t.length &lt; 1 ) ) return t.join( " " )</text:p>
      <text:p text:style-name="P52"><text:s text:c="8"/>}</text:p>
      <text:p text:style-name="P52"><text:s text:c="6"/>},</text:p>
      <text:p text:style-name="P52"><text:s text:c="6"/>4734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$B: () =&gt; i,</text:p>
      <text:p text:style-name="P52"><text:s text:c="10"/>TG: () =&gt; o,</text:p>
      <text:p text:style-name="P52"><text:s text:c="10"/>Zw: () =&gt; n,</text:p>
      <text:p text:style-name="P52"><text:s text:c="10"/>p1: () =&gt; a</text:p>
      <text:p text:style-name="P52"><text:s text:c="8"/>} );</text:p>
      <text:p text:style-name="P52"><text:s text:c="8"/>const n = ( e, t = "" ) =&gt;</text:p>
      <text:p text:style-name="P52"><text:s text:c="10"/>{},</text:p>
      <text:p text:style-name="P52"><text:s text:c="10"/>o = ( e, t ) =&gt;</text:p>
      <text:p text:style-name="P52"><text:s text:c="10"/>{},</text:p>
      <text:p text:style-name="P52"><text:s text:c="10"/>i = ( e, t ) =&gt;</text:p>
      <text:p text:style-name="P52"><text:s text:c="10"/>{},</text:p>
      <text:p text:style-name="P52"><text:s text:c="10"/>a = ( e, t ) =&gt;</text:p>
      <text:p text:style-name="P52"><text:s text:c="10"/>{}</text:p>
      <text:p text:style-name="P52"><text:s text:c="6"/>},</text:p>
      <text:p text:style-name="P52"><text:s text:c="6"/>7069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Yl: () =&gt; a,</text:p>
      <text:p text:style-name="P52"><text:s text:c="10"/>ZP: () =&gt; i</text:p>
      <text:p text:style-name="P52"><text:s text:c="8"/>} );</text:p>
      <text:p text:style-name="P52"><text:s text:c="8"/>var n = r( 6063 );</text:p>
      <text:p text:style-name="P52"><text:s text:c="8"/>let o = "";</text:p>
      <text:p text:style-name="P52"><text:s text:c="8"/>const i = ( e, ...t ) =&gt;</text:p>
      <text:p text:style-name="P52"><text:s text:c="10"/>{</text:p>
      <text:p text:style-name="P52"><text:s text:c="12"/>try</text:p>
      <text:p text:style-name="P52"><text:s text:c="12"/>{</text:p>
      <text:p text:style-name="P52"><text:s text:c="14"/>const r = e.split( "." ).reduce( ( ( e, t ) =&gt; e ? e[ t ] || !1 : e ), n.Z );</text:p>
      <text:p text:style-name="P52"><text:s text:c="14"/>if ( r ) return "function" == typeof r ? `${o}${r(...t)}` : `${o}${r}`</text:p>
      <text:p text:style-name="P52"><text:s text:c="12"/>}</text:p>
      <text:p text:style-name="P52"><text:s text:c="12"/>catch ( e )</text:p>
      <text:p text:style-name="P52"><text:s text:c="12"/>{}</text:p>
      <text:p text:style-name="P52"><text:s text:c="12"/>return `${o}/`</text:p>
      <text:p text:style-name="P52"><text:s text:c="10"/>},</text:p>
      <text:p text:style-name="P52"><text:s text:c="10"/>a = (</text:p>
      <text:p text:style-name="P52"><text:s text:c="10"/>{</text:p>
      <text:p text:style-name="P52"><text:s text:c="12"/>activeLanguage: e,</text:p>
      <text:p text:style-name="P52"><text:s text:c="12"/>languages: t = {}</text:p>
      <text:p text:style-name="P52"><text:s text:c="10"/>} ) =&gt;</text:p>
      <text:p text:style-name="P52"><text:s text:c="10"/>{</text:p>
      <text:p text:style-name="P52"><text:s text:c="12"/>const r = t[ e ] ||</text:p>
      <text:p text:style-name="P52"><text:s text:c="12"/>{};</text:p>
      <text:p text:style-name="P52"><text:s text:c="12"/>o = r.default ? "" : e ? `/${e}` : ""</text:p>
      <text:p text:style-name="P52"><text:s text:c="10"/>}</text:p>
      <text:p text:style-name="P52"><text:s text:c="6"/>},</text:p>
      <text:p text:style-name="P52"><text:s text:c="6"/>3793: ( e, t, r ) =&gt;</text:p>
      <text:p text:style-name="P52"><text:s text:c="6"/>{</text:p>
      <text:p text:style-name="P52"><text:s text:c="8"/>"use strict";</text:p>
      <text:p text:style-name="P52"><text:s text:c="8"/>r.d( t,</text:p>
      <text:p text:style-name="P52"><text:s text:c="8"/>{</text:p>
      <text:p text:style-name="P52"><text:s text:c="10"/>D: () =&gt; n,</text:p>
      <text:p text:style-name="P52"><text:s text:c="10"/>Q: () =&gt; o</text:p>
      <text:p text:style-name="P52"><text:s text:c="8"/>} );</text:p>
      <text:p text:style-name="P52"><text:s text:c="8"/>const n = ( e, t = {} ) =&gt; Object.keys( t ).length ? `${e}${e.indexOf("?")&gt;-1?"&amp;":"?"}${(e=&gt;Object.keys(e).map((t=&gt;Array.isArray(e[t])?e[t].map((e=&gt;`${t}[]=${e}`)).join("&amp;"):`${t}=${e[t]}`)).join("&amp;"))(t)}` : e,</text:p>
      <text:p text:style-name="P52"><text:s text:c="10"/>o = ( e, t ) =&gt;</text:p>
      <text:p text:style-name="P52"><text:s text:c="10"/>{</text:p>
      <text:p text:style-name="P52"><text:s text:c="12"/>if ( !e ) return e;</text:p>
      <text:p text:style-name="P52"><text:s text:c="12"/>const r = e.split( "#" );</text:p>
      <text:p text:style-name="P52"><text:s text:c="12"/>return t ? `${r[0]}#${t}` : e</text:p>
      <text:p text:style-name="P52"><text:s text:c="10"/>}</text:p>
      <text:p text:style-name="P52"><text:s text:c="6"/>}</text:p>
      <text:p text:style-name="P52"><text:s text:c="4"/>},</text:p>
      <text:p text:style-name="P52"><text:s text:c="4"/>a = {};</text:p>
      <text:p text:style-name="P52"/>
      <text:p text:style-name="P52"><text:s text:c="2"/>function c( e )</text:p>
      <text:p text:style-name="P52"><text:s text:c="2"/>{</text:p>
      <text:p text:style-name="P52"><text:s text:c="4"/>var t = a[ e ];</text:p>
      <text:p text:style-name="P52"><text:s text:c="4"/>if ( void 0 !== t ) return t.exports;</text:p>
      <text:p text:style-name="P52"><text:s text:c="4"/>var r = a[ e ] = {</text:p>
      <text:p text:style-name="P52"><text:s text:c="6"/>id: e,</text:p>
      <text:p text:style-name="P52"><text:s text:c="6"/>exports:</text:p>
      <text:p text:style-name="P52"><text:s text:c="6"/>{}</text:p>
      <text:p text:style-name="P52"><text:s text:c="4"/>};</text:p>
      <text:p text:style-name="P52"><text:s text:c="4"/>return i[ e ]( r, r.exports, c ), r.exports</text:p>
      <text:p text:style-name="P52"><text:s text:c="2"/>}</text:p>
      <text:p text:style-name="P52"><text:s text:c="2"/>c.m = i, e = [], c.O = ( t, r, n, o ) =&gt;</text:p>
      <text:p text:style-name="P52"><text:s text:c="2"/>{</text:p>
      <text:p text:style-name="P52"><text:s text:c="4"/>if ( !r )</text:p>
      <text:p text:style-name="P52"><text:s text:c="4"/>{</text:p>
      <text:p text:style-name="P52"><text:s text:c="6"/>var i = 1 / 0;</text:p>
      <text:p text:style-name="P52"><text:s text:c="6"/>for ( u = 0; u &lt; e.length; u++ )</text:p>
      <text:p text:style-name="P52"><text:s text:c="6"/>{</text:p>
      <text:p text:style-name="P52"><text:s text:c="8"/>for ( var [ r, n, o ] = e[ u ], a = !0, s = 0; s &lt; r.length; s++ )( !1 &amp; o || i &gt;= o ) &amp;&amp; Object.keys( c.O ).every( ( e =&gt; c.O[ e ]( r[ s ] ) ) ) ? r.splice( s--, 1 ) : ( a = !1, o &lt; i &amp;&amp; ( i = o ) );</text:p>
      <text:p text:style-name="P52"><text:s text:c="8"/>if ( a )</text:p>
      <text:p text:style-name="P52"><text:s text:c="8"/>{</text:p>
      <text:p text:style-name="P52"><text:s text:c="10"/>e.splice( u--, 1 );</text:p>
      <text:p text:style-name="P52"><text:s text:c="10"/>var l = n();</text:p>
      <text:p text:style-name="P52"><text:s text:c="10"/>void 0 !== l &amp;&amp; ( t = l )</text:p>
      <text:p text:style-name="P52"><text:s text:c="8"/>}</text:p>
      <text:p text:style-name="P52"><text:s text:c="6"/>}</text:p>
      <text:p text:style-name="P52"><text:s text:c="6"/>return t</text:p>
      <text:p text:style-name="P52"><text:s text:c="4"/>}</text:p>
      <text:p text:style-name="P52"><text:s text:c="4"/>o = o || 0;</text:p>
      <text:p text:style-name="P52"><text:s text:c="4"/>for ( var u = e.length; u &gt; 0 &amp;&amp; e[ u - 1 ][ 2 ] &gt; o; u-- ) e[ u ] = e[ u - 1 ];</text:p>
      <text:p text:style-name="P52"><text:s text:c="4"/>e[ u ] = [ r, n, o ]</text:p>
      <text:p text:style-name="P52"><text:s text:c="2"/>}, c.n = e =&gt;</text:p>
      <text:p text:style-name="P52"><text:s text:c="2"/>{</text:p>
      <text:p text:style-name="P52"><text:s text:c="4"/>var t = e &amp;&amp; e.__esModule ? () =&gt; e.default : () =&gt; e;</text:p>
      <text:p text:style-name="P52"><text:s text:c="4"/>return c.d( t,</text:p>
      <text:p text:style-name="P52"><text:s text:c="4"/>{</text:p>
      <text:p text:style-name="P52"><text:soft-page-break/><text:s text:c="6"/>a: t</text:p>
      <text:p text:style-name="P52"><text:s text:c="4"/>} ), t</text:p>
      <text:p text:style-name="P52"><text:s text:c="2"/>}, r = Object.getPrototypeOf ? e =&gt; Object.getPrototypeOf( e ) : e =&gt; e.__proto__, c.t = function ( e, n )</text:p>
      <text:p text:style-name="P52"><text:s text:c="2"/>{</text:p>
      <text:p text:style-name="P52"><text:s text:c="4"/>if ( 1 &amp; n &amp;&amp; ( e = this( e ) ), 8 &amp; n ) return e;</text:p>
      <text:p text:style-name="P52"><text:s text:c="4"/>if ( "object" == typeof e &amp;&amp; e )</text:p>
      <text:p text:style-name="P52"><text:s text:c="4"/>{</text:p>
      <text:p text:style-name="P52"><text:s text:c="6"/>if ( 4 &amp; n &amp;&amp; e.__esModule ) return e;</text:p>
      <text:p text:style-name="P52"><text:s text:c="6"/>if ( 16 &amp; n &amp;&amp; "function" == typeof e.then ) return e</text:p>
      <text:p text:style-name="P52"><text:s text:c="4"/>}</text:p>
      <text:p text:style-name="P52"><text:s text:c="4"/>var o = Object.create( null );</text:p>
      <text:p text:style-name="P52"><text:s text:c="4"/>c.r( o );</text:p>
      <text:p text:style-name="P52"><text:s text:c="4"/>var i = {};</text:p>
      <text:p text:style-name="P52"><text:s text:c="4"/>t = t || [ null, r(</text:p>
      <text:p text:style-name="P52"><text:s text:c="4"/>{} ), r( [] ), r( r ) ];</text:p>
      <text:p text:style-name="P52"><text:s text:c="4"/>for ( var a = 2 &amp; n &amp;&amp; e;</text:p>
      <text:p text:style-name="P52"><text:s text:c="6"/>"object" == typeof a &amp;&amp; !~t.indexOf( a ); a = r( a ) ) Object.getOwnPropertyNames( a ).forEach( ( t =&gt; i[ t ] = () =&gt; e[ t ] ) );</text:p>
      <text:p text:style-name="P52"><text:s text:c="4"/>return i.default = () =&gt; e, c.d( o, i ), o</text:p>
      <text:p text:style-name="P52"><text:s text:c="2"/>}, c.d = ( e, t ) =&gt;</text:p>
      <text:p text:style-name="P52"><text:s text:c="2"/>{</text:p>
      <text:p text:style-name="P52"><text:s text:c="4"/>for ( var r in t ) c.o( t, r ) &amp;&amp; !c.o( e, r ) &amp;&amp; Object.defineProperty( e, r,</text:p>
      <text:p text:style-name="P52"><text:s text:c="4"/>{</text:p>
      <text:p text:style-name="P52"><text:s text:c="6"/>enumerable: !0,</text:p>
      <text:p text:style-name="P52"><text:s text:c="6"/>get: t[ r ]</text:p>
      <text:p text:style-name="P52"><text:s text:c="4"/>} )</text:p>
      <text:p text:style-name="P52"><text:s text:c="2"/>}, c.f = {}, c.e = e =&gt; Promise.all( Object.keys( c.f ).reduce( ( ( t, r ) =&gt; ( c.f[ r ]( e, t ), t ) ), [] ) ), c.u = e =&gt; (</text:p>
      <text:p text:style-name="P52"><text:s text:c="2"/>{</text:p>
      <text:p text:style-name="P52"><text:s text:c="4"/>35: "fetch.worker",</text:p>
      <text:p text:style-name="P52"><text:s text:c="4"/>407: "fetch-lp.worker",</text:p>
      <text:p text:style-name="P52"><text:s text:c="4"/>653: "intersection-observer",</text:p>
      <text:p text:style-name="P52"><text:s text:c="4"/>690: "sf-live-chat",</text:p>
      <text:p text:style-name="P52"><text:s text:c="4"/>932: "sp-live-chat"</text:p>
      <text:p text:style-name="P52"><text:s text:c="2"/>} [ e ] + "." +</text:p>
      <text:p text:style-name="P52"><text:s text:c="2"/>{</text:p>
      <text:p text:style-name="P52"><text:s text:c="4"/>35: "72427533",</text:p>
      <text:p text:style-name="P52"><text:s text:c="4"/>407: "51542225",</text:p>
      <text:p text:style-name="P52"><text:s text:c="4"/>653: "f976f278",</text:p>
      <text:p text:style-name="P52"><text:s text:c="4"/>690: "691d863d",</text:p>
      <text:p text:style-name="P52"><text:s text:c="4"/>932: "763e0877"</text:p>
      <text:p text:style-name="P52"><text:s text:c="2"/>} [ e ] + ".js" ), c.o = ( e, t ) =&gt; Object.prototype.hasOwnProperty.call( e, t ), n = {}, o = "helium:", c.l = ( e, t, r, i ) =&gt;</text:p>
      <text:p text:style-name="P52"><text:s text:c="2"/>{</text:p>
      <text:p text:style-name="P52"><text:s text:c="4"/>if ( n[ e ] ) n[ e ].push( t );</text:p>
      <text:p text:style-name="P52"><text:s text:c="4"/>else</text:p>
      <text:p text:style-name="P52"><text:s text:c="4"/>{</text:p>
      <text:p text:style-name="P52"><text:s text:c="6"/>var a, s;</text:p>
      <text:p text:style-name="P52"><text:s text:c="6"/>if ( void 0 !== r )</text:p>
      <text:p text:style-name="P52"><text:s text:c="8"/>for ( var l = document.getElementsByTagName( "script" ), u = 0; u &lt; l.length; u++ )</text:p>
      <text:p text:style-name="P52"><text:s text:c="8"/>{</text:p>
      <text:p text:style-name="P52"><text:s text:c="10"/>var p = l[ u ];</text:p>
      <text:p text:style-name="P52"><text:s text:c="10"/>if ( p.getAttribute( "src" ) == e || p.getAttribute( "data-webpack" ) == o + r )</text:p>
      <text:p text:style-name="P52"><text:s text:c="10"/>{</text:p>
      <text:p text:style-name="P52"><text:s text:c="12"/>a = p;</text:p>
      <text:p text:style-name="P52"><text:s text:c="12"/>break</text:p>
      <text:p text:style-name="P52"><text:s text:c="10"/>}</text:p>
      <text:p text:style-name="P52"><text:s text:c="8"/>}</text:p>
      <text:p text:style-name="P52"><text:s text:c="6"/>a || ( s = !0, ( a = document.createElement( "script" ) ).charset = "utf-8", a.timeout = 120, c.nc &amp;&amp; a.setAttribute( "nonce", c.nc ), a.setAttribute( "data-webpack", o + r ), a.src = e ), n[ e ] = [ t ];</text:p>
      <text:p text:style-name="P52"><text:s text:c="6"/>var f = ( t, r ) =&gt;</text:p>
      <text:p text:style-name="P52"><text:s text:c="8"/>{</text:p>
      <text:p text:style-name="P52"><text:s text:c="10"/>a.onerror = a.onload = null, clearTimeout( d );</text:p>
      <text:p text:style-name="P52"><text:s text:c="10"/>var o = n[ e ];</text:p>
      <text:p text:style-name="P52"><text:s text:c="10"/>if ( delete n[ e ], a.parentNode &amp;&amp; a.parentNode.removeChild( a ), o &amp;&amp; o.forEach( ( e =&gt; e( r ) ) ), t ) return t( r )</text:p>
      <text:p text:style-name="P52"><text:s text:c="8"/>},</text:p>
      <text:p text:style-name="P52"><text:s text:c="8"/>d = setTimeout( f.bind( null, void 0,</text:p>
      <text:p text:style-name="P52"><text:s text:c="8"/>{</text:p>
      <text:p text:style-name="P52"><text:s text:c="10"/>type: "timeout",</text:p>
      <text:p text:style-name="P52"><text:s text:c="10"/>target: a</text:p>
      <text:p text:style-name="P52"><text:s text:c="8"/>} ), 12e4 );</text:p>
      <text:p text:style-name="P52"><text:s text:c="6"/>a.onerror = f.bind( null, a.onerror ), a.onload = f.bind( null, a.onload ), s &amp;&amp; document.head.appendChild( a )</text:p>
      <text:p text:style-name="P52"><text:s text:c="4"/>}</text:p>
      <text:p text:style-name="P52"><text:s text:c="2"/>}, c.r = e =&gt;</text:p>
      <text:p text:style-name="P52"><text:s text:c="2"/>{</text:p>
      <text:p text:style-name="P52"><text:s text:c="4"/>"undefined" != typeof Symbol &amp;&amp; Symbol.toStringTag &amp;&amp; Object.defineProperty( e, Symbol.toStringTag,</text:p>
      <text:p text:style-name="P52"><text:s text:c="4"/>{</text:p>
      <text:p text:style-name="P52"><text:s text:c="6"/>value: "Module"</text:p>
      <text:p text:style-name="P52"><text:s text:c="4"/>} ), Object.defineProperty( e, "__esModule",</text:p>
      <text:p text:style-name="P52"><text:s text:c="4"/>{</text:p>
      <text:p text:style-name="P52"><text:s text:c="6"/>value: !0</text:p>
      <text:p text:style-name="P52"><text:s text:c="4"/>} )</text:p>
      <text:p text:style-name="P52"><text:s text:c="2"/>}, c.p = "/assets_he/js/", ( () =&gt;</text:p>
      <text:p text:style-name="P52"><text:s text:c="2"/>{</text:p>
      <text:p text:style-name="P52"><text:s text:c="4"/>c.b = document.baseURI || self.location.href;</text:p>
      <text:p text:style-name="P52"><text:s text:c="4"/>var e = {</text:p>
      <text:p text:style-name="P52"><text:s text:c="6"/>592: 0</text:p>
      <text:p text:style-name="P52"><text:s text:c="4"/>};</text:p>
      <text:p text:style-name="P52"><text:s text:c="4"/>c.f.j = ( t, r ) =&gt;</text:p>
      <text:p text:style-name="P52"><text:s text:c="4"/>{</text:p>
      <text:p text:style-name="P52"><text:s text:c="6"/>var n = c.o( e, t ) ? e[ t ] : void 0;</text:p>
      <text:p text:style-name="P52"><text:s text:c="6"/>if ( 0 !== n )</text:p>
      <text:p text:style-name="P52"><text:s text:c="8"/>if ( n ) r.push( n[ 2 ] );</text:p>
      <text:p text:style-name="P52"><text:s text:c="8"/>else</text:p>
      <text:p text:style-name="P52"><text:s text:c="8"/>{</text:p>
      <text:p text:style-name="P52"><text:s text:c="10"/>var o = new Promise( ( ( r, o ) =&gt; n = e[ t ] = [ r, o ] ) );</text:p>
      <text:p text:style-name="P52"><text:s text:c="10"/>r.push( n[ 2 ] = o );</text:p>
      <text:p text:style-name="P52"><text:s text:c="10"/>var i = c.p + c.u( t ),</text:p>
      <text:p text:style-name="P52"><text:s text:c="12"/>a = new Error;</text:p>
      <text:p text:style-name="P52"><text:s text:c="10"/>c.l( i, ( r =&gt;</text:p>
      <text:p text:style-name="P52"><text:s text:c="10"/>{</text:p>
      <text:p text:style-name="P52"><text:s text:c="12"/>if ( c.o( e, t ) &amp;&amp; ( 0 !== ( n = e[ t ] ) &amp;&amp; ( e[ t ] = void 0 ), n ) )</text:p>
      <text:p text:style-name="P52"><text:s text:c="12"/>{</text:p>
      <text:p text:style-name="P52"><text:s text:c="14"/>var o = r &amp;&amp; ( "load" === r.type ? "missing" : r.type ),</text:p>
      <text:p text:style-name="P52"><text:s text:c="16"/>i = r &amp;&amp; r.target &amp;&amp; r.target.src;</text:p>
      <text:p text:style-name="P52"><text:s text:c="14"/>a.message = "Loading chunk " + t + " failed.\n(" + o + ": " + i + ")", a.name = "ChunkLoadError", a.type = o, a.request = i, n[ 1 ]( a )</text:p>
      <text:p text:style-name="P52"><text:s text:c="12"/>}</text:p>
      <text:p text:style-name="P52"><text:s text:c="10"/>} ), "chunk-" + t, t )</text:p>
      <text:p text:style-name="P52"><text:s text:c="8"/>}</text:p>
      <text:p text:style-name="P52"><text:s text:c="4"/>}, c.O.j = t =&gt; 0 === e[ t ];</text:p>
      <text:p text:style-name="P52"><text:s text:c="4"/>var t = ( t, r ) =&gt;</text:p>
      <text:p text:style-name="P52"><text:s text:c="6"/>{</text:p>
      <text:p text:style-name="P52"><text:s text:c="8"/>var n, o, [ i, a, s ] = r,</text:p>
      <text:p text:style-name="P52"><text:s text:c="10"/>l = 0;</text:p>
      <text:p text:style-name="P52"><text:s text:c="8"/>if ( i.some( ( t =&gt; 0 !== e[ t ] ) ) )</text:p>
      <text:p text:style-name="P52"><text:s text:c="8"/>{</text:p>
      <text:p text:style-name="P52"><text:s text:c="10"/>for ( n in a ) c.o( a, n ) &amp;&amp; ( c.m[ n ] = a[ n ] );</text:p>
      <text:p text:style-name="P52"><text:s text:c="10"/>if ( s ) var u = s( c )</text:p>
      <text:p text:style-name="P52"><text:s text:c="8"/>}</text:p>
      <text:p text:style-name="P52"><text:s text:c="8"/>for ( t &amp;&amp; t( r ); l &lt; i.length; l++ ) o = i[ l ], c.o( e, o ) &amp;&amp; e[ o ] &amp;&amp; e[ o ][ 0 ](), e[ o ] = 0;</text:p>
      <text:p text:style-name="P52"><text:s text:c="8"/>return c.O( u )</text:p>
      <text:p text:style-name="P52"><text:s text:c="6"/>},</text:p>
      <text:p text:style-name="P52"><text:s text:c="6"/>r = self.webpackChunkhelium = self.webpackChunkhelium || [];</text:p>
      <text:p text:style-name="P52"><text:s text:c="4"/>r.forEach( t.bind( null, 0 ) ), r.push = t.bind( null, r.push.bind( r ) )</text:p>
      <text:p text:style-name="P52"><text:s text:c="2"/>} )(), c.nc = void 0, c( 2315 ), c( 860 ), c( 1890 );</text:p>
      <text:p text:style-name="P52"><text:s text:c="2"/>var s = c( 7720 );</text:p>
      <text:p text:style-name="P52"><text:s text:c="2"/>s = c.O( s )</text:p>
      <text:p text:style-name="P69">} )(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Menlo" svg:font-family="Menlo, Monaco, 'Courier New', monospace"/>
    <style:font-face style:name="MicrosoftSansSerif" svg:font-family="MicrosoftSansSerif"/>
    <style:font-face style:name="Montserrat" svg:font-family="Montserrat, Verdana, sans-serif"/>
    <style:font-face style:name="Montserrat1" svg:font-family="Montserrat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1:28:32.299130203</meta:creation-date>
    <dc:date>2023-05-28T22:10:57.290211668</dc:date>
    <meta:editing-duration>PT3H18M18S</meta:editing-duration>
    <meta:editing-cycles>8</meta:editing-cycles>
    <meta:generator>LibreOffice/7.5.3.2$MacOSX_X86_64 LibreOffice_project/9f56dff12ba03b9acd7730a5a481eea045e468f3</meta:generator>
    <meta:document-statistic meta:table-count="0" meta:image-count="0" meta:object-count="0" meta:page-count="61" meta:paragraph-count="9754" meta:word-count="44506" meta:character-count="303495" meta:non-whitespace-character-count="166789"/>
  </office:meta>
</office:document-meta>
</file>